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709cm"/>
    </style:style>
    <style:style style:name="co1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67cm"/>
    </style:style>
    <style:style style:name="co7" style:family="table-column">
      <style:table-column-properties fo:break-before="auto" style:column-width="5.39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2.466cm"/>
    </style:style>
    <style:style style:name="co14" style:family="table-column">
      <style:table-column-properties fo:break-before="auto" style:column-width="10.179cm"/>
    </style:style>
    <style:style style:name="co15" style:family="table-column">
      <style:table-column-properties fo:break-before="auto" style:column-width="4.595cm"/>
    </style:style>
    <style:style style:name="co16" style:family="table-column">
      <style:table-column-properties fo:break-before="auto" style:column-width="8.625cm"/>
    </style:style>
    <style:style style:name="co17" style:family="table-column">
      <style:table-column-properties fo:break-before="auto" style:column-width="4.70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0000"/>
      <style:text-properties fo:color="#000000"/>
    </style:style>
    <style:style style:name="T1" style:family="text">
      <style:text-properties fo:language="fr" fo:country="CH"/>
    </style:style>
  </office:automatic-styles>
  <office:body>
    <office:spreadsheet>
      <table:table table:name="Translation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Default"/>
        <table:table-column table:style-name="co10" table:number-columns-repeated="1015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translation</text:p>
          </table:table-cell>
          <table:table-cell table:style-name="ce2" office:value-type="string" calcext:value-type="string">
            <text:p>source_key</text:p>
          </table:table-cell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<text:span text:style-name="T1">fr</text:span></text:p>
          </table:table-cell>
          <table:table-cell table:style-name="ce2" office:value-type="string" calcext:value-type="string">
            <text:p>Übersetzungsbemerkung</text:p>
          </table:table-cell>
          <table:table-cell table:style-name="ce2"/>
          <table:table-cell table:style-name="ce2" office:value-type="string" calcext:value-type="string">
            <text:p>SQL # DELETE FROM `translation_target`; DELETE FROM `translation_source`;</text:p>
          </table:table-cell>
          <table:table-cell/>
          <table:table-cell table:style-name="ce2"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hre Interessenbindungen:</text:p>
          </table:table-cell>
          <table:table-cell/>
          <table:table-cell office:value-type="string" calcext:value-type="string">
            <text:p>Vos liens d'intérêt :</text:p>
          </table:table-cell>
          <table:table-cell table:number-columns-repeated="2"/>
          <table:table-cell table:formula="of:=&quot;INSERT INTO translation_source SET source='&quot; &amp; SUBSTITUTE([.F2];&quot;'&quot;; &quot;\'&quot;) &amp; &quot;', location='&quot; &amp;SUBSTITUTE([.A2];&quot;'&quot;; &quot;\'&quot;) &amp; &quot;', field = '&quot; &amp; SUBSTITUTE([.B2];&quot;'&quot;; &quot;\'&quot;) &amp; &quot;'&quot; &amp; IF(OR(1; [.D2]&lt;&gt;&quot;&quot;); &quot;, context = '&quot; &amp; SUBSTITUTE([.D2];&quot;'&quot;; &quot;\'&quot;) &amp; &quot;'&quot;; &quot;&quot;) &amp; &quot;, created_visa='roland', updated_visa='roland', created_date=NOW(), updated_date=NOW(); &quot; &amp; IF(OR([.F2]&lt;&gt;&quot;&quot;; [.H2]&lt;&gt;&quot;&quot;);&quot;INSERT INTO translation_target (lang, translation, translation_source_id, created_visa, updated_visa, created_date, updated_date) VALUES &quot; &amp; IF([.F2]&lt;&gt;&quot;&quot;;&quot;('de', '&quot; &amp; SUBSTITUTE([.G2];&quot;'&quot;; &quot;\'&quot;) &amp; &quot;', LAST_INSERT_ID(), 'roland', 'roland', NOW(), NOW())&quot;; &quot;&quot;) &amp; IF(AND([.F2]&lt;&gt;&quot;&quot;; [.H2]&lt;&gt;&quot;&quot;); &quot;,&quot;; &quot;&quot;) &amp; IF([.H2]&lt;&gt;&quot;&quot;;&quot;('fr', '&quot; &amp; SUBSTITUTE([.H2];&quot;'&quot;; &quot;\'&quot;) &amp; &quot;', LAST_INSERT_ID(), 'roland', 'roland', NOW(), NOW())&quot;; &quot;&quot;) &amp; &quot;;&quot;; &quot;&quot;)" office:value-type="string" office:string-value="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 :', LAST_INSERT_ID(), 'roland', 'roland', NOW(), NOW());" calcext:value-type="string">
            <text:p>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hre Gäste:</text:p>
          </table:table-cell>
          <table:table-cell/>
          <table:table-cell office:value-type="string" calcext:value-type="string">
            <text:p>Vos invités :</text:p>
          </table:table-cell>
          <table:table-cell table:number-columns-repeated="2"/>
          <table:table-cell table:formula="of:=&quot;INSERT INTO translation_source SET source='&quot; &amp; SUBSTITUTE([.F3];&quot;'&quot;; &quot;\'&quot;) &amp; &quot;', location='&quot; &amp;SUBSTITUTE([.A3];&quot;'&quot;; &quot;\'&quot;) &amp; &quot;', field = '&quot; &amp; SUBSTITUTE([.B3];&quot;'&quot;; &quot;\'&quot;) &amp; &quot;'&quot; &amp; IF(OR(1; [.D3]&lt;&gt;&quot;&quot;); &quot;, context = '&quot; &amp; SUBSTITUTE([.D3];&quot;'&quot;; &quot;\'&quot;) &amp; &quot;'&quot;; &quot;&quot;) &amp; &quot;, created_visa='roland', updated_visa='roland', created_date=NOW(), updated_date=NOW(); &quot; &amp; IF(OR([.F3]&lt;&gt;&quot;&quot;; [.H3]&lt;&gt;&quot;&quot;);&quot;INSERT INTO translation_target (lang, translation, translation_source_id, created_visa, updated_visa, created_date, updated_date) VALUES &quot; &amp; IF([.F3]&lt;&gt;&quot;&quot;;&quot;('de', '&quot; &amp; SUBSTITUTE([.G3];&quot;'&quot;; &quot;\'&quot;) &amp; &quot;', LAST_INSERT_ID(), 'roland', 'roland', NOW(), NOW())&quot;; &quot;&quot;) &amp; IF(AND([.F3]&lt;&gt;&quot;&quot;; [.H3]&lt;&gt;&quot;&quot;); &quot;,&quot;; &quot;&quot;) &amp; IF([.H3]&lt;&gt;&quot;&quot;;&quot;('fr', '&quot; &amp; SUBSTITUTE([.H3];&quot;'&quot;; &quot;\'&quot;) &amp; &quot;', LAST_INSERT_ID(), 'roland', 'roland', NOW(), NOW())&quot;; &quot;&quot;) &amp; &quot;;&quot;; &quot;&quot;)" office:value-type="string" office:string-value="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 :', LAST_INSERT_ID(), 'roland', 'roland', NOW(), NOW());" calcext:value-type="string">
            <text:p>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F4];&quot;'&quot;; &quot;\'&quot;) &amp; &quot;', location='&quot; &amp;SUBSTITUTE([.A4];&quot;'&quot;; &quot;\'&quot;) &amp; &quot;', field = '&quot; &amp; SUBSTITUTE([.B4];&quot;'&quot;; &quot;\'&quot;) &amp; &quot;'&quot; &amp; IF(OR(1; [.D4]&lt;&gt;&quot;&quot;); &quot;, context = '&quot; &amp; SUBSTITUTE([.D4];&quot;'&quot;; &quot;\'&quot;) &amp; &quot;'&quot;; &quot;&quot;) &amp; &quot;, created_visa='roland', updated_visa='roland', created_date=NOW(), updated_date=NOW(); &quot; &amp; IF(OR([.F4]&lt;&gt;&quot;&quot;; [.H4]&lt;&gt;&quot;&quot;);&quot;INSERT INTO translation_target (lang, translation, translation_source_id, created_visa, updated_visa, created_date, updated_date) VALUES &quot; &amp; IF([.F4]&lt;&gt;&quot;&quot;;&quot;('de', '&quot; &amp; SUBSTITUTE([.G4];&quot;'&quot;; &quot;\'&quot;) &amp; &quot;', LAST_INSERT_ID(), 'roland', 'roland', NOW(), NOW())&quot;; &quot;&quot;) &amp; IF(AND([.F4]&lt;&gt;&quot;&quot;; [.H4]&lt;&gt;&quot;&quot;); &quot;,&quot;; &quot;&quot;) &amp; IF([.H4]&lt;&gt;&quot;&quot;;&quot;('fr', '&quot; &amp; SUBSTITUTE([.H4];&quot;'&quot;; &quot;\'&quot;) &amp; &quot;', LAST_INSERT_ID(), 'roland', 'roland', NOW(), NOW())&quot;; &quot;&quot;) &amp; &quot;;&quot;; &quot;&quot;)" office:value-type="string" office:string-value="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" calcext:value-type="string">
            <text:p>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e / aucuns</text:p>
          </table:table-cell>
          <table:table-cell office:value-type="string" calcext:value-type="string">
            <text:p>Plural ? weiblich ?</text:p>
          </table:table-cell>
          <table:table-cell/>
          <table:table-cell table:formula="of:=&quot;INSERT INTO translation_source SET source='&quot; &amp; SUBSTITUTE([.F5];&quot;'&quot;; &quot;\'&quot;) &amp; &quot;', location='&quot; &amp;SUBSTITUTE([.A5];&quot;'&quot;; &quot;\'&quot;) &amp; &quot;', field = '&quot; &amp; SUBSTITUTE([.B5];&quot;'&quot;; &quot;\'&quot;) &amp; &quot;'&quot; &amp; IF(OR(1; [.D5]&lt;&gt;&quot;&quot;); &quot;, context = '&quot; &amp; SUBSTITUTE([.D5];&quot;'&quot;; &quot;\'&quot;) &amp; &quot;'&quot;; &quot;&quot;) &amp; &quot;, created_visa='roland', updated_visa='roland', created_date=NOW(), updated_date=NOW(); &quot; &amp; IF(OR([.F5]&lt;&gt;&quot;&quot;; [.H5]&lt;&gt;&quot;&quot;);&quot;INSERT INTO translation_target (lang, translation, translation_source_id, created_visa, updated_visa, created_date, updated_date) VALUES &quot; &amp; IF([.F5]&lt;&gt;&quot;&quot;;&quot;('de', '&quot; &amp; SUBSTITUTE([.G5];&quot;'&quot;; &quot;\'&quot;) &amp; &quot;', LAST_INSERT_ID(), 'roland', 'roland', NOW(), NOW())&quot;; &quot;&quot;) &amp; IF(AND([.F5]&lt;&gt;&quot;&quot;; [.H5]&lt;&gt;&quot;&quot;); &quot;,&quot;; &quot;&quot;) &amp; IF([.H5]&lt;&gt;&quot;&quot;;&quot;('fr', '&quot; &amp; SUBSTITUTE([.H5];&quot;'&quot;; &quot;\'&quot;) &amp; &quot;', LAST_INSERT_ID(), 'roland', 'roland', NOW(), NOW())&quot;; &quot;&quot;) &amp; &quot;;&quot;; &quot;&quot;)" office:value-type="string" office:string-value="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" calcext:value-type="string">
            <text:p>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F6];&quot;'&quot;; &quot;\'&quot;) &amp; &quot;', location='&quot; &amp;SUBSTITUTE([.A6];&quot;'&quot;; &quot;\'&quot;) &amp; &quot;', field = '&quot; &amp; SUBSTITUTE([.B6];&quot;'&quot;; &quot;\'&quot;) &amp; &quot;'&quot; &amp; IF(OR(1; [.D6]&lt;&gt;&quot;&quot;); &quot;, context = '&quot; &amp; SUBSTITUTE([.D6];&quot;'&quot;; &quot;\'&quot;) &amp; &quot;'&quot;; &quot;&quot;) &amp; &quot;, created_visa='roland', updated_visa='roland', created_date=NOW(), updated_date=NOW(); &quot; &amp; IF(OR([.F6]&lt;&gt;&quot;&quot;; [.H6]&lt;&gt;&quot;&quot;);&quot;INSERT INTO translation_target (lang, translation, translation_source_id, created_visa, updated_visa, created_date, updated_date) VALUES &quot; &amp; IF([.F6]&lt;&gt;&quot;&quot;;&quot;('de', '&quot; &amp; SUBSTITUTE([.G6];&quot;'&quot;; &quot;\'&quot;) &amp; &quot;', LAST_INSERT_ID(), 'roland', 'roland', NOW(), NOW())&quot;; &quot;&quot;) &amp; IF(AND([.F6]&lt;&gt;&quot;&quot;; [.H6]&lt;&gt;&quot;&quot;); &quot;,&quot;; &quot;&quot;) &amp; IF([.H6]&lt;&gt;&quot;&quot;;&quot;('fr', '&quot; &amp; SUBSTITUTE([.H6];&quot;'&quot;; &quot;\'&quot;) &amp; &quot;', LAST_INSERT_ID(), 'roland', 'roland', NOW(), NOW())&quot;; &quot;&quot;) &amp; &quot;;&quot;; &quot;&quot;)" office:value-type="string" office:string-value="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 :', LAST_INSERT_ID(), 'roland', 'roland', NOW(), NOW());" calcext:value-type="string">
            <text:p>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hre Mandate:</text:p>
          </table:table-cell>
          <table:table-cell/>
          <table:table-cell office:value-type="string" calcext:value-type="string">
            <text:p>Vos mandats :</text:p>
          </table:table-cell>
          <table:table-cell table:number-columns-repeated="2"/>
          <table:table-cell table:formula="of:=&quot;INSERT INTO translation_source SET source='&quot; &amp; SUBSTITUTE([.F7];&quot;'&quot;; &quot;\'&quot;) &amp; &quot;', location='&quot; &amp;SUBSTITUTE([.A7];&quot;'&quot;; &quot;\'&quot;) &amp; &quot;', field = '&quot; &amp; SUBSTITUTE([.B7];&quot;'&quot;; &quot;\'&quot;) &amp; &quot;'&quot; &amp; IF(OR(1; [.D7]&lt;&gt;&quot;&quot;); &quot;, context = '&quot; &amp; SUBSTITUTE([.D7];&quot;'&quot;; &quot;\'&quot;) &amp; &quot;'&quot;; &quot;&quot;) &amp; &quot;, created_visa='roland', updated_visa='roland', created_date=NOW(), updated_date=NOW(); &quot; &amp; IF(OR([.F7]&lt;&gt;&quot;&quot;; [.H7]&lt;&gt;&quot;&quot;);&quot;INSERT INTO translation_target (lang, translation, translation_source_id, created_visa, updated_visa, created_date, updated_date) VALUES &quot; &amp; IF([.F7]&lt;&gt;&quot;&quot;;&quot;('de', '&quot; &amp; SUBSTITUTE([.G7];&quot;'&quot;; &quot;\'&quot;) &amp; &quot;', LAST_INSERT_ID(), 'roland', 'roland', NOW(), NOW())&quot;; &quot;&quot;) &amp; IF(AND([.F7]&lt;&gt;&quot;&quot;; [.H7]&lt;&gt;&quot;&quot;); &quot;,&quot;; &quot;&quot;) &amp; IF([.H7]&lt;&gt;&quot;&quot;;&quot;('fr', '&quot; &amp; SUBSTITUTE([.H7];&quot;'&quot;; &quot;\'&quot;) &amp; &quot;', LAST_INSERT_ID(), 'roland', 'roland', NOW(), NOW())&quot;; &quot;&quot;) &amp; &quot;;&quot;; &quot;&quot;)" office:value-type="string" office:string-value="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 :', LAST_INSERT_ID(), 'roland', 'roland', NOW(), NOW());" calcext:value-type="string">
            <text:p>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ätig</text:p>
          </table:table-cell>
          <table:table-cell/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F8];&quot;'&quot;; &quot;\'&quot;) &amp; &quot;', location='&quot; &amp;SUBSTITUTE([.A8];&quot;'&quot;; &quot;\'&quot;) &amp; &quot;', field = '&quot; &amp; SUBSTITUTE([.B8];&quot;'&quot;; &quot;\'&quot;) &amp; &quot;'&quot; &amp; IF(OR(1; [.D8]&lt;&gt;&quot;&quot;); &quot;, context = '&quot; &amp; SUBSTITUTE([.D8];&quot;'&quot;; &quot;\'&quot;) &amp; &quot;'&quot;; &quot;&quot;) &amp; &quot;, created_visa='roland', updated_visa='roland', created_date=NOW(), updated_date=NOW(); &quot; &amp; IF(OR([.F8]&lt;&gt;&quot;&quot;; [.H8]&lt;&gt;&quot;&quot;);&quot;INSERT INTO translation_target (lang, translation, translation_source_id, created_visa, updated_visa, created_date, updated_date) VALUES &quot; &amp; IF([.F8]&lt;&gt;&quot;&quot;;&quot;('de', '&quot; &amp; SUBSTITUTE([.G8];&quot;'&quot;; &quot;\'&quot;) &amp; &quot;', LAST_INSERT_ID(), 'roland', 'roland', NOW(), NOW())&quot;; &quot;&quot;) &amp; IF(AND([.F8]&lt;&gt;&quot;&quot;; [.H8]&lt;&gt;&quot;&quot;); &quot;,&quot;; &quot;&quot;) &amp; IF([.H8]&lt;&gt;&quot;&quot;;&quot;('fr', '&quot; &amp; SUBSTITUTE([.H8];&quot;'&quot;; &quot;\'&quot;) &amp; &quot;', LAST_INSERT_ID(), 'roland', 'roland', NOW(), NOW())&quot;; &quot;&quot;) &amp; &quot;;&quot;; &quot;&quot;)" office:value-type="string" office:string-value="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" calcext:value-type="string">
            <text:p>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nd</text:p>
          </table:table-cell>
          <table:table-cell/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F9];&quot;'&quot;; &quot;\'&quot;) &amp; &quot;', location='&quot; &amp;SUBSTITUTE([.A9];&quot;'&quot;; &quot;\'&quot;) &amp; &quot;', field = '&quot; &amp; SUBSTITUTE([.B9];&quot;'&quot;; &quot;\'&quot;) &amp; &quot;'&quot; &amp; IF(OR(1; [.D9]&lt;&gt;&quot;&quot;); &quot;, context = '&quot; &amp; SUBSTITUTE([.D9];&quot;'&quot;; &quot;\'&quot;) &amp; &quot;'&quot;; &quot;&quot;) &amp; &quot;, created_visa='roland', updated_visa='roland', created_date=NOW(), updated_date=NOW(); &quot; &amp; IF(OR([.F9]&lt;&gt;&quot;&quot;; [.H9]&lt;&gt;&quot;&quot;);&quot;INSERT INTO translation_target (lang, translation, translation_source_id, created_visa, updated_visa, created_date, updated_date) VALUES &quot; &amp; IF([.F9]&lt;&gt;&quot;&quot;;&quot;('de', '&quot; &amp; SUBSTITUTE([.G9];&quot;'&quot;; &quot;\'&quot;) &amp; &quot;', LAST_INSERT_ID(), 'roland', 'roland', NOW(), NOW())&quot;; &quot;&quot;) &amp; IF(AND([.F9]&lt;&gt;&quot;&quot;; [.H9]&lt;&gt;&quot;&quot;); &quot;,&quot;; &quot;&quot;) &amp; IF([.H9]&lt;&gt;&quot;&quot;;&quot;('fr', '&quot; &amp; SUBSTITUTE([.H9];&quot;'&quot;; &quot;\'&quot;) &amp; &quot;', LAST_INSERT_ID(), 'roland', 'roland', NOW(), NOW())&quot;; &quot;&quot;) &amp; &quot;;&quot;; &quot;&quot;)" office:value-type="string" office:string-value="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" calcext:value-type="string">
            <text:p>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</text:p>
          </table:table-cell>
          <table:table-cell table:number-columns-repeated="2"/>
          <table:table-cell table:formula="of:=&quot;INSERT INTO translation_source SET source='&quot; &amp; SUBSTITUTE([.F10];&quot;'&quot;; &quot;\'&quot;) &amp; &quot;', location='&quot; &amp;SUBSTITUTE([.A10];&quot;'&quot;; &quot;\'&quot;) &amp; &quot;', field = '&quot; &amp; SUBSTITUTE([.B10];&quot;'&quot;; &quot;\'&quot;) &amp; &quot;'&quot; &amp; IF(OR(1; [.D10]&lt;&gt;&quot;&quot;); &quot;, context = '&quot; &amp; SUBSTITUTE([.D10];&quot;'&quot;; &quot;\'&quot;) &amp; &quot;'&quot;; &quot;&quot;) &amp; &quot;, created_visa='roland', updated_visa='roland', created_date=NOW(), updated_date=NOW(); &quot; &amp; IF(OR([.F10]&lt;&gt;&quot;&quot;; [.H10]&lt;&gt;&quot;&quot;);&quot;INSERT INTO translation_target (lang, translation, translation_source_id, created_visa, updated_visa, created_date, updated_date) VALUES &quot; &amp; IF([.F10]&lt;&gt;&quot;&quot;;&quot;('de', '&quot; &amp; SUBSTITUTE([.G10];&quot;'&quot;; &quot;\'&quot;) &amp; &quot;', LAST_INSERT_ID(), 'roland', 'roland', NOW(), NOW())&quot;; &quot;&quot;) &amp; IF(AND([.F10]&lt;&gt;&quot;&quot;; [.H10]&lt;&gt;&quot;&quot;); &quot;,&quot;; &quot;&quot;) &amp; IF([.H10]&lt;&gt;&quot;&quot;;&quot;('fr', '&quot; &amp; SUBSTITUTE([.H10];&quot;'&quot;; &quot;\'&quot;) &amp; &quot;', LAST_INSERT_ID(), 'roland', 'roland', NOW(), NOW())&quot;; &quot;&quot;) &amp; &quot;;&quot;; &quot;&quot;)" office:value-type="string" office:string-value="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" calcext:value-type="string">
            <text:p>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</text:p>
          </table:table-cell>
          <table:table-cell table:number-columns-repeated="2"/>
          <table:table-cell table:formula="of:=&quot;INSERT INTO translation_source SET source='&quot; &amp; SUBSTITUTE([.F11];&quot;'&quot;; &quot;\'&quot;) &amp; &quot;', location='&quot; &amp;SUBSTITUTE([.A11];&quot;'&quot;; &quot;\'&quot;) &amp; &quot;', field = '&quot; &amp; SUBSTITUTE([.B11];&quot;'&quot;; &quot;\'&quot;) &amp; &quot;'&quot; &amp; IF(OR(1; [.D11]&lt;&gt;&quot;&quot;); &quot;, context = '&quot; &amp; SUBSTITUTE([.D11];&quot;'&quot;; &quot;\'&quot;) &amp; &quot;'&quot;; &quot;&quot;) &amp; &quot;, created_visa='roland', updated_visa='roland', created_date=NOW(), updated_date=NOW(); &quot; &amp; IF(OR([.F11]&lt;&gt;&quot;&quot;; [.H11]&lt;&gt;&quot;&quot;);&quot;INSERT INTO translation_target (lang, translation, translation_source_id, created_visa, updated_visa, created_date, updated_date) VALUES &quot; &amp; IF([.F11]&lt;&gt;&quot;&quot;;&quot;('de', '&quot; &amp; SUBSTITUTE([.G11];&quot;'&quot;; &quot;\'&quot;) &amp; &quot;', LAST_INSERT_ID(), 'roland', 'roland', NOW(), NOW())&quot;; &quot;&quot;) &amp; IF(AND([.F11]&lt;&gt;&quot;&quot;; [.H11]&lt;&gt;&quot;&quot;); &quot;,&quot;; &quot;&quot;) &amp; IF([.H11]&lt;&gt;&quot;&quot;;&quot;('fr', '&quot; &amp; SUBSTITUTE([.H11];&quot;'&quot;; &quot;\'&quot;) &amp; &quot;', LAST_INSERT_ID(), 'roland', 'roland', NOW(), NOW())&quot;; &quot;&quot;) &amp; &quot;;&quot;; &quot;&quot;)" office:value-type="string" office:string-value="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" calcext:value-type="string">
            <text:p>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</text:p>
          </table:table-cell>
          <table:table-cell table:number-columns-repeated="2"/>
          <table:table-cell table:formula="of:=&quot;INSERT INTO translation_source SET source='&quot; &amp; SUBSTITUTE([.F12];&quot;'&quot;; &quot;\'&quot;) &amp; &quot;', location='&quot; &amp;SUBSTITUTE([.A12];&quot;'&quot;; &quot;\'&quot;) &amp; &quot;', field = '&quot; &amp; SUBSTITUTE([.B12];&quot;'&quot;; &quot;\'&quot;) &amp; &quot;'&quot; &amp; IF(OR(1; [.D12]&lt;&gt;&quot;&quot;); &quot;, context = '&quot; &amp; SUBSTITUTE([.D12];&quot;'&quot;; &quot;\'&quot;) &amp; &quot;'&quot;; &quot;&quot;) &amp; &quot;, created_visa='roland', updated_visa='roland', created_date=NOW(), updated_date=NOW(); &quot; &amp; IF(OR([.F12]&lt;&gt;&quot;&quot;; [.H12]&lt;&gt;&quot;&quot;);&quot;INSERT INTO translation_target (lang, translation, translation_source_id, created_visa, updated_visa, created_date, updated_date) VALUES &quot; &amp; IF([.F12]&lt;&gt;&quot;&quot;;&quot;('de', '&quot; &amp; SUBSTITUTE([.G12];&quot;'&quot;; &quot;\'&quot;) &amp; &quot;', LAST_INSERT_ID(), 'roland', 'roland', NOW(), NOW())&quot;; &quot;&quot;) &amp; IF(AND([.F12]&lt;&gt;&quot;&quot;; [.H12]&lt;&gt;&quot;&quot;); &quot;,&quot;; &quot;&quot;) &amp; IF([.H12]&lt;&gt;&quot;&quot;;&quot;('fr', '&quot; &amp; SUBSTITUTE([.H12];&quot;'&quot;; &quot;\'&quot;) &amp; &quot;', LAST_INSERT_ID(), 'roland', 'roland', NOW(), NOW())&quot;; &quot;&quot;) &amp; &quot;;&quot;; &quot;&quot;)" office:value-type="string" office:string-value="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" calcext:value-type="string">
            <text:p>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</text:p>
          </table:table-cell>
          <table:table-cell table:number-columns-repeated="2"/>
          <table:table-cell table:formula="of:=&quot;INSERT INTO translation_source SET source='&quot; &amp; SUBSTITUTE([.F13];&quot;'&quot;; &quot;\'&quot;) &amp; &quot;', location='&quot; &amp;SUBSTITUTE([.A13];&quot;'&quot;; &quot;\'&quot;) &amp; &quot;', field = '&quot; &amp; SUBSTITUTE([.B13];&quot;'&quot;; &quot;\'&quot;) &amp; &quot;'&quot; &amp; IF(OR(1; [.D13]&lt;&gt;&quot;&quot;); &quot;, context = '&quot; &amp; SUBSTITUTE([.D13];&quot;'&quot;; &quot;\'&quot;) &amp; &quot;'&quot;; &quot;&quot;) &amp; &quot;, created_visa='roland', updated_visa='roland', created_date=NOW(), updated_date=NOW(); &quot; &amp; IF(OR([.F13]&lt;&gt;&quot;&quot;; [.H13]&lt;&gt;&quot;&quot;);&quot;INSERT INTO translation_target (lang, translation, translation_source_id, created_visa, updated_visa, created_date, updated_date) VALUES &quot; &amp; IF([.F13]&lt;&gt;&quot;&quot;;&quot;('de', '&quot; &amp; SUBSTITUTE([.G13];&quot;'&quot;; &quot;\'&quot;) &amp; &quot;', LAST_INSERT_ID(), 'roland', 'roland', NOW(), NOW())&quot;; &quot;&quot;) &amp; IF(AND([.F13]&lt;&gt;&quot;&quot;; [.H13]&lt;&gt;&quot;&quot;); &quot;,&quot;; &quot;&quot;) &amp; IF([.H13]&lt;&gt;&quot;&quot;;&quot;('fr', '&quot; &amp; SUBSTITUTE([.H13];&quot;'&quot;; &quot;\'&quot;) &amp; &quot;', LAST_INSERT_ID(), 'roland', 'roland', NOW(), NOW())&quot;; &quot;&quot;) &amp; &quot;;&quot;; &quot;&quot;)" office:value-type="string" office:string-value="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" calcext:value-type="string">
            <text:p>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spräsidentin</text:p>
          </table:table-cell>
          <table:table-cell/>
          <table:table-cell office:value-type="string" calcext:value-type="string">
            <text:p>Présidente de fondation</text:p>
          </table:table-cell>
          <table:table-cell table:number-columns-repeated="2"/>
          <table:table-cell table:formula="of:=&quot;INSERT INTO translation_source SET source='&quot; &amp; SUBSTITUTE([.F14];&quot;'&quot;; &quot;\'&quot;) &amp; &quot;', location='&quot; &amp;SUBSTITUTE([.A14];&quot;'&quot;; &quot;\'&quot;) &amp; &quot;', field = '&quot; &amp; SUBSTITUTE([.B14];&quot;'&quot;; &quot;\'&quot;) &amp; &quot;'&quot; &amp; IF(OR(1; [.D14]&lt;&gt;&quot;&quot;); &quot;, context = '&quot; &amp; SUBSTITUTE([.D14];&quot;'&quot;; &quot;\'&quot;) &amp; &quot;'&quot;; &quot;&quot;) &amp; &quot;, created_visa='roland', updated_visa='roland', created_date=NOW(), updated_date=NOW(); &quot; &amp; IF(OR([.F14]&lt;&gt;&quot;&quot;; [.H14]&lt;&gt;&quot;&quot;);&quot;INSERT INTO translation_target (lang, translation, translation_source_id, created_visa, updated_visa, created_date, updated_date) VALUES &quot; &amp; IF([.F14]&lt;&gt;&quot;&quot;;&quot;('de', '&quot; &amp; SUBSTITUTE([.G14];&quot;'&quot;; &quot;\'&quot;) &amp; &quot;', LAST_INSERT_ID(), 'roland', 'roland', NOW(), NOW())&quot;; &quot;&quot;) &amp; IF(AND([.F14]&lt;&gt;&quot;&quot;; [.H14]&lt;&gt;&quot;&quot;); &quot;,&quot;; &quot;&quot;) &amp; IF([.H14]&lt;&gt;&quot;&quot;;&quot;('fr', '&quot; &amp; SUBSTITUTE([.H14];&quot;'&quot;; &quot;\'&quot;) &amp; &quot;', LAST_INSERT_ID(), 'roland', 'roland', NOW(), NOW())&quot;; &quot;&quot;) &amp; &quot;;&quot;; &quot;&quot;)" office:value-type="string" office:string-value="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" calcext:value-type="string">
            <text:p>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spräsident</text:p>
          </table:table-cell>
          <table:table-cell/>
          <table:table-cell office:value-type="string" calcext:value-type="string">
            <text:p>Président de fondation</text:p>
          </table:table-cell>
          <table:table-cell table:number-columns-repeated="2"/>
          <table:table-cell table:formula="of:=&quot;INSERT INTO translation_source SET source='&quot; &amp; SUBSTITUTE([.F15];&quot;'&quot;; &quot;\'&quot;) &amp; &quot;', location='&quot; &amp;SUBSTITUTE([.A15];&quot;'&quot;; &quot;\'&quot;) &amp; &quot;', field = '&quot; &amp; SUBSTITUTE([.B15];&quot;'&quot;; &quot;\'&quot;) &amp; &quot;'&quot; &amp; IF(OR(1; [.D15]&lt;&gt;&quot;&quot;); &quot;, context = '&quot; &amp; SUBSTITUTE([.D15];&quot;'&quot;; &quot;\'&quot;) &amp; &quot;'&quot;; &quot;&quot;) &amp; &quot;, created_visa='roland', updated_visa='roland', created_date=NOW(), updated_date=NOW(); &quot; &amp; IF(OR([.F15]&lt;&gt;&quot;&quot;; [.H15]&lt;&gt;&quot;&quot;);&quot;INSERT INTO translation_target (lang, translation, translation_source_id, created_visa, updated_visa, created_date, updated_date) VALUES &quot; &amp; IF([.F15]&lt;&gt;&quot;&quot;;&quot;('de', '&quot; &amp; SUBSTITUTE([.G15];&quot;'&quot;; &quot;\'&quot;) &amp; &quot;', LAST_INSERT_ID(), 'roland', 'roland', NOW(), NOW())&quot;; &quot;&quot;) &amp; IF(AND([.F15]&lt;&gt;&quot;&quot;; [.H15]&lt;&gt;&quot;&quot;); &quot;,&quot;; &quot;&quot;) &amp; IF([.H15]&lt;&gt;&quot;&quot;;&quot;('fr', '&quot; &amp; SUBSTITUTE([.H15];&quot;'&quot;; &quot;\'&quot;) &amp; &quot;', LAST_INSERT_ID(), 'roland', 'roland', NOW(), NOW())&quot;; &quot;&quot;) &amp; &quot;;&quot;; &quot;&quot;)" office:value-type="string" office:string-value="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" calcext:value-type="string">
            <text:p>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svizepräsidentin</text:p>
          </table:table-cell>
          <table:table-cell/>
          <table:table-cell office:value-type="string" calcext:value-type="string">
            <text:p>Vice-présidente de fondation</text:p>
          </table:table-cell>
          <table:table-cell table:number-columns-repeated="2"/>
          <table:table-cell table:formula="of:=&quot;INSERT INTO translation_source SET source='&quot; &amp; SUBSTITUTE([.F16];&quot;'&quot;; &quot;\'&quot;) &amp; &quot;', location='&quot; &amp;SUBSTITUTE([.A16];&quot;'&quot;; &quot;\'&quot;) &amp; &quot;', field = '&quot; &amp; SUBSTITUTE([.B16];&quot;'&quot;; &quot;\'&quot;) &amp; &quot;'&quot; &amp; IF(OR(1; [.D16]&lt;&gt;&quot;&quot;); &quot;, context = '&quot; &amp; SUBSTITUTE([.D16];&quot;'&quot;; &quot;\'&quot;) &amp; &quot;'&quot;; &quot;&quot;) &amp; &quot;, created_visa='roland', updated_visa='roland', created_date=NOW(), updated_date=NOW(); &quot; &amp; IF(OR([.F16]&lt;&gt;&quot;&quot;; [.H16]&lt;&gt;&quot;&quot;);&quot;INSERT INTO translation_target (lang, translation, translation_source_id, created_visa, updated_visa, created_date, updated_date) VALUES &quot; &amp; IF([.F16]&lt;&gt;&quot;&quot;;&quot;('de', '&quot; &amp; SUBSTITUTE([.G16];&quot;'&quot;; &quot;\'&quot;) &amp; &quot;', LAST_INSERT_ID(), 'roland', 'roland', NOW(), NOW())&quot;; &quot;&quot;) &amp; IF(AND([.F16]&lt;&gt;&quot;&quot;; [.H16]&lt;&gt;&quot;&quot;); &quot;,&quot;; &quot;&quot;) &amp; IF([.H16]&lt;&gt;&quot;&quot;;&quot;('fr', '&quot; &amp; SUBSTITUTE([.H16];&quot;'&quot;; &quot;\'&quot;) &amp; &quot;', LAST_INSERT_ID(), 'roland', 'roland', NOW(), NOW())&quot;; &quot;&quot;) &amp; &quot;;&quot;; &quot;&quot;)" office:value-type="string" office:string-value="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" calcext:value-type="string">
            <text:p>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svizepräsident</text:p>
          </table:table-cell>
          <table:table-cell/>
          <table:table-cell office:value-type="string" calcext:value-type="string">
            <text:p>Vice-président de fondation</text:p>
          </table:table-cell>
          <table:table-cell table:number-columns-repeated="2"/>
          <table:table-cell table:formula="of:=&quot;INSERT INTO translation_source SET source='&quot; &amp; SUBSTITUTE([.F17];&quot;'&quot;; &quot;\'&quot;) &amp; &quot;', location='&quot; &amp;SUBSTITUTE([.A17];&quot;'&quot;; &quot;\'&quot;) &amp; &quot;', field = '&quot; &amp; SUBSTITUTE([.B17];&quot;'&quot;; &quot;\'&quot;) &amp; &quot;'&quot; &amp; IF(OR(1; [.D17]&lt;&gt;&quot;&quot;); &quot;, context = '&quot; &amp; SUBSTITUTE([.D17];&quot;'&quot;; &quot;\'&quot;) &amp; &quot;'&quot;; &quot;&quot;) &amp; &quot;, created_visa='roland', updated_visa='roland', created_date=NOW(), updated_date=NOW(); &quot; &amp; IF(OR([.F17]&lt;&gt;&quot;&quot;; [.H17]&lt;&gt;&quot;&quot;);&quot;INSERT INTO translation_target (lang, translation, translation_source_id, created_visa, updated_visa, created_date, updated_date) VALUES &quot; &amp; IF([.F17]&lt;&gt;&quot;&quot;;&quot;('de', '&quot; &amp; SUBSTITUTE([.G17];&quot;'&quot;; &quot;\'&quot;) &amp; &quot;', LAST_INSERT_ID(), 'roland', 'roland', NOW(), NOW())&quot;; &quot;&quot;) &amp; IF(AND([.F17]&lt;&gt;&quot;&quot;; [.H17]&lt;&gt;&quot;&quot;); &quot;,&quot;; &quot;&quot;) &amp; IF([.H17]&lt;&gt;&quot;&quot;;&quot;('fr', '&quot; &amp; SUBSTITUTE([.H17];&quot;'&quot;; &quot;\'&quot;) &amp; &quot;', LAST_INSERT_ID(), 'roland', 'roland', NOW(), NOW())&quot;; &quot;&quot;) &amp; &quot;;&quot;; &quot;&quot;)" office:value-type="string" office:string-value="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" calcext:value-type="string">
            <text:p>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ätin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F18];&quot;'&quot;; &quot;\'&quot;) &amp; &quot;', location='&quot; &amp;SUBSTITUTE([.A18];&quot;'&quot;; &quot;\'&quot;) &amp; &quot;', field = '&quot; &amp; SUBSTITUTE([.B18];&quot;'&quot;; &quot;\'&quot;) &amp; &quot;'&quot; &amp; IF(OR(1; [.D18]&lt;&gt;&quot;&quot;); &quot;, context = '&quot; &amp; SUBSTITUTE([.D18];&quot;'&quot;; &quot;\'&quot;) &amp; &quot;'&quot;; &quot;&quot;) &amp; &quot;, created_visa='roland', updated_visa='roland', created_date=NOW(), updated_date=NOW(); &quot; &amp; IF(OR([.F18]&lt;&gt;&quot;&quot;; [.H18]&lt;&gt;&quot;&quot;);&quot;INSERT INTO translation_target (lang, translation, translation_source_id, created_visa, updated_visa, created_date, updated_date) VALUES &quot; &amp; IF([.F18]&lt;&gt;&quot;&quot;;&quot;('de', '&quot; &amp; SUBSTITUTE([.G18];&quot;'&quot;; &quot;\'&quot;) &amp; &quot;', LAST_INSERT_ID(), 'roland', 'roland', NOW(), NOW())&quot;; &quot;&quot;) &amp; IF(AND([.F18]&lt;&gt;&quot;&quot;; [.H18]&lt;&gt;&quot;&quot;); &quot;,&quot;; &quot;&quot;) &amp; IF([.H18]&lt;&gt;&quot;&quot;;&quot;('fr', '&quot; &amp; SUBSTITUTE([.H18];&quot;'&quot;; &quot;\'&quot;) &amp; &quot;', LAST_INSERT_ID(), 'roland', 'roland', NOW(), NOW())&quot;; &quot;&quot;) &amp; &quot;;&quot;; &quot;&quot;)" office:value-type="string" office:string-value="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F19];&quot;'&quot;; &quot;\'&quot;) &amp; &quot;', location='&quot; &amp;SUBSTITUTE([.A19];&quot;'&quot;; &quot;\'&quot;) &amp; &quot;', field = '&quot; &amp; SUBSTITUTE([.B19];&quot;'&quot;; &quot;\'&quot;) &amp; &quot;'&quot; &amp; IF(OR(1; [.D19]&lt;&gt;&quot;&quot;); &quot;, context = '&quot; &amp; SUBSTITUTE([.D19];&quot;'&quot;; &quot;\'&quot;) &amp; &quot;'&quot;; &quot;&quot;) &amp; &quot;, created_visa='roland', updated_visa='roland', created_date=NOW(), updated_date=NOW(); &quot; &amp; IF(OR([.F19]&lt;&gt;&quot;&quot;; [.H19]&lt;&gt;&quot;&quot;);&quot;INSERT INTO translation_target (lang, translation, translation_source_id, created_visa, updated_visa, created_date, updated_date) VALUES &quot; &amp; IF([.F19]&lt;&gt;&quot;&quot;;&quot;('de', '&quot; &amp; SUBSTITUTE([.G19];&quot;'&quot;; &quot;\'&quot;) &amp; &quot;', LAST_INSERT_ID(), 'roland', 'roland', NOW(), NOW())&quot;; &quot;&quot;) &amp; IF(AND([.F19]&lt;&gt;&quot;&quot;; [.H19]&lt;&gt;&quot;&quot;); &quot;,&quot;; &quot;&quot;) &amp; IF([.H19]&lt;&gt;&quot;&quot;;&quot;('fr', '&quot; &amp; SUBSTITUTE([.H19];&quot;'&quot;; &quot;\'&quot;) &amp; &quot;', LAST_INSERT_ID(), 'roland', 'roland', NOW(), NOW())&quot;; &quot;&quot;) &amp; &quot;;&quot;; &quot;&quot;)" office:value-type="string" office:string-value="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rin</text:p>
          </table:table-cell>
          <table:table-cell/>
          <table:table-cell office:value-type="string" calcext:value-type="string">
            <text:p>Administratrice</text:p>
          </table:table-cell>
          <table:table-cell table:number-columns-repeated="2"/>
          <table:table-cell table:formula="of:=&quot;INSERT INTO translation_source SET source='&quot; &amp; SUBSTITUTE([.F20];&quot;'&quot;; &quot;\'&quot;) &amp; &quot;', location='&quot; &amp;SUBSTITUTE([.A20];&quot;'&quot;; &quot;\'&quot;) &amp; &quot;', field = '&quot; &amp; SUBSTITUTE([.B20];&quot;'&quot;; &quot;\'&quot;) &amp; &quot;'&quot; &amp; IF(OR(1; [.D20]&lt;&gt;&quot;&quot;); &quot;, context = '&quot; &amp; SUBSTITUTE([.D20];&quot;'&quot;; &quot;\'&quot;) &amp; &quot;'&quot;; &quot;&quot;) &amp; &quot;, created_visa='roland', updated_visa='roland', created_date=NOW(), updated_date=NOW(); &quot; &amp; IF(OR([.F20]&lt;&gt;&quot;&quot;; [.H20]&lt;&gt;&quot;&quot;);&quot;INSERT INTO translation_target (lang, translation, translation_source_id, created_visa, updated_visa, created_date, updated_date) VALUES &quot; &amp; IF([.F20]&lt;&gt;&quot;&quot;;&quot;('de', '&quot; &amp; SUBSTITUTE([.G20];&quot;'&quot;; &quot;\'&quot;) &amp; &quot;', LAST_INSERT_ID(), 'roland', 'roland', NOW(), NOW())&quot;; &quot;&quot;) &amp; IF(AND([.F20]&lt;&gt;&quot;&quot;; [.H20]&lt;&gt;&quot;&quot;); &quot;,&quot;; &quot;&quot;) &amp; IF([.H20]&lt;&gt;&quot;&quot;;&quot;('fr', '&quot; &amp; SUBSTITUTE([.H20];&quot;'&quot;; &quot;\'&quot;) &amp; &quot;', LAST_INSERT_ID(), 'roland', 'roland', NOW(), NOW())&quot;; &quot;&quot;) &amp; &quot;;&quot;; &quot;&quot;)" office:value-type="string" office:string-value="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" calcext:value-type="string">
            <text:p>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r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"/>
          <table:table-cell table:formula="of:=&quot;INSERT INTO translation_source SET source='&quot; &amp; SUBSTITUTE([.F21];&quot;'&quot;; &quot;\'&quot;) &amp; &quot;', location='&quot; &amp;SUBSTITUTE([.A21];&quot;'&quot;; &quot;\'&quot;) &amp; &quot;', field = '&quot; &amp; SUBSTITUTE([.B21];&quot;'&quot;; &quot;\'&quot;) &amp; &quot;'&quot; &amp; IF(OR(1; [.D21]&lt;&gt;&quot;&quot;); &quot;, context = '&quot; &amp; SUBSTITUTE([.D21];&quot;'&quot;; &quot;\'&quot;) &amp; &quot;'&quot;; &quot;&quot;) &amp; &quot;, created_visa='roland', updated_visa='roland', created_date=NOW(), updated_date=NOW(); &quot; &amp; IF(OR([.F21]&lt;&gt;&quot;&quot;; [.H21]&lt;&gt;&quot;&quot;);&quot;INSERT INTO translation_target (lang, translation, translation_source_id, created_visa, updated_visa, created_date, updated_date) VALUES &quot; &amp; IF([.F21]&lt;&gt;&quot;&quot;;&quot;('de', '&quot; &amp; SUBSTITUTE([.G21];&quot;'&quot;; &quot;\'&quot;) &amp; &quot;', LAST_INSERT_ID(), 'roland', 'roland', NOW(), NOW())&quot;; &quot;&quot;) &amp; IF(AND([.F21]&lt;&gt;&quot;&quot;; [.H21]&lt;&gt;&quot;&quot;); &quot;,&quot;; &quot;&quot;) &amp; IF([.H21]&lt;&gt;&quot;&quot;;&quot;('fr', '&quot; &amp; SUBSTITUTE([.H21];&quot;'&quot;; &quot;\'&quot;) &amp; &quot;', LAST_INSERT_ID(), 'roland', 'roland', NOW(), NOW())&quot;; &quot;&quot;) &amp; &quot;;&quot;; &quot;&quot;)" office:value-type="string" office:string-value="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" calcext:value-type="string">
            <text:p>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geschäftsführerin</text:p>
          </table:table-cell>
          <table:table-cell/>
          <table:table-cell office:value-type="string" calcext:value-type="string">
            <text:p>Vice-administratrice</text:p>
          </table:table-cell>
          <table:table-cell table:number-columns-repeated="2"/>
          <table:table-cell table:formula="of:=&quot;INSERT INTO translation_source SET source='&quot; &amp; SUBSTITUTE([.F22];&quot;'&quot;; &quot;\'&quot;) &amp; &quot;', location='&quot; &amp;SUBSTITUTE([.A22];&quot;'&quot;; &quot;\'&quot;) &amp; &quot;', field = '&quot; &amp; SUBSTITUTE([.B22];&quot;'&quot;; &quot;\'&quot;) &amp; &quot;'&quot; &amp; IF(OR(1; [.D22]&lt;&gt;&quot;&quot;); &quot;, context = '&quot; &amp; SUBSTITUTE([.D22];&quot;'&quot;; &quot;\'&quot;) &amp; &quot;'&quot;; &quot;&quot;) &amp; &quot;, created_visa='roland', updated_visa='roland', created_date=NOW(), updated_date=NOW(); &quot; &amp; IF(OR([.F22]&lt;&gt;&quot;&quot;; [.H22]&lt;&gt;&quot;&quot;);&quot;INSERT INTO translation_target (lang, translation, translation_source_id, created_visa, updated_visa, created_date, updated_date) VALUES &quot; &amp; IF([.F22]&lt;&gt;&quot;&quot;;&quot;('de', '&quot; &amp; SUBSTITUTE([.G22];&quot;'&quot;; &quot;\'&quot;) &amp; &quot;', LAST_INSERT_ID(), 'roland', 'roland', NOW(), NOW())&quot;; &quot;&quot;) &amp; IF(AND([.F22]&lt;&gt;&quot;&quot;; [.H22]&lt;&gt;&quot;&quot;); &quot;,&quot;; &quot;&quot;) &amp; IF([.H22]&lt;&gt;&quot;&quot;;&quot;('fr', '&quot; &amp; SUBSTITUTE([.H22];&quot;'&quot;; &quot;\'&quot;) &amp; &quot;', LAST_INSERT_ID(), 'roland', 'roland', NOW(), NOW())&quot;; &quot;&quot;) &amp; &quot;;&quot;; &quot;&quot;)" office:value-type="string" office:string-value="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" calcext:value-type="string">
            <text:p>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geschäftsführer</text:p>
          </table:table-cell>
          <table:table-cell/>
          <table:table-cell office:value-type="string" calcext:value-type="string">
            <text:p>Vice-administrateur</text:p>
          </table:table-cell>
          <table:table-cell table:number-columns-repeated="2"/>
          <table:table-cell table:formula="of:=&quot;INSERT INTO translation_source SET source='&quot; &amp; SUBSTITUTE([.F23];&quot;'&quot;; &quot;\'&quot;) &amp; &quot;', location='&quot; &amp;SUBSTITUTE([.A23];&quot;'&quot;; &quot;\'&quot;) &amp; &quot;', field = '&quot; &amp; SUBSTITUTE([.B23];&quot;'&quot;; &quot;\'&quot;) &amp; &quot;'&quot; &amp; IF(OR(1; [.D23]&lt;&gt;&quot;&quot;); &quot;, context = '&quot; &amp; SUBSTITUTE([.D23];&quot;'&quot;; &quot;\'&quot;) &amp; &quot;'&quot;; &quot;&quot;) &amp; &quot;, created_visa='roland', updated_visa='roland', created_date=NOW(), updated_date=NOW(); &quot; &amp; IF(OR([.F23]&lt;&gt;&quot;&quot;; [.H23]&lt;&gt;&quot;&quot;);&quot;INSERT INTO translation_target (lang, translation, translation_source_id, created_visa, updated_visa, created_date, updated_date) VALUES &quot; &amp; IF([.F23]&lt;&gt;&quot;&quot;;&quot;('de', '&quot; &amp; SUBSTITUTE([.G23];&quot;'&quot;; &quot;\'&quot;) &amp; &quot;', LAST_INSERT_ID(), 'roland', 'roland', NOW(), NOW())&quot;; &quot;&quot;) &amp; IF(AND([.F23]&lt;&gt;&quot;&quot;; [.H23]&lt;&gt;&quot;&quot;); &quot;,&quot;; &quot;&quot;) &amp; IF([.H23]&lt;&gt;&quot;&quot;;&quot;('fr', '&quot; &amp; SUBSTITUTE([.H23];&quot;'&quot;; &quot;\'&quot;) &amp; &quot;', LAST_INSERT_ID(), 'roland', 'roland', NOW(), NOW())&quot;; &quot;&quot;) &amp; &quot;;&quot;; &quot;&quot;)" office:value-type="string" office:string-value="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" calcext:value-type="string">
            <text:p>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leitung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2"/>
          <table:table-cell table:formula="of:=&quot;INSERT INTO translation_source SET source='&quot; &amp; SUBSTITUTE([.F24];&quot;'&quot;; &quot;\'&quot;) &amp; &quot;', location='&quot; &amp;SUBSTITUTE([.A24];&quot;'&quot;; &quot;\'&quot;) &amp; &quot;', field = '&quot; &amp; SUBSTITUTE([.B24];&quot;'&quot;; &quot;\'&quot;) &amp; &quot;'&quot; &amp; IF(OR(1; [.D24]&lt;&gt;&quot;&quot;); &quot;, context = '&quot; &amp; SUBSTITUTE([.D24];&quot;'&quot;; &quot;\'&quot;) &amp; &quot;'&quot;; &quot;&quot;) &amp; &quot;, created_visa='roland', updated_visa='roland', created_date=NOW(), updated_date=NOW(); &quot; &amp; IF(OR([.F24]&lt;&gt;&quot;&quot;; [.H24]&lt;&gt;&quot;&quot;);&quot;INSERT INTO translation_target (lang, translation, translation_source_id, created_visa, updated_visa, created_date, updated_date) VALUES &quot; &amp; IF([.F24]&lt;&gt;&quot;&quot;;&quot;('de', '&quot; &amp; SUBSTITUTE([.G24];&quot;'&quot;; &quot;\'&quot;) &amp; &quot;', LAST_INSERT_ID(), 'roland', 'roland', NOW(), NOW())&quot;; &quot;&quot;) &amp; IF(AND([.F24]&lt;&gt;&quot;&quot;; [.H24]&lt;&gt;&quot;&quot;); &quot;,&quot;; &quot;&quot;) &amp; IF([.H24]&lt;&gt;&quot;&quot;;&quot;('fr', '&quot; &amp; SUBSTITUTE([.H24];&quot;'&quot;; &quot;\'&quot;) &amp; &quot;', LAST_INSERT_ID(), 'roland', 'roland', NOW(), NOW())&quot;; &quot;&quot;) &amp; &quot;;&quot;; &quot;&quot;)" office:value-type="string" office:string-value="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" calcext:value-type="string">
            <text:p>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spräsidentin</text:p>
          </table:table-cell>
          <table:table-cell/>
          <table:table-cell office:value-type="string" calcext:value-type="string">
            <text:p>Présidente du Conseil d'administration</text:p>
          </table:table-cell>
          <table:table-cell table:number-columns-repeated="2"/>
          <table:table-cell table:formula="of:=&quot;INSERT INTO translation_source SET source='&quot; &amp; SUBSTITUTE([.F25];&quot;'&quot;; &quot;\'&quot;) &amp; &quot;', location='&quot; &amp;SUBSTITUTE([.A25];&quot;'&quot;; &quot;\'&quot;) &amp; &quot;', field = '&quot; &amp; SUBSTITUTE([.B25];&quot;'&quot;; &quot;\'&quot;) &amp; &quot;'&quot; &amp; IF(OR(1; [.D25]&lt;&gt;&quot;&quot;); &quot;, context = '&quot; &amp; SUBSTITUTE([.D25];&quot;'&quot;; &quot;\'&quot;) &amp; &quot;'&quot;; &quot;&quot;) &amp; &quot;, created_visa='roland', updated_visa='roland', created_date=NOW(), updated_date=NOW(); &quot; &amp; IF(OR([.F25]&lt;&gt;&quot;&quot;; [.H25]&lt;&gt;&quot;&quot;);&quot;INSERT INTO translation_target (lang, translation, translation_source_id, created_visa, updated_visa, created_date, updated_date) VALUES &quot; &amp; IF([.F25]&lt;&gt;&quot;&quot;;&quot;('de', '&quot; &amp; SUBSTITUTE([.G25];&quot;'&quot;; &quot;\'&quot;) &amp; &quot;', LAST_INSERT_ID(), 'roland', 'roland', NOW(), NOW())&quot;; &quot;&quot;) &amp; IF(AND([.F25]&lt;&gt;&quot;&quot;; [.H25]&lt;&gt;&quot;&quot;); &quot;,&quot;; &quot;&quot;) &amp; IF([.H25]&lt;&gt;&quot;&quot;;&quot;('fr', '&quot; &amp; SUBSTITUTE([.H25];&quot;'&quot;; &quot;\'&quot;) &amp; &quot;', LAST_INSERT_ID(), 'roland', 'roland', NOW(), NOW())&quot;; &quot;&quot;) &amp; &quot;;&quot;; &quot;&quot;)" office:value-type="string" office:string-value="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" calcext:value-type="string">
            <text:p>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spräsident</text:p>
          </table:table-cell>
          <table:table-cell/>
          <table:table-cell office:value-type="string" calcext:value-type="string">
            <text:p>Président du Conseil d'administration</text:p>
          </table:table-cell>
          <table:table-cell table:number-columns-repeated="2"/>
          <table:table-cell table:formula="of:=&quot;INSERT INTO translation_source SET source='&quot; &amp; SUBSTITUTE([.F26];&quot;'&quot;; &quot;\'&quot;) &amp; &quot;', location='&quot; &amp;SUBSTITUTE([.A26];&quot;'&quot;; &quot;\'&quot;) &amp; &quot;', field = '&quot; &amp; SUBSTITUTE([.B26];&quot;'&quot;; &quot;\'&quot;) &amp; &quot;'&quot; &amp; IF(OR(1; [.D26]&lt;&gt;&quot;&quot;); &quot;, context = '&quot; &amp; SUBSTITUTE([.D26];&quot;'&quot;; &quot;\'&quot;) &amp; &quot;'&quot;; &quot;&quot;) &amp; &quot;, created_visa='roland', updated_visa='roland', created_date=NOW(), updated_date=NOW(); &quot; &amp; IF(OR([.F26]&lt;&gt;&quot;&quot;; [.H26]&lt;&gt;&quot;&quot;);&quot;INSERT INTO translation_target (lang, translation, translation_source_id, created_visa, updated_visa, created_date, updated_date) VALUES &quot; &amp; IF([.F26]&lt;&gt;&quot;&quot;;&quot;('de', '&quot; &amp; SUBSTITUTE([.G26];&quot;'&quot;; &quot;\'&quot;) &amp; &quot;', LAST_INSERT_ID(), 'roland', 'roland', NOW(), NOW())&quot;; &quot;&quot;) &amp; IF(AND([.F26]&lt;&gt;&quot;&quot;; [.H26]&lt;&gt;&quot;&quot;); &quot;,&quot;; &quot;&quot;) &amp; IF([.H26]&lt;&gt;&quot;&quot;;&quot;('fr', '&quot; &amp; SUBSTITUTE([.H26];&quot;'&quot;; &quot;\'&quot;) &amp; &quot;', LAST_INSERT_ID(), 'roland', 'roland', NOW(), NOW())&quot;; &quot;&quot;) &amp; &quot;;&quot;; &quot;&quot;)" office:value-type="string" office:string-value="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" calcext:value-type="string">
            <text:p>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svizepräsidentin</text:p>
          </table:table-cell>
          <table:table-cell/>
          <table:table-cell office:value-type="string" calcext:value-type="string">
            <text:p>Vice-présidente du Conseil d'administration</text:p>
          </table:table-cell>
          <table:table-cell table:number-columns-repeated="2"/>
          <table:table-cell table:formula="of:=&quot;INSERT INTO translation_source SET source='&quot; &amp; SUBSTITUTE([.F27];&quot;'&quot;; &quot;\'&quot;) &amp; &quot;', location='&quot; &amp;SUBSTITUTE([.A27];&quot;'&quot;; &quot;\'&quot;) &amp; &quot;', field = '&quot; &amp; SUBSTITUTE([.B27];&quot;'&quot;; &quot;\'&quot;) &amp; &quot;'&quot; &amp; IF(OR(1; [.D27]&lt;&gt;&quot;&quot;); &quot;, context = '&quot; &amp; SUBSTITUTE([.D27];&quot;'&quot;; &quot;\'&quot;) &amp; &quot;'&quot;; &quot;&quot;) &amp; &quot;, created_visa='roland', updated_visa='roland', created_date=NOW(), updated_date=NOW(); &quot; &amp; IF(OR([.F27]&lt;&gt;&quot;&quot;; [.H27]&lt;&gt;&quot;&quot;);&quot;INSERT INTO translation_target (lang, translation, translation_source_id, created_visa, updated_visa, created_date, updated_date) VALUES &quot; &amp; IF([.F27]&lt;&gt;&quot;&quot;;&quot;('de', '&quot; &amp; SUBSTITUTE([.G27];&quot;'&quot;; &quot;\'&quot;) &amp; &quot;', LAST_INSERT_ID(), 'roland', 'roland', NOW(), NOW())&quot;; &quot;&quot;) &amp; IF(AND([.F27]&lt;&gt;&quot;&quot;; [.H27]&lt;&gt;&quot;&quot;); &quot;,&quot;; &quot;&quot;) &amp; IF([.H27]&lt;&gt;&quot;&quot;;&quot;('fr', '&quot; &amp; SUBSTITUTE([.H27];&quot;'&quot;; &quot;\'&quot;) &amp; &quot;', LAST_INSERT_ID(), 'roland', 'roland', NOW(), NOW())&quot;; &quot;&quot;) &amp; &quot;;&quot;; &quot;&quot;)" office:value-type="string" office:string-value="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" calcext:value-type="string">
            <text:p>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svizepräsident</text:p>
          </table:table-cell>
          <table:table-cell/>
          <table:table-cell office:value-type="string" calcext:value-type="string">
            <text:p>Vice-président du Conseil d'administration</text:p>
          </table:table-cell>
          <table:table-cell table:number-columns-repeated="2"/>
          <table:table-cell table:formula="of:=&quot;INSERT INTO translation_source SET source='&quot; &amp; SUBSTITUTE([.F28];&quot;'&quot;; &quot;\'&quot;) &amp; &quot;', location='&quot; &amp;SUBSTITUTE([.A28];&quot;'&quot;; &quot;\'&quot;) &amp; &quot;', field = '&quot; &amp; SUBSTITUTE([.B28];&quot;'&quot;; &quot;\'&quot;) &amp; &quot;'&quot; &amp; IF(OR(1; [.D28]&lt;&gt;&quot;&quot;); &quot;, context = '&quot; &amp; SUBSTITUTE([.D28];&quot;'&quot;; &quot;\'&quot;) &amp; &quot;'&quot;; &quot;&quot;) &amp; &quot;, created_visa='roland', updated_visa='roland', created_date=NOW(), updated_date=NOW(); &quot; &amp; IF(OR([.F28]&lt;&gt;&quot;&quot;; [.H28]&lt;&gt;&quot;&quot;);&quot;INSERT INTO translation_target (lang, translation, translation_source_id, created_visa, updated_visa, created_date, updated_date) VALUES &quot; &amp; IF([.F28]&lt;&gt;&quot;&quot;;&quot;('de', '&quot; &amp; SUBSTITUTE([.G28];&quot;'&quot;; &quot;\'&quot;) &amp; &quot;', LAST_INSERT_ID(), 'roland', 'roland', NOW(), NOW())&quot;; &quot;&quot;) &amp; IF(AND([.F28]&lt;&gt;&quot;&quot;; [.H28]&lt;&gt;&quot;&quot;); &quot;,&quot;; &quot;&quot;) &amp; IF([.H28]&lt;&gt;&quot;&quot;;&quot;('fr', '&quot; &amp; SUBSTITUTE([.H28];&quot;'&quot;; &quot;\'&quot;) &amp; &quot;', LAST_INSERT_ID(), 'roland', 'roland', NOW(), NOW())&quot;; &quot;&quot;) &amp; &quot;;&quot;; &quot;&quot;)" office:value-type="string" office:string-value="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" calcext:value-type="string">
            <text:p>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ätin</text:p>
          </table:table-cell>
          <table:table-cell/>
          <table:table-cell office:value-type="string" calcext:value-type="string">
            <text:p>Membre du Conseil d'administration</text:p>
          </table:table-cell>
          <table:table-cell table:number-columns-repeated="2"/>
          <table:table-cell table:formula="of:=&quot;INSERT INTO translation_source SET source='&quot; &amp; SUBSTITUTE([.F29];&quot;'&quot;; &quot;\'&quot;) &amp; &quot;', location='&quot; &amp;SUBSTITUTE([.A29];&quot;'&quot;; &quot;\'&quot;) &amp; &quot;', field = '&quot; &amp; SUBSTITUTE([.B29];&quot;'&quot;; &quot;\'&quot;) &amp; &quot;'&quot; &amp; IF(OR(1; [.D29]&lt;&gt;&quot;&quot;); &quot;, context = '&quot; &amp; SUBSTITUTE([.D29];&quot;'&quot;; &quot;\'&quot;) &amp; &quot;'&quot;; &quot;&quot;) &amp; &quot;, created_visa='roland', updated_visa='roland', created_date=NOW(), updated_date=NOW(); &quot; &amp; IF(OR([.F29]&lt;&gt;&quot;&quot;; [.H29]&lt;&gt;&quot;&quot;);&quot;INSERT INTO translation_target (lang, translation, translation_source_id, created_visa, updated_visa, created_date, updated_date) VALUES &quot; &amp; IF([.F29]&lt;&gt;&quot;&quot;;&quot;('de', '&quot; &amp; SUBSTITUTE([.G29];&quot;'&quot;; &quot;\'&quot;) &amp; &quot;', LAST_INSERT_ID(), 'roland', 'roland', NOW(), NOW())&quot;; &quot;&quot;) &amp; IF(AND([.F29]&lt;&gt;&quot;&quot;; [.H29]&lt;&gt;&quot;&quot;); &quot;,&quot;; &quot;&quot;) &amp; IF([.H29]&lt;&gt;&quot;&quot;;&quot;('fr', '&quot; &amp; SUBSTITUTE([.H29];&quot;'&quot;; &quot;\'&quot;) &amp; &quot;', LAST_INSERT_ID(), 'roland', 'roland', NOW(), NOW())&quot;; &quot;&quot;) &amp; &quot;;&quot;; &quot;&quot;)" office:value-type="string" office:string-value="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" calcext:value-type="string">
            <text:p>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</text:p>
          </table:table-cell>
          <table:table-cell/>
          <table:table-cell office:value-type="string" calcext:value-type="string">
            <text:p>Membre du Conseil d'administration</text:p>
          </table:table-cell>
          <table:table-cell table:number-columns-repeated="2"/>
          <table:table-cell table:formula="of:=&quot;INSERT INTO translation_source SET source='&quot; &amp; SUBSTITUTE([.F30];&quot;'&quot;; &quot;\'&quot;) &amp; &quot;', location='&quot; &amp;SUBSTITUTE([.A30];&quot;'&quot;; &quot;\'&quot;) &amp; &quot;', field = '&quot; &amp; SUBSTITUTE([.B30];&quot;'&quot;; &quot;\'&quot;) &amp; &quot;'&quot; &amp; IF(OR(1; [.D30]&lt;&gt;&quot;&quot;); &quot;, context = '&quot; &amp; SUBSTITUTE([.D30];&quot;'&quot;; &quot;\'&quot;) &amp; &quot;'&quot;; &quot;&quot;) &amp; &quot;, created_visa='roland', updated_visa='roland', created_date=NOW(), updated_date=NOW(); &quot; &amp; IF(OR([.F30]&lt;&gt;&quot;&quot;; [.H30]&lt;&gt;&quot;&quot;);&quot;INSERT INTO translation_target (lang, translation, translation_source_id, created_visa, updated_visa, created_date, updated_date) VALUES &quot; &amp; IF([.F30]&lt;&gt;&quot;&quot;;&quot;('de', '&quot; &amp; SUBSTITUTE([.G30];&quot;'&quot;; &quot;\'&quot;) &amp; &quot;', LAST_INSERT_ID(), 'roland', 'roland', NOW(), NOW())&quot;; &quot;&quot;) &amp; IF(AND([.F30]&lt;&gt;&quot;&quot;; [.H30]&lt;&gt;&quot;&quot;); &quot;,&quot;; &quot;&quot;) &amp; IF([.H30]&lt;&gt;&quot;&quot;;&quot;('fr', '&quot; &amp; SUBSTITUTE([.H30];&quot;'&quot;; &quot;\'&quot;) &amp; &quot;', LAST_INSERT_ID(), 'roland', 'roland', NOW(), NOW())&quot;; &quot;&quot;) &amp; &quot;;&quot;; &quot;&quot;)" office:value-type="string" office:string-value="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" calcext:value-type="string">
            <text:p>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rin (CEO)</text:p>
          </table:table-cell>
          <table:table-cell/>
          <table:table-cell office:value-type="string" calcext:value-type="string">
            <text:p>Administratrice (CEO)</text:p>
          </table:table-cell>
          <table:table-cell table:number-columns-repeated="2"/>
          <table:table-cell table:formula="of:=&quot;INSERT INTO translation_source SET source='&quot; &amp; SUBSTITUTE([.F31];&quot;'&quot;; &quot;\'&quot;) &amp; &quot;', location='&quot; &amp;SUBSTITUTE([.A31];&quot;'&quot;; &quot;\'&quot;) &amp; &quot;', field = '&quot; &amp; SUBSTITUTE([.B31];&quot;'&quot;; &quot;\'&quot;) &amp; &quot;'&quot; &amp; IF(OR(1; [.D31]&lt;&gt;&quot;&quot;); &quot;, context = '&quot; &amp; SUBSTITUTE([.D31];&quot;'&quot;; &quot;\'&quot;) &amp; &quot;'&quot;; &quot;&quot;) &amp; &quot;, created_visa='roland', updated_visa='roland', created_date=NOW(), updated_date=NOW(); &quot; &amp; IF(OR([.F31]&lt;&gt;&quot;&quot;; [.H31]&lt;&gt;&quot;&quot;);&quot;INSERT INTO translation_target (lang, translation, translation_source_id, created_visa, updated_visa, created_date, updated_date) VALUES &quot; &amp; IF([.F31]&lt;&gt;&quot;&quot;;&quot;('de', '&quot; &amp; SUBSTITUTE([.G31];&quot;'&quot;; &quot;\'&quot;) &amp; &quot;', LAST_INSERT_ID(), 'roland', 'roland', NOW(), NOW())&quot;; &quot;&quot;) &amp; IF(AND([.F31]&lt;&gt;&quot;&quot;; [.H31]&lt;&gt;&quot;&quot;); &quot;,&quot;; &quot;&quot;) &amp; IF([.H31]&lt;&gt;&quot;&quot;;&quot;('fr', '&quot; &amp; SUBSTITUTE([.H31];&quot;'&quot;; &quot;\'&quot;) &amp; &quot;', LAST_INSERT_ID(), 'roland', 'roland', NOW(), NOW())&quot;; &quot;&quot;) &amp; &quot;;&quot;; &quot;&quot;)" office:value-type="string" office:string-value="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" calcext:value-type="string">
            <text:p>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r (CEO)</text:p>
          </table:table-cell>
          <table:table-cell/>
          <table:table-cell office:value-type="string" calcext:value-type="string">
            <text:p>Administrateur (CEO)</text:p>
          </table:table-cell>
          <table:table-cell table:number-columns-repeated="2"/>
          <table:table-cell table:formula="of:=&quot;INSERT INTO translation_source SET source='&quot; &amp; SUBSTITUTE([.F32];&quot;'&quot;; &quot;\'&quot;) &amp; &quot;', location='&quot; &amp;SUBSTITUTE([.A32];&quot;'&quot;; &quot;\'&quot;) &amp; &quot;', field = '&quot; &amp; SUBSTITUTE([.B32];&quot;'&quot;; &quot;\'&quot;) &amp; &quot;'&quot; &amp; IF(OR(1; [.D32]&lt;&gt;&quot;&quot;); &quot;, context = '&quot; &amp; SUBSTITUTE([.D32];&quot;'&quot;; &quot;\'&quot;) &amp; &quot;'&quot;; &quot;&quot;) &amp; &quot;, created_visa='roland', updated_visa='roland', created_date=NOW(), updated_date=NOW(); &quot; &amp; IF(OR([.F32]&lt;&gt;&quot;&quot;; [.H32]&lt;&gt;&quot;&quot;);&quot;INSERT INTO translation_target (lang, translation, translation_source_id, created_visa, updated_visa, created_date, updated_date) VALUES &quot; &amp; IF([.F32]&lt;&gt;&quot;&quot;;&quot;('de', '&quot; &amp; SUBSTITUTE([.G32];&quot;'&quot;; &quot;\'&quot;) &amp; &quot;', LAST_INSERT_ID(), 'roland', 'roland', NOW(), NOW())&quot;; &quot;&quot;) &amp; IF(AND([.F32]&lt;&gt;&quot;&quot;; [.H32]&lt;&gt;&quot;&quot;); &quot;,&quot;; &quot;&quot;) &amp; IF([.H32]&lt;&gt;&quot;&quot;;&quot;('fr', '&quot; &amp; SUBSTITUTE([.H32];&quot;'&quot;; &quot;\'&quot;) &amp; &quot;', LAST_INSERT_ID(), 'roland', 'roland', NOW(), NOW())&quot;; &quot;&quot;) &amp; &quot;;&quot;; &quot;&quot;)" office:value-type="string" office:string-value="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" calcext:value-type="string">
            <text:p>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spräsidentin</text:p>
          </table:table-cell>
          <table:table-cell/>
          <table:table-cell office:value-type="string" calcext:value-type="string">
            <text:p>Présidente du Comité</text:p>
          </table:table-cell>
          <table:table-cell table:number-columns-repeated="2"/>
          <table:table-cell table:formula="of:=&quot;INSERT INTO translation_source SET source='&quot; &amp; SUBSTITUTE([.F33];&quot;'&quot;; &quot;\'&quot;) &amp; &quot;', location='&quot; &amp;SUBSTITUTE([.A33];&quot;'&quot;; &quot;\'&quot;) &amp; &quot;', field = '&quot; &amp; SUBSTITUTE([.B33];&quot;'&quot;; &quot;\'&quot;) &amp; &quot;'&quot; &amp; IF(OR(1; [.D33]&lt;&gt;&quot;&quot;); &quot;, context = '&quot; &amp; SUBSTITUTE([.D33];&quot;'&quot;; &quot;\'&quot;) &amp; &quot;'&quot;; &quot;&quot;) &amp; &quot;, created_visa='roland', updated_visa='roland', created_date=NOW(), updated_date=NOW(); &quot; &amp; IF(OR([.F33]&lt;&gt;&quot;&quot;; [.H33]&lt;&gt;&quot;&quot;);&quot;INSERT INTO translation_target (lang, translation, translation_source_id, created_visa, updated_visa, created_date, updated_date) VALUES &quot; &amp; IF([.F33]&lt;&gt;&quot;&quot;;&quot;('de', '&quot; &amp; SUBSTITUTE([.G33];&quot;'&quot;; &quot;\'&quot;) &amp; &quot;', LAST_INSERT_ID(), 'roland', 'roland', NOW(), NOW())&quot;; &quot;&quot;) &amp; IF(AND([.F33]&lt;&gt;&quot;&quot;; [.H33]&lt;&gt;&quot;&quot;); &quot;,&quot;; &quot;&quot;) &amp; IF([.H33]&lt;&gt;&quot;&quot;;&quot;('fr', '&quot; &amp; SUBSTITUTE([.H33];&quot;'&quot;; &quot;\'&quot;) &amp; &quot;', LAST_INSERT_ID(), 'roland', 'roland', NOW(), NOW())&quot;; &quot;&quot;) &amp; &quot;;&quot;; &quot;&quot;)" office:value-type="string" office:string-value="INSERT INTO translation_source SET source='Vorstand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" calcext:value-type="string">
            <text:p>INSERT INTO translation_source SET source='Vorstand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spräsident</text:p>
          </table:table-cell>
          <table:table-cell/>
          <table:table-cell office:value-type="string" calcext:value-type="string">
            <text:p>Président du Comité</text:p>
          </table:table-cell>
          <table:table-cell table:number-columns-repeated="2"/>
          <table:table-cell table:formula="of:=&quot;INSERT INTO translation_source SET source='&quot; &amp; SUBSTITUTE([.F34];&quot;'&quot;; &quot;\'&quot;) &amp; &quot;', location='&quot; &amp;SUBSTITUTE([.A34];&quot;'&quot;; &quot;\'&quot;) &amp; &quot;', field = '&quot; &amp; SUBSTITUTE([.B34];&quot;'&quot;; &quot;\'&quot;) &amp; &quot;'&quot; &amp; IF(OR(1; [.D34]&lt;&gt;&quot;&quot;); &quot;, context = '&quot; &amp; SUBSTITUTE([.D34];&quot;'&quot;; &quot;\'&quot;) &amp; &quot;'&quot;; &quot;&quot;) &amp; &quot;, created_visa='roland', updated_visa='roland', created_date=NOW(), updated_date=NOW(); &quot; &amp; IF(OR([.F34]&lt;&gt;&quot;&quot;; [.H34]&lt;&gt;&quot;&quot;);&quot;INSERT INTO translation_target (lang, translation, translation_source_id, created_visa, updated_visa, created_date, updated_date) VALUES &quot; &amp; IF([.F34]&lt;&gt;&quot;&quot;;&quot;('de', '&quot; &amp; SUBSTITUTE([.G34];&quot;'&quot;; &quot;\'&quot;) &amp; &quot;', LAST_INSERT_ID(), 'roland', 'roland', NOW(), NOW())&quot;; &quot;&quot;) &amp; IF(AND([.F34]&lt;&gt;&quot;&quot;; [.H34]&lt;&gt;&quot;&quot;); &quot;,&quot;; &quot;&quot;) &amp; IF([.H34]&lt;&gt;&quot;&quot;;&quot;('fr', '&quot; &amp; SUBSTITUTE([.H34];&quot;'&quot;; &quot;\'&quot;) &amp; &quot;', LAST_INSERT_ID(), 'roland', 'roland', NOW(), NOW())&quot;; &quot;&quot;) &amp; &quot;;&quot;; &quot;&quot;)" office:value-type="string" office:string-value="INSERT INTO translation_source SET source='Vorstand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" calcext:value-type="string">
            <text:p>INSERT INTO translation_source SET source='Vorstand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svizepräsidentin</text:p>
          </table:table-cell>
          <table:table-cell/>
          <table:table-cell office:value-type="string" calcext:value-type="string">
            <text:p>Vice-présidente du Comité</text:p>
          </table:table-cell>
          <table:table-cell table:number-columns-repeated="2"/>
          <table:table-cell table:formula="of:=&quot;INSERT INTO translation_source SET source='&quot; &amp; SUBSTITUTE([.F35];&quot;'&quot;; &quot;\'&quot;) &amp; &quot;', location='&quot; &amp;SUBSTITUTE([.A35];&quot;'&quot;; &quot;\'&quot;) &amp; &quot;', field = '&quot; &amp; SUBSTITUTE([.B35];&quot;'&quot;; &quot;\'&quot;) &amp; &quot;'&quot; &amp; IF(OR(1; [.D35]&lt;&gt;&quot;&quot;); &quot;, context = '&quot; &amp; SUBSTITUTE([.D35];&quot;'&quot;; &quot;\'&quot;) &amp; &quot;'&quot;; &quot;&quot;) &amp; &quot;, created_visa='roland', updated_visa='roland', created_date=NOW(), updated_date=NOW(); &quot; &amp; IF(OR([.F35]&lt;&gt;&quot;&quot;; [.H35]&lt;&gt;&quot;&quot;);&quot;INSERT INTO translation_target (lang, translation, translation_source_id, created_visa, updated_visa, created_date, updated_date) VALUES &quot; &amp; IF([.F35]&lt;&gt;&quot;&quot;;&quot;('de', '&quot; &amp; SUBSTITUTE([.G35];&quot;'&quot;; &quot;\'&quot;) &amp; &quot;', LAST_INSERT_ID(), 'roland', 'roland', NOW(), NOW())&quot;; &quot;&quot;) &amp; IF(AND([.F35]&lt;&gt;&quot;&quot;; [.H35]&lt;&gt;&quot;&quot;); &quot;,&quot;; &quot;&quot;) &amp; IF([.H35]&lt;&gt;&quot;&quot;;&quot;('fr', '&quot; &amp; SUBSTITUTE([.H35];&quot;'&quot;; &quot;\'&quot;) &amp; &quot;', LAST_INSERT_ID(), 'roland', 'roland', NOW(), NOW())&quot;; &quot;&quot;) &amp; &quot;;&quot;; &quot;&quot;)" office:value-type="string" office:string-value="INSERT INTO translation_source SET source='Vorstand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" calcext:value-type="string">
            <text:p>INSERT INTO translation_source SET source='Vorstand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svizepräsident</text:p>
          </table:table-cell>
          <table:table-cell/>
          <table:table-cell office:value-type="string" calcext:value-type="string">
            <text:p>Vice-président du Comité</text:p>
          </table:table-cell>
          <table:table-cell table:number-columns-repeated="2"/>
          <table:table-cell table:formula="of:=&quot;INSERT INTO translation_source SET source='&quot; &amp; SUBSTITUTE([.F36];&quot;'&quot;; &quot;\'&quot;) &amp; &quot;', location='&quot; &amp;SUBSTITUTE([.A36];&quot;'&quot;; &quot;\'&quot;) &amp; &quot;', field = '&quot; &amp; SUBSTITUTE([.B36];&quot;'&quot;; &quot;\'&quot;) &amp; &quot;'&quot; &amp; IF(OR(1; [.D36]&lt;&gt;&quot;&quot;); &quot;, context = '&quot; &amp; SUBSTITUTE([.D36];&quot;'&quot;; &quot;\'&quot;) &amp; &quot;'&quot;; &quot;&quot;) &amp; &quot;, created_visa='roland', updated_visa='roland', created_date=NOW(), updated_date=NOW(); &quot; &amp; IF(OR([.F36]&lt;&gt;&quot;&quot;; [.H36]&lt;&gt;&quot;&quot;);&quot;INSERT INTO translation_target (lang, translation, translation_source_id, created_visa, updated_visa, created_date, updated_date) VALUES &quot; &amp; IF([.F36]&lt;&gt;&quot;&quot;;&quot;('de', '&quot; &amp; SUBSTITUTE([.G36];&quot;'&quot;; &quot;\'&quot;) &amp; &quot;', LAST_INSERT_ID(), 'roland', 'roland', NOW(), NOW())&quot;; &quot;&quot;) &amp; IF(AND([.F36]&lt;&gt;&quot;&quot;; [.H36]&lt;&gt;&quot;&quot;); &quot;,&quot;; &quot;&quot;) &amp; IF([.H36]&lt;&gt;&quot;&quot;;&quot;('fr', '&quot; &amp; SUBSTITUTE([.H36];&quot;'&quot;; &quot;\'&quot;) &amp; &quot;', LAST_INSERT_ID(), 'roland', 'roland', NOW(), NOW())&quot;; &quot;&quot;) &amp; &quot;;&quot;; &quot;&quot;)" office:value-type="string" office:string-value="INSERT INTO translation_source SET source='Vorstand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" calcext:value-type="string">
            <text:p>INSERT INTO translation_source SET source='Vorstand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</text:p>
          </table:table-cell>
          <table:table-cell/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F37];&quot;'&quot;; &quot;\'&quot;) &amp; &quot;', location='&quot; &amp;SUBSTITUTE([.A37];&quot;'&quot;; &quot;\'&quot;) &amp; &quot;', field = '&quot; &amp; SUBSTITUTE([.B37];&quot;'&quot;; &quot;\'&quot;) &amp; &quot;'&quot; &amp; IF(OR(1; [.D37]&lt;&gt;&quot;&quot;); &quot;, context = '&quot; &amp; SUBSTITUTE([.D37];&quot;'&quot;; &quot;\'&quot;) &amp; &quot;'&quot;; &quot;&quot;) &amp; &quot;, created_visa='roland', updated_visa='roland', created_date=NOW(), updated_date=NOW(); &quot; &amp; IF(OR([.F37]&lt;&gt;&quot;&quot;; [.H37]&lt;&gt;&quot;&quot;);&quot;INSERT INTO translation_target (lang, translation, translation_source_id, created_visa, updated_visa, created_date, updated_date) VALUES &quot; &amp; IF([.F37]&lt;&gt;&quot;&quot;;&quot;('de', '&quot; &amp; SUBSTITUTE([.G37];&quot;'&quot;; &quot;\'&quot;) &amp; &quot;', LAST_INSERT_ID(), 'roland', 'roland', NOW(), NOW())&quot;; &quot;&quot;) &amp; IF(AND([.F37]&lt;&gt;&quot;&quot;; [.H37]&lt;&gt;&quot;&quot;); &quot;,&quot;; &quot;&quot;) &amp; IF([.H37]&lt;&gt;&quot;&quot;;&quot;('fr', '&quot; &amp; SUBSTITUTE([.H37];&quot;'&quot;; &quot;\'&quot;) &amp; &quot;', LAST_INSERT_ID(), 'roland', 'roland', NOW(), NOW())&quot;; &quot;&quot;) &amp; &quot;;&quot;; &quot;&quot;)" office:value-type="string" office:string-value="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" calcext:value-type="string">
            <text:p>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irat/Patronatskomitee/Expertenkommission/Advisory Board</text:p>
          </table:table-cell>
          <table:table-cell/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F38];&quot;'&quot;; &quot;\'&quot;) &amp; &quot;', location='&quot; &amp;SUBSTITUTE([.A38];&quot;'&quot;; &quot;\'&quot;) &amp; &quot;', field = '&quot; &amp; SUBSTITUTE([.B38];&quot;'&quot;; &quot;\'&quot;) &amp; &quot;'&quot; &amp; IF(OR(1; [.D38]&lt;&gt;&quot;&quot;); &quot;, context = '&quot; &amp; SUBSTITUTE([.D38];&quot;'&quot;; &quot;\'&quot;) &amp; &quot;'&quot;; &quot;&quot;) &amp; &quot;, created_visa='roland', updated_visa='roland', created_date=NOW(), updated_date=NOW(); &quot; &amp; IF(OR([.F38]&lt;&gt;&quot;&quot;; [.H38]&lt;&gt;&quot;&quot;);&quot;INSERT INTO translation_target (lang, translation, translation_source_id, created_visa, updated_visa, created_date, updated_date) VALUES &quot; &amp; IF([.F38]&lt;&gt;&quot;&quot;;&quot;('de', '&quot; &amp; SUBSTITUTE([.G38];&quot;'&quot;; &quot;\'&quot;) &amp; &quot;', LAST_INSERT_ID(), 'roland', 'roland', NOW(), NOW())&quot;; &quot;&quot;) &amp; IF(AND([.F38]&lt;&gt;&quot;&quot;; [.H38]&lt;&gt;&quot;&quot;); &quot;,&quot;; &quot;&quot;) &amp; IF([.H38]&lt;&gt;&quot;&quot;;&quot;('fr', '&quot; &amp; SUBSTITUTE([.H38];&quot;'&quot;; &quot;\'&quot;) &amp; &quot;', LAST_INSERT_ID(), 'roland', 'roland', NOW(), NOW())&quot;; &quot;&quot;) &amp; &quot;;&quot;; &quot;&quot;)" office:value-type="string" office:string-value="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ehr geehrter Herr</text:p>
          </table:table-cell>
          <table:table-cell/>
          <table:table-cell office:value-type="string" calcext:value-type="string">
            <text:p>Monsieur</text:p>
          </table:table-cell>
          <table:table-cell table:number-columns-repeated="2"/>
          <table:table-cell table:formula="of:=&quot;INSERT INTO translation_source SET source='&quot; &amp; SUBSTITUTE([.F39];&quot;'&quot;; &quot;\'&quot;) &amp; &quot;', location='&quot; &amp;SUBSTITUTE([.A39];&quot;'&quot;; &quot;\'&quot;) &amp; &quot;', field = '&quot; &amp; SUBSTITUTE([.B39];&quot;'&quot;; &quot;\'&quot;) &amp; &quot;'&quot; &amp; IF(OR(1; [.D39]&lt;&gt;&quot;&quot;); &quot;, context = '&quot; &amp; SUBSTITUTE([.D39];&quot;'&quot;; &quot;\'&quot;) &amp; &quot;'&quot;; &quot;&quot;) &amp; &quot;, created_visa='roland', updated_visa='roland', created_date=NOW(), updated_date=NOW(); &quot; &amp; IF(OR([.F39]&lt;&gt;&quot;&quot;; [.H39]&lt;&gt;&quot;&quot;);&quot;INSERT INTO translation_target (lang, translation, translation_source_id, created_visa, updated_visa, created_date, updated_date) VALUES &quot; &amp; IF([.F39]&lt;&gt;&quot;&quot;;&quot;('de', '&quot; &amp; SUBSTITUTE([.G39];&quot;'&quot;; &quot;\'&quot;) &amp; &quot;', LAST_INSERT_ID(), 'roland', 'roland', NOW(), NOW())&quot;; &quot;&quot;) &amp; IF(AND([.F39]&lt;&gt;&quot;&quot;; [.H39]&lt;&gt;&quot;&quot;); &quot;,&quot;; &quot;&quot;) &amp; IF([.H39]&lt;&gt;&quot;&quot;;&quot;('fr', '&quot; &amp; SUBSTITUTE([.H39];&quot;'&quot;; &quot;\'&quot;) &amp; &quot;', LAST_INSERT_ID(), 'roland', 'roland', NOW(), NOW())&quot;; &quot;&quot;) &amp; &quot;;&quot;; &quot;&quot;)" office:value-type="string" office:string-value="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" calcext:value-type="string">
            <text:p>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ehr geehrte Frau</text:p>
          </table:table-cell>
          <table:table-cell/>
          <table:table-cell office:value-type="string" calcext:value-type="string">
            <text:p>Madame</text:p>
          </table:table-cell>
          <table:table-cell table:number-columns-repeated="2"/>
          <table:table-cell table:formula="of:=&quot;INSERT INTO translation_source SET source='&quot; &amp; SUBSTITUTE([.F40];&quot;'&quot;; &quot;\'&quot;) &amp; &quot;', location='&quot; &amp;SUBSTITUTE([.A40];&quot;'&quot;; &quot;\'&quot;) &amp; &quot;', field = '&quot; &amp; SUBSTITUTE([.B40];&quot;'&quot;; &quot;\'&quot;) &amp; &quot;'&quot; &amp; IF(OR(1; [.D40]&lt;&gt;&quot;&quot;); &quot;, context = '&quot; &amp; SUBSTITUTE([.D40];&quot;'&quot;; &quot;\'&quot;) &amp; &quot;'&quot;; &quot;&quot;) &amp; &quot;, created_visa='roland', updated_visa='roland', created_date=NOW(), updated_date=NOW(); &quot; &amp; IF(OR([.F40]&lt;&gt;&quot;&quot;; [.H40]&lt;&gt;&quot;&quot;);&quot;INSERT INTO translation_target (lang, translation, translation_source_id, created_visa, updated_visa, created_date, updated_date) VALUES &quot; &amp; IF([.F40]&lt;&gt;&quot;&quot;;&quot;('de', '&quot; &amp; SUBSTITUTE([.G40];&quot;'&quot;; &quot;\'&quot;) &amp; &quot;', LAST_INSERT_ID(), 'roland', 'roland', NOW(), NOW())&quot;; &quot;&quot;) &amp; IF(AND([.F40]&lt;&gt;&quot;&quot;; [.H40]&lt;&gt;&quot;&quot;); &quot;,&quot;; &quot;&quot;) &amp; IF([.H40]&lt;&gt;&quot;&quot;;&quot;('fr', '&quot; &amp; SUBSTITUTE([.H40];&quot;'&quot;; &quot;\'&quot;) &amp; &quot;', LAST_INSERT_ID(), 'roland', 'roland', NOW(), NOW())&quot;; &quot;&quot;) &amp; &quot;;&quot;; &quot;&quot;)" office:value-type="string" office:string-value="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" calcext:value-type="string">
            <text:p>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ehr geehrte(r) Herr/Frau</text:p>
          </table:table-cell>
          <table:table-cell/>
          <table:table-cell office:value-type="string" calcext:value-type="string">
            <text:p>Madame, Monsieur</text:p>
          </table:table-cell>
          <table:table-cell table:number-columns-repeated="2"/>
          <table:table-cell table:formula="of:=&quot;INSERT INTO translation_source SET source='&quot; &amp; SUBSTITUTE([.F41];&quot;'&quot;; &quot;\'&quot;) &amp; &quot;', location='&quot; &amp;SUBSTITUTE([.A41];&quot;'&quot;; &quot;\'&quot;) &amp; &quot;', field = '&quot; &amp; SUBSTITUTE([.B41];&quot;'&quot;; &quot;\'&quot;) &amp; &quot;'&quot; &amp; IF(OR(1; [.D41]&lt;&gt;&quot;&quot;); &quot;, context = '&quot; &amp; SUBSTITUTE([.D41];&quot;'&quot;; &quot;\'&quot;) &amp; &quot;'&quot;; &quot;&quot;) &amp; &quot;, created_visa='roland', updated_visa='roland', created_date=NOW(), updated_date=NOW(); &quot; &amp; IF(OR([.F41]&lt;&gt;&quot;&quot;; [.H41]&lt;&gt;&quot;&quot;);&quot;INSERT INTO translation_target (lang, translation, translation_source_id, created_visa, updated_visa, created_date, updated_date) VALUES &quot; &amp; IF([.F41]&lt;&gt;&quot;&quot;;&quot;('de', '&quot; &amp; SUBSTITUTE([.G41];&quot;'&quot;; &quot;\'&quot;) &amp; &quot;', LAST_INSERT_ID(), 'roland', 'roland', NOW(), NOW())&quot;; &quot;&quot;) &amp; IF(AND([.F41]&lt;&gt;&quot;&quot;; [.H41]&lt;&gt;&quot;&quot;); &quot;,&quot;; &quot;&quot;) &amp; IF([.H41]&lt;&gt;&quot;&quot;;&quot;('fr', '&quot; &amp; SUBSTITUTE([.H41];&quot;'&quot;; &quot;\'&quot;) &amp; &quot;', LAST_INSERT_ID(), 'roland', 'roland', NOW(), NOW())&quot;; &quot;&quot;) &amp; &quot;;&quot;; &quot;&quot;)" office:value-type="string" office:string-value="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" calcext:value-type="string">
            <text:p>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SA</text:p>
          </table:table-cell>
          <table:table-cell table:number-columns-repeated="2"/>
          <table:table-cell table:formula="of:=&quot;INSERT INTO translation_source SET source='&quot; &amp; SUBSTITUTE([.F42];&quot;'&quot;; &quot;\'&quot;) &amp; &quot;', location='&quot; &amp;SUBSTITUTE([.A42];&quot;'&quot;; &quot;\'&quot;) &amp; &quot;', field = '&quot; &amp; SUBSTITUTE([.B42];&quot;'&quot;; &quot;\'&quot;) &amp; &quot;'&quot; &amp; IF(OR(1; [.D42]&lt;&gt;&quot;&quot;); &quot;, context = '&quot; &amp; SUBSTITUTE([.D42];&quot;'&quot;; &quot;\'&quot;) &amp; &quot;'&quot;; &quot;&quot;) &amp; &quot;, created_visa='roland', updated_visa='roland', created_date=NOW(), updated_date=NOW(); &quot; &amp; IF(OR([.F42]&lt;&gt;&quot;&quot;; [.H42]&lt;&gt;&quot;&quot;);&quot;INSERT INTO translation_target (lang, translation, translation_source_id, created_visa, updated_visa, created_date, updated_date) VALUES &quot; &amp; IF([.F42]&lt;&gt;&quot;&quot;;&quot;('de', '&quot; &amp; SUBSTITUTE([.G42];&quot;'&quot;; &quot;\'&quot;) &amp; &quot;', LAST_INSERT_ID(), 'roland', 'roland', NOW(), NOW())&quot;; &quot;&quot;) &amp; IF(AND([.F42]&lt;&gt;&quot;&quot;; [.H42]&lt;&gt;&quot;&quot;); &quot;,&quot;; &quot;&quot;) &amp; IF([.H42]&lt;&gt;&quot;&quot;;&quot;('fr', '&quot; &amp; SUBSTITUTE([.H42];&quot;'&quot;; &quot;\'&quot;) &amp; &quot;', LAST_INSERT_ID(), 'roland', 'roland', NOW(), NOW())&quot;; &quot;&quot;) &amp; &quot;;&quot;; &quot;&quot;)" office:value-type="string" office:string-value="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" calcext:value-type="string">
            <text:p>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mbH</text:p>
          </table:table-cell>
          <table:table-cell/>
          <table:table-cell office:value-type="string" calcext:value-type="string">
            <text:p>SARL </text:p>
          </table:table-cell>
          <table:table-cell table:number-columns-repeated="2"/>
          <table:table-cell table:formula="of:=&quot;INSERT INTO translation_source SET source='&quot; &amp; SUBSTITUTE([.F43];&quot;'&quot;; &quot;\'&quot;) &amp; &quot;', location='&quot; &amp;SUBSTITUTE([.A43];&quot;'&quot;; &quot;\'&quot;) &amp; &quot;', field = '&quot; &amp; SUBSTITUTE([.B43];&quot;'&quot;; &quot;\'&quot;) &amp; &quot;'&quot; &amp; IF(OR(1; [.D43]&lt;&gt;&quot;&quot;); &quot;, context = '&quot; &amp; SUBSTITUTE([.D43];&quot;'&quot;; &quot;\'&quot;) &amp; &quot;'&quot;; &quot;&quot;) &amp; &quot;, created_visa='roland', updated_visa='roland', created_date=NOW(), updated_date=NOW(); &quot; &amp; IF(OR([.F43]&lt;&gt;&quot;&quot;; [.H43]&lt;&gt;&quot;&quot;);&quot;INSERT INTO translation_target (lang, translation, translation_source_id, created_visa, updated_visa, created_date, updated_date) VALUES &quot; &amp; IF([.F43]&lt;&gt;&quot;&quot;;&quot;('de', '&quot; &amp; SUBSTITUTE([.G43];&quot;'&quot;; &quot;\'&quot;) &amp; &quot;', LAST_INSERT_ID(), 'roland', 'roland', NOW(), NOW())&quot;; &quot;&quot;) &amp; IF(AND([.F43]&lt;&gt;&quot;&quot;; [.H43]&lt;&gt;&quot;&quot;); &quot;,&quot;; &quot;&quot;) &amp; IF([.H43]&lt;&gt;&quot;&quot;;&quot;('fr', '&quot; &amp; SUBSTITUTE([.H43];&quot;'&quot;; &quot;\'&quot;) &amp; &quot;', LAST_INSERT_ID(), 'roland', 'roland', NOW(), NOW())&quot;; &quot;&quot;) &amp; &quot;;&quot;; &quot;&quot;)" office:value-type="string" office:string-value="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" calcext:value-type="string">
            <text:p>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</text:p>
          </table:table-cell>
          <table:table-cell/>
          <table:table-cell office:value-type="string" calcext:value-type="string">
            <text:p>Fondation</text:p>
          </table:table-cell>
          <table:table-cell table:number-columns-repeated="2"/>
          <table:table-cell table:formula="of:=&quot;INSERT INTO translation_source SET source='&quot; &amp; SUBSTITUTE([.F44];&quot;'&quot;; &quot;\'&quot;) &amp; &quot;', location='&quot; &amp;SUBSTITUTE([.A44];&quot;'&quot;; &quot;\'&quot;) &amp; &quot;', field = '&quot; &amp; SUBSTITUTE([.B44];&quot;'&quot;; &quot;\'&quot;) &amp; &quot;'&quot; &amp; IF(OR(1; [.D44]&lt;&gt;&quot;&quot;); &quot;, context = '&quot; &amp; SUBSTITUTE([.D44];&quot;'&quot;; &quot;\'&quot;) &amp; &quot;'&quot;; &quot;&quot;) &amp; &quot;, created_visa='roland', updated_visa='roland', created_date=NOW(), updated_date=NOW(); &quot; &amp; IF(OR([.F44]&lt;&gt;&quot;&quot;; [.H44]&lt;&gt;&quot;&quot;);&quot;INSERT INTO translation_target (lang, translation, translation_source_id, created_visa, updated_visa, created_date, updated_date) VALUES &quot; &amp; IF([.F44]&lt;&gt;&quot;&quot;;&quot;('de', '&quot; &amp; SUBSTITUTE([.G44];&quot;'&quot;; &quot;\'&quot;) &amp; &quot;', LAST_INSERT_ID(), 'roland', 'roland', NOW(), NOW())&quot;; &quot;&quot;) &amp; IF(AND([.F44]&lt;&gt;&quot;&quot;; [.H44]&lt;&gt;&quot;&quot;); &quot;,&quot;; &quot;&quot;) &amp; IF([.H44]&lt;&gt;&quot;&quot;;&quot;('fr', '&quot; &amp; SUBSTITUTE([.H44];&quot;'&quot;; &quot;\'&quot;) &amp; &quot;', LAST_INSERT_ID(), 'roland', 'roland', NOW(), NOW())&quot;; &quot;&quot;) &amp; &quot;;&quot;; &quot;&quot;)" office:value-type="string" office:string-value="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" calcext:value-type="string">
            <text:p>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ein</text:p>
          </table:table-cell>
          <table:table-cell/>
          <table:table-cell office:value-type="string" calcext:value-type="string">
            <text:p>Association</text:p>
          </table:table-cell>
          <table:table-cell table:number-columns-repeated="2"/>
          <table:table-cell table:formula="of:=&quot;INSERT INTO translation_source SET source='&quot; &amp; SUBSTITUTE([.F45];&quot;'&quot;; &quot;\'&quot;) &amp; &quot;', location='&quot; &amp;SUBSTITUTE([.A45];&quot;'&quot;; &quot;\'&quot;) &amp; &quot;', field = '&quot; &amp; SUBSTITUTE([.B45];&quot;'&quot;; &quot;\'&quot;) &amp; &quot;'&quot; &amp; IF(OR(1; [.D45]&lt;&gt;&quot;&quot;); &quot;, context = '&quot; &amp; SUBSTITUTE([.D45];&quot;'&quot;; &quot;\'&quot;) &amp; &quot;'&quot;; &quot;&quot;) &amp; &quot;, created_visa='roland', updated_visa='roland', created_date=NOW(), updated_date=NOW(); &quot; &amp; IF(OR([.F45]&lt;&gt;&quot;&quot;; [.H45]&lt;&gt;&quot;&quot;);&quot;INSERT INTO translation_target (lang, translation, translation_source_id, created_visa, updated_visa, created_date, updated_date) VALUES &quot; &amp; IF([.F45]&lt;&gt;&quot;&quot;;&quot;('de', '&quot; &amp; SUBSTITUTE([.G45];&quot;'&quot;; &quot;\'&quot;) &amp; &quot;', LAST_INSERT_ID(), 'roland', 'roland', NOW(), NOW())&quot;; &quot;&quot;) &amp; IF(AND([.F45]&lt;&gt;&quot;&quot;; [.H45]&lt;&gt;&quot;&quot;); &quot;,&quot;; &quot;&quot;) &amp; IF([.H45]&lt;&gt;&quot;&quot;;&quot;('fr', '&quot; &amp; SUBSTITUTE([.H45];&quot;'&quot;; &quot;\'&quot;) &amp; &quot;', LAST_INSERT_ID(), 'roland', 'roland', NOW(), NOW())&quot;; &quot;&quot;) &amp; &quot;;&quot;; &quot;&quot;)" office:value-type="string" office:string-value="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" calcext:value-type="string">
            <text:p>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nformelle Gruppe</text:p>
          </table:table-cell>
          <table:table-cell/>
          <table:table-cell office:value-type="string" calcext:value-type="string">
            <text:p>Groupe informel</text:p>
          </table:table-cell>
          <table:table-cell table:number-columns-repeated="2"/>
          <table:table-cell table:formula="of:=&quot;INSERT INTO translation_source SET source='&quot; &amp; SUBSTITUTE([.F46];&quot;'&quot;; &quot;\'&quot;) &amp; &quot;', location='&quot; &amp;SUBSTITUTE([.A46];&quot;'&quot;; &quot;\'&quot;) &amp; &quot;', field = '&quot; &amp; SUBSTITUTE([.B46];&quot;'&quot;; &quot;\'&quot;) &amp; &quot;'&quot; &amp; IF(OR(1; [.D46]&lt;&gt;&quot;&quot;); &quot;, context = '&quot; &amp; SUBSTITUTE([.D46];&quot;'&quot;; &quot;\'&quot;) &amp; &quot;'&quot;; &quot;&quot;) &amp; &quot;, created_visa='roland', updated_visa='roland', created_date=NOW(), updated_date=NOW(); &quot; &amp; IF(OR([.F46]&lt;&gt;&quot;&quot;; [.H46]&lt;&gt;&quot;&quot;);&quot;INSERT INTO translation_target (lang, translation, translation_source_id, created_visa, updated_visa, created_date, updated_date) VALUES &quot; &amp; IF([.F46]&lt;&gt;&quot;&quot;;&quot;('de', '&quot; &amp; SUBSTITUTE([.G46];&quot;'&quot;; &quot;\'&quot;) &amp; &quot;', LAST_INSERT_ID(), 'roland', 'roland', NOW(), NOW())&quot;; &quot;&quot;) &amp; IF(AND([.F46]&lt;&gt;&quot;&quot;; [.H46]&lt;&gt;&quot;&quot;); &quot;,&quot;; &quot;&quot;) &amp; IF([.H46]&lt;&gt;&quot;&quot;;&quot;('fr', '&quot; &amp; SUBSTITUTE([.H46];&quot;'&quot;; &quot;\'&quot;) &amp; &quot;', LAST_INSERT_ID(), 'roland', 'roland', NOW(), NOW())&quot;; &quot;&quot;) &amp; &quot;;&quot;; &quot;&quot;)" office:value-type="string" office:string-value="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" calcext:value-type="string">
            <text:p>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arische Gruppe</text:p>
          </table:table-cell>
          <table:table-cell/>
          <table:table-cell office:value-type="string" calcext:value-type="string">
            <text:p>Groupe parlementaire</text:p>
          </table:table-cell>
          <table:table-cell table:number-columns-repeated="2"/>
          <table:table-cell table:formula="of:=&quot;INSERT INTO translation_source SET source='&quot; &amp; SUBSTITUTE([.F47];&quot;'&quot;; &quot;\'&quot;) &amp; &quot;', location='&quot; &amp;SUBSTITUTE([.A47];&quot;'&quot;; &quot;\'&quot;) &amp; &quot;', field = '&quot; &amp; SUBSTITUTE([.B47];&quot;'&quot;; &quot;\'&quot;) &amp; &quot;'&quot; &amp; IF(OR(1; [.D47]&lt;&gt;&quot;&quot;); &quot;, context = '&quot; &amp; SUBSTITUTE([.D47];&quot;'&quot;; &quot;\'&quot;) &amp; &quot;'&quot;; &quot;&quot;) &amp; &quot;, created_visa='roland', updated_visa='roland', created_date=NOW(), updated_date=NOW(); &quot; &amp; IF(OR([.F47]&lt;&gt;&quot;&quot;; [.H47]&lt;&gt;&quot;&quot;);&quot;INSERT INTO translation_target (lang, translation, translation_source_id, created_visa, updated_visa, created_date, updated_date) VALUES &quot; &amp; IF([.F47]&lt;&gt;&quot;&quot;;&quot;('de', '&quot; &amp; SUBSTITUTE([.G47];&quot;'&quot;; &quot;\'&quot;) &amp; &quot;', LAST_INSERT_ID(), 'roland', 'roland', NOW(), NOW())&quot;; &quot;&quot;) &amp; IF(AND([.F47]&lt;&gt;&quot;&quot;; [.H47]&lt;&gt;&quot;&quot;); &quot;,&quot;; &quot;&quot;) &amp; IF([.H47]&lt;&gt;&quot;&quot;;&quot;('fr', '&quot; &amp; SUBSTITUTE([.H47];&quot;'&quot;; &quot;\'&quot;) &amp; &quot;', LAST_INSERT_ID(), 'roland', 'roland', NOW(), NOW())&quot;; &quot;&quot;) &amp; &quot;;&quot;; &quot;&quot;)" office:value-type="string" office:string-value="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" calcext:value-type="string">
            <text:p>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effentlich-rechtlich</text:p>
          </table:table-cell>
          <table:table-cell office:value-type="string" calcext:value-type="string">
            <text:p>Öffentlich-rechtliche Anstalt</text:p>
          </table:table-cell>
          <table:table-cell office:value-type="string" calcext:value-type="string">
            <text:p>de droit public</text:p>
          </table:table-cell>
          <table:table-cell table:number-columns-repeated="2"/>
          <table:table-cell table:formula="of:=&quot;INSERT INTO translation_source SET source='&quot; &amp; SUBSTITUTE([.F48];&quot;'&quot;; &quot;\'&quot;) &amp; &quot;', location='&quot; &amp;SUBSTITUTE([.A48];&quot;'&quot;; &quot;\'&quot;) &amp; &quot;', field = '&quot; &amp; SUBSTITUTE([.B48];&quot;'&quot;; &quot;\'&quot;) &amp; &quot;'&quot; &amp; IF(OR(1; [.D48]&lt;&gt;&quot;&quot;); &quot;, context = '&quot; &amp; SUBSTITUTE([.D48];&quot;'&quot;; &quot;\'&quot;) &amp; &quot;'&quot;; &quot;&quot;) &amp; &quot;, created_visa='roland', updated_visa='roland', created_date=NOW(), updated_date=NOW(); &quot; &amp; IF(OR([.F48]&lt;&gt;&quot;&quot;; [.H48]&lt;&gt;&quot;&quot;);&quot;INSERT INTO translation_target (lang, translation, translation_source_id, created_visa, updated_visa, created_date, updated_date) VALUES &quot; &amp; IF([.F48]&lt;&gt;&quot;&quot;;&quot;('de', '&quot; &amp; SUBSTITUTE([.G48];&quot;'&quot;; &quot;\'&quot;) &amp; &quot;', LAST_INSERT_ID(), 'roland', 'roland', NOW(), NOW())&quot;; &quot;&quot;) &amp; IF(AND([.F48]&lt;&gt;&quot;&quot;; [.H48]&lt;&gt;&quot;&quot;); &quot;,&quot;; &quot;&quot;) &amp; IF([.H48]&lt;&gt;&quot;&quot;;&quot;('fr', '&quot; &amp; SUBSTITUTE([.H48];&quot;'&quot;; &quot;\'&quot;) &amp; &quot;', LAST_INSERT_ID(), 'roland', 'roland', NOW(), NOW())&quot;; &quot;&quot;) &amp; &quot;;&quot;; &quot;&quot;)" office:value-type="string" office:string-value="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" calcext:value-type="string">
            <text:p>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zelunternehmen</text:p>
          </table:table-cell>
          <table:table-cell/>
          <table:table-cell office:value-type="string" calcext:value-type="string">
            <text:p>Entreprise individuelle</text:p>
          </table:table-cell>
          <table:table-cell table:number-columns-repeated="2"/>
          <table:table-cell table:formula="of:=&quot;INSERT INTO translation_source SET source='&quot; &amp; SUBSTITUTE([.F49];&quot;'&quot;; &quot;\'&quot;) &amp; &quot;', location='&quot; &amp;SUBSTITUTE([.A49];&quot;'&quot;; &quot;\'&quot;) &amp; &quot;', field = '&quot; &amp; SUBSTITUTE([.B49];&quot;'&quot;; &quot;\'&quot;) &amp; &quot;'&quot; &amp; IF(OR(1; [.D49]&lt;&gt;&quot;&quot;); &quot;, context = '&quot; &amp; SUBSTITUTE([.D49];&quot;'&quot;; &quot;\'&quot;) &amp; &quot;'&quot;; &quot;&quot;) &amp; &quot;, created_visa='roland', updated_visa='roland', created_date=NOW(), updated_date=NOW(); &quot; &amp; IF(OR([.F49]&lt;&gt;&quot;&quot;; [.H49]&lt;&gt;&quot;&quot;);&quot;INSERT INTO translation_target (lang, translation, translation_source_id, created_visa, updated_visa, created_date, updated_date) VALUES &quot; &amp; IF([.F49]&lt;&gt;&quot;&quot;;&quot;('de', '&quot; &amp; SUBSTITUTE([.G49];&quot;'&quot;; &quot;\'&quot;) &amp; &quot;', LAST_INSERT_ID(), 'roland', 'roland', NOW(), NOW())&quot;; &quot;&quot;) &amp; IF(AND([.F49]&lt;&gt;&quot;&quot;; [.H49]&lt;&gt;&quot;&quot;); &quot;,&quot;; &quot;&quot;) &amp; IF([.H49]&lt;&gt;&quot;&quot;;&quot;('fr', '&quot; &amp; SUBSTITUTE([.H49];&quot;'&quot;; &quot;\'&quot;) &amp; &quot;', LAST_INSERT_ID(), 'roland', 'roland', NOW(), NOW())&quot;; &quot;&quot;) &amp; &quot;;&quot;; &quot;&quot;)" office:value-type="string" office:string-value="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" calcext:value-type="string">
            <text:p>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SC </text:p>
          </table:table-cell>
          <table:table-cell table:number-columns-repeated="2"/>
          <table:table-cell table:formula="of:=&quot;INSERT INTO translation_source SET source='&quot; &amp; SUBSTITUTE([.F50];&quot;'&quot;; &quot;\'&quot;) &amp; &quot;', location='&quot; &amp;SUBSTITUTE([.A50];&quot;'&quot;; &quot;\'&quot;) &amp; &quot;', field = '&quot; &amp; SUBSTITUTE([.B50];&quot;'&quot;; &quot;\'&quot;) &amp; &quot;'&quot; &amp; IF(OR(1; [.D50]&lt;&gt;&quot;&quot;); &quot;, context = '&quot; &amp; SUBSTITUTE([.D50];&quot;'&quot;; &quot;\'&quot;) &amp; &quot;'&quot;; &quot;&quot;) &amp; &quot;, created_visa='roland', updated_visa='roland', created_date=NOW(), updated_date=NOW(); &quot; &amp; IF(OR([.F50]&lt;&gt;&quot;&quot;; [.H50]&lt;&gt;&quot;&quot;);&quot;INSERT INTO translation_target (lang, translation, translation_source_id, created_visa, updated_visa, created_date, updated_date) VALUES &quot; &amp; IF([.F50]&lt;&gt;&quot;&quot;;&quot;('de', '&quot; &amp; SUBSTITUTE([.G50];&quot;'&quot;; &quot;\'&quot;) &amp; &quot;', LAST_INSERT_ID(), 'roland', 'roland', NOW(), NOW())&quot;; &quot;&quot;) &amp; IF(AND([.F50]&lt;&gt;&quot;&quot;; [.H50]&lt;&gt;&quot;&quot;); &quot;,&quot;; &quot;&quot;) &amp; IF([.H50]&lt;&gt;&quot;&quot;;&quot;('fr', '&quot; &amp; SUBSTITUTE([.H50];&quot;'&quot;; &quot;\'&quot;) &amp; &quot;', LAST_INSERT_ID(), 'roland', 'roland', NOW(), NOW())&quot;; &quot;&quot;) &amp; &quot;;&quot;; &quot;&quot;)" office:value-type="string" office:string-value="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" calcext:value-type="string">
            <text:p>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nossenschaft</text:p>
          </table:table-cell>
          <table:table-cell/>
          <table:table-cell office:value-type="string" calcext:value-type="string">
            <text:p>Société coopérative</text:p>
          </table:table-cell>
          <table:table-cell table:number-columns-repeated="2"/>
          <table:table-cell table:formula="of:=&quot;INSERT INTO translation_source SET source='&quot; &amp; SUBSTITUTE([.F51];&quot;'&quot;; &quot;\'&quot;) &amp; &quot;', location='&quot; &amp;SUBSTITUTE([.A51];&quot;'&quot;; &quot;\'&quot;) &amp; &quot;', field = '&quot; &amp; SUBSTITUTE([.B51];&quot;'&quot;; &quot;\'&quot;) &amp; &quot;'&quot; &amp; IF(OR(1; [.D51]&lt;&gt;&quot;&quot;); &quot;, context = '&quot; &amp; SUBSTITUTE([.D51];&quot;'&quot;; &quot;\'&quot;) &amp; &quot;'&quot;; &quot;&quot;) &amp; &quot;, created_visa='roland', updated_visa='roland', created_date=NOW(), updated_date=NOW(); &quot; &amp; IF(OR([.F51]&lt;&gt;&quot;&quot;; [.H51]&lt;&gt;&quot;&quot;);&quot;INSERT INTO translation_target (lang, translation, translation_source_id, created_visa, updated_visa, created_date, updated_date) VALUES &quot; &amp; IF([.F51]&lt;&gt;&quot;&quot;;&quot;('de', '&quot; &amp; SUBSTITUTE([.G51];&quot;'&quot;; &quot;\'&quot;) &amp; &quot;', LAST_INSERT_ID(), 'roland', 'roland', NOW(), NOW())&quot;; &quot;&quot;) &amp; IF(AND([.F51]&lt;&gt;&quot;&quot;; [.H51]&lt;&gt;&quot;&quot;); &quot;,&quot;; &quot;&quot;) &amp; IF([.H51]&lt;&gt;&quot;&quot;;&quot;('fr', '&quot; &amp; SUBSTITUTE([.H51];&quot;'&quot;; &quot;\'&quot;) &amp; &quot;', LAST_INSERT_ID(), 'roland', 'roland', NOW(), NOW())&quot;; &quot;&quot;) &amp; &quot;;&quot;; &quot;&quot;)" office:value-type="string" office:string-value="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" calcext:value-type="string">
            <text:p>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aatlich</text:p>
          </table:table-cell>
          <table:table-cell/>
          <table:table-cell table:style-name="ce8" office:value-type="string" calcext:value-type="string">
            <text:p>public / publique</text:p>
          </table:table-cell>
          <table:table-cell office:value-type="string" calcext:value-type="string">
            <text:p>männlich / weiblich ?</text:p>
          </table:table-cell>
          <table:table-cell/>
          <table:table-cell table:formula="of:=&quot;INSERT INTO translation_source SET source='&quot; &amp; SUBSTITUTE([.F52];&quot;'&quot;; &quot;\'&quot;) &amp; &quot;', location='&quot; &amp;SUBSTITUTE([.A52];&quot;'&quot;; &quot;\'&quot;) &amp; &quot;', field = '&quot; &amp; SUBSTITUTE([.B52];&quot;'&quot;; &quot;\'&quot;) &amp; &quot;'&quot; &amp; IF(OR(1; [.D52]&lt;&gt;&quot;&quot;); &quot;, context = '&quot; &amp; SUBSTITUTE([.D52];&quot;'&quot;; &quot;\'&quot;) &amp; &quot;'&quot;; &quot;&quot;) &amp; &quot;, created_visa='roland', updated_visa='roland', created_date=NOW(), updated_date=NOW(); &quot; &amp; IF(OR([.F52]&lt;&gt;&quot;&quot;; [.H52]&lt;&gt;&quot;&quot;);&quot;INSERT INTO translation_target (lang, translation, translation_source_id, created_visa, updated_visa, created_date, updated_date) VALUES &quot; &amp; IF([.F52]&lt;&gt;&quot;&quot;;&quot;('de', '&quot; &amp; SUBSTITUTE([.G52];&quot;'&quot;; &quot;\'&quot;) &amp; &quot;', LAST_INSERT_ID(), 'roland', 'roland', NOW(), NOW())&quot;; &quot;&quot;) &amp; IF(AND([.F52]&lt;&gt;&quot;&quot;; [.H52]&lt;&gt;&quot;&quot;); &quot;,&quot;; &quot;&quot;) &amp; IF([.H52]&lt;&gt;&quot;&quot;;&quot;('fr', '&quot; &amp; SUBSTITUTE([.H52];&quot;'&quot;; &quot;\'&quot;) &amp; &quot;', LAST_INSERT_ID(), 'roland', 'roland', NOW(), NOW())&quot;; &quot;&quot;) &amp; &quot;;&quot;; &quot;&quot;)" office:value-type="string" office:string-value="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" calcext:value-type="string">
            <text:p>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usserparlamentarische Kommission</text:p>
          </table:table-cell>
          <table:table-cell/>
          <table:table-cell office:value-type="string" calcext:value-type="string">
            <text:p>Commission extraparlementaire</text:p>
          </table:table-cell>
          <table:table-cell table:number-columns-repeated="2"/>
          <table:table-cell table:formula="of:=&quot;INSERT INTO translation_source SET source='&quot; &amp; SUBSTITUTE([.F53];&quot;'&quot;; &quot;\'&quot;) &amp; &quot;', location='&quot; &amp;SUBSTITUTE([.A53];&quot;'&quot;; &quot;\'&quot;) &amp; &quot;', field = '&quot; &amp; SUBSTITUTE([.B53];&quot;'&quot;; &quot;\'&quot;) &amp; &quot;'&quot; &amp; IF(OR(1; [.D53]&lt;&gt;&quot;&quot;); &quot;, context = '&quot; &amp; SUBSTITUTE([.D53];&quot;'&quot;; &quot;\'&quot;) &amp; &quot;'&quot;; &quot;&quot;) &amp; &quot;, created_visa='roland', updated_visa='roland', created_date=NOW(), updated_date=NOW(); &quot; &amp; IF(OR([.F53]&lt;&gt;&quot;&quot;; [.H53]&lt;&gt;&quot;&quot;);&quot;INSERT INTO translation_target (lang, translation, translation_source_id, created_visa, updated_visa, created_date, updated_date) VALUES &quot; &amp; IF([.F53]&lt;&gt;&quot;&quot;;&quot;('de', '&quot; &amp; SUBSTITUTE([.G53];&quot;'&quot;; &quot;\'&quot;) &amp; &quot;', LAST_INSERT_ID(), 'roland', 'roland', NOW(), NOW())&quot;; &quot;&quot;) &amp; IF(AND([.F53]&lt;&gt;&quot;&quot;; [.H53]&lt;&gt;&quot;&quot;); &quot;,&quot;; &quot;&quot;) &amp; IF([.H53]&lt;&gt;&quot;&quot;;&quot;('fr', '&quot; &amp; SUBSTITUTE([.H53];&quot;'&quot;; &quot;\'&quot;) &amp; &quot;', LAST_INSERT_ID(), 'roland', 'roland', NOW(), NOW())&quot;; &quot;&quot;) &amp; &quot;;&quot;; &quot;&quot;)" office:value-type="string" office:string-value="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" calcext:value-type="string">
            <text:p>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fache Gesellschaft</text:p>
          </table:table-cell>
          <table:table-cell/>
          <table:table-cell office:value-type="string" calcext:value-type="string">
            <text:p>Société simple</text:p>
          </table:table-cell>
          <table:table-cell table:number-columns-repeated="2"/>
          <table:table-cell table:formula="of:=&quot;INSERT INTO translation_source SET source='&quot; &amp; SUBSTITUTE([.F54];&quot;'&quot;; &quot;\'&quot;) &amp; &quot;', location='&quot; &amp;SUBSTITUTE([.A54];&quot;'&quot;; &quot;\'&quot;) &amp; &quot;', field = '&quot; &amp; SUBSTITUTE([.B54];&quot;'&quot;; &quot;\'&quot;) &amp; &quot;'&quot; &amp; IF(OR(1; [.D54]&lt;&gt;&quot;&quot;); &quot;, context = '&quot; &amp; SUBSTITUTE([.D54];&quot;'&quot;; &quot;\'&quot;) &amp; &quot;'&quot;; &quot;&quot;) &amp; &quot;, created_visa='roland', updated_visa='roland', created_date=NOW(), updated_date=NOW(); &quot; &amp; IF(OR([.F54]&lt;&gt;&quot;&quot;; [.H54]&lt;&gt;&quot;&quot;);&quot;INSERT INTO translation_target (lang, translation, translation_source_id, created_visa, updated_visa, created_date, updated_date) VALUES &quot; &amp; IF([.F54]&lt;&gt;&quot;&quot;;&quot;('de', '&quot; &amp; SUBSTITUTE([.G54];&quot;'&quot;; &quot;\'&quot;) &amp; &quot;', LAST_INSERT_ID(), 'roland', 'roland', NOW(), NOW())&quot;; &quot;&quot;) &amp; IF(AND([.F54]&lt;&gt;&quot;&quot;; [.H54]&lt;&gt;&quot;&quot;); &quot;,&quot;; &quot;&quot;) &amp; IF([.H54]&lt;&gt;&quot;&quot;;&quot;('fr', '&quot; &amp; SUBSTITUTE([.H54];&quot;'&quot;; &quot;\'&quot;) &amp; &quot;', LAST_INSERT_ID(), 'roland', 'roland', NOW(), NOW())&quot;; &quot;&quot;) &amp; &quot;;&quot;; &quot;&quot;)" office:value-type="string" office:string-value="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" calcext:value-type="string">
            <text:p>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2"/>
          <table:table-cell table:formula="of:=&quot;INSERT INTO translation_source SET source='&quot; &amp; SUBSTITUTE([.F55];&quot;'&quot;; &quot;\'&quot;) &amp; &quot;', location='&quot; &amp;SUBSTITUTE([.A55];&quot;'&quot;; &quot;\'&quot;) &amp; &quot;', field = '&quot; &amp; SUBSTITUTE([.B55];&quot;'&quot;; &quot;\'&quot;) &amp; &quot;'&quot; &amp; IF(OR(1; [.D55]&lt;&gt;&quot;&quot;); &quot;, context = '&quot; &amp; SUBSTITUTE([.D55];&quot;'&quot;; &quot;\'&quot;) &amp; &quot;'&quot;; &quot;&quot;) &amp; &quot;, created_visa='roland', updated_visa='roland', created_date=NOW(), updated_date=NOW(); &quot; &amp; IF(OR([.F55]&lt;&gt;&quot;&quot;; [.H55]&lt;&gt;&quot;&quot;);&quot;INSERT INTO translation_target (lang, translation, translation_source_id, created_visa, updated_visa, created_date, updated_date) VALUES &quot; &amp; IF([.F55]&lt;&gt;&quot;&quot;;&quot;('de', '&quot; &amp; SUBSTITUTE([.G55];&quot;'&quot;; &quot;\'&quot;) &amp; &quot;', LAST_INSERT_ID(), 'roland', 'roland', NOW(), NOW())&quot;; &quot;&quot;) &amp; IF(AND([.F55]&lt;&gt;&quot;&quot;; [.H55]&lt;&gt;&quot;&quot;); &quot;,&quot;; &quot;&quot;) &amp; IF([.H55]&lt;&gt;&quot;&quot;;&quot;('fr', '&quot; &amp; SUBSTITUTE([.H55];&quot;'&quot;; &quot;\'&quot;) &amp; &quot;', LAST_INSERT_ID(), 'roland', 'roland', NOW(), NOW())&quot;; &quot;&quot;) &amp; &quot;;&quot;; &quot;&quot;)" office:value-type="string" office:string-value="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" calcext:value-type="string">
            <text:p>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unktuel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2"/>
          <table:table-cell table:formula="of:=&quot;INSERT INTO translation_source SET source='&quot; &amp; SUBSTITUTE([.F56];&quot;'&quot;; &quot;\'&quot;) &amp; &quot;', location='&quot; &amp;SUBSTITUTE([.A56];&quot;'&quot;; &quot;\'&quot;) &amp; &quot;', field = '&quot; &amp; SUBSTITUTE([.B56];&quot;'&quot;; &quot;\'&quot;) &amp; &quot;'&quot; &amp; IF(OR(1; [.D56]&lt;&gt;&quot;&quot;); &quot;, context = '&quot; &amp; SUBSTITUTE([.D56];&quot;'&quot;; &quot;\'&quot;) &amp; &quot;'&quot;; &quot;&quot;) &amp; &quot;, created_visa='roland', updated_visa='roland', created_date=NOW(), updated_date=NOW(); &quot; &amp; IF(OR([.F56]&lt;&gt;&quot;&quot;; [.H56]&lt;&gt;&quot;&quot;);&quot;INSERT INTO translation_target (lang, translation, translation_source_id, created_visa, updated_visa, created_date, updated_date) VALUES &quot; &amp; IF([.F56]&lt;&gt;&quot;&quot;;&quot;('de', '&quot; &amp; SUBSTITUTE([.G56];&quot;'&quot;; &quot;\'&quot;) &amp; &quot;', LAST_INSERT_ID(), 'roland', 'roland', NOW(), NOW())&quot;; &quot;&quot;) &amp; IF(AND([.F56]&lt;&gt;&quot;&quot;; [.H56]&lt;&gt;&quot;&quot;); &quot;,&quot;; &quot;&quot;) &amp; IF([.H56]&lt;&gt;&quot;&quot;;&quot;('fr', '&quot; &amp; SUBSTITUTE([.H56];&quot;'&quot;; &quot;\'&quot;) &amp; &quot;', LAST_INSERT_ID(), 'roland', 'roland', NOW(), NOW())&quot;; &quot;&quot;) &amp; &quot;;&quot;; &quot;&quot;)" office:value-type="string" office:string-value="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" calcext:value-type="string">
            <text:p>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2"/>
          <table:table-cell table:formula="of:=&quot;INSERT INTO translation_source SET source='&quot; &amp; SUBSTITUTE([.F57];&quot;'&quot;; &quot;\'&quot;) &amp; &quot;', location='&quot; &amp;SUBSTITUTE([.A57];&quot;'&quot;; &quot;\'&quot;) &amp; &quot;', field = '&quot; &amp; SUBSTITUTE([.B57];&quot;'&quot;; &quot;\'&quot;) &amp; &quot;'&quot; &amp; IF(OR(1; [.D57]&lt;&gt;&quot;&quot;); &quot;, context = '&quot; &amp; SUBSTITUTE([.D57];&quot;'&quot;; &quot;\'&quot;) &amp; &quot;'&quot;; &quot;&quot;) &amp; &quot;, created_visa='roland', updated_visa='roland', created_date=NOW(), updated_date=NOW(); &quot; &amp; IF(OR([.F57]&lt;&gt;&quot;&quot;; [.H57]&lt;&gt;&quot;&quot;);&quot;INSERT INTO translation_target (lang, translation, translation_source_id, created_visa, updated_visa, created_date, updated_date) VALUES &quot; &amp; IF([.F57]&lt;&gt;&quot;&quot;;&quot;('de', '&quot; &amp; SUBSTITUTE([.G57];&quot;'&quot;; &quot;\'&quot;) &amp; &quot;', LAST_INSERT_ID(), 'roland', 'roland', NOW(), NOW())&quot;; &quot;&quot;) &amp; IF(AND([.F57]&lt;&gt;&quot;&quot;; [.H57]&lt;&gt;&quot;&quot;); &quot;,&quot;; &quot;&quot;) &amp; IF([.H57]&lt;&gt;&quot;&quot;;&quot;('fr', '&quot; &amp; SUBSTITUTE([.H57];&quot;'&quot;; &quot;\'&quot;) &amp; &quot;', LAST_INSERT_ID(), 'roland', 'roland', NOW(), NOW())&quot;; &quot;&quot;) &amp; &quot;;&quot;; &quot;&quot;)" office:value-type="string" office:string-value="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" calcext:value-type="string">
            <text:p>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58];&quot;'&quot;; &quot;\'&quot;) &amp; &quot;', location='&quot; &amp;SUBSTITUTE([.A58];&quot;'&quot;; &quot;\'&quot;) &amp; &quot;', field = '&quot; &amp; SUBSTITUTE([.B58];&quot;'&quot;; &quot;\'&quot;) &amp; &quot;'&quot; &amp; IF(OR(1; [.D58]&lt;&gt;&quot;&quot;); &quot;, context = '&quot; &amp; SUBSTITUTE([.D58];&quot;'&quot;; &quot;\'&quot;) &amp; &quot;'&quot;; &quot;&quot;) &amp; &quot;, created_visa='roland', updated_visa='roland', created_date=NOW(), updated_date=NOW(); &quot; &amp; IF(OR([.F58]&lt;&gt;&quot;&quot;; [.H58]&lt;&gt;&quot;&quot;);&quot;INSERT INTO translation_target (lang, translation, translation_source_id, created_visa, updated_visa, created_date, updated_date) VALUES &quot; &amp; IF([.F58]&lt;&gt;&quot;&quot;;&quot;('de', '&quot; &amp; SUBSTITUTE([.G58];&quot;'&quot;; &quot;\'&quot;) &amp; &quot;', LAST_INSERT_ID(), 'roland', 'roland', NOW(), NOW())&quot;; &quot;&quot;) &amp; IF(AND([.F58]&lt;&gt;&quot;&quot;; [.H58]&lt;&gt;&quot;&quot;); &quot;,&quot;; &quot;&quot;) &amp; IF([.H58]&lt;&gt;&quot;&quot;;&quot;('fr', '&quot; &amp; SUBSTITUTE([.H58];&quot;'&quot;; &quot;\'&quot;) &amp; &quot;', LAST_INSERT_ID(), 'roland', 'roland', NOW(), NOW())&quot;; &quot;&quot;) &amp; &quot;;&quot;; &quot;&quot;)" office:value-type="string" office:string-value="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F59];&quot;'&quot;; &quot;\'&quot;) &amp; &quot;', location='&quot; &amp;SUBSTITUTE([.A59];&quot;'&quot;; &quot;\'&quot;) &amp; &quot;', field = '&quot; &amp; SUBSTITUTE([.B59];&quot;'&quot;; &quot;\'&quot;) &amp; &quot;'&quot; &amp; IF(OR(1; [.D59]&lt;&gt;&quot;&quot;); &quot;, context = '&quot; &amp; SUBSTITUTE([.D59];&quot;'&quot;; &quot;\'&quot;) &amp; &quot;'&quot;; &quot;&quot;) &amp; &quot;, created_visa='roland', updated_visa='roland', created_date=NOW(), updated_date=NOW(); &quot; &amp; IF(OR([.F59]&lt;&gt;&quot;&quot;; [.H59]&lt;&gt;&quot;&quot;);&quot;INSERT INTO translation_target (lang, translation, translation_source_id, created_visa, updated_visa, created_date, updated_date) VALUES &quot; &amp; IF([.F59]&lt;&gt;&quot;&quot;;&quot;('de', '&quot; &amp; SUBSTITUTE([.G59];&quot;'&quot;; &quot;\'&quot;) &amp; &quot;', LAST_INSERT_ID(), 'roland', 'roland', NOW(), NOW())&quot;; &quot;&quot;) &amp; IF(AND([.F59]&lt;&gt;&quot;&quot;; [.H59]&lt;&gt;&quot;&quot;); &quot;,&quot;; &quot;&quot;) &amp; IF([.H59]&lt;&gt;&quot;&quot;;&quot;('fr', '&quot; &amp; SUBSTITUTE([.H59];&quot;'&quot;; &quot;\'&quot;) &amp; &quot;', LAST_INSERT_ID(), 'roland', 'roland', NOW(), NOW())&quot;; &quot;&quot;) &amp; &quot;;&quot;; &quot;&quot;)" office:value-type="string" office:string-value="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F60];&quot;'&quot;; &quot;\'&quot;) &amp; &quot;', location='&quot; &amp;SUBSTITUTE([.A60];&quot;'&quot;; &quot;\'&quot;) &amp; &quot;', field = '&quot; &amp; SUBSTITUTE([.B60];&quot;'&quot;; &quot;\'&quot;) &amp; &quot;'&quot; &amp; IF(OR(1; [.D60]&lt;&gt;&quot;&quot;); &quot;, context = '&quot; &amp; SUBSTITUTE([.D60];&quot;'&quot;; &quot;\'&quot;) &amp; &quot;'&quot;; &quot;&quot;) &amp; &quot;, created_visa='roland', updated_visa='roland', created_date=NOW(), updated_date=NOW(); &quot; &amp; IF(OR([.F60]&lt;&gt;&quot;&quot;; [.H60]&lt;&gt;&quot;&quot;);&quot;INSERT INTO translation_target (lang, translation, translation_source_id, created_visa, updated_visa, created_date, updated_date) VALUES &quot; &amp; IF([.F60]&lt;&gt;&quot;&quot;;&quot;('de', '&quot; &amp; SUBSTITUTE([.G60];&quot;'&quot;; &quot;\'&quot;) &amp; &quot;', LAST_INSERT_ID(), 'roland', 'roland', NOW(), NOW())&quot;; &quot;&quot;) &amp; IF(AND([.F60]&lt;&gt;&quot;&quot;; [.H60]&lt;&gt;&quot;&quot;); &quot;,&quot;; &quot;&quot;) &amp; IF([.H60]&lt;&gt;&quot;&quot;;&quot;('fr', '&quot; &amp; SUBSTITUTE([.H60];&quot;'&quot;; &quot;\'&quot;) &amp; &quot;', LAST_INSERT_ID(), 'roland', 'roland', NOW(), NOW())&quot;; &quot;&quot;) &amp; &quot;;&quot;; &quot;&quot;)" office:value-type="string" office:string-value="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aetig</text:p>
          </table:table-cell>
          <table:table-cell office:value-type="string" calcext:value-type="string">
            <text:p>tätig</text:p>
          </table:table-cell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F61];&quot;'&quot;; &quot;\'&quot;) &amp; &quot;', location='&quot; &amp;SUBSTITUTE([.A61];&quot;'&quot;; &quot;\'&quot;) &amp; &quot;', field = '&quot; &amp; SUBSTITUTE([.B61];&quot;'&quot;; &quot;\'&quot;) &amp; &quot;'&quot; &amp; IF(OR(1; [.D61]&lt;&gt;&quot;&quot;); &quot;, context = '&quot; &amp; SUBSTITUTE([.D61];&quot;'&quot;; &quot;\'&quot;) &amp; &quot;'&quot;; &quot;&quot;) &amp; &quot;, created_visa='roland', updated_visa='roland', created_date=NOW(), updated_date=NOW(); &quot; &amp; IF(OR([.F61]&lt;&gt;&quot;&quot;; [.H61]&lt;&gt;&quot;&quot;);&quot;INSERT INTO translation_target (lang, translation, translation_source_id, created_visa, updated_visa, created_date, updated_date) VALUES &quot; &amp; IF([.F61]&lt;&gt;&quot;&quot;;&quot;('de', '&quot; &amp; SUBSTITUTE([.G61];&quot;'&quot;; &quot;\'&quot;) &amp; &quot;', LAST_INSERT_ID(), 'roland', 'roland', NOW(), NOW())&quot;; &quot;&quot;) &amp; IF(AND([.F61]&lt;&gt;&quot;&quot;; [.H61]&lt;&gt;&quot;&quot;); &quot;,&quot;; &quot;&quot;) &amp; IF([.H61]&lt;&gt;&quot;&quot;;&quot;('fr', '&quot; &amp; SUBSTITUTE([.H61];&quot;'&quot;; &quot;\'&quot;) &amp; &quot;', LAST_INSERT_ID(), 'roland', 'roland', NOW(), NOW())&quot;; &quot;&quot;) &amp; &quot;;&quot;; &quot;&quot;)" office:value-type="string" office:string-value="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" calcext:value-type="string">
            <text:p>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irat</text:p>
          </table:table-cell>
          <table:table-cell office:value-type="string" calcext:value-type="string">
            <text:p>Beirat/Patronatskomitee/Expertenkommission/Advisory Board</text:p>
          </table:table-cell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F62];&quot;'&quot;; &quot;\'&quot;) &amp; &quot;', location='&quot; &amp;SUBSTITUTE([.A62];&quot;'&quot;; &quot;\'&quot;) &amp; &quot;', field = '&quot; &amp; SUBSTITUTE([.B62];&quot;'&quot;; &quot;\'&quot;) &amp; &quot;'&quot; &amp; IF(OR(1; [.D62]&lt;&gt;&quot;&quot;); &quot;, context = '&quot; &amp; SUBSTITUTE([.D62];&quot;'&quot;; &quot;\'&quot;) &amp; &quot;'&quot;; &quot;&quot;) &amp; &quot;, created_visa='roland', updated_visa='roland', created_date=NOW(), updated_date=NOW(); &quot; &amp; IF(OR([.F62]&lt;&gt;&quot;&quot;; [.H62]&lt;&gt;&quot;&quot;);&quot;INSERT INTO translation_target (lang, translation, translation_source_id, created_visa, updated_visa, created_date, updated_date) VALUES &quot; &amp; IF([.F62]&lt;&gt;&quot;&quot;;&quot;('de', '&quot; &amp; SUBSTITUTE([.G62];&quot;'&quot;; &quot;\'&quot;) &amp; &quot;', LAST_INSERT_ID(), 'roland', 'roland', NOW(), NOW())&quot;; &quot;&quot;) &amp; IF(AND([.F62]&lt;&gt;&quot;&quot;; [.H62]&lt;&gt;&quot;&quot;); &quot;,&quot;; &quot;&quot;) &amp; IF([.H62]&lt;&gt;&quot;&quot;;&quot;('fr', '&quot; &amp; SUBSTITUTE([.H62];&quot;'&quot;; &quot;\'&quot;) &amp; &quot;', LAST_INSERT_ID(), 'roland', 'roland', NOW(), NOW())&quot;; &quot;&quot;) &amp; &quot;;&quot;; &quot;&quot;)" office:value-type="string" office:string-value="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inanziell</text:p>
          </table:table-cell>
          <table:table-cell office:value-type="string" calcext:value-type="string">
            <text:p>finanziell beteiligt</text:p>
          </table:table-cell>
          <table:table-cell office:value-type="string" calcext:value-type="string">
            <text:p>avec participation financière</text:p>
          </table:table-cell>
          <table:table-cell table:number-columns-repeated="2"/>
          <table:table-cell table:formula="of:=&quot;INSERT INTO translation_source SET source='&quot; &amp; SUBSTITUTE([.F63];&quot;'&quot;; &quot;\'&quot;) &amp; &quot;', location='&quot; &amp;SUBSTITUTE([.A63];&quot;'&quot;; &quot;\'&quot;) &amp; &quot;', field = '&quot; &amp; SUBSTITUTE([.B63];&quot;'&quot;; &quot;\'&quot;) &amp; &quot;'&quot; &amp; IF(OR(1; [.D63]&lt;&gt;&quot;&quot;); &quot;, context = '&quot; &amp; SUBSTITUTE([.D63];&quot;'&quot;; &quot;\'&quot;) &amp; &quot;'&quot;; &quot;&quot;) &amp; &quot;, created_visa='roland', updated_visa='roland', created_date=NOW(), updated_date=NOW(); &quot; &amp; IF(OR([.F63]&lt;&gt;&quot;&quot;; [.H63]&lt;&gt;&quot;&quot;);&quot;INSERT INTO translation_target (lang, translation, translation_source_id, created_visa, updated_visa, created_date, updated_date) VALUES &quot; &amp; IF([.F63]&lt;&gt;&quot;&quot;;&quot;('de', '&quot; &amp; SUBSTITUTE([.G63];&quot;'&quot;; &quot;\'&quot;) &amp; &quot;', LAST_INSERT_ID(), 'roland', 'roland', NOW(), NOW())&quot;; &quot;&quot;) &amp; IF(AND([.F63]&lt;&gt;&quot;&quot;; [.H63]&lt;&gt;&quot;&quot;); &quot;,&quot;; &quot;&quot;) &amp; IF([.H63]&lt;&gt;&quot;&quot;;&quot;('fr', '&quot; &amp; SUBSTITUTE([.H63];&quot;'&quot;; &quot;\'&quot;) &amp; &quot;', LAST_INSERT_ID(), 'roland', 'roland', NOW(), NOW())&quot;; &quot;&quot;) &amp; &quot;;&quot;; &quot;&quot;)" office:value-type="string" office:string-value="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" calcext:value-type="string">
            <text:p>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ellschafter</text:p>
          </table:table-cell>
          <table:table-cell office:value-type="string" calcext:value-type="string">
            <text:p>GesellschafterIn</text:p>
          </table:table-cell>
          <table:table-cell office:value-type="string" calcext:value-type="string">
            <text:p>Associé(e)</text:p>
          </table:table-cell>
          <table:table-cell table:number-columns-repeated="2"/>
          <table:table-cell table:formula="of:=&quot;INSERT INTO translation_source SET source='&quot; &amp; SUBSTITUTE([.F64];&quot;'&quot;; &quot;\'&quot;) &amp; &quot;', location='&quot; &amp;SUBSTITUTE([.A64];&quot;'&quot;; &quot;\'&quot;) &amp; &quot;', field = '&quot; &amp; SUBSTITUTE([.B64];&quot;'&quot;; &quot;\'&quot;) &amp; &quot;'&quot; &amp; IF(OR(1; [.D64]&lt;&gt;&quot;&quot;); &quot;, context = '&quot; &amp; SUBSTITUTE([.D64];&quot;'&quot;; &quot;\'&quot;) &amp; &quot;'&quot;; &quot;&quot;) &amp; &quot;, created_visa='roland', updated_visa='roland', created_date=NOW(), updated_date=NOW(); &quot; &amp; IF(OR([.F64]&lt;&gt;&quot;&quot;; [.H64]&lt;&gt;&quot;&quot;);&quot;INSERT INTO translation_target (lang, translation, translation_source_id, created_visa, updated_visa, created_date, updated_date) VALUES &quot; &amp; IF([.F64]&lt;&gt;&quot;&quot;;&quot;('de', '&quot; &amp; SUBSTITUTE([.G64];&quot;'&quot;; &quot;\'&quot;) &amp; &quot;', LAST_INSERT_ID(), 'roland', 'roland', NOW(), NOW())&quot;; &quot;&quot;) &amp; IF(AND([.F64]&lt;&gt;&quot;&quot;; [.H64]&lt;&gt;&quot;&quot;); &quot;,&quot;; &quot;&quot;) &amp; IF([.H64]&lt;&gt;&quot;&quot;;&quot;('fr', '&quot; &amp; SUBSTITUTE([.H64];&quot;'&quot;; &quot;\'&quot;) &amp; &quot;', LAST_INSERT_ID(), 'roland', 'roland', NOW(), NOW())&quot;; &quot;&quot;) &amp; &quot;;&quot;; &quot;&quot;)" office:value-type="string" office:string-value="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" calcext:value-type="string">
            <text:p>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65];&quot;'&quot;; &quot;\'&quot;) &amp; &quot;', location='&quot; &amp;SUBSTITUTE([.A65];&quot;'&quot;; &quot;\'&quot;) &amp; &quot;', field = '&quot; &amp; SUBSTITUTE([.B65];&quot;'&quot;; &quot;\'&quot;) &amp; &quot;'&quot; &amp; IF(OR(1; [.D65]&lt;&gt;&quot;&quot;); &quot;, context = '&quot; &amp; SUBSTITUTE([.D65];&quot;'&quot;; &quot;\'&quot;) &amp; &quot;'&quot;; &quot;&quot;) &amp; &quot;, created_visa='roland', updated_visa='roland', created_date=NOW(), updated_date=NOW(); &quot; &amp; IF(OR([.F65]&lt;&gt;&quot;&quot;; [.H65]&lt;&gt;&quot;&quot;);&quot;INSERT INTO translation_target (lang, translation, translation_source_id, created_visa, updated_visa, created_date, updated_date) VALUES &quot; &amp; IF([.F65]&lt;&gt;&quot;&quot;;&quot;('de', '&quot; &amp; SUBSTITUTE([.G65];&quot;'&quot;; &quot;\'&quot;) &amp; &quot;', LAST_INSERT_ID(), 'roland', 'roland', NOW(), NOW())&quot;; &quot;&quot;) &amp; IF(AND([.F65]&lt;&gt;&quot;&quot;; [.H65]&lt;&gt;&quot;&quot;); &quot;,&quot;; &quot;&quot;) &amp; IF([.H65]&lt;&gt;&quot;&quot;;&quot;('fr', '&quot; &amp; SUBSTITUTE([.H65];&quot;'&quot;; &quot;\'&quot;) &amp; &quot;', LAST_INSERT_ID(), 'roland', 'roland', NOW(), NOW())&quot;; &quot;&quot;) &amp; &quot;;&quot;; &quot;&quot;)" office:value-type="string" office:string-value="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66];&quot;'&quot;; &quot;\'&quot;) &amp; &quot;', location='&quot; &amp;SUBSTITUTE([.A66];&quot;'&quot;; &quot;\'&quot;) &amp; &quot;', field = '&quot; &amp; SUBSTITUTE([.B66];&quot;'&quot;; &quot;\'&quot;) &amp; &quot;'&quot; &amp; IF(OR(1; [.D66]&lt;&gt;&quot;&quot;); &quot;, context = '&quot; &amp; SUBSTITUTE([.D66];&quot;'&quot;; &quot;\'&quot;) &amp; &quot;'&quot;; &quot;&quot;) &amp; &quot;, created_visa='roland', updated_visa='roland', created_date=NOW(), updated_date=NOW(); &quot; &amp; IF(OR([.F66]&lt;&gt;&quot;&quot;; [.H66]&lt;&gt;&quot;&quot;);&quot;INSERT INTO translation_target (lang, translation, translation_source_id, created_visa, updated_visa, created_date, updated_date) VALUES &quot; &amp; IF([.F66]&lt;&gt;&quot;&quot;;&quot;('de', '&quot; &amp; SUBSTITUTE([.G66];&quot;'&quot;; &quot;\'&quot;) &amp; &quot;', LAST_INSERT_ID(), 'roland', 'roland', NOW(), NOW())&quot;; &quot;&quot;) &amp; IF(AND([.F66]&lt;&gt;&quot;&quot;; [.H66]&lt;&gt;&quot;&quot;); &quot;,&quot;; &quot;&quot;) &amp; IF([.H66]&lt;&gt;&quot;&quot;;&quot;('fr', '&quot; &amp; SUBSTITUTE([.H66];&quot;'&quot;; &quot;\'&quot;) &amp; &quot;', LAST_INSERT_ID(), 'roland', 'roland', NOW(), NOW())&quot;; &quot;&quot;) &amp; &quot;;&quot;; &quot;&quot;)" office:value-type="string" office:string-value="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67];&quot;'&quot;; &quot;\'&quot;) &amp; &quot;', location='&quot; &amp;SUBSTITUTE([.A67];&quot;'&quot;; &quot;\'&quot;) &amp; &quot;', field = '&quot; &amp; SUBSTITUTE([.B67];&quot;'&quot;; &quot;\'&quot;) &amp; &quot;'&quot; &amp; IF(OR(1; [.D67]&lt;&gt;&quot;&quot;); &quot;, context = '&quot; &amp; SUBSTITUTE([.D67];&quot;'&quot;; &quot;\'&quot;) &amp; &quot;'&quot;; &quot;&quot;) &amp; &quot;, created_visa='roland', updated_visa='roland', created_date=NOW(), updated_date=NOW(); &quot; &amp; IF(OR([.F67]&lt;&gt;&quot;&quot;; [.H67]&lt;&gt;&quot;&quot;);&quot;INSERT INTO translation_target (lang, translation, translation_source_id, created_visa, updated_visa, created_date, updated_date) VALUES &quot; &amp; IF([.F67]&lt;&gt;&quot;&quot;;&quot;('de', '&quot; &amp; SUBSTITUTE([.G67];&quot;'&quot;; &quot;\'&quot;) &amp; &quot;', LAST_INSERT_ID(), 'roland', 'roland', NOW(), NOW())&quot;; &quot;&quot;) &amp; IF(AND([.F67]&lt;&gt;&quot;&quot;; [.H67]&lt;&gt;&quot;&quot;); &quot;,&quot;; &quot;&quot;) &amp; IF([.H67]&lt;&gt;&quot;&quot;;&quot;('fr', '&quot; &amp; SUBSTITUTE([.H67];&quot;'&quot;; &quot;\'&quot;) &amp; &quot;', LAST_INSERT_ID(), 'roland', 'roland', NOW(), NOW())&quot;; &quot;&quot;) &amp; &quot;;&quot;; &quot;&quot;)" office:value-type="string" office:string-value="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klarationspflichtig</text:p>
          </table:table-cell>
          <table:table-cell/>
          <table:table-cell office:value-type="string" calcext:value-type="string">
            <text:p>doit être déclaré</text:p>
          </table:table-cell>
          <table:table-cell table:number-columns-repeated="2"/>
          <table:table-cell table:formula="of:=&quot;INSERT INTO translation_source SET source='&quot; &amp; SUBSTITUTE([.F68];&quot;'&quot;; &quot;\'&quot;) &amp; &quot;', location='&quot; &amp;SUBSTITUTE([.A68];&quot;'&quot;; &quot;\'&quot;) &amp; &quot;', field = '&quot; &amp; SUBSTITUTE([.B68];&quot;'&quot;; &quot;\'&quot;) &amp; &quot;'&quot; &amp; IF(OR(1; [.D68]&lt;&gt;&quot;&quot;); &quot;, context = '&quot; &amp; SUBSTITUTE([.D68];&quot;'&quot;; &quot;\'&quot;) &amp; &quot;'&quot;; &quot;&quot;) &amp; &quot;, created_visa='roland', updated_visa='roland', created_date=NOW(), updated_date=NOW(); &quot; &amp; IF(OR([.F68]&lt;&gt;&quot;&quot;; [.H68]&lt;&gt;&quot;&quot;);&quot;INSERT INTO translation_target (lang, translation, translation_source_id, created_visa, updated_visa, created_date, updated_date) VALUES &quot; &amp; IF([.F68]&lt;&gt;&quot;&quot;;&quot;('de', '&quot; &amp; SUBSTITUTE([.G68];&quot;'&quot;; &quot;\'&quot;) &amp; &quot;', LAST_INSERT_ID(), 'roland', 'roland', NOW(), NOW())&quot;; &quot;&quot;) &amp; IF(AND([.F68]&lt;&gt;&quot;&quot;; [.H68]&lt;&gt;&quot;&quot;); &quot;,&quot;; &quot;&quot;) &amp; IF([.H68]&lt;&gt;&quot;&quot;;&quot;('fr', '&quot; &amp; SUBSTITUTE([.H68];&quot;'&quot;; &quot;\'&quot;) &amp; &quot;', LAST_INSERT_ID(), 'roland', 'roland', NOW(), NOW())&quot;; &quot;&quot;) &amp; &quot;;&quot;; &quot;&quot;)" office:value-type="string" office:string-value="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" calcext:value-type="string">
            <text:p>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cht deklarationspflicht</text:p>
          </table:table-cell>
          <table:table-cell/>
          <table:table-cell office:value-type="string" calcext:value-type="string">
            <text:p>ne doit pas être déclaré</text:p>
          </table:table-cell>
          <table:table-cell table:number-columns-repeated="2"/>
          <table:table-cell table:formula="of:=&quot;INSERT INTO translation_source SET source='&quot; &amp; SUBSTITUTE([.F69];&quot;'&quot;; &quot;\'&quot;) &amp; &quot;', location='&quot; &amp;SUBSTITUTE([.A69];&quot;'&quot;; &quot;\'&quot;) &amp; &quot;', field = '&quot; &amp; SUBSTITUTE([.B69];&quot;'&quot;; &quot;\'&quot;) &amp; &quot;'&quot; &amp; IF(OR(1; [.D69]&lt;&gt;&quot;&quot;); &quot;, context = '&quot; &amp; SUBSTITUTE([.D69];&quot;'&quot;; &quot;\'&quot;) &amp; &quot;'&quot;; &quot;&quot;) &amp; &quot;, created_visa='roland', updated_visa='roland', created_date=NOW(), updated_date=NOW(); &quot; &amp; IF(OR([.F69]&lt;&gt;&quot;&quot;; [.H69]&lt;&gt;&quot;&quot;);&quot;INSERT INTO translation_target (lang, translation, translation_source_id, created_visa, updated_visa, created_date, updated_date) VALUES &quot; &amp; IF([.F69]&lt;&gt;&quot;&quot;;&quot;('de', '&quot; &amp; SUBSTITUTE([.G69];&quot;'&quot;; &quot;\'&quot;) &amp; &quot;', LAST_INSERT_ID(), 'roland', 'roland', NOW(), NOW())&quot;; &quot;&quot;) &amp; IF(AND([.F69]&lt;&gt;&quot;&quot;; [.H69]&lt;&gt;&quot;&quot;); &quot;,&quot;; &quot;&quot;) &amp; IF([.H69]&lt;&gt;&quot;&quot;;&quot;('fr', '&quot; &amp; SUBSTITUTE([.H69];&quot;'&quot;; &quot;\'&quot;) &amp; &quot;', LAST_INSERT_ID(), 'roland', 'roland', NOW(), NOW())&quot;; &quot;&quot;) &amp; &quot;;&quot;; &quot;&quot;)" office:value-type="string" office:string-value="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" calcext:value-type="string">
            <text:p>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klariert</text:p>
          </table:table-cell>
          <table:table-cell/>
          <table:table-cell office:value-type="string" calcext:value-type="string">
            <text:p>déclaré(e)</text:p>
          </table:table-cell>
          <table:table-cell table:number-columns-repeated="2"/>
          <table:table-cell table:formula="of:=&quot;INSERT INTO translation_source SET source='&quot; &amp; SUBSTITUTE([.F70];&quot;'&quot;; &quot;\'&quot;) &amp; &quot;', location='&quot; &amp;SUBSTITUTE([.A70];&quot;'&quot;; &quot;\'&quot;) &amp; &quot;', field = '&quot; &amp; SUBSTITUTE([.B70];&quot;'&quot;; &quot;\'&quot;) &amp; &quot;'&quot; &amp; IF(OR(1; [.D70]&lt;&gt;&quot;&quot;); &quot;, context = '&quot; &amp; SUBSTITUTE([.D70];&quot;'&quot;; &quot;\'&quot;) &amp; &quot;'&quot;; &quot;&quot;) &amp; &quot;, created_visa='roland', updated_visa='roland', created_date=NOW(), updated_date=NOW(); &quot; &amp; IF(OR([.F70]&lt;&gt;&quot;&quot;; [.H70]&lt;&gt;&quot;&quot;);&quot;INSERT INTO translation_target (lang, translation, translation_source_id, created_visa, updated_visa, created_date, updated_date) VALUES &quot; &amp; IF([.F70]&lt;&gt;&quot;&quot;;&quot;('de', '&quot; &amp; SUBSTITUTE([.G70];&quot;'&quot;; &quot;\'&quot;) &amp; &quot;', LAST_INSERT_ID(), 'roland', 'roland', NOW(), NOW())&quot;; &quot;&quot;) &amp; IF(AND([.F70]&lt;&gt;&quot;&quot;; [.H70]&lt;&gt;&quot;&quot;); &quot;,&quot;; &quot;&quot;) &amp; IF([.H70]&lt;&gt;&quot;&quot;;&quot;('fr', '&quot; &amp; SUBSTITUTE([.H70];&quot;'&quot;; &quot;\'&quot;) &amp; &quot;', LAST_INSERT_ID(), 'roland', 'roland', NOW(), NOW())&quot;; &quot;&quot;) &amp; &quot;;&quot;; &quot;&quot;)" office:value-type="string" office:string-value="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" calcext:value-type="string">
            <text:p>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cht-deklariert</text:p>
          </table:table-cell>
          <table:table-cell/>
          <table:table-cell office:value-type="string" calcext:value-type="string">
            <text:p>non-déclaré(e)</text:p>
          </table:table-cell>
          <table:table-cell table:number-columns-repeated="2"/>
          <table:table-cell table:formula="of:=&quot;INSERT INTO translation_source SET source='&quot; &amp; SUBSTITUTE([.F71];&quot;'&quot;; &quot;\'&quot;) &amp; &quot;', location='&quot; &amp;SUBSTITUTE([.A71];&quot;'&quot;; &quot;\'&quot;) &amp; &quot;', field = '&quot; &amp; SUBSTITUTE([.B71];&quot;'&quot;; &quot;\'&quot;) &amp; &quot;'&quot; &amp; IF(OR(1; [.D71]&lt;&gt;&quot;&quot;); &quot;, context = '&quot; &amp; SUBSTITUTE([.D71];&quot;'&quot;; &quot;\'&quot;) &amp; &quot;'&quot;; &quot;&quot;) &amp; &quot;, created_visa='roland', updated_visa='roland', created_date=NOW(), updated_date=NOW(); &quot; &amp; IF(OR([.F71]&lt;&gt;&quot;&quot;; [.H71]&lt;&gt;&quot;&quot;);&quot;INSERT INTO translation_target (lang, translation, translation_source_id, created_visa, updated_visa, created_date, updated_date) VALUES &quot; &amp; IF([.F71]&lt;&gt;&quot;&quot;;&quot;('de', '&quot; &amp; SUBSTITUTE([.G71];&quot;'&quot;; &quot;\'&quot;) &amp; &quot;', LAST_INSERT_ID(), 'roland', 'roland', NOW(), NOW())&quot;; &quot;&quot;) &amp; IF(AND([.F71]&lt;&gt;&quot;&quot;; [.H71]&lt;&gt;&quot;&quot;); &quot;,&quot;; &quot;&quot;) &amp; IF([.H71]&lt;&gt;&quot;&quot;;&quot;('fr', '&quot; &amp; SUBSTITUTE([.H71];&quot;'&quot;; &quot;\'&quot;) &amp; &quot;', LAST_INSERT_ID(), 'roland', 'roland', NOW(), NOW())&quot;; &quot;&quot;) &amp; &quot;;&quot;; &quot;&quot;)" office:value-type="string" office:string-value="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" calcext:value-type="string">
            <text:p>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formula="of:=&quot;INSERT INTO translation_source SET source='&quot; &amp; SUBSTITUTE([.F72];&quot;'&quot;; &quot;\'&quot;) &amp; &quot;', location='&quot; &amp;SUBSTITUTE([.A72];&quot;'&quot;; &quot;\'&quot;) &amp; &quot;', field = '&quot; &amp; SUBSTITUTE([.B72];&quot;'&quot;; &quot;\'&quot;) &amp; &quot;'&quot; &amp; IF(OR(1; [.D72]&lt;&gt;&quot;&quot;); &quot;, context = '&quot; &amp; SUBSTITUTE([.D72];&quot;'&quot;; &quot;\'&quot;) &amp; &quot;'&quot;; &quot;&quot;) &amp; &quot;, created_visa='roland', updated_visa='roland', created_date=NOW(), updated_date=NOW(); &quot; &amp; IF(OR([.F72]&lt;&gt;&quot;&quot;; [.H72]&lt;&gt;&quot;&quot;);&quot;INSERT INTO translation_target (lang, translation, translation_source_id, created_visa, updated_visa, created_date, updated_date) VALUES &quot; &amp; IF([.F72]&lt;&gt;&quot;&quot;;&quot;('de', '&quot; &amp; SUBSTITUTE([.G72];&quot;'&quot;; &quot;\'&quot;) &amp; &quot;', LAST_INSERT_ID(), 'roland', 'roland', NOW(), NOW())&quot;; &quot;&quot;) &amp; IF(AND([.F72]&lt;&gt;&quot;&quot;; [.H72]&lt;&gt;&quot;&quot;); &quot;,&quot;; &quot;&quot;) &amp; IF([.H72]&lt;&gt;&quot;&quot;;&quot;('fr', '&quot; &amp; SUBSTITUTE([.H72];&quot;'&quot;; &quot;\'&quot;) &amp; &quot;', LAST_INSERT_ID(), 'roland', 'roland', NOW(), NOW())&quot;; &quot;&quot;) &amp; &quot;;&quot;; &quot;&quot;)" office:value-type="string" office:string-value="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" calcext:value-type="string">
            <text:p>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table:formula="of:=&quot;INSERT INTO translation_source SET source='&quot; &amp; SUBSTITUTE([.F73];&quot;'&quot;; &quot;\'&quot;) &amp; &quot;', location='&quot; &amp;SUBSTITUTE([.A73];&quot;'&quot;; &quot;\'&quot;) &amp; &quot;', field = '&quot; &amp; SUBSTITUTE([.B73];&quot;'&quot;; &quot;\'&quot;) &amp; &quot;'&quot; &amp; IF(OR(1; [.D73]&lt;&gt;&quot;&quot;); &quot;, context = '&quot; &amp; SUBSTITUTE([.D73];&quot;'&quot;; &quot;\'&quot;) &amp; &quot;'&quot;; &quot;&quot;) &amp; &quot;, created_visa='roland', updated_visa='roland', created_date=NOW(), updated_date=NOW(); &quot; &amp; IF(OR([.F73]&lt;&gt;&quot;&quot;; [.H73]&lt;&gt;&quot;&quot;);&quot;INSERT INTO translation_target (lang, translation, translation_source_id, created_visa, updated_visa, created_date, updated_date) VALUES &quot; &amp; IF([.F73]&lt;&gt;&quot;&quot;;&quot;('de', '&quot; &amp; SUBSTITUTE([.G73];&quot;'&quot;; &quot;\'&quot;) &amp; &quot;', LAST_INSERT_ID(), 'roland', 'roland', NOW(), NOW())&quot;; &quot;&quot;) &amp; IF(AND([.F73]&lt;&gt;&quot;&quot;; [.H73]&lt;&gt;&quot;&quot;); &quot;,&quot;; &quot;&quot;) &amp; IF([.H73]&lt;&gt;&quot;&quot;;&quot;('fr', '&quot; &amp; SUBSTITUTE([.H73];&quot;'&quot;; &quot;\'&quot;) &amp; &quot;', LAST_INSERT_ID(), 'roland', 'roland', NOW(), NOW())&quot;; &quot;&quot;) &amp; &quot;;&quot;; &quot;&quot;)" office:value-type="string" office:string-value="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" calcext:value-type="string">
            <text:p>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formula="of:=&quot;INSERT INTO translation_source SET source='&quot; &amp; SUBSTITUTE([.F74];&quot;'&quot;; &quot;\'&quot;) &amp; &quot;', location='&quot; &amp;SUBSTITUTE([.A74];&quot;'&quot;; &quot;\'&quot;) &amp; &quot;', field = '&quot; &amp; SUBSTITUTE([.B74];&quot;'&quot;; &quot;\'&quot;) &amp; &quot;'&quot; &amp; IF(OR(1; [.D74]&lt;&gt;&quot;&quot;); &quot;, context = '&quot; &amp; SUBSTITUTE([.D74];&quot;'&quot;; &quot;\'&quot;) &amp; &quot;'&quot;; &quot;&quot;) &amp; &quot;, created_visa='roland', updated_visa='roland', created_date=NOW(), updated_date=NOW(); &quot; &amp; IF(OR([.F74]&lt;&gt;&quot;&quot;; [.H74]&lt;&gt;&quot;&quot;);&quot;INSERT INTO translation_target (lang, translation, translation_source_id, created_visa, updated_visa, created_date, updated_date) VALUES &quot; &amp; IF([.F74]&lt;&gt;&quot;&quot;;&quot;('de', '&quot; &amp; SUBSTITUTE([.G74];&quot;'&quot;; &quot;\'&quot;) &amp; &quot;', LAST_INSERT_ID(), 'roland', 'roland', NOW(), NOW())&quot;; &quot;&quot;) &amp; IF(AND([.F74]&lt;&gt;&quot;&quot;; [.H74]&lt;&gt;&quot;&quot;); &quot;,&quot;; &quot;&quot;) &amp; IF([.H74]&lt;&gt;&quot;&quot;;&quot;('fr', '&quot; &amp; SUBSTITUTE([.H74];&quot;'&quot;; &quot;\'&quot;) &amp; &quot;', LAST_INSERT_ID(), 'roland', 'roland', NOW(), NOW())&quot;; &quot;&quot;) &amp; &quot;;&quot;; &quot;&quot;)" office:value-type="string" office:string-value="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" calcext:value-type="string">
            <text:p>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formula="of:=&quot;INSERT INTO translation_source SET source='&quot; &amp; SUBSTITUTE([.F75];&quot;'&quot;; &quot;\'&quot;) &amp; &quot;', location='&quot; &amp;SUBSTITUTE([.A75];&quot;'&quot;; &quot;\'&quot;) &amp; &quot;', field = '&quot; &amp; SUBSTITUTE([.B75];&quot;'&quot;; &quot;\'&quot;) &amp; &quot;'&quot; &amp; IF(OR(1; [.D75]&lt;&gt;&quot;&quot;); &quot;, context = '&quot; &amp; SUBSTITUTE([.D75];&quot;'&quot;; &quot;\'&quot;) &amp; &quot;'&quot;; &quot;&quot;) &amp; &quot;, created_visa='roland', updated_visa='roland', created_date=NOW(), updated_date=NOW(); &quot; &amp; IF(OR([.F75]&lt;&gt;&quot;&quot;; [.H75]&lt;&gt;&quot;&quot;);&quot;INSERT INTO translation_target (lang, translation, translation_source_id, created_visa, updated_visa, created_date, updated_date) VALUES &quot; &amp; IF([.F75]&lt;&gt;&quot;&quot;;&quot;('de', '&quot; &amp; SUBSTITUTE([.G75];&quot;'&quot;; &quot;\'&quot;) &amp; &quot;', LAST_INSERT_ID(), 'roland', 'roland', NOW(), NOW())&quot;; &quot;&quot;) &amp; IF(AND([.F75]&lt;&gt;&quot;&quot;; [.H75]&lt;&gt;&quot;&quot;); &quot;,&quot;; &quot;&quot;) &amp; IF([.H75]&lt;&gt;&quot;&quot;;&quot;('fr', '&quot; &amp; SUBSTITUTE([.H75];&quot;'&quot;; &quot;\'&quot;) &amp; &quot;', LAST_INSERT_ID(), 'roland', 'roland', NOW(), NOW())&quot;; &quot;&quot;) &amp; &quot;;&quot;; &quot;&quot;)" office:value-type="string" office:string-value="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" calcext:value-type="string">
            <text:p>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76];&quot;'&quot;; &quot;\'&quot;) &amp; &quot;', location='&quot; &amp;SUBSTITUTE([.A76];&quot;'&quot;; &quot;\'&quot;) &amp; &quot;', field = '&quot; &amp; SUBSTITUTE([.B76];&quot;'&quot;; &quot;\'&quot;) &amp; &quot;'&quot; &amp; IF(OR(1; [.D76]&lt;&gt;&quot;&quot;); &quot;, context = '&quot; &amp; SUBSTITUTE([.D76];&quot;'&quot;; &quot;\'&quot;) &amp; &quot;'&quot;; &quot;&quot;) &amp; &quot;, created_visa='roland', updated_visa='roland', created_date=NOW(), updated_date=NOW(); &quot; &amp; IF(OR([.F76]&lt;&gt;&quot;&quot;; [.H76]&lt;&gt;&quot;&quot;);&quot;INSERT INTO translation_target (lang, translation, translation_source_id, created_visa, updated_visa, created_date, updated_date) VALUES &quot; &amp; IF([.F76]&lt;&gt;&quot;&quot;;&quot;('de', '&quot; &amp; SUBSTITUTE([.G76];&quot;'&quot;; &quot;\'&quot;) &amp; &quot;', LAST_INSERT_ID(), 'roland', 'roland', NOW(), NOW())&quot;; &quot;&quot;) &amp; IF(AND([.F76]&lt;&gt;&quot;&quot;; [.H76]&lt;&gt;&quot;&quot;); &quot;,&quot;; &quot;&quot;) &amp; IF([.H76]&lt;&gt;&quot;&quot;;&quot;('fr', '&quot; &amp; SUBSTITUTE([.H76];&quot;'&quot;; &quot;\'&quot;) &amp; &quot;', LAST_INSERT_ID(), 'roland', 'roland', NOW(), NOW())&quot;; &quot;&quot;) &amp; &quot;;&quot;; &quot;&quot;)" office:value-type="string" office:string-value="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F77];&quot;'&quot;; &quot;\'&quot;) &amp; &quot;', location='&quot; &amp;SUBSTITUTE([.A77];&quot;'&quot;; &quot;\'&quot;) &amp; &quot;', field = '&quot; &amp; SUBSTITUTE([.B77];&quot;'&quot;; &quot;\'&quot;) &amp; &quot;'&quot; &amp; IF(OR(1; [.D77]&lt;&gt;&quot;&quot;); &quot;, context = '&quot; &amp; SUBSTITUTE([.D77];&quot;'&quot;; &quot;\'&quot;) &amp; &quot;'&quot;; &quot;&quot;) &amp; &quot;, created_visa='roland', updated_visa='roland', created_date=NOW(), updated_date=NOW(); &quot; &amp; IF(OR([.F77]&lt;&gt;&quot;&quot;; [.H77]&lt;&gt;&quot;&quot;);&quot;INSERT INTO translation_target (lang, translation, translation_source_id, created_visa, updated_visa, created_date, updated_date) VALUES &quot; &amp; IF([.F77]&lt;&gt;&quot;&quot;;&quot;('de', '&quot; &amp; SUBSTITUTE([.G77];&quot;'&quot;; &quot;\'&quot;) &amp; &quot;', LAST_INSERT_ID(), 'roland', 'roland', NOW(), NOW())&quot;; &quot;&quot;) &amp; IF(AND([.F77]&lt;&gt;&quot;&quot;; [.H77]&lt;&gt;&quot;&quot;); &quot;,&quot;; &quot;&quot;) &amp; IF([.H77]&lt;&gt;&quot;&quot;;&quot;('fr', '&quot; &amp; SUBSTITUTE([.H77];&quot;'&quot;; &quot;\'&quot;) &amp; &quot;', LAST_INSERT_ID(), 'roland', 'roland', NOW(), NOW())&quot;; &quot;&quot;) &amp; &quot;;&quot;; &quot;&quot;)" office:value-type="string" office:string-value="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F78];&quot;'&quot;; &quot;\'&quot;) &amp; &quot;', location='&quot; &amp;SUBSTITUTE([.A78];&quot;'&quot;; &quot;\'&quot;) &amp; &quot;', field = '&quot; &amp; SUBSTITUTE([.B78];&quot;'&quot;; &quot;\'&quot;) &amp; &quot;'&quot; &amp; IF(OR(1; [.D78]&lt;&gt;&quot;&quot;); &quot;, context = '&quot; &amp; SUBSTITUTE([.D78];&quot;'&quot;; &quot;\'&quot;) &amp; &quot;'&quot;; &quot;&quot;) &amp; &quot;, created_visa='roland', updated_visa='roland', created_date=NOW(), updated_date=NOW(); &quot; &amp; IF(OR([.F78]&lt;&gt;&quot;&quot;; [.H78]&lt;&gt;&quot;&quot;);&quot;INSERT INTO translation_target (lang, translation, translation_source_id, created_visa, updated_visa, created_date, updated_date) VALUES &quot; &amp; IF([.F78]&lt;&gt;&quot;&quot;;&quot;('de', '&quot; &amp; SUBSTITUTE([.G78];&quot;'&quot;; &quot;\'&quot;) &amp; &quot;', LAST_INSERT_ID(), 'roland', 'roland', NOW(), NOW())&quot;; &quot;&quot;) &amp; IF(AND([.F78]&lt;&gt;&quot;&quot;; [.H78]&lt;&gt;&quot;&quot;); &quot;,&quot;; &quot;&quot;) &amp; IF([.H78]&lt;&gt;&quot;&quot;;&quot;('fr', '&quot; &amp; SUBSTITUTE([.H78];&quot;'&quot;; &quot;\'&quot;) &amp; &quot;', LAST_INSERT_ID(), 'roland', 'roland', NOW(), NOW())&quot;; &quot;&quot;) &amp; &quot;;&quot;; &quot;&quot;)" office:value-type="string" office:string-value="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79];&quot;'&quot;; &quot;\'&quot;) &amp; &quot;', location='&quot; &amp;SUBSTITUTE([.A79];&quot;'&quot;; &quot;\'&quot;) &amp; &quot;', field = '&quot; &amp; SUBSTITUTE([.B79];&quot;'&quot;; &quot;\'&quot;) &amp; &quot;'&quot; &amp; IF(OR(1; [.D79]&lt;&gt;&quot;&quot;); &quot;, context = '&quot; &amp; SUBSTITUTE([.D79];&quot;'&quot;; &quot;\'&quot;) &amp; &quot;'&quot;; &quot;&quot;) &amp; &quot;, created_visa='roland', updated_visa='roland', created_date=NOW(), updated_date=NOW(); &quot; &amp; IF(OR([.F79]&lt;&gt;&quot;&quot;; [.H79]&lt;&gt;&quot;&quot;);&quot;INSERT INTO translation_target (lang, translation, translation_source_id, created_visa, updated_visa, created_date, updated_date) VALUES &quot; &amp; IF([.F79]&lt;&gt;&quot;&quot;;&quot;('de', '&quot; &amp; SUBSTITUTE([.G79];&quot;'&quot;; &quot;\'&quot;) &amp; &quot;', LAST_INSERT_ID(), 'roland', 'roland', NOW(), NOW())&quot;; &quot;&quot;) &amp; IF(AND([.F79]&lt;&gt;&quot;&quot;; [.H79]&lt;&gt;&quot;&quot;); &quot;,&quot;; &quot;&quot;) &amp; IF([.H79]&lt;&gt;&quot;&quot;;&quot;('fr', '&quot; &amp; SUBSTITUTE([.H79];&quot;'&quot;; &quot;\'&quot;) &amp; &quot;', LAST_INSERT_ID(), 'roland', 'roland', NOW(), NOW())&quot;; &quot;&quot;) &amp; &quot;;&quot;; &quot;&quot;)" office:value-type="string" office:string-value="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80];&quot;'&quot;; &quot;\'&quot;) &amp; &quot;', location='&quot; &amp;SUBSTITUTE([.A80];&quot;'&quot;; &quot;\'&quot;) &amp; &quot;', field = '&quot; &amp; SUBSTITUTE([.B80];&quot;'&quot;; &quot;\'&quot;) &amp; &quot;'&quot; &amp; IF(OR(1; [.D80]&lt;&gt;&quot;&quot;); &quot;, context = '&quot; &amp; SUBSTITUTE([.D80];&quot;'&quot;; &quot;\'&quot;) &amp; &quot;'&quot;; &quot;&quot;) &amp; &quot;, created_visa='roland', updated_visa='roland', created_date=NOW(), updated_date=NOW(); &quot; &amp; IF(OR([.F80]&lt;&gt;&quot;&quot;; [.H80]&lt;&gt;&quot;&quot;);&quot;INSERT INTO translation_target (lang, translation, translation_source_id, created_visa, updated_visa, created_date, updated_date) VALUES &quot; &amp; IF([.F80]&lt;&gt;&quot;&quot;;&quot;('de', '&quot; &amp; SUBSTITUTE([.G80];&quot;'&quot;; &quot;\'&quot;) &amp; &quot;', LAST_INSERT_ID(), 'roland', 'roland', NOW(), NOW())&quot;; &quot;&quot;) &amp; IF(AND([.F80]&lt;&gt;&quot;&quot;; [.H80]&lt;&gt;&quot;&quot;); &quot;,&quot;; &quot;&quot;) &amp; IF([.H80]&lt;&gt;&quot;&quot;;&quot;('fr', '&quot; &amp; SUBSTITUTE([.H80];&quot;'&quot;; &quot;\'&quot;) &amp; &quot;', LAST_INSERT_ID(), 'roland', 'roland', NOW(), NOW())&quot;; &quot;&quot;) &amp; &quot;;&quot;; &quot;&quot;)" office:value-type="string" office:string-value="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81];&quot;'&quot;; &quot;\'&quot;) &amp; &quot;', location='&quot; &amp;SUBSTITUTE([.A81];&quot;'&quot;; &quot;\'&quot;) &amp; &quot;', field = '&quot; &amp; SUBSTITUTE([.B81];&quot;'&quot;; &quot;\'&quot;) &amp; &quot;'&quot; &amp; IF(OR(1; [.D81]&lt;&gt;&quot;&quot;); &quot;, context = '&quot; &amp; SUBSTITUTE([.D81];&quot;'&quot;; &quot;\'&quot;) &amp; &quot;'&quot;; &quot;&quot;) &amp; &quot;, created_visa='roland', updated_visa='roland', created_date=NOW(), updated_date=NOW(); &quot; &amp; IF(OR([.F81]&lt;&gt;&quot;&quot;; [.H81]&lt;&gt;&quot;&quot;);&quot;INSERT INTO translation_target (lang, translation, translation_source_id, created_visa, updated_visa, created_date, updated_date) VALUES &quot; &amp; IF([.F81]&lt;&gt;&quot;&quot;;&quot;('de', '&quot; &amp; SUBSTITUTE([.G81];&quot;'&quot;; &quot;\'&quot;) &amp; &quot;', LAST_INSERT_ID(), 'roland', 'roland', NOW(), NOW())&quot;; &quot;&quot;) &amp; IF(AND([.F81]&lt;&gt;&quot;&quot;; [.H81]&lt;&gt;&quot;&quot;); &quot;,&quot;; &quot;&quot;) &amp; IF([.H81]&lt;&gt;&quot;&quot;;&quot;('fr', '&quot; &amp; SUBSTITUTE([.H81];&quot;'&quot;; &quot;\'&quot;) &amp; &quot;', LAST_INSERT_ID(), 'roland', 'roland', NOW(), NOW())&quot;; &quot;&quot;) &amp; &quot;;&quot;; &quot;&quot;)" office:value-type="string" office:string-value="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F82];&quot;'&quot;; &quot;\'&quot;) &amp; &quot;', location='&quot; &amp;SUBSTITUTE([.A82];&quot;'&quot;; &quot;\'&quot;) &amp; &quot;', field = '&quot; &amp; SUBSTITUTE([.B82];&quot;'&quot;; &quot;\'&quot;) &amp; &quot;'&quot; &amp; IF(OR(1; [.D82]&lt;&gt;&quot;&quot;); &quot;, context = '&quot; &amp; SUBSTITUTE([.D82];&quot;'&quot;; &quot;\'&quot;) &amp; &quot;'&quot;; &quot;&quot;) &amp; &quot;, created_visa='roland', updated_visa='roland', created_date=NOW(), updated_date=NOW(); &quot; &amp; IF(OR([.F82]&lt;&gt;&quot;&quot;; [.H82]&lt;&gt;&quot;&quot;);&quot;INSERT INTO translation_target (lang, translation, translation_source_id, created_visa, updated_visa, created_date, updated_date) VALUES &quot; &amp; IF([.F82]&lt;&gt;&quot;&quot;;&quot;('de', '&quot; &amp; SUBSTITUTE([.G82];&quot;'&quot;; &quot;\'&quot;) &amp; &quot;', LAST_INSERT_ID(), 'roland', 'roland', NOW(), NOW())&quot;; &quot;&quot;) &amp; IF(AND([.F82]&lt;&gt;&quot;&quot;; [.H82]&lt;&gt;&quot;&quot;); &quot;,&quot;; &quot;&quot;) &amp; IF([.H82]&lt;&gt;&quot;&quot;;&quot;('fr', '&quot; &amp; SUBSTITUTE([.H82];&quot;'&quot;; &quot;\'&quot;) &amp; &quot;', LAST_INSERT_ID(), 'roland', 'roland', NOW(), NOW())&quot;; &quot;&quot;) &amp; &quot;;&quot;; &quot;&quot;)" office:value-type="string" office:string-value="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F83];&quot;'&quot;; &quot;\'&quot;) &amp; &quot;', location='&quot; &amp;SUBSTITUTE([.A83];&quot;'&quot;; &quot;\'&quot;) &amp; &quot;', field = '&quot; &amp; SUBSTITUTE([.B83];&quot;'&quot;; &quot;\'&quot;) &amp; &quot;'&quot; &amp; IF(OR(1; [.D83]&lt;&gt;&quot;&quot;); &quot;, context = '&quot; &amp; SUBSTITUTE([.D83];&quot;'&quot;; &quot;\'&quot;) &amp; &quot;'&quot;; &quot;&quot;) &amp; &quot;, created_visa='roland', updated_visa='roland', created_date=NOW(), updated_date=NOW(); &quot; &amp; IF(OR([.F83]&lt;&gt;&quot;&quot;; [.H83]&lt;&gt;&quot;&quot;);&quot;INSERT INTO translation_target (lang, translation, translation_source_id, created_visa, updated_visa, created_date, updated_date) VALUES &quot; &amp; IF([.F83]&lt;&gt;&quot;&quot;;&quot;('de', '&quot; &amp; SUBSTITUTE([.G83];&quot;'&quot;; &quot;\'&quot;) &amp; &quot;', LAST_INSERT_ID(), 'roland', 'roland', NOW(), NOW())&quot;; &quot;&quot;) &amp; IF(AND([.F83]&lt;&gt;&quot;&quot;; [.H83]&lt;&gt;&quot;&quot;); &quot;,&quot;; &quot;&quot;) &amp; IF([.H83]&lt;&gt;&quot;&quot;;&quot;('fr', '&quot; &amp; SUBSTITUTE([.H83];&quot;'&quot;; &quot;\'&quot;) &amp; &quot;', LAST_INSERT_ID(), 'roland', 'roland', NOW(), NOW())&quot;; &quot;&quot;) &amp; &quot;;&quot;; &quot;&quot;)" office:value-type="string" office:string-value="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F84];&quot;'&quot;; &quot;\'&quot;) &amp; &quot;', location='&quot; &amp;SUBSTITUTE([.A84];&quot;'&quot;; &quot;\'&quot;) &amp; &quot;', field = '&quot; &amp; SUBSTITUTE([.B84];&quot;'&quot;; &quot;\'&quot;) &amp; &quot;'&quot; &amp; IF(OR(1; [.D84]&lt;&gt;&quot;&quot;); &quot;, context = '&quot; &amp; SUBSTITUTE([.D84];&quot;'&quot;; &quot;\'&quot;) &amp; &quot;'&quot;; &quot;&quot;) &amp; &quot;, created_visa='roland', updated_visa='roland', created_date=NOW(), updated_date=NOW(); &quot; &amp; IF(OR([.F84]&lt;&gt;&quot;&quot;; [.H84]&lt;&gt;&quot;&quot;);&quot;INSERT INTO translation_target (lang, translation, translation_source_id, created_visa, updated_visa, created_date, updated_date) VALUES &quot; &amp; IF([.F84]&lt;&gt;&quot;&quot;;&quot;('de', '&quot; &amp; SUBSTITUTE([.G84];&quot;'&quot;; &quot;\'&quot;) &amp; &quot;', LAST_INSERT_ID(), 'roland', 'roland', NOW(), NOW())&quot;; &quot;&quot;) &amp; IF(AND([.F84]&lt;&gt;&quot;&quot;; [.H84]&lt;&gt;&quot;&quot;); &quot;,&quot;; &quot;&quot;) &amp; IF([.H84]&lt;&gt;&quot;&quot;;&quot;('fr', '&quot; &amp; SUBSTITUTE([.H84];&quot;'&quot;; &quot;\'&quot;) &amp; &quot;', LAST_INSERT_ID(), 'roland', 'roland', NOW(), NOW())&quot;; &quot;&quot;) &amp; &quot;;&quot;; &quot;&quot;)" office:value-type="string" office:string-value="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F85];&quot;'&quot;; &quot;\'&quot;) &amp; &quot;', location='&quot; &amp;SUBSTITUTE([.A85];&quot;'&quot;; &quot;\'&quot;) &amp; &quot;', field = '&quot; &amp; SUBSTITUTE([.B85];&quot;'&quot;; &quot;\'&quot;) &amp; &quot;'&quot; &amp; IF(OR(1; [.D85]&lt;&gt;&quot;&quot;); &quot;, context = '&quot; &amp; SUBSTITUTE([.D85];&quot;'&quot;; &quot;\'&quot;) &amp; &quot;'&quot;; &quot;&quot;) &amp; &quot;, created_visa='roland', updated_visa='roland', created_date=NOW(), updated_date=NOW(); &quot; &amp; IF(OR([.F85]&lt;&gt;&quot;&quot;; [.H85]&lt;&gt;&quot;&quot;);&quot;INSERT INTO translation_target (lang, translation, translation_source_id, created_visa, updated_visa, created_date, updated_date) VALUES &quot; &amp; IF([.F85]&lt;&gt;&quot;&quot;;&quot;('de', '&quot; &amp; SUBSTITUTE([.G85];&quot;'&quot;; &quot;\'&quot;) &amp; &quot;', LAST_INSERT_ID(), 'roland', 'roland', NOW(), NOW())&quot;; &quot;&quot;) &amp; IF(AND([.F85]&lt;&gt;&quot;&quot;; [.H85]&lt;&gt;&quot;&quot;); &quot;,&quot;; &quot;&quot;) &amp; IF([.H85]&lt;&gt;&quot;&quot;;&quot;('fr', '&quot; &amp; SUBSTITUTE([.H85];&quot;'&quot;; &quot;\'&quot;) &amp; &quot;', LAST_INSERT_ID(), 'roland', 'roland', NOW(), NOW())&quot;; &quot;&quot;) &amp; &quot;;&quot;; &quot;&quot;)" office:value-type="string" office:string-value="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F86];&quot;'&quot;; &quot;\'&quot;) &amp; &quot;', location='&quot; &amp;SUBSTITUTE([.A86];&quot;'&quot;; &quot;\'&quot;) &amp; &quot;', field = '&quot; &amp; SUBSTITUTE([.B86];&quot;'&quot;; &quot;\'&quot;) &amp; &quot;'&quot; &amp; IF(OR(1; [.D86]&lt;&gt;&quot;&quot;); &quot;, context = '&quot; &amp; SUBSTITUTE([.D86];&quot;'&quot;; &quot;\'&quot;) &amp; &quot;'&quot;; &quot;&quot;) &amp; &quot;, created_visa='roland', updated_visa='roland', created_date=NOW(), updated_date=NOW(); &quot; &amp; IF(OR([.F86]&lt;&gt;&quot;&quot;; [.H86]&lt;&gt;&quot;&quot;);&quot;INSERT INTO translation_target (lang, translation, translation_source_id, created_visa, updated_visa, created_date, updated_date) VALUES &quot; &amp; IF([.F86]&lt;&gt;&quot;&quot;;&quot;('de', '&quot; &amp; SUBSTITUTE([.G86];&quot;'&quot;; &quot;\'&quot;) &amp; &quot;', LAST_INSERT_ID(), 'roland', 'roland', NOW(), NOW())&quot;; &quot;&quot;) &amp; IF(AND([.F86]&lt;&gt;&quot;&quot;; [.H86]&lt;&gt;&quot;&quot;); &quot;,&quot;; &quot;&quot;) &amp; IF([.H86]&lt;&gt;&quot;&quot;;&quot;('fr', '&quot; &amp; SUBSTITUTE([.H86];&quot;'&quot;; &quot;\'&quot;) &amp; &quot;', LAST_INSERT_ID(), 'roland', 'roland', NOW(), NOW())&quot;; &quot;&quot;) &amp; &quot;;&quot;; &quot;&quot;)" office:value-type="string" office:string-value="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F87];&quot;'&quot;; &quot;\'&quot;) &amp; &quot;', location='&quot; &amp;SUBSTITUTE([.A87];&quot;'&quot;; &quot;\'&quot;) &amp; &quot;', field = '&quot; &amp; SUBSTITUTE([.B87];&quot;'&quot;; &quot;\'&quot;) &amp; &quot;'&quot; &amp; IF(OR(1; [.D87]&lt;&gt;&quot;&quot;); &quot;, context = '&quot; &amp; SUBSTITUTE([.D87];&quot;'&quot;; &quot;\'&quot;) &amp; &quot;'&quot;; &quot;&quot;) &amp; &quot;, created_visa='roland', updated_visa='roland', created_date=NOW(), updated_date=NOW(); &quot; &amp; IF(OR([.F87]&lt;&gt;&quot;&quot;; [.H87]&lt;&gt;&quot;&quot;);&quot;INSERT INTO translation_target (lang, translation, translation_source_id, created_visa, updated_visa, created_date, updated_date) VALUES &quot; &amp; IF([.F87]&lt;&gt;&quot;&quot;;&quot;('de', '&quot; &amp; SUBSTITUTE([.G87];&quot;'&quot;; &quot;\'&quot;) &amp; &quot;', LAST_INSERT_ID(), 'roland', 'roland', NOW(), NOW())&quot;; &quot;&quot;) &amp; IF(AND([.F87]&lt;&gt;&quot;&quot;; [.H87]&lt;&gt;&quot;&quot;); &quot;,&quot;; &quot;&quot;) &amp; IF([.H87]&lt;&gt;&quot;&quot;;&quot;('fr', '&quot; &amp; SUBSTITUTE([.H87];&quot;'&quot;; &quot;\'&quot;) &amp; &quot;', LAST_INSERT_ID(), 'roland', 'roland', NOW(), NOW())&quot;; &quot;&quot;) &amp; &quot;;&quot;; &quot;&quot;)" office:value-type="string" office:string-value="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88];&quot;'&quot;; &quot;\'&quot;) &amp; &quot;', location='&quot; &amp;SUBSTITUTE([.A88];&quot;'&quot;; &quot;\'&quot;) &amp; &quot;', field = '&quot; &amp; SUBSTITUTE([.B88];&quot;'&quot;; &quot;\'&quot;) &amp; &quot;'&quot; &amp; IF(OR(1; [.D88]&lt;&gt;&quot;&quot;); &quot;, context = '&quot; &amp; SUBSTITUTE([.D88];&quot;'&quot;; &quot;\'&quot;) &amp; &quot;'&quot;; &quot;&quot;) &amp; &quot;, created_visa='roland', updated_visa='roland', created_date=NOW(), updated_date=NOW(); &quot; &amp; IF(OR([.F88]&lt;&gt;&quot;&quot;; [.H88]&lt;&gt;&quot;&quot;);&quot;INSERT INTO translation_target (lang, translation, translation_source_id, created_visa, updated_visa, created_date, updated_date) VALUES &quot; &amp; IF([.F88]&lt;&gt;&quot;&quot;;&quot;('de', '&quot; &amp; SUBSTITUTE([.G88];&quot;'&quot;; &quot;\'&quot;) &amp; &quot;', LAST_INSERT_ID(), 'roland', 'roland', NOW(), NOW())&quot;; &quot;&quot;) &amp; IF(AND([.F88]&lt;&gt;&quot;&quot;; [.H88]&lt;&gt;&quot;&quot;); &quot;,&quot;; &quot;&quot;) &amp; IF([.H88]&lt;&gt;&quot;&quot;;&quot;('fr', '&quot; &amp; SUBSTITUTE([.H88];&quot;'&quot;; &quot;\'&quot;) &amp; &quot;', LAST_INSERT_ID(), 'roland', 'roland', NOW(), NOW())&quot;; &quot;&quot;) &amp; &quot;;&quot;; &quot;&quot;)" office:value-type="string" office:string-value="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89];&quot;'&quot;; &quot;\'&quot;) &amp; &quot;', location='&quot; &amp;SUBSTITUTE([.A89];&quot;'&quot;; &quot;\'&quot;) &amp; &quot;', field = '&quot; &amp; SUBSTITUTE([.B89];&quot;'&quot;; &quot;\'&quot;) &amp; &quot;'&quot; &amp; IF(OR(1; [.D89]&lt;&gt;&quot;&quot;); &quot;, context = '&quot; &amp; SUBSTITUTE([.D89];&quot;'&quot;; &quot;\'&quot;) &amp; &quot;'&quot;; &quot;&quot;) &amp; &quot;, created_visa='roland', updated_visa='roland', created_date=NOW(), updated_date=NOW(); &quot; &amp; IF(OR([.F89]&lt;&gt;&quot;&quot;; [.H89]&lt;&gt;&quot;&quot;);&quot;INSERT INTO translation_target (lang, translation, translation_source_id, created_visa, updated_visa, created_date, updated_date) VALUES &quot; &amp; IF([.F89]&lt;&gt;&quot;&quot;;&quot;('de', '&quot; &amp; SUBSTITUTE([.G89];&quot;'&quot;; &quot;\'&quot;) &amp; &quot;', LAST_INSERT_ID(), 'roland', 'roland', NOW(), NOW())&quot;; &quot;&quot;) &amp; IF(AND([.F89]&lt;&gt;&quot;&quot;; [.H89]&lt;&gt;&quot;&quot;); &quot;,&quot;; &quot;&quot;) &amp; IF([.H89]&lt;&gt;&quot;&quot;;&quot;('fr', '&quot; &amp; SUBSTITUTE([.H89];&quot;'&quot;; &quot;\'&quot;) &amp; &quot;', LAST_INSERT_ID(), 'roland', 'roland', NOW(), NOW())&quot;; &quot;&quot;) &amp; &quot;;&quot;; &quot;&quot;)" office:value-type="string" office:string-value="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90];&quot;'&quot;; &quot;\'&quot;) &amp; &quot;', location='&quot; &amp;SUBSTITUTE([.A90];&quot;'&quot;; &quot;\'&quot;) &amp; &quot;', field = '&quot; &amp; SUBSTITUTE([.B90];&quot;'&quot;; &quot;\'&quot;) &amp; &quot;'&quot; &amp; IF(OR(1; [.D90]&lt;&gt;&quot;&quot;); &quot;, context = '&quot; &amp; SUBSTITUTE([.D90];&quot;'&quot;; &quot;\'&quot;) &amp; &quot;'&quot;; &quot;&quot;) &amp; &quot;, created_visa='roland', updated_visa='roland', created_date=NOW(), updated_date=NOW(); &quot; &amp; IF(OR([.F90]&lt;&gt;&quot;&quot;; [.H90]&lt;&gt;&quot;&quot;);&quot;INSERT INTO translation_target (lang, translation, translation_source_id, created_visa, updated_visa, created_date, updated_date) VALUES &quot; &amp; IF([.F90]&lt;&gt;&quot;&quot;;&quot;('de', '&quot; &amp; SUBSTITUTE([.G90];&quot;'&quot;; &quot;\'&quot;) &amp; &quot;', LAST_INSERT_ID(), 'roland', 'roland', NOW(), NOW())&quot;; &quot;&quot;) &amp; IF(AND([.F90]&lt;&gt;&quot;&quot;; [.H90]&lt;&gt;&quot;&quot;); &quot;,&quot;; &quot;&quot;) &amp; IF([.H90]&lt;&gt;&quot;&quot;;&quot;('fr', '&quot; &amp; SUBSTITUTE([.H90];&quot;'&quot;; &quot;\'&quot;) &amp; &quot;', LAST_INSERT_ID(), 'roland', 'roland', NOW(), NOW())&quot;; &quot;&quot;) &amp; &quot;;&quot;; &quot;&quot;)" office:value-type="string" office:string-value="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co-praesident</text:p>
          </table:table-cell>
          <table:table-cell office:value-type="string" calcext:value-type="string">
            <text:p>Co-Präsident</text:p>
          </table:table-cell>
          <table:table-cell table:style-name="ce8" office:value-type="string" calcext:value-type="string">
            <text:p>Coprésident</text:p>
          </table:table-cell>
          <table:table-cell office:value-type="string" calcext:value-type="string">
            <text:p>aussi Coprésidente ?</text:p>
          </table:table-cell>
          <table:table-cell/>
          <table:table-cell table:formula="of:=&quot;INSERT INTO translation_source SET source='&quot; &amp; SUBSTITUTE([.F91];&quot;'&quot;; &quot;\'&quot;) &amp; &quot;', location='&quot; &amp;SUBSTITUTE([.A91];&quot;'&quot;; &quot;\'&quot;) &amp; &quot;', field = '&quot; &amp; SUBSTITUTE([.B91];&quot;'&quot;; &quot;\'&quot;) &amp; &quot;'&quot; &amp; IF(OR(1; [.D91]&lt;&gt;&quot;&quot;); &quot;, context = '&quot; &amp; SUBSTITUTE([.D91];&quot;'&quot;; &quot;\'&quot;) &amp; &quot;'&quot;; &quot;&quot;) &amp; &quot;, created_visa='roland', updated_visa='roland', created_date=NOW(), updated_date=NOW(); &quot; &amp; IF(OR([.F91]&lt;&gt;&quot;&quot;; [.H91]&lt;&gt;&quot;&quot;);&quot;INSERT INTO translation_target (lang, translation, translation_source_id, created_visa, updated_visa, created_date, updated_date) VALUES &quot; &amp; IF([.F91]&lt;&gt;&quot;&quot;;&quot;('de', '&quot; &amp; SUBSTITUTE([.G91];&quot;'&quot;; &quot;\'&quot;) &amp; &quot;', LAST_INSERT_ID(), 'roland', 'roland', NOW(), NOW())&quot;; &quot;&quot;) &amp; IF(AND([.F91]&lt;&gt;&quot;&quot;; [.H91]&lt;&gt;&quot;&quot;); &quot;,&quot;; &quot;&quot;) &amp; IF([.H91]&lt;&gt;&quot;&quot;;&quot;('fr', '&quot; &amp; SUBSTITUTE([.H91];&quot;'&quot;; &quot;\'&quot;) &amp; &quot;', LAST_INSERT_ID(), 'roland', 'roland', NOW(), NOW())&quot;; &quot;&quot;) &amp; &quot;;&quot;; &quot;&quot;)" office:value-type="string" office:string-value="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" calcext:value-type="string">
            <text:p>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F92];&quot;'&quot;; &quot;\'&quot;) &amp; &quot;', location='&quot; &amp;SUBSTITUTE([.A92];&quot;'&quot;; &quot;\'&quot;) &amp; &quot;', field = '&quot; &amp; SUBSTITUTE([.B92];&quot;'&quot;; &quot;\'&quot;) &amp; &quot;'&quot; &amp; IF(OR(1; [.D92]&lt;&gt;&quot;&quot;); &quot;, context = '&quot; &amp; SUBSTITUTE([.D92];&quot;'&quot;; &quot;\'&quot;) &amp; &quot;'&quot;; &quot;&quot;) &amp; &quot;, created_visa='roland', updated_visa='roland', created_date=NOW(), updated_date=NOW(); &quot; &amp; IF(OR([.F92]&lt;&gt;&quot;&quot;; [.H92]&lt;&gt;&quot;&quot;);&quot;INSERT INTO translation_target (lang, translation, translation_source_id, created_visa, updated_visa, created_date, updated_date) VALUES &quot; &amp; IF([.F92]&lt;&gt;&quot;&quot;;&quot;('de', '&quot; &amp; SUBSTITUTE([.G92];&quot;'&quot;; &quot;\'&quot;) &amp; &quot;', LAST_INSERT_ID(), 'roland', 'roland', NOW(), NOW())&quot;; &quot;&quot;) &amp; IF(AND([.F92]&lt;&gt;&quot;&quot;; [.H92]&lt;&gt;&quot;&quot;); &quot;,&quot;; &quot;&quot;) &amp; IF([.H92]&lt;&gt;&quot;&quot;;&quot;('fr', '&quot; &amp; SUBSTITUTE([.H92];&quot;'&quot;; &quot;\'&quot;) &amp; &quot;', LAST_INSERT_ID(), 'roland', 'roland', NOW(), NOW())&quot;; &quot;&quot;) &amp; &quot;;&quot;; &quot;&quot;)" office:value-type="string" office:string-value="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b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ous-commission</text:p>
          </table:table-cell>
          <table:table-cell table:number-columns-repeated="2"/>
          <table:table-cell table:formula="of:=&quot;INSERT INTO translation_source SET source='&quot; &amp; SUBSTITUTE([.F93];&quot;'&quot;; &quot;\'&quot;) &amp; &quot;', location='&quot; &amp;SUBSTITUTE([.A93];&quot;'&quot;; &quot;\'&quot;) &amp; &quot;', field = '&quot; &amp; SUBSTITUTE([.B93];&quot;'&quot;; &quot;\'&quot;) &amp; &quot;'&quot; &amp; IF(OR(1; [.D93]&lt;&gt;&quot;&quot;); &quot;, context = '&quot; &amp; SUBSTITUTE([.D93];&quot;'&quot;; &quot;\'&quot;) &amp; &quot;'&quot;; &quot;&quot;) &amp; &quot;, created_visa='roland', updated_visa='roland', created_date=NOW(), updated_date=NOW(); &quot; &amp; IF(OR([.F93]&lt;&gt;&quot;&quot;; [.H93]&lt;&gt;&quot;&quot;);&quot;INSERT INTO translation_target (lang, translation, translation_source_id, created_visa, updated_visa, created_date, updated_date) VALUES &quot; &amp; IF([.F93]&lt;&gt;&quot;&quot;;&quot;('de', '&quot; &amp; SUBSTITUTE([.G93];&quot;'&quot;; &quot;\'&quot;) &amp; &quot;', LAST_INSERT_ID(), 'roland', 'roland', NOW(), NOW())&quot;; &quot;&quot;) &amp; IF(AND([.F93]&lt;&gt;&quot;&quot;; [.H93]&lt;&gt;&quot;&quot;); &quot;,&quot;; &quot;&quot;) &amp; IF([.H93]&lt;&gt;&quot;&quot;;&quot;('fr', '&quot; &amp; SUBSTITUTE([.H93];&quot;'&quot;; &quot;\'&quot;) &amp; &quot;', LAST_INSERT_ID(), 'roland', 'roland', NOW(), NOW())&quot;; &quot;&quot;) &amp; &quot;;&quot;; &quot;&quot;)" office:value-type="string" office:string-value="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" calcext:value-type="string">
            <text:p>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pezialkommission</text:p>
          </table:table-cell>
          <table:table-cell office:value-type="string" calcext:value-type="string">
            <text:p>Spezialkommission</text:p>
          </table:table-cell>
          <table:table-cell office:value-type="string" calcext:value-type="string">
            <text:p>Commission spéciale</text:p>
          </table:table-cell>
          <table:table-cell table:number-columns-repeated="2"/>
          <table:table-cell table:formula="of:=&quot;INSERT INTO translation_source SET source='&quot; &amp; SUBSTITUTE([.F94];&quot;'&quot;; &quot;\'&quot;) &amp; &quot;', location='&quot; &amp;SUBSTITUTE([.A94];&quot;'&quot;; &quot;\'&quot;) &amp; &quot;', field = '&quot; &amp; SUBSTITUTE([.B94];&quot;'&quot;; &quot;\'&quot;) &amp; &quot;'&quot; &amp; IF(OR(1; [.D94]&lt;&gt;&quot;&quot;); &quot;, context = '&quot; &amp; SUBSTITUTE([.D94];&quot;'&quot;; &quot;\'&quot;) &amp; &quot;'&quot;; &quot;&quot;) &amp; &quot;, created_visa='roland', updated_visa='roland', created_date=NOW(), updated_date=NOW(); &quot; &amp; IF(OR([.F94]&lt;&gt;&quot;&quot;; [.H94]&lt;&gt;&quot;&quot;);&quot;INSERT INTO translation_target (lang, translation, translation_source_id, created_visa, updated_visa, created_date, updated_date) VALUES &quot; &amp; IF([.F94]&lt;&gt;&quot;&quot;;&quot;('de', '&quot; &amp; SUBSTITUTE([.G94];&quot;'&quot;; &quot;\'&quot;) &amp; &quot;', LAST_INSERT_ID(), 'roland', 'roland', NOW(), NOW())&quot;; &quot;&quot;) &amp; IF(AND([.F94]&lt;&gt;&quot;&quot;; [.H94]&lt;&gt;&quot;&quot;); &quot;,&quot;; &quot;&quot;) &amp; IF([.H94]&lt;&gt;&quot;&quot;;&quot;('fr', '&quot; &amp; SUBSTITUTE([.H94];&quot;'&quot;; &quot;\'&quot;) &amp; &quot;', LAST_INSERT_ID(), 'roland', 'roland', NOW(), NOW())&quot;; &quot;&quot;) &amp; &quot;;&quot;; &quot;&quot;)" office:value-type="string" office:string-value="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" calcext:value-type="string">
            <text:p>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egislativkommission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Commission législative</text:p>
          </table:table-cell>
          <table:table-cell table:number-columns-repeated="2"/>
          <table:table-cell table:formula="of:=&quot;INSERT INTO translation_source SET source='&quot; &amp; SUBSTITUTE([.F95];&quot;'&quot;; &quot;\'&quot;) &amp; &quot;', location='&quot; &amp;SUBSTITUTE([.A95];&quot;'&quot;; &quot;\'&quot;) &amp; &quot;', field = '&quot; &amp; SUBSTITUTE([.B95];&quot;'&quot;; &quot;\'&quot;) &amp; &quot;'&quot; &amp; IF(OR(1; [.D95]&lt;&gt;&quot;&quot;); &quot;, context = '&quot; &amp; SUBSTITUTE([.D95];&quot;'&quot;; &quot;\'&quot;) &amp; &quot;'&quot;; &quot;&quot;) &amp; &quot;, created_visa='roland', updated_visa='roland', created_date=NOW(), updated_date=NOW(); &quot; &amp; IF(OR([.F95]&lt;&gt;&quot;&quot;; [.H95]&lt;&gt;&quot;&quot;);&quot;INSERT INTO translation_target (lang, translation, translation_source_id, created_visa, updated_visa, created_date, updated_date) VALUES &quot; &amp; IF([.F95]&lt;&gt;&quot;&quot;;&quot;('de', '&quot; &amp; SUBSTITUTE([.G95];&quot;'&quot;; &quot;\'&quot;) &amp; &quot;', LAST_INSERT_ID(), 'roland', 'roland', NOW(), NOW())&quot;; &quot;&quot;) &amp; IF(AND([.F95]&lt;&gt;&quot;&quot;; [.H95]&lt;&gt;&quot;&quot;); &quot;,&quot;; &quot;&quot;) &amp; IF([.H95]&lt;&gt;&quot;&quot;;&quot;('fr', '&quot; &amp; SUBSTITUTE([.H95];&quot;'&quot;; &quot;\'&quot;) &amp; &quot;', LAST_INSERT_ID(), 'roland', 'roland', NOW(), NOW())&quot;; &quot;&quot;) &amp; &quot;;&quot;; &quot;&quot;)" office:value-type="string" office:string-value="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" calcext:value-type="string">
            <text:p>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ufsichts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Commission de surveillance</text:p>
          </table:table-cell>
          <table:table-cell table:number-columns-repeated="2"/>
          <table:table-cell table:formula="of:=&quot;INSERT INTO translation_source SET source='&quot; &amp; SUBSTITUTE([.F96];&quot;'&quot;; &quot;\'&quot;) &amp; &quot;', location='&quot; &amp;SUBSTITUTE([.A96];&quot;'&quot;; &quot;\'&quot;) &amp; &quot;', field = '&quot; &amp; SUBSTITUTE([.B96];&quot;'&quot;; &quot;\'&quot;) &amp; &quot;'&quot; &amp; IF(OR(1; [.D96]&lt;&gt;&quot;&quot;); &quot;, context = '&quot; &amp; SUBSTITUTE([.D96];&quot;'&quot;; &quot;\'&quot;) &amp; &quot;'&quot;; &quot;&quot;) &amp; &quot;, created_visa='roland', updated_visa='roland', created_date=NOW(), updated_date=NOW(); &quot; &amp; IF(OR([.F96]&lt;&gt;&quot;&quot;; [.H96]&lt;&gt;&quot;&quot;);&quot;INSERT INTO translation_target (lang, translation, translation_source_id, created_visa, updated_visa, created_date, updated_date) VALUES &quot; &amp; IF([.F96]&lt;&gt;&quot;&quot;;&quot;('de', '&quot; &amp; SUBSTITUTE([.G96];&quot;'&quot;; &quot;\'&quot;) &amp; &quot;', LAST_INSERT_ID(), 'roland', 'roland', NOW(), NOW())&quot;; &quot;&quot;) &amp; IF(AND([.F96]&lt;&gt;&quot;&quot;; [.H96]&lt;&gt;&quot;&quot;); &quot;,&quot;; &quot;&quot;) &amp; IF([.H96]&lt;&gt;&quot;&quot;;&quot;('fr', '&quot; &amp; SUBSTITUTE([.H96];&quot;'&quot;; &quot;\'&quot;) &amp; &quot;', LAST_INSERT_ID(), 'roland', 'roland', NOW(), NOW())&quot;; &quot;&quot;) &amp; &quot;;&quot;; &quot;&quot;)" office:value-type="string" office:string-value="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" calcext:value-type="string">
            <text:p>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 verwaltungskontrolle</text:p>
          </table:table-cell>
          <table:table-cell office:value-type="string" calcext:value-type="string">
            <text:p>Parlamentarische Verwaltungskontrolle</text:p>
          </table:table-cell>
          <table:table-cell office:value-type="string" calcext:value-type="string">
            <text:p>Contrôle parlementaire de l’administration</text:p>
          </table:table-cell>
          <table:table-cell table:number-columns-repeated="2"/>
          <table:table-cell table:formula="of:=&quot;INSERT INTO translation_source SET source='&quot; &amp; SUBSTITUTE([.F97];&quot;'&quot;; &quot;\'&quot;) &amp; &quot;', location='&quot; &amp;SUBSTITUTE([.A97];&quot;'&quot;; &quot;\'&quot;) &amp; &quot;', field = '&quot; &amp; SUBSTITUTE([.B97];&quot;'&quot;; &quot;\'&quot;) &amp; &quot;'&quot; &amp; IF(OR(1; [.D97]&lt;&gt;&quot;&quot;); &quot;, context = '&quot; &amp; SUBSTITUTE([.D97];&quot;'&quot;; &quot;\'&quot;) &amp; &quot;'&quot;; &quot;&quot;) &amp; &quot;, created_visa='roland', updated_visa='roland', created_date=NOW(), updated_date=NOW(); &quot; &amp; IF(OR([.F97]&lt;&gt;&quot;&quot;; [.H97]&lt;&gt;&quot;&quot;);&quot;INSERT INTO translation_target (lang, translation, translation_source_id, created_visa, updated_visa, created_date, updated_date) VALUES &quot; &amp; IF([.F97]&lt;&gt;&quot;&quot;;&quot;('de', '&quot; &amp; SUBSTITUTE([.G97];&quot;'&quot;; &quot;\'&quot;) &amp; &quot;', LAST_INSERT_ID(), 'roland', 'roland', NOW(), NOW())&quot;; &quot;&quot;) &amp; IF(AND([.F97]&lt;&gt;&quot;&quot;; [.H97]&lt;&gt;&quot;&quot;); &quot;,&quot;; &quot;&quot;) &amp; IF([.H97]&lt;&gt;&quot;&quot;;&quot;('fr', '&quot; &amp; SUBSTITUTE([.H97];&quot;'&quot;; &quot;\'&quot;) &amp; &quot;', LAST_INSERT_ID(), 'roland', 'roland', NOW(), NOW())&quot;; &quot;&quot;) &amp; &quot;;&quot;; &quot;&quot;)" office:value-type="string" office:string-value="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" calcext:value-type="string">
            <text:p>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weitere kommission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Autre commission</text:p>
          </table:table-cell>
          <table:table-cell table:number-columns-repeated="2"/>
          <table:table-cell table:formula="of:=&quot;INSERT INTO translation_source SET source='&quot; &amp; SUBSTITUTE([.F98];&quot;'&quot;; &quot;\'&quot;) &amp; &quot;', location='&quot; &amp;SUBSTITUTE([.A98];&quot;'&quot;; &quot;\'&quot;) &amp; &quot;', field = '&quot; &amp; SUBSTITUTE([.B98];&quot;'&quot;; &quot;\'&quot;) &amp; &quot;'&quot; &amp; IF(OR(1; [.D98]&lt;&gt;&quot;&quot;); &quot;, context = '&quot; &amp; SUBSTITUTE([.D98];&quot;'&quot;; &quot;\'&quot;) &amp; &quot;'&quot;; &quot;&quot;) &amp; &quot;, created_visa='roland', updated_visa='roland', created_date=NOW(), updated_date=NOW(); &quot; &amp; IF(OR([.F98]&lt;&gt;&quot;&quot;; [.H98]&lt;&gt;&quot;&quot;);&quot;INSERT INTO translation_target (lang, translation, translation_source_id, created_visa, updated_visa, created_date, updated_date) VALUES &quot; &amp; IF([.F98]&lt;&gt;&quot;&quot;;&quot;('de', '&quot; &amp; SUBSTITUTE([.G98];&quot;'&quot;; &quot;\'&quot;) &amp; &quot;', LAST_INSERT_ID(), 'roland', 'roland', NOW(), NOW())&quot;; &quot;&quot;) &amp; IF(AND([.F98]&lt;&gt;&quot;&quot;; [.H98]&lt;&gt;&quot;&quot;); &quot;,&quot;; &quot;&quot;) &amp; IF([.H98]&lt;&gt;&quot;&quot;;&quot;('fr', '&quot; &amp; SUBSTITUTE([.H98];&quot;'&quot;; &quot;\'&quot;) &amp; &quot;', LAST_INSERT_ID(), 'roland', 'roland', NOW(), NOW())&quot;; &quot;&quot;) &amp; &quot;;&quot;; &quot;&quot;)" office:value-type="string" office:string-value="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" calcext:value-type="string">
            <text:p>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legation im weiteren sinne</text:p>
          </table:table-cell>
          <table:table-cell office:value-type="string" calcext:value-type="string">
            <text:p>Delegation im weiteren Sinne</text:p>
          </table:table-cell>
          <table:table-cell office:value-type="string" calcext:value-type="string">
            <text:p>Délégation au sens large</text:p>
          </table:table-cell>
          <table:table-cell table:number-columns-repeated="2"/>
          <table:table-cell table:formula="of:=&quot;INSERT INTO translation_source SET source='&quot; &amp; SUBSTITUTE([.F99];&quot;'&quot;; &quot;\'&quot;) &amp; &quot;', location='&quot; &amp;SUBSTITUTE([.A99];&quot;'&quot;; &quot;\'&quot;) &amp; &quot;', field = '&quot; &amp; SUBSTITUTE([.B99];&quot;'&quot;; &quot;\'&quot;) &amp; &quot;'&quot; &amp; IF(OR(1; [.D99]&lt;&gt;&quot;&quot;); &quot;, context = '&quot; &amp; SUBSTITUTE([.D99];&quot;'&quot;; &quot;\'&quot;) &amp; &quot;'&quot;; &quot;&quot;) &amp; &quot;, created_visa='roland', updated_visa='roland', created_date=NOW(), updated_date=NOW(); &quot; &amp; IF(OR([.F99]&lt;&gt;&quot;&quot;; [.H99]&lt;&gt;&quot;&quot;);&quot;INSERT INTO translation_target (lang, translation, translation_source_id, created_visa, updated_visa, created_date, updated_date) VALUES &quot; &amp; IF([.F99]&lt;&gt;&quot;&quot;;&quot;('de', '&quot; &amp; SUBSTITUTE([.G99];&quot;'&quot;; &quot;\'&quot;) &amp; &quot;', LAST_INSERT_ID(), 'roland', 'roland', NOW(), NOW())&quot;; &quot;&quot;) &amp; IF(AND([.F99]&lt;&gt;&quot;&quot;; [.H99]&lt;&gt;&quot;&quot;); &quot;,&quot;; &quot;&quot;) &amp; IF([.H99]&lt;&gt;&quot;&quot;;&quot;('fr', '&quot; &amp; SUBSTITUTE([.H99];&quot;'&quot;; &quot;\'&quot;) &amp; &quot;', LAST_INSERT_ID(), 'roland', 'roland', NOW(), NOW())&quot;; &quot;&quot;) &amp; &quot;;&quot;; &quot;&quot;)" office:value-type="string" office:string-value="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" calcext:value-type="string">
            <text:p>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table:number-columns-repeated="2" office:value-type="string" calcext:value-type="string">
            <text:p>Mannschaft</text:p>
          </table:table-cell>
          <table:table-cell office:value-type="string" calcext:value-type="string">
            <text:p>Troupe</text:p>
          </table:table-cell>
          <table:table-cell office:value-type="string" calcext:value-type="string">
            <text:p>I.S Militär. Sonst : Équipe</text:p>
          </table:table-cell>
          <table:table-cell/>
          <table:table-cell table:formula="of:=&quot;INSERT INTO translation_source SET source='&quot; &amp; SUBSTITUTE([.F100];&quot;'&quot;; &quot;\'&quot;) &amp; &quot;', location='&quot; &amp;SUBSTITUTE([.A100];&quot;'&quot;; &quot;\'&quot;) &amp; &quot;', field = '&quot; &amp; SUBSTITUTE([.B100];&quot;'&quot;; &quot;\'&quot;) &amp; &quot;'&quot; &amp; IF(OR(1; [.D100]&lt;&gt;&quot;&quot;); &quot;, context = '&quot; &amp; SUBSTITUTE([.D100];&quot;'&quot;; &quot;\'&quot;) &amp; &quot;'&quot;; &quot;&quot;) &amp; &quot;, created_visa='roland', updated_visa='roland', created_date=NOW(), updated_date=NOW(); &quot; &amp; IF(OR([.F100]&lt;&gt;&quot;&quot;; [.H100]&lt;&gt;&quot;&quot;);&quot;INSERT INTO translation_target (lang, translation, translation_source_id, created_visa, updated_visa, created_date, updated_date) VALUES &quot; &amp; IF([.F100]&lt;&gt;&quot;&quot;;&quot;('de', '&quot; &amp; SUBSTITUTE([.G100];&quot;'&quot;; &quot;\'&quot;) &amp; &quot;', LAST_INSERT_ID(), 'roland', 'roland', NOW(), NOW())&quot;; &quot;&quot;) &amp; IF(AND([.F100]&lt;&gt;&quot;&quot;; [.H100]&lt;&gt;&quot;&quot;); &quot;,&quot;; &quot;&quot;) &amp; IF([.H100]&lt;&gt;&quot;&quot;;&quot;('fr', '&quot; &amp; SUBSTITUTE([.H100];&quot;'&quot;; &quot;\'&quot;) &amp; &quot;', LAST_INSERT_ID(), 'roland', 'roland', NOW(), NOW())&quot;; &quot;&quot;) &amp; &quot;;&quot;; &quot;&quot;)" office:value-type="string" office:string-value="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" calcext:value-type="string">
            <text:p>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table:number-columns-repeated="2" office:value-type="string" calcext:value-type="string">
            <text:p>Unteroffizier</text:p>
          </table:table-cell>
          <table:table-cell office:value-type="string" calcext:value-type="string">
            <text:p>Sous-officier</text:p>
          </table:table-cell>
          <table:table-cell table:number-columns-repeated="2"/>
          <table:table-cell table:formula="of:=&quot;INSERT INTO translation_source SET source='&quot; &amp; SUBSTITUTE([.F101];&quot;'&quot;; &quot;\'&quot;) &amp; &quot;', location='&quot; &amp;SUBSTITUTE([.A101];&quot;'&quot;; &quot;\'&quot;) &amp; &quot;', field = '&quot; &amp; SUBSTITUTE([.B101];&quot;'&quot;; &quot;\'&quot;) &amp; &quot;'&quot; &amp; IF(OR(1; [.D101]&lt;&gt;&quot;&quot;); &quot;, context = '&quot; &amp; SUBSTITUTE([.D101];&quot;'&quot;; &quot;\'&quot;) &amp; &quot;'&quot;; &quot;&quot;) &amp; &quot;, created_visa='roland', updated_visa='roland', created_date=NOW(), updated_date=NOW(); &quot; &amp; IF(OR([.F101]&lt;&gt;&quot;&quot;; [.H101]&lt;&gt;&quot;&quot;);&quot;INSERT INTO translation_target (lang, translation, translation_source_id, created_visa, updated_visa, created_date, updated_date) VALUES &quot; &amp; IF([.F101]&lt;&gt;&quot;&quot;;&quot;('de', '&quot; &amp; SUBSTITUTE([.G101];&quot;'&quot;; &quot;\'&quot;) &amp; &quot;', LAST_INSERT_ID(), 'roland', 'roland', NOW(), NOW())&quot;; &quot;&quot;) &amp; IF(AND([.F101]&lt;&gt;&quot;&quot;; [.H101]&lt;&gt;&quot;&quot;); &quot;,&quot;; &quot;&quot;) &amp; IF([.H101]&lt;&gt;&quot;&quot;;&quot;('fr', '&quot; &amp; SUBSTITUTE([.H101];&quot;'&quot;; &quot;\'&quot;) &amp; &quot;', LAST_INSERT_ID(), 'roland', 'roland', NOW(), NOW())&quot;; &quot;&quot;) &amp; &quot;;&quot;; &quot;&quot;)" office:value-type="string" office:string-value="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" calcext:value-type="string">
            <text:p>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eherer Unteroffizier</text:p>
          </table:table-cell>
          <table:table-cell office:value-type="string" calcext:value-type="string">
            <text:p>Höherer Unteroffizier</text:p>
          </table:table-cell>
          <table:table-cell office:value-type="string" calcext:value-type="string">
            <text:p>Sous-officier supérieur</text:p>
          </table:table-cell>
          <table:table-cell table:number-columns-repeated="2"/>
          <table:table-cell table:formula="of:=&quot;INSERT INTO translation_source SET source='&quot; &amp; SUBSTITUTE([.F102];&quot;'&quot;; &quot;\'&quot;) &amp; &quot;', location='&quot; &amp;SUBSTITUTE([.A102];&quot;'&quot;; &quot;\'&quot;) &amp; &quot;', field = '&quot; &amp; SUBSTITUTE([.B102];&quot;'&quot;; &quot;\'&quot;) &amp; &quot;'&quot; &amp; IF(OR(1; [.D102]&lt;&gt;&quot;&quot;); &quot;, context = '&quot; &amp; SUBSTITUTE([.D102];&quot;'&quot;; &quot;\'&quot;) &amp; &quot;'&quot;; &quot;&quot;) &amp; &quot;, created_visa='roland', updated_visa='roland', created_date=NOW(), updated_date=NOW(); &quot; &amp; IF(OR([.F102]&lt;&gt;&quot;&quot;; [.H102]&lt;&gt;&quot;&quot;);&quot;INSERT INTO translation_target (lang, translation, translation_source_id, created_visa, updated_visa, created_date, updated_date) VALUES &quot; &amp; IF([.F102]&lt;&gt;&quot;&quot;;&quot;('de', '&quot; &amp; SUBSTITUTE([.G102];&quot;'&quot;; &quot;\'&quot;) &amp; &quot;', LAST_INSERT_ID(), 'roland', 'roland', NOW(), NOW())&quot;; &quot;&quot;) &amp; IF(AND([.F102]&lt;&gt;&quot;&quot;; [.H102]&lt;&gt;&quot;&quot;); &quot;,&quot;; &quot;&quot;) &amp; IF([.H102]&lt;&gt;&quot;&quot;;&quot;('fr', '&quot; &amp; SUBSTITUTE([.H102];&quot;'&quot;; &quot;\'&quot;) &amp; &quot;', LAST_INSERT_ID(), 'roland', 'roland', NOW(), NOW())&quot;; &quot;&quot;) &amp; &quot;;&quot;; &quot;&quot;)" office:value-type="string" office:string-value="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" calcext:value-type="string">
            <text:p>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table:number-columns-repeated="2" office:value-type="string" calcext:value-type="string">
            <text:p>Offizier</text:p>
          </table:table-cell>
          <table:table-cell office:value-type="string" calcext:value-type="string">
            <text:p>Officier</text:p>
          </table:table-cell>
          <table:table-cell table:number-columns-repeated="2"/>
          <table:table-cell table:formula="of:=&quot;INSERT INTO translation_source SET source='&quot; &amp; SUBSTITUTE([.F103];&quot;'&quot;; &quot;\'&quot;) &amp; &quot;', location='&quot; &amp;SUBSTITUTE([.A103];&quot;'&quot;; &quot;\'&quot;) &amp; &quot;', field = '&quot; &amp; SUBSTITUTE([.B103];&quot;'&quot;; &quot;\'&quot;) &amp; &quot;'&quot; &amp; IF(OR(1; [.D103]&lt;&gt;&quot;&quot;); &quot;, context = '&quot; &amp; SUBSTITUTE([.D103];&quot;'&quot;; &quot;\'&quot;) &amp; &quot;'&quot;; &quot;&quot;) &amp; &quot;, created_visa='roland', updated_visa='roland', created_date=NOW(), updated_date=NOW(); &quot; &amp; IF(OR([.F103]&lt;&gt;&quot;&quot;; [.H103]&lt;&gt;&quot;&quot;);&quot;INSERT INTO translation_target (lang, translation, translation_source_id, created_visa, updated_visa, created_date, updated_date) VALUES &quot; &amp; IF([.F103]&lt;&gt;&quot;&quot;;&quot;('de', '&quot; &amp; SUBSTITUTE([.G103];&quot;'&quot;; &quot;\'&quot;) &amp; &quot;', LAST_INSERT_ID(), 'roland', 'roland', NOW(), NOW())&quot;; &quot;&quot;) &amp; IF(AND([.F103]&lt;&gt;&quot;&quot;; [.H103]&lt;&gt;&quot;&quot;); &quot;,&quot;; &quot;&quot;) &amp; IF([.H103]&lt;&gt;&quot;&quot;;&quot;('fr', '&quot; &amp; SUBSTITUTE([.H103];&quot;'&quot;; &quot;\'&quot;) &amp; &quot;', LAST_INSERT_ID(), 'roland', 'roland', NOW(), NOW())&quot;; &quot;&quot;) &amp; &quot;;&quot;; &quot;&quot;)" office:value-type="string" office:string-value="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" calcext:value-type="string">
            <text:p>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eherer Stabsoffizier</text:p>
          </table:table-cell>
          <table:table-cell office:value-type="string" calcext:value-type="string">
            <text:p>Höherer Stabsoffizier</text:p>
          </table:table-cell>
          <table:table-cell office:value-type="string" calcext:value-type="string">
            <text:p>Officier général</text:p>
          </table:table-cell>
          <table:table-cell table:number-columns-repeated="2"/>
          <table:table-cell table:formula="of:=&quot;INSERT INTO translation_source SET source='&quot; &amp; SUBSTITUTE([.F104];&quot;'&quot;; &quot;\'&quot;) &amp; &quot;', location='&quot; &amp;SUBSTITUTE([.A104];&quot;'&quot;; &quot;\'&quot;) &amp; &quot;', field = '&quot; &amp; SUBSTITUTE([.B104];&quot;'&quot;; &quot;\'&quot;) &amp; &quot;'&quot; &amp; IF(OR(1; [.D104]&lt;&gt;&quot;&quot;); &quot;, context = '&quot; &amp; SUBSTITUTE([.D104];&quot;'&quot;; &quot;\'&quot;) &amp; &quot;'&quot;; &quot;&quot;) &amp; &quot;, created_visa='roland', updated_visa='roland', created_date=NOW(), updated_date=NOW(); &quot; &amp; IF(OR([.F104]&lt;&gt;&quot;&quot;; [.H104]&lt;&gt;&quot;&quot;);&quot;INSERT INTO translation_target (lang, translation, translation_source_id, created_visa, updated_visa, created_date, updated_date) VALUES &quot; &amp; IF([.F104]&lt;&gt;&quot;&quot;;&quot;('de', '&quot; &amp; SUBSTITUTE([.G104];&quot;'&quot;; &quot;\'&quot;) &amp; &quot;', LAST_INSERT_ID(), 'roland', 'roland', NOW(), NOW())&quot;; &quot;&quot;) &amp; IF(AND([.F104]&lt;&gt;&quot;&quot;; [.H104]&lt;&gt;&quot;&quot;); &quot;,&quot;; &quot;&quot;) &amp; IF([.H104]&lt;&gt;&quot;&quot;;&quot;('fr', '&quot; &amp; SUBSTITUTE([.H104];&quot;'&quot;; &quot;\'&quot;) &amp; &quot;', LAST_INSERT_ID(), 'roland', 'roland', NOW(), NOW())&quot;; &quot;&quot;) &amp; &quot;;&quot;; &quot;&quot;)" office:value-type="string" office:string-value="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" calcext:value-type="string">
            <text:p>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beitet fuer</text:p>
          </table:table-cell>
          <table:table-cell office:value-type="string" calcext:value-type="string">
            <text:p>arbeitet für</text:p>
          </table:table-cell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F105];&quot;'&quot;; &quot;\'&quot;) &amp; &quot;', location='&quot; &amp;SUBSTITUTE([.A105];&quot;'&quot;; &quot;\'&quot;) &amp; &quot;', field = '&quot; &amp; SUBSTITUTE([.B105];&quot;'&quot;; &quot;\'&quot;) &amp; &quot;'&quot; &amp; IF(OR(1; [.D105]&lt;&gt;&quot;&quot;); &quot;, context = '&quot; &amp; SUBSTITUTE([.D105];&quot;'&quot;; &quot;\'&quot;) &amp; &quot;'&quot;; &quot;&quot;) &amp; &quot;, created_visa='roland', updated_visa='roland', created_date=NOW(), updated_date=NOW(); &quot; &amp; IF(OR([.F105]&lt;&gt;&quot;&quot;; [.H105]&lt;&gt;&quot;&quot;);&quot;INSERT INTO translation_target (lang, translation, translation_source_id, created_visa, updated_visa, created_date, updated_date) VALUES &quot; &amp; IF([.F105]&lt;&gt;&quot;&quot;;&quot;('de', '&quot; &amp; SUBSTITUTE([.G105];&quot;'&quot;; &quot;\'&quot;) &amp; &quot;', LAST_INSERT_ID(), 'roland', 'roland', NOW(), NOW())&quot;; &quot;&quot;) &amp; IF(AND([.F105]&lt;&gt;&quot;&quot;; [.H105]&lt;&gt;&quot;&quot;); &quot;,&quot;; &quot;&quot;) &amp; IF([.H105]&lt;&gt;&quot;&quot;;&quot;('fr', '&quot; &amp; SUBSTITUTE([.H105];&quot;'&quot;; &quot;\'&quot;) &amp; &quot;', LAST_INSERT_ID(), 'roland', 'roland', NOW(), NOW())&quot;; &quot;&quot;) &amp; &quot;;&quot;; &quot;&quot;)" office:value-type="string" office:string-value="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" calcext:value-type="string">
            <text:p>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 von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F106];&quot;'&quot;; &quot;\'&quot;) &amp; &quot;', location='&quot; &amp;SUBSTITUTE([.A106];&quot;'&quot;; &quot;\'&quot;) &amp; &quot;', field = '&quot; &amp; SUBSTITUTE([.B106];&quot;'&quot;; &quot;\'&quot;) &amp; &quot;'&quot; &amp; IF(OR(1; [.D106]&lt;&gt;&quot;&quot;); &quot;, context = '&quot; &amp; SUBSTITUTE([.D106];&quot;'&quot;; &quot;\'&quot;) &amp; &quot;'&quot;; &quot;&quot;) &amp; &quot;, created_visa='roland', updated_visa='roland', created_date=NOW(), updated_date=NOW(); &quot; &amp; IF(OR([.F106]&lt;&gt;&quot;&quot;; [.H106]&lt;&gt;&quot;&quot;);&quot;INSERT INTO translation_target (lang, translation, translation_source_id, created_visa, updated_visa, created_date, updated_date) VALUES &quot; &amp; IF([.F106]&lt;&gt;&quot;&quot;;&quot;('de', '&quot; &amp; SUBSTITUTE([.G106];&quot;'&quot;; &quot;\'&quot;) &amp; &quot;', LAST_INSERT_ID(), 'roland', 'roland', NOW(), NOW())&quot;; &quot;&quot;) &amp; IF(AND([.F106]&lt;&gt;&quot;&quot;; [.H106]&lt;&gt;&quot;&quot;); &quot;,&quot;; &quot;&quot;) &amp; IF([.H106]&lt;&gt;&quot;&quot;;&quot;('fr', '&quot; &amp; SUBSTITUTE([.H106];&quot;'&quot;; &quot;\'&quot;) &amp; &quot;', LAST_INSERT_ID(), 'roland', 'roland', NOW(), NOW())&quot;; &quot;&quot;) &amp; &quot;;&quot;; &quot;&quot;)" office:value-type="string" office:string-value="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" calcext:value-type="string">
            <text:p>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ochtergesellschaft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Société filiale de</text:p>
          </table:table-cell>
          <table:table-cell table:number-columns-repeated="2"/>
          <table:table-cell table:formula="of:=&quot;INSERT INTO translation_source SET source='&quot; &amp; SUBSTITUTE([.F107];&quot;'&quot;; &quot;\'&quot;) &amp; &quot;', location='&quot; &amp;SUBSTITUTE([.A107];&quot;'&quot;; &quot;\'&quot;) &amp; &quot;', field = '&quot; &amp; SUBSTITUTE([.B107];&quot;'&quot;; &quot;\'&quot;) &amp; &quot;'&quot; &amp; IF(OR(1; [.D107]&lt;&gt;&quot;&quot;); &quot;, context = '&quot; &amp; SUBSTITUTE([.D107];&quot;'&quot;; &quot;\'&quot;) &amp; &quot;'&quot;; &quot;&quot;) &amp; &quot;, created_visa='roland', updated_visa='roland', created_date=NOW(), updated_date=NOW(); &quot; &amp; IF(OR([.F107]&lt;&gt;&quot;&quot;; [.H107]&lt;&gt;&quot;&quot;);&quot;INSERT INTO translation_target (lang, translation, translation_source_id, created_visa, updated_visa, created_date, updated_date) VALUES &quot; &amp; IF([.F107]&lt;&gt;&quot;&quot;;&quot;('de', '&quot; &amp; SUBSTITUTE([.G107];&quot;'&quot;; &quot;\'&quot;) &amp; &quot;', LAST_INSERT_ID(), 'roland', 'roland', NOW(), NOW())&quot;; &quot;&quot;) &amp; IF(AND([.F107]&lt;&gt;&quot;&quot;; [.H107]&lt;&gt;&quot;&quot;); &quot;,&quot;; &quot;&quot;) &amp; IF([.H107]&lt;&gt;&quot;&quot;;&quot;('fr', '&quot; &amp; SUBSTITUTE([.H107];&quot;'&quot;; &quot;\'&quot;) &amp; &quot;', LAST_INSERT_ID(), 'roland', 'roland', NOW(), NOW())&quot;; &quot;&quot;) &amp; &quot;;&quot;; &quot;&quot;)" office:value-type="string" office:string-value="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" calcext:value-type="string">
            <text:p>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ner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Partenaire de</text:p>
          </table:table-cell>
          <table:table-cell table:number-columns-repeated="2"/>
          <table:table-cell table:formula="of:=&quot;INSERT INTO translation_source SET source='&quot; &amp; SUBSTITUTE([.F108];&quot;'&quot;; &quot;\'&quot;) &amp; &quot;', location='&quot; &amp;SUBSTITUTE([.A108];&quot;'&quot;; &quot;\'&quot;) &amp; &quot;', field = '&quot; &amp; SUBSTITUTE([.B108];&quot;'&quot;; &quot;\'&quot;) &amp; &quot;'&quot; &amp; IF(OR(1; [.D108]&lt;&gt;&quot;&quot;); &quot;, context = '&quot; &amp; SUBSTITUTE([.D108];&quot;'&quot;; &quot;\'&quot;) &amp; &quot;'&quot;; &quot;&quot;) &amp; &quot;, created_visa='roland', updated_visa='roland', created_date=NOW(), updated_date=NOW(); &quot; &amp; IF(OR([.F108]&lt;&gt;&quot;&quot;; [.H108]&lt;&gt;&quot;&quot;);&quot;INSERT INTO translation_target (lang, translation, translation_source_id, created_visa, updated_visa, created_date, updated_date) VALUES &quot; &amp; IF([.F108]&lt;&gt;&quot;&quot;;&quot;('de', '&quot; &amp; SUBSTITUTE([.G108];&quot;'&quot;; &quot;\'&quot;) &amp; &quot;', LAST_INSERT_ID(), 'roland', 'roland', NOW(), NOW())&quot;; &quot;&quot;) &amp; IF(AND([.F108]&lt;&gt;&quot;&quot;; [.H108]&lt;&gt;&quot;&quot;); &quot;,&quot;; &quot;&quot;) &amp; IF([.H108]&lt;&gt;&quot;&quot;;&quot;('fr', '&quot; &amp; SUBSTITUTE([.H108];&quot;'&quot;; &quot;\'&quot;) &amp; &quot;', LAST_INSERT_ID(), 'roland', 'roland', NOW(), NOW())&quot;; &quot;&quot;) &amp; &quot;;&quot;; &quot;&quot;)" office:value-type="string" office:string-value="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" calcext:value-type="string">
            <text:p>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table:number-columns-repeated="2" office:value-type="string" calcext:value-type="string">
            <text:p>beteiligt an</text:p>
          </table:table-cell>
          <table:table-cell office:value-type="string" calcext:value-type="string">
            <text:p>participe à</text:p>
          </table:table-cell>
          <table:table-cell table:number-columns-repeated="2"/>
          <table:table-cell table:formula="of:=&quot;INSERT INTO translation_source SET source='&quot; &amp; SUBSTITUTE([.F109];&quot;'&quot;; &quot;\'&quot;) &amp; &quot;', location='&quot; &amp;SUBSTITUTE([.A109];&quot;'&quot;; &quot;\'&quot;) &amp; &quot;', field = '&quot; &amp; SUBSTITUTE([.B109];&quot;'&quot;; &quot;\'&quot;) &amp; &quot;'&quot; &amp; IF(OR(1; [.D109]&lt;&gt;&quot;&quot;); &quot;, context = '&quot; &amp; SUBSTITUTE([.D109];&quot;'&quot;; &quot;\'&quot;) &amp; &quot;'&quot;; &quot;&quot;) &amp; &quot;, created_visa='roland', updated_visa='roland', created_date=NOW(), updated_date=NOW(); &quot; &amp; IF(OR([.F109]&lt;&gt;&quot;&quot;; [.H109]&lt;&gt;&quot;&quot;);&quot;INSERT INTO translation_target (lang, translation, translation_source_id, created_visa, updated_visa, created_date, updated_date) VALUES &quot; &amp; IF([.F109]&lt;&gt;&quot;&quot;;&quot;('de', '&quot; &amp; SUBSTITUTE([.G109];&quot;'&quot;; &quot;\'&quot;) &amp; &quot;', LAST_INSERT_ID(), 'roland', 'roland', NOW(), NOW())&quot;; &quot;&quot;) &amp; IF(AND([.F109]&lt;&gt;&quot;&quot;; [.H109]&lt;&gt;&quot;&quot;); &quot;,&quot;; &quot;&quot;) &amp; IF([.H109]&lt;&gt;&quot;&quot;;&quot;('fr', '&quot; &amp; SUBSTITUTE([.H109];&quot;'&quot;; &quot;\'&quot;) &amp; &quot;', LAST_INSERT_ID(), 'roland', 'roland', NOW(), NOW())&quot;; &quot;&quot;) &amp; &quot;;&quot;; &quot;&quot;)" office:value-type="string" office:string-value="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" calcext:value-type="string">
            <text:p>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110];&quot;'&quot;; &quot;\'&quot;) &amp; &quot;', location='&quot; &amp;SUBSTITUTE([.A110];&quot;'&quot;; &quot;\'&quot;) &amp; &quot;', field = '&quot; &amp; SUBSTITUTE([.B110];&quot;'&quot;; &quot;\'&quot;) &amp; &quot;'&quot; &amp; IF(OR(1; [.D110]&lt;&gt;&quot;&quot;); &quot;, context = '&quot; &amp; SUBSTITUTE([.D110];&quot;'&quot;; &quot;\'&quot;) &amp; &quot;'&quot;; &quot;&quot;) &amp; &quot;, created_visa='roland', updated_visa='roland', created_date=NOW(), updated_date=NOW(); &quot; &amp; IF(OR([.F110]&lt;&gt;&quot;&quot;; [.H110]&lt;&gt;&quot;&quot;);&quot;INSERT INTO translation_target (lang, translation, translation_source_id, created_visa, updated_visa, created_date, updated_date) VALUES &quot; &amp; IF([.F110]&lt;&gt;&quot;&quot;;&quot;('de', '&quot; &amp; SUBSTITUTE([.G110];&quot;'&quot;; &quot;\'&quot;) &amp; &quot;', LAST_INSERT_ID(), 'roland', 'roland', NOW(), NOW())&quot;; &quot;&quot;) &amp; IF(AND([.F110]&lt;&gt;&quot;&quot;; [.H110]&lt;&gt;&quot;&quot;); &quot;,&quot;; &quot;&quot;) &amp; IF([.H110]&lt;&gt;&quot;&quot;;&quot;('fr', '&quot; &amp; SUBSTITUTE([.H110];&quot;'&quot;; &quot;\'&quot;) &amp; &quot;', LAST_INSERT_ID(), 'roland', 'roland', NOW(), NOW())&quot;; &quot;&quot;) &amp; &quot;;&quot;; &quot;&quot;)" office:value-type="string" office:string-value="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111];&quot;'&quot;; &quot;\'&quot;) &amp; &quot;', location='&quot; &amp;SUBSTITUTE([.A111];&quot;'&quot;; &quot;\'&quot;) &amp; &quot;', field = '&quot; &amp; SUBSTITUTE([.B111];&quot;'&quot;; &quot;\'&quot;) &amp; &quot;'&quot; &amp; IF(OR(1; [.D111]&lt;&gt;&quot;&quot;); &quot;, context = '&quot; &amp; SUBSTITUTE([.D111];&quot;'&quot;; &quot;\'&quot;) &amp; &quot;'&quot;; &quot;&quot;) &amp; &quot;, created_visa='roland', updated_visa='roland', created_date=NOW(), updated_date=NOW(); &quot; &amp; IF(OR([.F111]&lt;&gt;&quot;&quot;; [.H111]&lt;&gt;&quot;&quot;);&quot;INSERT INTO translation_target (lang, translation, translation_source_id, created_visa, updated_visa, created_date, updated_date) VALUES &quot; &amp; IF([.F111]&lt;&gt;&quot;&quot;;&quot;('de', '&quot; &amp; SUBSTITUTE([.G111];&quot;'&quot;; &quot;\'&quot;) &amp; &quot;', LAST_INSERT_ID(), 'roland', 'roland', NOW(), NOW())&quot;; &quot;&quot;) &amp; IF(AND([.F111]&lt;&gt;&quot;&quot;; [.H111]&lt;&gt;&quot;&quot;); &quot;,&quot;; &quot;&quot;) &amp; IF([.H111]&lt;&gt;&quot;&quot;;&quot;('fr', '&quot; &amp; SUBSTITUTE([.H111];&quot;'&quot;; &quot;\'&quot;) &amp; &quot;', LAST_INSERT_ID(), 'roland', 'roland', NOW(), NOW())&quot;; &quot;&quot;) &amp; &quot;;&quot;; &quot;&quot;)" office:value-type="string" office:string-value="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112];&quot;'&quot;; &quot;\'&quot;) &amp; &quot;', location='&quot; &amp;SUBSTITUTE([.A112];&quot;'&quot;; &quot;\'&quot;) &amp; &quot;', field = '&quot; &amp; SUBSTITUTE([.B112];&quot;'&quot;; &quot;\'&quot;) &amp; &quot;'&quot; &amp; IF(OR(1; [.D112]&lt;&gt;&quot;&quot;); &quot;, context = '&quot; &amp; SUBSTITUTE([.D112];&quot;'&quot;; &quot;\'&quot;) &amp; &quot;'&quot;; &quot;&quot;) &amp; &quot;, created_visa='roland', updated_visa='roland', created_date=NOW(), updated_date=NOW(); &quot; &amp; IF(OR([.F112]&lt;&gt;&quot;&quot;; [.H112]&lt;&gt;&quot;&quot;);&quot;INSERT INTO translation_target (lang, translation, translation_source_id, created_visa, updated_visa, created_date, updated_date) VALUES &quot; &amp; IF([.F112]&lt;&gt;&quot;&quot;;&quot;('de', '&quot; &amp; SUBSTITUTE([.G112];&quot;'&quot;; &quot;\'&quot;) &amp; &quot;', LAST_INSERT_ID(), 'roland', 'roland', NOW(), NOW())&quot;; &quot;&quot;) &amp; IF(AND([.F112]&lt;&gt;&quot;&quot;; [.H112]&lt;&gt;&quot;&quot;); &quot;,&quot;; &quot;&quot;) &amp; IF([.H112]&lt;&gt;&quot;&quot;;&quot;('fr', '&quot; &amp; SUBSTITUTE([.H112];&quot;'&quot;; &quot;\'&quot;) &amp; &quot;', LAST_INSERT_ID(), 'roland', 'roland', NOW(), NOW())&quot;; &quot;&quot;) &amp; &quot;;&quot;; &quot;&quot;)" office:value-type="string" office:string-value="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113];&quot;'&quot;; &quot;\'&quot;) &amp; &quot;', location='&quot; &amp;SUBSTITUTE([.A113];&quot;'&quot;; &quot;\'&quot;) &amp; &quot;', field = '&quot; &amp; SUBSTITUTE([.B113];&quot;'&quot;; &quot;\'&quot;) &amp; &quot;'&quot; &amp; IF(OR(1; [.D113]&lt;&gt;&quot;&quot;); &quot;, context = '&quot; &amp; SUBSTITUTE([.D113];&quot;'&quot;; &quot;\'&quot;) &amp; &quot;'&quot;; &quot;&quot;) &amp; &quot;, created_visa='roland', updated_visa='roland', created_date=NOW(), updated_date=NOW(); &quot; &amp; IF(OR([.F113]&lt;&gt;&quot;&quot;; [.H113]&lt;&gt;&quot;&quot;);&quot;INSERT INTO translation_target (lang, translation, translation_source_id, created_visa, updated_visa, created_date, updated_date) VALUES &quot; &amp; IF([.F113]&lt;&gt;&quot;&quot;;&quot;('de', '&quot; &amp; SUBSTITUTE([.G113];&quot;'&quot;; &quot;\'&quot;) &amp; &quot;', LAST_INSERT_ID(), 'roland', 'roland', NOW(), NOW())&quot;; &quot;&quot;) &amp; IF(AND([.F113]&lt;&gt;&quot;&quot;; [.H113]&lt;&gt;&quot;&quot;); &quot;,&quot;; &quot;&quot;) &amp; IF([.H113]&lt;&gt;&quot;&quot;;&quot;('fr', '&quot; &amp; SUBSTITUTE([.H113];&quot;'&quot;; &quot;\'&quot;) &amp; &quot;', LAST_INSERT_ID(), 'roland', 'roland', NOW(), NOW())&quot;; &quot;&quot;) &amp; &quot;;&quot;; &quot;&quot;)" office:value-type="string" office:string-value="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114];&quot;'&quot;; &quot;\'&quot;) &amp; &quot;', location='&quot; &amp;SUBSTITUTE([.A114];&quot;'&quot;; &quot;\'&quot;) &amp; &quot;', field = '&quot; &amp; SUBSTITUTE([.B114];&quot;'&quot;; &quot;\'&quot;) &amp; &quot;'&quot; &amp; IF(OR(1; [.D114]&lt;&gt;&quot;&quot;); &quot;, context = '&quot; &amp; SUBSTITUTE([.D114];&quot;'&quot;; &quot;\'&quot;) &amp; &quot;'&quot;; &quot;&quot;) &amp; &quot;, created_visa='roland', updated_visa='roland', created_date=NOW(), updated_date=NOW(); &quot; &amp; IF(OR([.F114]&lt;&gt;&quot;&quot;; [.H114]&lt;&gt;&quot;&quot;);&quot;INSERT INTO translation_target (lang, translation, translation_source_id, created_visa, updated_visa, created_date, updated_date) VALUES &quot; &amp; IF([.F114]&lt;&gt;&quot;&quot;;&quot;('de', '&quot; &amp; SUBSTITUTE([.G114];&quot;'&quot;; &quot;\'&quot;) &amp; &quot;', LAST_INSERT_ID(), 'roland', 'roland', NOW(), NOW())&quot;; &quot;&quot;) &amp; IF(AND([.F114]&lt;&gt;&quot;&quot;; [.H114]&lt;&gt;&quot;&quot;); &quot;,&quot;; &quot;&quot;) &amp; IF([.H114]&lt;&gt;&quot;&quot;;&quot;('fr', '&quot; &amp; SUBSTITUTE([.H114];&quot;'&quot;; &quot;\'&quot;) &amp; &quot;', LAST_INSERT_ID(), 'roland', 'roland', NOW(), NOW())&quot;; &quot;&quot;) &amp; &quot;;&quot;; &quot;&quot;)" office:value-type="string" office:string-value="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115];&quot;'&quot;; &quot;\'&quot;) &amp; &quot;', location='&quot; &amp;SUBSTITUTE([.A115];&quot;'&quot;; &quot;\'&quot;) &amp; &quot;', field = '&quot; &amp; SUBSTITUTE([.B115];&quot;'&quot;; &quot;\'&quot;) &amp; &quot;'&quot; &amp; IF(OR(1; [.D115]&lt;&gt;&quot;&quot;); &quot;, context = '&quot; &amp; SUBSTITUTE([.D115];&quot;'&quot;; &quot;\'&quot;) &amp; &quot;'&quot;; &quot;&quot;) &amp; &quot;, created_visa='roland', updated_visa='roland', created_date=NOW(), updated_date=NOW(); &quot; &amp; IF(OR([.F115]&lt;&gt;&quot;&quot;; [.H115]&lt;&gt;&quot;&quot;);&quot;INSERT INTO translation_target (lang, translation, translation_source_id, created_visa, updated_visa, created_date, updated_date) VALUES &quot; &amp; IF([.F115]&lt;&gt;&quot;&quot;;&quot;('de', '&quot; &amp; SUBSTITUTE([.G115];&quot;'&quot;; &quot;\'&quot;) &amp; &quot;', LAST_INSERT_ID(), 'roland', 'roland', NOW(), NOW())&quot;; &quot;&quot;) &amp; IF(AND([.F115]&lt;&gt;&quot;&quot;; [.H115]&lt;&gt;&quot;&quot;); &quot;,&quot;; &quot;&quot;) &amp; IF([.H115]&lt;&gt;&quot;&quot;;&quot;('fr', '&quot; &amp; SUBSTITUTE([.H115];&quot;'&quot;; &quot;\'&quot;) &amp; &quot;', LAST_INSERT_ID(), 'roland', 'roland', NOW(), NOW())&quot;; &quot;&quot;) &amp; &quot;;&quot;; &quot;&quot;)" office:value-type="string" office:string-value="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edig</text:p>
          </table:table-cell>
          <table:table-cell/>
          <table:table-cell office:value-type="string" calcext:value-type="string">
            <text:p>célibataire</text:p>
          </table:table-cell>
          <table:table-cell table:number-columns-repeated="2"/>
          <table:table-cell table:formula="of:=&quot;INSERT INTO translation_source SET source='&quot; &amp; SUBSTITUTE([.F116];&quot;'&quot;; &quot;\'&quot;) &amp; &quot;', location='&quot; &amp;SUBSTITUTE([.A116];&quot;'&quot;; &quot;\'&quot;) &amp; &quot;', field = '&quot; &amp; SUBSTITUTE([.B116];&quot;'&quot;; &quot;\'&quot;) &amp; &quot;'&quot; &amp; IF(OR(1; [.D116]&lt;&gt;&quot;&quot;); &quot;, context = '&quot; &amp; SUBSTITUTE([.D116];&quot;'&quot;; &quot;\'&quot;) &amp; &quot;'&quot;; &quot;&quot;) &amp; &quot;, created_visa='roland', updated_visa='roland', created_date=NOW(), updated_date=NOW(); &quot; &amp; IF(OR([.F116]&lt;&gt;&quot;&quot;; [.H116]&lt;&gt;&quot;&quot;);&quot;INSERT INTO translation_target (lang, translation, translation_source_id, created_visa, updated_visa, created_date, updated_date) VALUES &quot; &amp; IF([.F116]&lt;&gt;&quot;&quot;;&quot;('de', '&quot; &amp; SUBSTITUTE([.G116];&quot;'&quot;; &quot;\'&quot;) &amp; &quot;', LAST_INSERT_ID(), 'roland', 'roland', NOW(), NOW())&quot;; &quot;&quot;) &amp; IF(AND([.F116]&lt;&gt;&quot;&quot;; [.H116]&lt;&gt;&quot;&quot;); &quot;,&quot;; &quot;&quot;) &amp; IF([.H116]&lt;&gt;&quot;&quot;;&quot;('fr', '&quot; &amp; SUBSTITUTE([.H116];&quot;'&quot;; &quot;\'&quot;) &amp; &quot;', LAST_INSERT_ID(), 'roland', 'roland', NOW(), NOW())&quot;; &quot;&quot;) &amp; &quot;;&quot;; &quot;&quot;)" office:value-type="string" office:string-value="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" calcext:value-type="string">
            <text:p>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(e)</text:p>
          </table:table-cell>
          <table:table-cell table:number-columns-repeated="2"/>
          <table:table-cell table:formula="of:=&quot;INSERT INTO translation_source SET source='&quot; &amp; SUBSTITUTE([.F117];&quot;'&quot;; &quot;\'&quot;) &amp; &quot;', location='&quot; &amp;SUBSTITUTE([.A117];&quot;'&quot;; &quot;\'&quot;) &amp; &quot;', field = '&quot; &amp; SUBSTITUTE([.B117];&quot;'&quot;; &quot;\'&quot;) &amp; &quot;'&quot; &amp; IF(OR(1; [.D117]&lt;&gt;&quot;&quot;); &quot;, context = '&quot; &amp; SUBSTITUTE([.D117];&quot;'&quot;; &quot;\'&quot;) &amp; &quot;'&quot;; &quot;&quot;) &amp; &quot;, created_visa='roland', updated_visa='roland', created_date=NOW(), updated_date=NOW(); &quot; &amp; IF(OR([.F117]&lt;&gt;&quot;&quot;; [.H117]&lt;&gt;&quot;&quot;);&quot;INSERT INTO translation_target (lang, translation, translation_source_id, created_visa, updated_visa, created_date, updated_date) VALUES &quot; &amp; IF([.F117]&lt;&gt;&quot;&quot;;&quot;('de', '&quot; &amp; SUBSTITUTE([.G117];&quot;'&quot;; &quot;\'&quot;) &amp; &quot;', LAST_INSERT_ID(), 'roland', 'roland', NOW(), NOW())&quot;; &quot;&quot;) &amp; IF(AND([.F117]&lt;&gt;&quot;&quot;; [.H117]&lt;&gt;&quot;&quot;); &quot;,&quot;; &quot;&quot;) &amp; IF([.H117]&lt;&gt;&quot;&quot;;&quot;('fr', '&quot; &amp; SUBSTITUTE([.H117];&quot;'&quot;; &quot;\'&quot;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" calcext:value-type="string">
            <text:p>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</text:p>
          </table:table-cell>
          <table:table-cell table:number-columns-repeated="2"/>
          <table:table-cell table:formula="of:=&quot;INSERT INTO translation_source SET source='&quot; &amp; SUBSTITUTE([.F118];&quot;'&quot;; &quot;\'&quot;) &amp; &quot;', location='&quot; &amp;SUBSTITUTE([.A118];&quot;'&quot;; &quot;\'&quot;) &amp; &quot;', field = '&quot; &amp; SUBSTITUTE([.B118];&quot;'&quot;; &quot;\'&quot;) &amp; &quot;'&quot; &amp; IF(OR(1; [.D118]&lt;&gt;&quot;&quot;); &quot;, context = '&quot; &amp; SUBSTITUTE([.D118];&quot;'&quot;; &quot;\'&quot;) &amp; &quot;'&quot;; &quot;&quot;) &amp; &quot;, created_visa='roland', updated_visa='roland', created_date=NOW(), updated_date=NOW(); &quot; &amp; IF(OR([.F118]&lt;&gt;&quot;&quot;; [.H118]&lt;&gt;&quot;&quot;);&quot;INSERT INTO translation_target (lang, translation, translation_source_id, created_visa, updated_visa, created_date, updated_date) VALUES &quot; &amp; IF([.F118]&lt;&gt;&quot;&quot;;&quot;('de', '&quot; &amp; SUBSTITUTE([.G118];&quot;'&quot;; &quot;\'&quot;) &amp; &quot;', LAST_INSERT_ID(), 'roland', 'roland', NOW(), NOW())&quot;; &quot;&quot;) &amp; IF(AND([.F118]&lt;&gt;&quot;&quot;; [.H118]&lt;&gt;&quot;&quot;); &quot;,&quot;; &quot;&quot;) &amp; IF([.H118]&lt;&gt;&quot;&quot;;&quot;('fr', '&quot; &amp; SUBSTITUTE([.H118];&quot;'&quot;; &quot;\'&quot;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" calcext:value-type="string">
            <text:p>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e</text:p>
          </table:table-cell>
          <table:table-cell table:number-columns-repeated="2"/>
          <table:table-cell table:formula="of:=&quot;INSERT INTO translation_source SET source='&quot; &amp; SUBSTITUTE([.F119];&quot;'&quot;; &quot;\'&quot;) &amp; &quot;', location='&quot; &amp;SUBSTITUTE([.A119];&quot;'&quot;; &quot;\'&quot;) &amp; &quot;', field = '&quot; &amp; SUBSTITUTE([.B119];&quot;'&quot;; &quot;\'&quot;) &amp; &quot;'&quot; &amp; IF(OR(1; [.D119]&lt;&gt;&quot;&quot;); &quot;, context = '&quot; &amp; SUBSTITUTE([.D119];&quot;'&quot;; &quot;\'&quot;) &amp; &quot;'&quot;; &quot;&quot;) &amp; &quot;, created_visa='roland', updated_visa='roland', created_date=NOW(), updated_date=NOW(); &quot; &amp; IF(OR([.F119]&lt;&gt;&quot;&quot;; [.H119]&lt;&gt;&quot;&quot;);&quot;INSERT INTO translation_target (lang, translation, translation_source_id, created_visa, updated_visa, created_date, updated_date) VALUES &quot; &amp; IF([.F119]&lt;&gt;&quot;&quot;;&quot;('de', '&quot; &amp; SUBSTITUTE([.G119];&quot;'&quot;; &quot;\'&quot;) &amp; &quot;', LAST_INSERT_ID(), 'roland', 'roland', NOW(), NOW())&quot;; &quot;&quot;) &amp; IF(AND([.F119]&lt;&gt;&quot;&quot;; [.H119]&lt;&gt;&quot;&quot;); &quot;,&quot;; &quot;&quot;) &amp; IF([.H119]&lt;&gt;&quot;&quot;;&quot;('fr', '&quot; &amp; SUBSTITUTE([.H119];&quot;'&quot;; &quot;\'&quot;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" calcext:value-type="string">
            <text:p>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(e)</text:p>
          </table:table-cell>
          <table:table-cell table:number-columns-repeated="2"/>
          <table:table-cell table:formula="of:=&quot;INSERT INTO translation_source SET source='&quot; &amp; SUBSTITUTE([.F120];&quot;'&quot;; &quot;\'&quot;) &amp; &quot;', location='&quot; &amp;SUBSTITUTE([.A120];&quot;'&quot;; &quot;\'&quot;) &amp; &quot;', field = '&quot; &amp; SUBSTITUTE([.B120];&quot;'&quot;; &quot;\'&quot;) &amp; &quot;'&quot; &amp; IF(OR(1; [.D120]&lt;&gt;&quot;&quot;); &quot;, context = '&quot; &amp; SUBSTITUTE([.D120];&quot;'&quot;; &quot;\'&quot;) &amp; &quot;'&quot;; &quot;&quot;) &amp; &quot;, created_visa='roland', updated_visa='roland', created_date=NOW(), updated_date=NOW(); &quot; &amp; IF(OR([.F120]&lt;&gt;&quot;&quot;; [.H120]&lt;&gt;&quot;&quot;);&quot;INSERT INTO translation_target (lang, translation, translation_source_id, created_visa, updated_visa, created_date, updated_date) VALUES &quot; &amp; IF([.F120]&lt;&gt;&quot;&quot;;&quot;('de', '&quot; &amp; SUBSTITUTE([.G120];&quot;'&quot;; &quot;\'&quot;) &amp; &quot;', LAST_INSERT_ID(), 'roland', 'roland', NOW(), NOW())&quot;; &quot;&quot;) &amp; IF(AND([.F120]&lt;&gt;&quot;&quot;; [.H120]&lt;&gt;&quot;&quot;); &quot;,&quot;; &quot;&quot;) &amp; IF([.H120]&lt;&gt;&quot;&quot;;&quot;('fr', '&quot; &amp; SUBSTITUTE([.H120];&quot;'&quot;; &quot;\'&quot;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" calcext:value-type="string">
            <text:p>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</text:p>
          </table:table-cell>
          <table:table-cell table:number-columns-repeated="2"/>
          <table:table-cell table:formula="of:=&quot;INSERT INTO translation_source SET source='&quot; &amp; SUBSTITUTE([.F121];&quot;'&quot;; &quot;\'&quot;) &amp; &quot;', location='&quot; &amp;SUBSTITUTE([.A121];&quot;'&quot;; &quot;\'&quot;) &amp; &quot;', field = '&quot; &amp; SUBSTITUTE([.B121];&quot;'&quot;; &quot;\'&quot;) &amp; &quot;'&quot; &amp; IF(OR(1; [.D121]&lt;&gt;&quot;&quot;); &quot;, context = '&quot; &amp; SUBSTITUTE([.D121];&quot;'&quot;; &quot;\'&quot;) &amp; &quot;'&quot;; &quot;&quot;) &amp; &quot;, created_visa='roland', updated_visa='roland', created_date=NOW(), updated_date=NOW(); &quot; &amp; IF(OR([.F121]&lt;&gt;&quot;&quot;; [.H121]&lt;&gt;&quot;&quot;);&quot;INSERT INTO translation_target (lang, translation, translation_source_id, created_visa, updated_visa, created_date, updated_date) VALUES &quot; &amp; IF([.F121]&lt;&gt;&quot;&quot;;&quot;('de', '&quot; &amp; SUBSTITUTE([.G121];&quot;'&quot;; &quot;\'&quot;) &amp; &quot;', LAST_INSERT_ID(), 'roland', 'roland', NOW(), NOW())&quot;; &quot;&quot;) &amp; IF(AND([.F121]&lt;&gt;&quot;&quot;; [.H121]&lt;&gt;&quot;&quot;); &quot;,&quot;; &quot;&quot;) &amp; IF([.H121]&lt;&gt;&quot;&quot;;&quot;('fr', '&quot; &amp; SUBSTITUTE([.H121];&quot;'&quot;; &quot;\'&quot;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" calcext:value-type="string">
            <text:p>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e</text:p>
          </table:table-cell>
          <table:table-cell table:number-columns-repeated="2"/>
          <table:table-cell table:formula="of:=&quot;INSERT INTO translation_source SET source='&quot; &amp; SUBSTITUTE([.F122];&quot;'&quot;; &quot;\'&quot;) &amp; &quot;', location='&quot; &amp;SUBSTITUTE([.A122];&quot;'&quot;; &quot;\'&quot;) &amp; &quot;', field = '&quot; &amp; SUBSTITUTE([.B122];&quot;'&quot;; &quot;\'&quot;) &amp; &quot;'&quot; &amp; IF(OR(1; [.D122]&lt;&gt;&quot;&quot;); &quot;, context = '&quot; &amp; SUBSTITUTE([.D122];&quot;'&quot;; &quot;\'&quot;) &amp; &quot;'&quot;; &quot;&quot;) &amp; &quot;, created_visa='roland', updated_visa='roland', created_date=NOW(), updated_date=NOW(); &quot; &amp; IF(OR([.F122]&lt;&gt;&quot;&quot;; [.H122]&lt;&gt;&quot;&quot;);&quot;INSERT INTO translation_target (lang, translation, translation_source_id, created_visa, updated_visa, created_date, updated_date) VALUES &quot; &amp; IF([.F122]&lt;&gt;&quot;&quot;;&quot;('de', '&quot; &amp; SUBSTITUTE([.G122];&quot;'&quot;; &quot;\'&quot;) &amp; &quot;', LAST_INSERT_ID(), 'roland', 'roland', NOW(), NOW())&quot;; &quot;&quot;) &amp; IF(AND([.F122]&lt;&gt;&quot;&quot;; [.H122]&lt;&gt;&quot;&quot;); &quot;,&quot;; &quot;&quot;) &amp; IF([.H122]&lt;&gt;&quot;&quot;;&quot;('fr', '&quot; &amp; SUBSTITUTE([.H122];&quot;'&quot;; &quot;\'&quot;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" calcext:value-type="string">
            <text:p>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getragene partnerschaft</text:p>
          </table:table-cell>
          <table:table-cell office:value-type="string" calcext:value-type="string">
            <text:p>eingetragene Partnerschaft</text:p>
          </table:table-cell>
          <table:table-cell office:value-type="string" calcext:value-type="string">
            <text:p>en concubinage</text:p>
          </table:table-cell>
          <table:table-cell table:number-columns-repeated="2"/>
          <table:table-cell table:formula="of:=&quot;INSERT INTO translation_source SET source='&quot; &amp; SUBSTITUTE([.F123];&quot;'&quot;; &quot;\'&quot;) &amp; &quot;', location='&quot; &amp;SUBSTITUTE([.A123];&quot;'&quot;; &quot;\'&quot;) &amp; &quot;', field = '&quot; &amp; SUBSTITUTE([.B123];&quot;'&quot;; &quot;\'&quot;) &amp; &quot;'&quot; &amp; IF(OR(1; [.D123]&lt;&gt;&quot;&quot;); &quot;, context = '&quot; &amp; SUBSTITUTE([.D123];&quot;'&quot;; &quot;\'&quot;) &amp; &quot;'&quot;; &quot;&quot;) &amp; &quot;, created_visa='roland', updated_visa='roland', created_date=NOW(), updated_date=NOW(); &quot; &amp; IF(OR([.F123]&lt;&gt;&quot;&quot;; [.H123]&lt;&gt;&quot;&quot;);&quot;INSERT INTO translation_target (lang, translation, translation_source_id, created_visa, updated_visa, created_date, updated_date) VALUES &quot; &amp; IF([.F123]&lt;&gt;&quot;&quot;;&quot;('de', '&quot; &amp; SUBSTITUTE([.G123];&quot;'&quot;; &quot;\'&quot;) &amp; &quot;', LAST_INSERT_ID(), 'roland', 'roland', NOW(), NOW())&quot;; &quot;&quot;) &amp; IF(AND([.F123]&lt;&gt;&quot;&quot;; [.H123]&lt;&gt;&quot;&quot;); &quot;,&quot;; &quot;&quot;) &amp; IF([.H123]&lt;&gt;&quot;&quot;;&quot;('fr', '&quot; &amp; SUBSTITUTE([.H123];&quot;'&quot;; &quot;\'&quot;) &amp; &quot;', LAST_INSERT_ID(), 'roland', 'roland', NOW(), NOW())&quot;; &quot;&quot;) &amp; &quot;;&quot;; &quot;&quot;)" office:value-type="string" office:string-value="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" calcext:value-type="string">
            <text:p>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F124];&quot;'&quot;; &quot;\'&quot;) &amp; &quot;', location='&quot; &amp;SUBSTITUTE([.A124];&quot;'&quot;; &quot;\'&quot;) &amp; &quot;', field = '&quot; &amp; SUBSTITUTE([.B124];&quot;'&quot;; &quot;\'&quot;) &amp; &quot;'&quot; &amp; IF(OR(1; [.D124]&lt;&gt;&quot;&quot;); &quot;, context = '&quot; &amp; SUBSTITUTE([.D124];&quot;'&quot;; &quot;\'&quot;) &amp; &quot;'&quot;; &quot;&quot;) &amp; &quot;, created_visa='roland', updated_visa='roland', created_date=NOW(), updated_date=NOW(); &quot; &amp; IF(OR([.F124]&lt;&gt;&quot;&quot;; [.H124]&lt;&gt;&quot;&quot;);&quot;INSERT INTO translation_target (lang, translation, translation_source_id, created_visa, updated_visa, created_date, updated_date) VALUES &quot; &amp; IF([.F124]&lt;&gt;&quot;&quot;;&quot;('de', '&quot; &amp; SUBSTITUTE([.G124];&quot;'&quot;; &quot;\'&quot;) &amp; &quot;', LAST_INSERT_ID(), 'roland', 'roland', NOW(), NOW())&quot;; &quot;&quot;) &amp; IF(AND([.F124]&lt;&gt;&quot;&quot;; [.H124]&lt;&gt;&quot;&quot;); &quot;,&quot;; &quot;&quot;) &amp; IF([.H124]&lt;&gt;&quot;&quot;;&quot;('fr', '&quot; &amp; SUBSTITUTE([.H124];&quot;'&quot;; &quot;\'&quot;) &amp; &quot;', LAST_INSERT_ID(), 'roland', 'roland', NOW(), NOW())&quot;; &quot;&quot;) &amp; &quot;;&quot;; &quot;&quot;)" office:value-type="string" office:string-value="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F125];&quot;'&quot;; &quot;\'&quot;) &amp; &quot;', location='&quot; &amp;SUBSTITUTE([.A125];&quot;'&quot;; &quot;\'&quot;) &amp; &quot;', field = '&quot; &amp; SUBSTITUTE([.B125];&quot;'&quot;; &quot;\'&quot;) &amp; &quot;'&quot; &amp; IF(OR(1; [.D125]&lt;&gt;&quot;&quot;); &quot;, context = '&quot; &amp; SUBSTITUTE([.D125];&quot;'&quot;; &quot;\'&quot;) &amp; &quot;'&quot;; &quot;&quot;) &amp; &quot;, created_visa='roland', updated_visa='roland', created_date=NOW(), updated_date=NOW(); &quot; &amp; IF(OR([.F125]&lt;&gt;&quot;&quot;; [.H125]&lt;&gt;&quot;&quot;);&quot;INSERT INTO translation_target (lang, translation, translation_source_id, created_visa, updated_visa, created_date, updated_date) VALUES &quot; &amp; IF([.F125]&lt;&gt;&quot;&quot;;&quot;('de', '&quot; &amp; SUBSTITUTE([.G125];&quot;'&quot;; &quot;\'&quot;) &amp; &quot;', LAST_INSERT_ID(), 'roland', 'roland', NOW(), NOW())&quot;; &quot;&quot;) &amp; IF(AND([.F125]&lt;&gt;&quot;&quot;; [.H125]&lt;&gt;&quot;&quot;); &quot;,&quot;; &quot;&quot;) &amp; IF([.H125]&lt;&gt;&quot;&quot;;&quot;('fr', '&quot; &amp; SUBSTITUTE([.H125];&quot;'&quot;; &quot;\'&quot;) &amp; &quot;', LAST_INSERT_ID(), 'roland', 'roland', NOW(), NOW())&quot;; &quot;&quot;) &amp; &quot;;&quot;; &quot;&quot;)" office:value-type="string" office:string-value="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Homme</text:p>
          </table:table-cell>
          <table:table-cell table:number-columns-repeated="2"/>
          <table:table-cell table:formula="of:=&quot;INSERT INTO translation_source SET source='&quot; &amp; SUBSTITUTE([.F126];&quot;'&quot;; &quot;\'&quot;) &amp; &quot;', location='&quot; &amp;SUBSTITUTE([.A126];&quot;'&quot;; &quot;\'&quot;) &amp; &quot;', field = '&quot; &amp; SUBSTITUTE([.B126];&quot;'&quot;; &quot;\'&quot;) &amp; &quot;'&quot; &amp; IF(OR(1; [.D126]&lt;&gt;&quot;&quot;); &quot;, context = '&quot; &amp; SUBSTITUTE([.D126];&quot;'&quot;; &quot;\'&quot;) &amp; &quot;'&quot;; &quot;&quot;) &amp; &quot;, created_visa='roland', updated_visa='roland', created_date=NOW(), updated_date=NOW(); &quot; &amp; IF(OR([.F126]&lt;&gt;&quot;&quot;; [.H126]&lt;&gt;&quot;&quot;);&quot;INSERT INTO translation_target (lang, translation, translation_source_id, created_visa, updated_visa, created_date, updated_date) VALUES &quot; &amp; IF([.F126]&lt;&gt;&quot;&quot;;&quot;('de', '&quot; &amp; SUBSTITUTE([.G126];&quot;'&quot;; &quot;\'&quot;) &amp; &quot;', LAST_INSERT_ID(), 'roland', 'roland', NOW(), NOW())&quot;; &quot;&quot;) &amp; IF(AND([.F126]&lt;&gt;&quot;&quot;; [.H126]&lt;&gt;&quot;&quot;); &quot;,&quot;; &quot;&quot;) &amp; IF([.H126]&lt;&gt;&quot;&quot;;&quot;('fr', '&quot; &amp; SUBSTITUTE([.H126];&quot;'&quot;; &quot;\'&quot;) &amp; &quot;', LAST_INSERT_ID(), 'roland', 'roland', NOW(), NOW())&quot;; &quot;&quot;) &amp; &quot;;&quot;; &quot;&quot;)" office:value-type="string" office:string-value="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" calcext:value-type="string">
            <text:p>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Femme</text:p>
          </table:table-cell>
          <table:table-cell table:number-columns-repeated="2"/>
          <table:table-cell table:formula="of:=&quot;INSERT INTO translation_source SET source='&quot; &amp; SUBSTITUTE([.F127];&quot;'&quot;; &quot;\'&quot;) &amp; &quot;', location='&quot; &amp;SUBSTITUTE([.A127];&quot;'&quot;; &quot;\'&quot;) &amp; &quot;', field = '&quot; &amp; SUBSTITUTE([.B127];&quot;'&quot;; &quot;\'&quot;) &amp; &quot;'&quot; &amp; IF(OR(1; [.D127]&lt;&gt;&quot;&quot;); &quot;, context = '&quot; &amp; SUBSTITUTE([.D127];&quot;'&quot;; &quot;\'&quot;) &amp; &quot;'&quot;; &quot;&quot;) &amp; &quot;, created_visa='roland', updated_visa='roland', created_date=NOW(), updated_date=NOW(); &quot; &amp; IF(OR([.F127]&lt;&gt;&quot;&quot;; [.H127]&lt;&gt;&quot;&quot;);&quot;INSERT INTO translation_target (lang, translation, translation_source_id, created_visa, updated_visa, created_date, updated_date) VALUES &quot; &amp; IF([.F127]&lt;&gt;&quot;&quot;;&quot;('de', '&quot; &amp; SUBSTITUTE([.G127];&quot;'&quot;; &quot;\'&quot;) &amp; &quot;', LAST_INSERT_ID(), 'roland', 'roland', NOW(), NOW())&quot;; &quot;&quot;) &amp; IF(AND([.F127]&lt;&gt;&quot;&quot;; [.H127]&lt;&gt;&quot;&quot;); &quot;,&quot;; &quot;&quot;) &amp; IF([.H127]&lt;&gt;&quot;&quot;;&quot;('fr', '&quot; &amp; SUBSTITUTE([.H127];&quot;'&quot;; &quot;\'&quot;) &amp; &quot;', LAST_INSERT_ID(), 'roland', 'roland', NOW(), NOW())&quot;; &quot;&quot;) &amp; &quot;;&quot;; &quot;&quot;)" office:value-type="string" office:string-value="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" calcext:value-type="string">
            <text:p>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ännlich</text:p>
          </table:table-cell>
          <table:table-cell/>
          <table:table-cell office:value-type="string" calcext:value-type="string">
            <text:p>masculin</text:p>
          </table:table-cell>
          <table:table-cell table:number-columns-repeated="2"/>
          <table:table-cell table:formula="of:=&quot;INSERT INTO translation_source SET source='&quot; &amp; SUBSTITUTE([.F128];&quot;'&quot;; &quot;\'&quot;) &amp; &quot;', location='&quot; &amp;SUBSTITUTE([.A128];&quot;'&quot;; &quot;\'&quot;) &amp; &quot;', field = '&quot; &amp; SUBSTITUTE([.B128];&quot;'&quot;; &quot;\'&quot;) &amp; &quot;'&quot; &amp; IF(OR(1; [.D128]&lt;&gt;&quot;&quot;); &quot;, context = '&quot; &amp; SUBSTITUTE([.D128];&quot;'&quot;; &quot;\'&quot;) &amp; &quot;'&quot;; &quot;&quot;) &amp; &quot;, created_visa='roland', updated_visa='roland', created_date=NOW(), updated_date=NOW(); &quot; &amp; IF(OR([.F128]&lt;&gt;&quot;&quot;; [.H128]&lt;&gt;&quot;&quot;);&quot;INSERT INTO translation_target (lang, translation, translation_source_id, created_visa, updated_visa, created_date, updated_date) VALUES &quot; &amp; IF([.F128]&lt;&gt;&quot;&quot;;&quot;('de', '&quot; &amp; SUBSTITUTE([.G128];&quot;'&quot;; &quot;\'&quot;) &amp; &quot;', LAST_INSERT_ID(), 'roland', 'roland', NOW(), NOW())&quot;; &quot;&quot;) &amp; IF(AND([.F128]&lt;&gt;&quot;&quot;; [.H128]&lt;&gt;&quot;&quot;); &quot;,&quot;; &quot;&quot;) &amp; IF([.H128]&lt;&gt;&quot;&quot;;&quot;('fr', '&quot; &amp; SUBSTITUTE([.H128];&quot;'&quot;; &quot;\'&quot;) &amp; &quot;', LAST_INSERT_ID(), 'roland', 'roland', NOW(), NOW())&quot;; &quot;&quot;) &amp; &quot;;&quot;; &quot;&quot;)" office:value-type="string" office:string-value="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" calcext:value-type="string">
            <text:p>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weiblich</text:p>
          </table:table-cell>
          <table:table-cell/>
          <table:table-cell office:value-type="string" calcext:value-type="string">
            <text:p>féminin</text:p>
          </table:table-cell>
          <table:table-cell table:number-columns-repeated="2"/>
          <table:table-cell table:formula="of:=&quot;INSERT INTO translation_source SET source='&quot; &amp; SUBSTITUTE([.F129];&quot;'&quot;; &quot;\'&quot;) &amp; &quot;', location='&quot; &amp;SUBSTITUTE([.A129];&quot;'&quot;; &quot;\'&quot;) &amp; &quot;', field = '&quot; &amp; SUBSTITUTE([.B129];&quot;'&quot;; &quot;\'&quot;) &amp; &quot;'&quot; &amp; IF(OR(1; [.D129]&lt;&gt;&quot;&quot;); &quot;, context = '&quot; &amp; SUBSTITUTE([.D129];&quot;'&quot;; &quot;\'&quot;) &amp; &quot;'&quot;; &quot;&quot;) &amp; &quot;, created_visa='roland', updated_visa='roland', created_date=NOW(), updated_date=NOW(); &quot; &amp; IF(OR([.F129]&lt;&gt;&quot;&quot;; [.H129]&lt;&gt;&quot;&quot;);&quot;INSERT INTO translation_target (lang, translation, translation_source_id, created_visa, updated_visa, created_date, updated_date) VALUES &quot; &amp; IF([.F129]&lt;&gt;&quot;&quot;;&quot;('de', '&quot; &amp; SUBSTITUTE([.G129];&quot;'&quot;; &quot;\'&quot;) &amp; &quot;', LAST_INSERT_ID(), 'roland', 'roland', NOW(), NOW())&quot;; &quot;&quot;) &amp; IF(AND([.F129]&lt;&gt;&quot;&quot;; [.H129]&lt;&gt;&quot;&quot;); &quot;,&quot;; &quot;&quot;) &amp; IF([.H129]&lt;&gt;&quot;&quot;;&quot;('fr', '&quot; &amp; SUBSTITUTE([.H129];&quot;'&quot;; &quot;\'&quot;) &amp; &quot;', LAST_INSERT_ID(), 'roland', 'roland', NOW(), NOW())&quot;; &quot;&quot;) &amp; &quot;;&quot;; &quot;&quot;)" office:value-type="string" office:string-value="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" calcext:value-type="string">
            <text:p>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allemand</text:p>
          </table:table-cell>
          <table:table-cell table:number-columns-repeated="2"/>
          <table:table-cell table:formula="of:=&quot;INSERT INTO translation_source SET source='&quot; &amp; SUBSTITUTE([.F130];&quot;'&quot;; &quot;\'&quot;) &amp; &quot;', location='&quot; &amp;SUBSTITUTE([.A130];&quot;'&quot;; &quot;\'&quot;) &amp; &quot;', field = '&quot; &amp; SUBSTITUTE([.B130];&quot;'&quot;; &quot;\'&quot;) &amp; &quot;'&quot; &amp; IF(OR(1; [.D130]&lt;&gt;&quot;&quot;); &quot;, context = '&quot; &amp; SUBSTITUTE([.D130];&quot;'&quot;; &quot;\'&quot;) &amp; &quot;'&quot;; &quot;&quot;) &amp; &quot;, created_visa='roland', updated_visa='roland', created_date=NOW(), updated_date=NOW(); &quot; &amp; IF(OR([.F130]&lt;&gt;&quot;&quot;; [.H130]&lt;&gt;&quot;&quot;);&quot;INSERT INTO translation_target (lang, translation, translation_source_id, created_visa, updated_visa, created_date, updated_date) VALUES &quot; &amp; IF([.F130]&lt;&gt;&quot;&quot;;&quot;('de', '&quot; &amp; SUBSTITUTE([.G130];&quot;'&quot;; &quot;\'&quot;) &amp; &quot;', LAST_INSERT_ID(), 'roland', 'roland', NOW(), NOW())&quot;; &quot;&quot;) &amp; IF(AND([.F130]&lt;&gt;&quot;&quot;; [.H130]&lt;&gt;&quot;&quot;); &quot;,&quot;; &quot;&quot;) &amp; IF([.H130]&lt;&gt;&quot;&quot;;&quot;('fr', '&quot; &amp; SUBSTITUTE([.H130];&quot;'&quot;; &quot;\'&quot;) &amp; &quot;', LAST_INSERT_ID(), 'roland', 'roland', NOW(), NOW())&quot;; &quot;&quot;) &amp; &quot;;&quot;; &quot;&quot;)" office:value-type="string" office:string-value="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" calcext:value-type="string">
            <text:p>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ranzösisch</text:p>
          </table:table-cell>
          <table:table-cell/>
          <table:table-cell office:value-type="string" calcext:value-type="string">
            <text:p>français</text:p>
          </table:table-cell>
          <table:table-cell table:number-columns-repeated="2"/>
          <table:table-cell table:formula="of:=&quot;INSERT INTO translation_source SET source='&quot; &amp; SUBSTITUTE([.F131];&quot;'&quot;; &quot;\'&quot;) &amp; &quot;', location='&quot; &amp;SUBSTITUTE([.A131];&quot;'&quot;; &quot;\'&quot;) &amp; &quot;', field = '&quot; &amp; SUBSTITUTE([.B131];&quot;'&quot;; &quot;\'&quot;) &amp; &quot;'&quot; &amp; IF(OR(1; [.D131]&lt;&gt;&quot;&quot;); &quot;, context = '&quot; &amp; SUBSTITUTE([.D131];&quot;'&quot;; &quot;\'&quot;) &amp; &quot;'&quot;; &quot;&quot;) &amp; &quot;, created_visa='roland', updated_visa='roland', created_date=NOW(), updated_date=NOW(); &quot; &amp; IF(OR([.F131]&lt;&gt;&quot;&quot;; [.H131]&lt;&gt;&quot;&quot;);&quot;INSERT INTO translation_target (lang, translation, translation_source_id, created_visa, updated_visa, created_date, updated_date) VALUES &quot; &amp; IF([.F131]&lt;&gt;&quot;&quot;;&quot;('de', '&quot; &amp; SUBSTITUTE([.G131];&quot;'&quot;; &quot;\'&quot;) &amp; &quot;', LAST_INSERT_ID(), 'roland', 'roland', NOW(), NOW())&quot;; &quot;&quot;) &amp; IF(AND([.F131]&lt;&gt;&quot;&quot;; [.H131]&lt;&gt;&quot;&quot;); &quot;,&quot;; &quot;&quot;) &amp; IF([.H131]&lt;&gt;&quot;&quot;;&quot;('fr', '&quot; &amp; SUBSTITUTE([.H131];&quot;'&quot;; &quot;\'&quot;) &amp; &quot;', LAST_INSERT_ID(), 'roland', 'roland', NOW(), NOW())&quot;; &quot;&quot;) &amp; &quot;;&quot;; &quot;&quot;)" office:value-type="string" office:string-value="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" calcext:value-type="string">
            <text:p>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talienisch</text:p>
          </table:table-cell>
          <table:table-cell/>
          <table:table-cell office:value-type="string" calcext:value-type="string">
            <text:p>italien</text:p>
          </table:table-cell>
          <table:table-cell table:number-columns-repeated="2"/>
          <table:table-cell table:formula="of:=&quot;INSERT INTO translation_source SET source='&quot; &amp; SUBSTITUTE([.F132];&quot;'&quot;; &quot;\'&quot;) &amp; &quot;', location='&quot; &amp;SUBSTITUTE([.A132];&quot;'&quot;; &quot;\'&quot;) &amp; &quot;', field = '&quot; &amp; SUBSTITUTE([.B132];&quot;'&quot;; &quot;\'&quot;) &amp; &quot;'&quot; &amp; IF(OR(1; [.D132]&lt;&gt;&quot;&quot;); &quot;, context = '&quot; &amp; SUBSTITUTE([.D132];&quot;'&quot;; &quot;\'&quot;) &amp; &quot;'&quot;; &quot;&quot;) &amp; &quot;, created_visa='roland', updated_visa='roland', created_date=NOW(), updated_date=NOW(); &quot; &amp; IF(OR([.F132]&lt;&gt;&quot;&quot;; [.H132]&lt;&gt;&quot;&quot;);&quot;INSERT INTO translation_target (lang, translation, translation_source_id, created_visa, updated_visa, created_date, updated_date) VALUES &quot; &amp; IF([.F132]&lt;&gt;&quot;&quot;;&quot;('de', '&quot; &amp; SUBSTITUTE([.G132];&quot;'&quot;; &quot;\'&quot;) &amp; &quot;', LAST_INSERT_ID(), 'roland', 'roland', NOW(), NOW())&quot;; &quot;&quot;) &amp; IF(AND([.F132]&lt;&gt;&quot;&quot;; [.H132]&lt;&gt;&quot;&quot;); &quot;,&quot;; &quot;&quot;) &amp; IF([.H132]&lt;&gt;&quot;&quot;;&quot;('fr', '&quot; &amp; SUBSTITUTE([.H132];&quot;'&quot;; &quot;\'&quot;) &amp; &quot;', LAST_INSERT_ID(), 'roland', 'roland', NOW(), NOW())&quot;; &quot;&quot;) &amp; &quot;;&quot;; &quot;&quot;)" office:value-type="string" office:string-value="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" calcext:value-type="string">
            <text:p>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F133];&quot;'&quot;; &quot;\'&quot;) &amp; &quot;', location='&quot; &amp;SUBSTITUTE([.A133];&quot;'&quot;; &quot;\'&quot;) &amp; &quot;', field = '&quot; &amp; SUBSTITUTE([.B133];&quot;'&quot;; &quot;\'&quot;) &amp; &quot;'&quot; &amp; IF(OR(1; [.D133]&lt;&gt;&quot;&quot;); &quot;, context = '&quot; &amp; SUBSTITUTE([.D133];&quot;'&quot;; &quot;\'&quot;) &amp; &quot;'&quot;; &quot;&quot;) &amp; &quot;, created_visa='roland', updated_visa='roland', created_date=NOW(), updated_date=NOW(); &quot; &amp; IF(OR([.F133]&lt;&gt;&quot;&quot;; [.H133]&lt;&gt;&quot;&quot;);&quot;INSERT INTO translation_target (lang, translation, translation_source_id, created_visa, updated_visa, created_date, updated_date) VALUES &quot; &amp; IF([.F133]&lt;&gt;&quot;&quot;;&quot;('de', '&quot; &amp; SUBSTITUTE([.G133];&quot;'&quot;; &quot;\'&quot;) &amp; &quot;', LAST_INSERT_ID(), 'roland', 'roland', NOW(), NOW())&quot;; &quot;&quot;) &amp; IF(AND([.F133]&lt;&gt;&quot;&quot;; [.H133]&lt;&gt;&quot;&quot;); &quot;,&quot;; &quot;&quot;) &amp; IF([.H133]&lt;&gt;&quot;&quot;;&quot;('fr', '&quot; &amp; SUBSTITUTE([.H133];&quot;'&quot;; &quot;\'&quot;) &amp; &quot;', LAST_INSERT_ID(), 'roland', 'roland', NOW(), NOW())&quot;; &quot;&quot;) &amp; &quot;;&quot;; &quot;&quot;)" office:value-type="string" office:string-value="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F134];&quot;'&quot;; &quot;\'&quot;) &amp; &quot;', location='&quot; &amp;SUBSTITUTE([.A134];&quot;'&quot;; &quot;\'&quot;) &amp; &quot;', field = '&quot; &amp; SUBSTITUTE([.B134];&quot;'&quot;; &quot;\'&quot;) &amp; &quot;'&quot; &amp; IF(OR(1; [.D134]&lt;&gt;&quot;&quot;); &quot;, context = '&quot; &amp; SUBSTITUTE([.D134];&quot;'&quot;; &quot;\'&quot;) &amp; &quot;'&quot;; &quot;&quot;) &amp; &quot;, created_visa='roland', updated_visa='roland', created_date=NOW(), updated_date=NOW(); &quot; &amp; IF(OR([.F134]&lt;&gt;&quot;&quot;; [.H134]&lt;&gt;&quot;&quot;);&quot;INSERT INTO translation_target (lang, translation, translation_source_id, created_visa, updated_visa, created_date, updated_date) VALUES &quot; &amp; IF([.F134]&lt;&gt;&quot;&quot;;&quot;('de', '&quot; &amp; SUBSTITUTE([.G134];&quot;'&quot;; &quot;\'&quot;) &amp; &quot;', LAST_INSERT_ID(), 'roland', 'roland', NOW(), NOW())&quot;; &quot;&quot;) &amp; IF(AND([.F134]&lt;&gt;&quot;&quot;; [.H134]&lt;&gt;&quot;&quot;); &quot;,&quot;; &quot;&quot;) &amp; IF([.H134]&lt;&gt;&quot;&quot;;&quot;('fr', '&quot; &amp; SUBSTITUTE([.H134];&quot;'&quot;; &quot;\'&quot;) &amp; &quot;', LAST_INSERT_ID(), 'roland', 'roland', NOW(), NOW())&quot;; &quot;&quot;) &amp; &quot;;&quot;; &quot;&quot;)" office:value-type="string" office:string-value="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F135];&quot;'&quot;; &quot;\'&quot;) &amp; &quot;', location='&quot; &amp;SUBSTITUTE([.A135];&quot;'&quot;; &quot;\'&quot;) &amp; &quot;', field = '&quot; &amp; SUBSTITUTE([.B135];&quot;'&quot;; &quot;\'&quot;) &amp; &quot;'&quot; &amp; IF(OR(1; [.D135]&lt;&gt;&quot;&quot;); &quot;, context = '&quot; &amp; SUBSTITUTE([.D135];&quot;'&quot;; &quot;\'&quot;) &amp; &quot;'&quot;; &quot;&quot;) &amp; &quot;, created_visa='roland', updated_visa='roland', created_date=NOW(), updated_date=NOW(); &quot; &amp; IF(OR([.F135]&lt;&gt;&quot;&quot;; [.H135]&lt;&gt;&quot;&quot;);&quot;INSERT INTO translation_target (lang, translation, translation_source_id, created_visa, updated_visa, created_date, updated_date) VALUES &quot; &amp; IF([.F135]&lt;&gt;&quot;&quot;;&quot;('de', '&quot; &amp; SUBSTITUTE([.G135];&quot;'&quot;; &quot;\'&quot;) &amp; &quot;', LAST_INSERT_ID(), 'roland', 'roland', NOW(), NOW())&quot;; &quot;&quot;) &amp; IF(AND([.F135]&lt;&gt;&quot;&quot;; [.H135]&lt;&gt;&quot;&quot;); &quot;,&quot;; &quot;&quot;) &amp; IF([.H135]&lt;&gt;&quot;&quot;;&quot;('fr', '&quot; &amp; SUBSTITUTE([.H135];&quot;'&quot;; &quot;\'&quot;) &amp; &quot;', LAST_INSERT_ID(), 'roland', 'roland', NOW(), NOW())&quot;; &quot;&quot;) &amp; &quot;;&quot;; &quot;&quot;)" office:value-type="string" office:string-value="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egislativ</text:p>
          </table:table-cell>
          <table:table-cell/>
          <table:table-cell office:value-type="string" calcext:value-type="string">
            <text:p>législatif</text:p>
          </table:table-cell>
          <table:table-cell table:number-columns-repeated="2"/>
          <table:table-cell table:formula="of:=&quot;INSERT INTO translation_source SET source='&quot; &amp; SUBSTITUTE([.F136];&quot;'&quot;; &quot;\'&quot;) &amp; &quot;', location='&quot; &amp;SUBSTITUTE([.A136];&quot;'&quot;; &quot;\'&quot;) &amp; &quot;', field = '&quot; &amp; SUBSTITUTE([.B136];&quot;'&quot;; &quot;\'&quot;) &amp; &quot;'&quot; &amp; IF(OR(1; [.D136]&lt;&gt;&quot;&quot;); &quot;, context = '&quot; &amp; SUBSTITUTE([.D136];&quot;'&quot;; &quot;\'&quot;) &amp; &quot;'&quot;; &quot;&quot;) &amp; &quot;, created_visa='roland', updated_visa='roland', created_date=NOW(), updated_date=NOW(); &quot; &amp; IF(OR([.F136]&lt;&gt;&quot;&quot;; [.H136]&lt;&gt;&quot;&quot;);&quot;INSERT INTO translation_target (lang, translation, translation_source_id, created_visa, updated_visa, created_date, updated_date) VALUES &quot; &amp; IF([.F136]&lt;&gt;&quot;&quot;;&quot;('de', '&quot; &amp; SUBSTITUTE([.G136];&quot;'&quot;; &quot;\'&quot;) &amp; &quot;', LAST_INSERT_ID(), 'roland', 'roland', NOW(), NOW())&quot;; &quot;&quot;) &amp; IF(AND([.F136]&lt;&gt;&quot;&quot;; [.H136]&lt;&gt;&quot;&quot;); &quot;,&quot;; &quot;&quot;) &amp; IF([.H136]&lt;&gt;&quot;&quot;;&quot;('fr', '&quot; &amp; SUBSTITUTE([.H136];&quot;'&quot;; &quot;\'&quot;) &amp; &quot;', LAST_INSERT_ID(), 'roland', 'roland', NOW(), NOW())&quot;; &quot;&quot;) &amp; &quot;;&quot;; &quot;&quot;)" office:value-type="string" office:string-value="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" calcext:value-type="string">
            <text:p>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xekutiv</text:p>
          </table:table-cell>
          <table:table-cell/>
          <table:table-cell office:value-type="string" calcext:value-type="string">
            <text:p>exécutif</text:p>
          </table:table-cell>
          <table:table-cell table:number-columns-repeated="2"/>
          <table:table-cell table:formula="of:=&quot;INSERT INTO translation_source SET source='&quot; &amp; SUBSTITUTE([.F137];&quot;'&quot;; &quot;\'&quot;) &amp; &quot;', location='&quot; &amp;SUBSTITUTE([.A137];&quot;'&quot;; &quot;\'&quot;) &amp; &quot;', field = '&quot; &amp; SUBSTITUTE([.B137];&quot;'&quot;; &quot;\'&quot;) &amp; &quot;'&quot; &amp; IF(OR(1; [.D137]&lt;&gt;&quot;&quot;); &quot;, context = '&quot; &amp; SUBSTITUTE([.D137];&quot;'&quot;; &quot;\'&quot;) &amp; &quot;'&quot;; &quot;&quot;) &amp; &quot;, created_visa='roland', updated_visa='roland', created_date=NOW(), updated_date=NOW(); &quot; &amp; IF(OR([.F137]&lt;&gt;&quot;&quot;; [.H137]&lt;&gt;&quot;&quot;);&quot;INSERT INTO translation_target (lang, translation, translation_source_id, created_visa, updated_visa, created_date, updated_date) VALUES &quot; &amp; IF([.F137]&lt;&gt;&quot;&quot;;&quot;('de', '&quot; &amp; SUBSTITUTE([.G137];&quot;'&quot;; &quot;\'&quot;) &amp; &quot;', LAST_INSERT_ID(), 'roland', 'roland', NOW(), NOW())&quot;; &quot;&quot;) &amp; IF(AND([.F137]&lt;&gt;&quot;&quot;; [.H137]&lt;&gt;&quot;&quot;); &quot;,&quot;; &quot;&quot;) &amp; IF([.H137]&lt;&gt;&quot;&quot;;&quot;('fr', '&quot; &amp; SUBSTITUTE([.H137];&quot;'&quot;; &quot;\'&quot;) &amp; &quot;', LAST_INSERT_ID(), 'roland', 'roland', NOW(), NOW())&quot;; &quot;&quot;) &amp; &quot;;&quot;; &quot;&quot;)" office:value-type="string" office:string-value="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" calcext:value-type="string">
            <text:p>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judikativ</text:p>
          </table:table-cell>
          <table:table-cell/>
          <table:table-cell office:value-type="string" calcext:value-type="string">
            <text:p>judiciaire</text:p>
          </table:table-cell>
          <table:table-cell table:number-columns-repeated="2"/>
          <table:table-cell table:formula="of:=&quot;INSERT INTO translation_source SET source='&quot; &amp; SUBSTITUTE([.F138];&quot;'&quot;; &quot;\'&quot;) &amp; &quot;', location='&quot; &amp;SUBSTITUTE([.A138];&quot;'&quot;; &quot;\'&quot;) &amp; &quot;', field = '&quot; &amp; SUBSTITUTE([.B138];&quot;'&quot;; &quot;\'&quot;) &amp; &quot;'&quot; &amp; IF(OR(1; [.D138]&lt;&gt;&quot;&quot;); &quot;, context = '&quot; &amp; SUBSTITUTE([.D138];&quot;'&quot;; &quot;\'&quot;) &amp; &quot;'&quot;; &quot;&quot;) &amp; &quot;, created_visa='roland', updated_visa='roland', created_date=NOW(), updated_date=NOW(); &quot; &amp; IF(OR([.F138]&lt;&gt;&quot;&quot;; [.H138]&lt;&gt;&quot;&quot;);&quot;INSERT INTO translation_target (lang, translation, translation_source_id, created_visa, updated_visa, created_date, updated_date) VALUES &quot; &amp; IF([.F138]&lt;&gt;&quot;&quot;;&quot;('de', '&quot; &amp; SUBSTITUTE([.G138];&quot;'&quot;; &quot;\'&quot;) &amp; &quot;', LAST_INSERT_ID(), 'roland', 'roland', NOW(), NOW())&quot;; &quot;&quot;) &amp; IF(AND([.F138]&lt;&gt;&quot;&quot;; [.H138]&lt;&gt;&quot;&quot;); &quot;,&quot;; &quot;&quot;) &amp; IF([.H138]&lt;&gt;&quot;&quot;;&quot;('fr', '&quot; &amp; SUBSTITUTE([.H138];&quot;'&quot;; &quot;\'&quot;) &amp; &quot;', LAST_INSERT_ID(), 'roland', 'roland', NOW(), NOW())&quot;; &quot;&quot;) &amp; &quot;;&quot;; &quot;&quot;)" office:value-type="string" office:string-value="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" calcext:value-type="string">
            <text:p>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F139];&quot;'&quot;; &quot;\'&quot;) &amp; &quot;', location='&quot; &amp;SUBSTITUTE([.A139];&quot;'&quot;; &quot;\'&quot;) &amp; &quot;', field = '&quot; &amp; SUBSTITUTE([.B139];&quot;'&quot;; &quot;\'&quot;) &amp; &quot;'&quot; &amp; IF(OR(1; [.D139]&lt;&gt;&quot;&quot;); &quot;, context = '&quot; &amp; SUBSTITUTE([.D139];&quot;'&quot;; &quot;\'&quot;) &amp; &quot;'&quot;; &quot;&quot;) &amp; &quot;, created_visa='roland', updated_visa='roland', created_date=NOW(), updated_date=NOW(); &quot; &amp; IF(OR([.F139]&lt;&gt;&quot;&quot;; [.H139]&lt;&gt;&quot;&quot;);&quot;INSERT INTO translation_target (lang, translation, translation_source_id, created_visa, updated_visa, created_date, updated_date) VALUES &quot; &amp; IF([.F139]&lt;&gt;&quot;&quot;;&quot;('de', '&quot; &amp; SUBSTITUTE([.G139];&quot;'&quot;; &quot;\'&quot;) &amp; &quot;', LAST_INSERT_ID(), 'roland', 'roland', NOW(), NOW())&quot;; &quot;&quot;) &amp; IF(AND([.F139]&lt;&gt;&quot;&quot;; [.H139]&lt;&gt;&quot;&quot;); &quot;,&quot;; &quot;&quot;) &amp; IF([.H139]&lt;&gt;&quot;&quot;;&quot;('fr', '&quot; &amp; SUBSTITUTE([.H139];&quot;'&quot;; &quot;\'&quot;) &amp; &quot;', LAST_INSERT_ID(), 'roland', 'roland', NOW(), NOW())&quot;; &quot;&quot;) &amp; &quot;;&quot;; &quot;&quot;)" office:value-type="string" office:string-value="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F140];&quot;'&quot;; &quot;\'&quot;) &amp; &quot;', location='&quot; &amp;SUBSTITUTE([.A140];&quot;'&quot;; &quot;\'&quot;) &amp; &quot;', field = '&quot; &amp; SUBSTITUTE([.B140];&quot;'&quot;; &quot;\'&quot;) &amp; &quot;'&quot; &amp; IF(OR(1; [.D140]&lt;&gt;&quot;&quot;); &quot;, context = '&quot; &amp; SUBSTITUTE([.D140];&quot;'&quot;; &quot;\'&quot;) &amp; &quot;'&quot;; &quot;&quot;) &amp; &quot;, created_visa='roland', updated_visa='roland', created_date=NOW(), updated_date=NOW(); &quot; &amp; IF(OR([.F140]&lt;&gt;&quot;&quot;; [.H140]&lt;&gt;&quot;&quot;);&quot;INSERT INTO translation_target (lang, translation, translation_source_id, created_visa, updated_visa, created_date, updated_date) VALUES &quot; &amp; IF([.F140]&lt;&gt;&quot;&quot;;&quot;('de', '&quot; &amp; SUBSTITUTE([.G140];&quot;'&quot;; &quot;\'&quot;) &amp; &quot;', LAST_INSERT_ID(), 'roland', 'roland', NOW(), NOW())&quot;; &quot;&quot;) &amp; IF(AND([.F140]&lt;&gt;&quot;&quot;; [.H140]&lt;&gt;&quot;&quot;); &quot;,&quot;; &quot;&quot;) &amp; IF([.H140]&lt;&gt;&quot;&quot;;&quot;('fr', '&quot; &amp; SUBSTITUTE([.H140];&quot;'&quot;; &quot;\'&quot;) &amp; &quot;', LAST_INSERT_ID(), 'roland', 'roland', NOW(), NOW())&quot;; &quot;&quot;) &amp; &quot;;&quot;; &quot;&quot;)" office:value-type="string" office:string-value="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F141];&quot;'&quot;; &quot;\'&quot;) &amp; &quot;', location='&quot; &amp;SUBSTITUTE([.A141];&quot;'&quot;; &quot;\'&quot;) &amp; &quot;', field = '&quot; &amp; SUBSTITUTE([.B141];&quot;'&quot;; &quot;\'&quot;) &amp; &quot;'&quot; &amp; IF(OR(1; [.D141]&lt;&gt;&quot;&quot;); &quot;, context = '&quot; &amp; SUBSTITUTE([.D141];&quot;'&quot;; &quot;\'&quot;) &amp; &quot;'&quot;; &quot;&quot;) &amp; &quot;, created_visa='roland', updated_visa='roland', created_date=NOW(), updated_date=NOW(); &quot; &amp; IF(OR([.F141]&lt;&gt;&quot;&quot;; [.H141]&lt;&gt;&quot;&quot;);&quot;INSERT INTO translation_target (lang, translation, translation_source_id, created_visa, updated_visa, created_date, updated_date) VALUES &quot; &amp; IF([.F141]&lt;&gt;&quot;&quot;;&quot;('de', '&quot; &amp; SUBSTITUTE([.G141];&quot;'&quot;; &quot;\'&quot;) &amp; &quot;', LAST_INSERT_ID(), 'roland', 'roland', NOW(), NOW())&quot;; &quot;&quot;) &amp; IF(AND([.F141]&lt;&gt;&quot;&quot;; [.H141]&lt;&gt;&quot;&quot;); &quot;,&quot;; &quot;&quot;) &amp; IF([.H141]&lt;&gt;&quot;&quot;;&quot;('fr', '&quot; &amp; SUBSTITUTE([.H141];&quot;'&quot;; &quot;\'&quot;) &amp; &quot;', LAST_INSERT_ID(), 'roland', 'roland', NOW(), NOW())&quot;; &quot;&quot;) &amp; &quot;;&quot;; &quot;&quot;)" office:value-type="string" office:string-value="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F142];&quot;'&quot;; &quot;\'&quot;) &amp; &quot;', location='&quot; &amp;SUBSTITUTE([.A142];&quot;'&quot;; &quot;\'&quot;) &amp; &quot;', field = '&quot; &amp; SUBSTITUTE([.B142];&quot;'&quot;; &quot;\'&quot;) &amp; &quot;'&quot; &amp; IF(OR(1; [.D142]&lt;&gt;&quot;&quot;); &quot;, context = '&quot; &amp; SUBSTITUTE([.D142];&quot;'&quot;; &quot;\'&quot;) &amp; &quot;'&quot;; &quot;&quot;) &amp; &quot;, created_visa='roland', updated_visa='roland', created_date=NOW(), updated_date=NOW(); &quot; &amp; IF(OR([.F142]&lt;&gt;&quot;&quot;; [.H142]&lt;&gt;&quot;&quot;);&quot;INSERT INTO translation_target (lang, translation, translation_source_id, created_visa, updated_visa, created_date, updated_date) VALUES &quot; &amp; IF([.F142]&lt;&gt;&quot;&quot;;&quot;('de', '&quot; &amp; SUBSTITUTE([.G142];&quot;'&quot;; &quot;\'&quot;) &amp; &quot;', LAST_INSERT_ID(), 'roland', 'roland', NOW(), NOW())&quot;; &quot;&quot;) &amp; IF(AND([.F142]&lt;&gt;&quot;&quot;; [.H142]&lt;&gt;&quot;&quot;); &quot;,&quot;; &quot;&quot;) &amp; IF([.H142]&lt;&gt;&quot;&quot;;&quot;('fr', '&quot; &amp; SUBSTITUTE([.H142];&quot;'&quot;; &quot;\'&quot;) &amp; &quot;', LAST_INSERT_ID(), 'roland', 'roland', NOW(), NOW())&quot;; &quot;&quot;) &amp; &quot;;&quot;; &quot;&quot;)" office:value-type="string" office:string-value="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F143];&quot;'&quot;; &quot;\'&quot;) &amp; &quot;', location='&quot; &amp;SUBSTITUTE([.A143];&quot;'&quot;; &quot;\'&quot;) &amp; &quot;', field = '&quot; &amp; SUBSTITUTE([.B143];&quot;'&quot;; &quot;\'&quot;) &amp; &quot;'&quot; &amp; IF(OR(1; [.D143]&lt;&gt;&quot;&quot;); &quot;, context = '&quot; &amp; SUBSTITUTE([.D143];&quot;'&quot;; &quot;\'&quot;) &amp; &quot;'&quot;; &quot;&quot;) &amp; &quot;, created_visa='roland', updated_visa='roland', created_date=NOW(), updated_date=NOW(); &quot; &amp; IF(OR([.F143]&lt;&gt;&quot;&quot;; [.H143]&lt;&gt;&quot;&quot;);&quot;INSERT INTO translation_target (lang, translation, translation_source_id, created_visa, updated_visa, created_date, updated_date) VALUES &quot; &amp; IF([.F143]&lt;&gt;&quot;&quot;;&quot;('de', '&quot; &amp; SUBSTITUTE([.G143];&quot;'&quot;; &quot;\'&quot;) &amp; &quot;', LAST_INSERT_ID(), 'roland', 'roland', NOW(), NOW())&quot;; &quot;&quot;) &amp; IF(AND([.F143]&lt;&gt;&quot;&quot;; [.H143]&lt;&gt;&quot;&quot;); &quot;,&quot;; &quot;&quot;) &amp; IF([.H143]&lt;&gt;&quot;&quot;;&quot;('fr', '&quot; &amp; SUBSTITUTE([.H143];&quot;'&quot;; &quot;\'&quot;) &amp; &quot;', LAST_INSERT_ID(), 'roland', 'roland', NOW(), NOW())&quot;; &quot;&quot;) &amp; &quot;;&quot;; &quot;&quot;)" office:value-type="string" office:string-value="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cht mehr im Parlament. '@name' war im Parlament bis "@bis".</text:p>
          </table:table-cell>
          <table:table-cell/>
          <table:table-cell office:value-type="string" calcext:value-type="string">
            <text:p>N'est plus au Parlement. '@name' était au Parlement jusqu'au "@bis".</text:p>
          </table:table-cell>
          <table:table-cell table:number-columns-repeated="2"/>
          <table:table-cell table:formula="of:=&quot;INSERT INTO translation_source SET source='&quot; &amp; SUBSTITUTE([.F144];&quot;'&quot;; &quot;\'&quot;) &amp; &quot;', location='&quot; &amp;SUBSTITUTE([.A144];&quot;'&quot;; &quot;\'&quot;) &amp; &quot;', field = '&quot; &amp; SUBSTITUTE([.B144];&quot;'&quot;; &quot;\'&quot;) &amp; &quot;'&quot; &amp; IF(OR(1; [.D144]&lt;&gt;&quot;&quot;); &quot;, context = '&quot; &amp; SUBSTITUTE([.D144];&quot;'&quot;; &quot;\'&quot;) &amp; &quot;'&quot;; &quot;&quot;) &amp; &quot;, created_visa='roland', updated_visa='roland', created_date=NOW(), updated_date=NOW(); &quot; &amp; IF(OR([.F144]&lt;&gt;&quot;&quot;; [.H144]&lt;&gt;&quot;&quot;);&quot;INSERT INTO translation_target (lang, translation, translation_source_id, created_visa, updated_visa, created_date, updated_date) VALUES &quot; &amp; IF([.F144]&lt;&gt;&quot;&quot;;&quot;('de', '&quot; &amp; SUBSTITUTE([.G144];&quot;'&quot;; &quot;\'&quot;) &amp; &quot;', LAST_INSERT_ID(), 'roland', 'roland', NOW(), NOW())&quot;; &quot;&quot;) &amp; IF(AND([.F144]&lt;&gt;&quot;&quot;; [.H144]&lt;&gt;&quot;&quot;); &quot;,&quot;; &quot;&quot;) &amp; IF([.H144]&lt;&gt;&quot;&quot;;&quot;('fr', '&quot; &amp; SUBSTITUTE([.H144];&quot;'&quot;; &quot;\'&quot;) &amp; &quot;', LAST_INSERT_ID(), 'roland', 'roland', NOW(), NOW())&quot;; &quot;&quot;) &amp; &quot;;&quot;; &quot;&quot;)" office:value-type="string" office:string-value="INSERT INTO translation_source SET source='Nicht mehr im Parlament. \'@name\' war im Parlament bis &quot;@bis&quot;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&quot;@bis&quot;.', LAST_INSERT_ID(), 'roland', 'roland', NOW(), NOW());" calcext:value-type="string">
            <text:p>INSERT INTO translation_source SET source='Nicht mehr im Parlament. \'@name\' war im Parlament bis "@bis"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"@bis"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F145];&quot;'&quot;; &quot;\'&quot;) &amp; &quot;', location='&quot; &amp;SUBSTITUTE([.A145];&quot;'&quot;; &quot;\'&quot;) &amp; &quot;', field = '&quot; &amp; SUBSTITUTE([.B145];&quot;'&quot;; &quot;\'&quot;) &amp; &quot;'&quot; &amp; IF(OR(1; [.D145]&lt;&gt;&quot;&quot;); &quot;, context = '&quot; &amp; SUBSTITUTE([.D145];&quot;'&quot;; &quot;\'&quot;) &amp; &quot;'&quot;; &quot;&quot;) &amp; &quot;, created_visa='roland', updated_visa='roland', created_date=NOW(), updated_date=NOW(); &quot; &amp; IF(OR([.F145]&lt;&gt;&quot;&quot;; [.H145]&lt;&gt;&quot;&quot;);&quot;INSERT INTO translation_target (lang, translation, translation_source_id, created_visa, updated_visa, created_date, updated_date) VALUES &quot; &amp; IF([.F145]&lt;&gt;&quot;&quot;;&quot;('de', '&quot; &amp; SUBSTITUTE([.G145];&quot;'&quot;; &quot;\'&quot;) &amp; &quot;', LAST_INSERT_ID(), 'roland', 'roland', NOW(), NOW())&quot;; &quot;&quot;) &amp; IF(AND([.F145]&lt;&gt;&quot;&quot;; [.H145]&lt;&gt;&quot;&quot;); &quot;,&quot;; &quot;&quot;) &amp; IF([.H145]&lt;&gt;&quot;&quot;;&quot;('fr', '&quot; &amp; SUBSTITUTE([.H145];&quot;'&quot;; &quot;\'&quot;) &amp; &quot;', LAST_INSERT_ID(), 'roland', 'roland', NOW(), NOW())&quot;; &quot;&quot;) &amp; &quot;;&quot;; &quot;&quot;)" office:value-type="string" office:string-value="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 :', LAST_INSERT_ID(), 'roland', 'roland', NOW(), NOW());" calcext:value-type="string">
            <text:p>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tretene Bevölkerung:</text:p>
          </table:table-cell>
          <table:table-cell/>
          <table:table-cell office:value-type="string" calcext:value-type="string">
            <text:p>Électeurs représentés :</text:p>
          </table:table-cell>
          <table:table-cell table:number-columns-repeated="2"/>
          <table:table-cell table:formula="of:=&quot;INSERT INTO translation_source SET source='&quot; &amp; SUBSTITUTE([.F146];&quot;'&quot;; &quot;\'&quot;) &amp; &quot;', location='&quot; &amp;SUBSTITUTE([.A146];&quot;'&quot;; &quot;\'&quot;) &amp; &quot;', field = '&quot; &amp; SUBSTITUTE([.B146];&quot;'&quot;; &quot;\'&quot;) &amp; &quot;'&quot; &amp; IF(OR(1; [.D146]&lt;&gt;&quot;&quot;); &quot;, context = '&quot; &amp; SUBSTITUTE([.D146];&quot;'&quot;; &quot;\'&quot;) &amp; &quot;'&quot;; &quot;&quot;) &amp; &quot;, created_visa='roland', updated_visa='roland', created_date=NOW(), updated_date=NOW(); &quot; &amp; IF(OR([.F146]&lt;&gt;&quot;&quot;; [.H146]&lt;&gt;&quot;&quot;);&quot;INSERT INTO translation_target (lang, translation, translation_source_id, created_visa, updated_visa, created_date, updated_date) VALUES &quot; &amp; IF([.F146]&lt;&gt;&quot;&quot;;&quot;('de', '&quot; &amp; SUBSTITUTE([.G146];&quot;'&quot;; &quot;\'&quot;) &amp; &quot;', LAST_INSERT_ID(), 'roland', 'roland', NOW(), NOW())&quot;; &quot;&quot;) &amp; IF(AND([.F146]&lt;&gt;&quot;&quot;; [.H146]&lt;&gt;&quot;&quot;); &quot;,&quot;; &quot;&quot;) &amp; IF([.H146]&lt;&gt;&quot;&quot;;&quot;('fr', '&quot; &amp; SUBSTITUTE([.H146];&quot;'&quot;; &quot;\'&quot;) &amp; &quot;', LAST_INSERT_ID(), 'roland', 'roland', NOW(), NOW())&quot;; &quot;&quot;) &amp; &quot;;&quot;; &quot;&quot;)" office:value-type="string" office:string-value="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 représentés :', LAST_INSERT_ID(), 'roland', 'roland', NOW(), NOW());" calcext:value-type="string">
            <text:p>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 représenté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 Parlament seit:</text:p>
          </table:table-cell>
          <table:table-cell/>
          <table:table-cell office:value-type="string" calcext:value-type="string">
            <text:p>Au Parlement depuis :</text:p>
          </table:table-cell>
          <table:table-cell table:number-columns-repeated="2"/>
          <table:table-cell table:formula="of:=&quot;INSERT INTO translation_source SET source='&quot; &amp; SUBSTITUTE([.F147];&quot;'&quot;; &quot;\'&quot;) &amp; &quot;', location='&quot; &amp;SUBSTITUTE([.A147];&quot;'&quot;; &quot;\'&quot;) &amp; &quot;', field = '&quot; &amp; SUBSTITUTE([.B147];&quot;'&quot;; &quot;\'&quot;) &amp; &quot;'&quot; &amp; IF(OR(1; [.D147]&lt;&gt;&quot;&quot;); &quot;, context = '&quot; &amp; SUBSTITUTE([.D147];&quot;'&quot;; &quot;\'&quot;) &amp; &quot;'&quot;; &quot;&quot;) &amp; &quot;, created_visa='roland', updated_visa='roland', created_date=NOW(), updated_date=NOW(); &quot; &amp; IF(OR([.F147]&lt;&gt;&quot;&quot;; [.H147]&lt;&gt;&quot;&quot;);&quot;INSERT INTO translation_target (lang, translation, translation_source_id, created_visa, updated_visa, created_date, updated_date) VALUES &quot; &amp; IF([.F147]&lt;&gt;&quot;&quot;;&quot;('de', '&quot; &amp; SUBSTITUTE([.G147];&quot;'&quot;; &quot;\'&quot;) &amp; &quot;', LAST_INSERT_ID(), 'roland', 'roland', NOW(), NOW())&quot;; &quot;&quot;) &amp; IF(AND([.F147]&lt;&gt;&quot;&quot;; [.H147]&lt;&gt;&quot;&quot;); &quot;,&quot;; &quot;&quot;) &amp; IF([.H147]&lt;&gt;&quot;&quot;;&quot;('fr', '&quot; &amp; SUBSTITUTE([.H147];&quot;'&quot;; &quot;\'&quot;) &amp; &quot;', LAST_INSERT_ID(), 'roland', 'roland', NOW(), NOW())&quot;; &quot;&quot;) &amp; &quot;;&quot;; &quot;&quot;)" office:value-type="string" office:string-value="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Parlement depuis :', LAST_INSERT_ID(), 'roland', 'roland', NOW(), NOW());" calcext:value-type="string">
            <text:p>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Parlement depui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auer:</text:p>
          </table:table-cell>
          <table:table-cell/>
          <table:table-cell office:value-type="string" calcext:value-type="string">
            <text:p>Durée :</text:p>
          </table:table-cell>
          <table:table-cell table:number-columns-repeated="2"/>
          <table:table-cell table:formula="of:=&quot;INSERT INTO translation_source SET source='&quot; &amp; SUBSTITUTE([.F148];&quot;'&quot;; &quot;\'&quot;) &amp; &quot;', location='&quot; &amp;SUBSTITUTE([.A148];&quot;'&quot;; &quot;\'&quot;) &amp; &quot;', field = '&quot; &amp; SUBSTITUTE([.B148];&quot;'&quot;; &quot;\'&quot;) &amp; &quot;'&quot; &amp; IF(OR(1; [.D148]&lt;&gt;&quot;&quot;); &quot;, context = '&quot; &amp; SUBSTITUTE([.D148];&quot;'&quot;; &quot;\'&quot;) &amp; &quot;'&quot;; &quot;&quot;) &amp; &quot;, created_visa='roland', updated_visa='roland', created_date=NOW(), updated_date=NOW(); &quot; &amp; IF(OR([.F148]&lt;&gt;&quot;&quot;; [.H148]&lt;&gt;&quot;&quot;);&quot;INSERT INTO translation_target (lang, translation, translation_source_id, created_visa, updated_visa, created_date, updated_date) VALUES &quot; &amp; IF([.F148]&lt;&gt;&quot;&quot;;&quot;('de', '&quot; &amp; SUBSTITUTE([.G148];&quot;'&quot;; &quot;\'&quot;) &amp; &quot;', LAST_INSERT_ID(), 'roland', 'roland', NOW(), NOW())&quot;; &quot;&quot;) &amp; IF(AND([.F148]&lt;&gt;&quot;&quot;; [.H148]&lt;&gt;&quot;&quot;); &quot;,&quot;; &quot;&quot;) &amp; IF([.H148]&lt;&gt;&quot;&quot;;&quot;('fr', '&quot; &amp; SUBSTITUTE([.H148];&quot;'&quot;; &quot;\'&quot;) &amp; &quot;', LAST_INSERT_ID(), 'roland', 'roland', NOW(), NOW())&quot;; &quot;&quot;) &amp; &quot;;&quot;; &quot;&quot;)" office:value-type="string" office:string-value="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 :', LAST_INSERT_ID(), 'roland', 'roland', NOW(), NOW());" calcext:value-type="string">
            <text:p>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F149];&quot;'&quot;; &quot;\'&quot;) &amp; &quot;', location='&quot; &amp;SUBSTITUTE([.A149];&quot;'&quot;; &quot;\'&quot;) &amp; &quot;', field = '&quot; &amp; SUBSTITUTE([.B149];&quot;'&quot;; &quot;\'&quot;) &amp; &quot;'&quot; &amp; IF(OR(1; [.D149]&lt;&gt;&quot;&quot;); &quot;, context = '&quot; &amp; SUBSTITUTE([.D149];&quot;'&quot;; &quot;\'&quot;) &amp; &quot;'&quot;; &quot;&quot;) &amp; &quot;, created_visa='roland', updated_visa='roland', created_date=NOW(), updated_date=NOW(); &quot; &amp; IF(OR([.F149]&lt;&gt;&quot;&quot;; [.H149]&lt;&gt;&quot;&quot;);&quot;INSERT INTO translation_target (lang, translation, translation_source_id, created_visa, updated_visa, created_date, updated_date) VALUES &quot; &amp; IF([.F149]&lt;&gt;&quot;&quot;;&quot;('de', '&quot; &amp; SUBSTITUTE([.G149];&quot;'&quot;; &quot;\'&quot;) &amp; &quot;', LAST_INSERT_ID(), 'roland', 'roland', NOW(), NOW())&quot;; &quot;&quot;) &amp; IF(AND([.F149]&lt;&gt;&quot;&quot;; [.H149]&lt;&gt;&quot;&quot;); &quot;,&quot;; &quot;&quot;) &amp; IF([.H149]&lt;&gt;&quot;&quot;;&quot;('fr', '&quot; &amp; SUBSTITUTE([.H149];&quot;'&quot;; &quot;\'&quot;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" calcext:value-type="string">
            <text:p>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inder:</text:p>
          </table:table-cell>
          <table:table-cell/>
          <table:table-cell office:value-type="string" calcext:value-type="string">
            <text:p>Enfants :</text:p>
          </table:table-cell>
          <table:table-cell table:number-columns-repeated="2"/>
          <table:table-cell table:formula="of:=&quot;INSERT INTO translation_source SET source='&quot; &amp; SUBSTITUTE([.F150];&quot;'&quot;; &quot;\'&quot;) &amp; &quot;', location='&quot; &amp;SUBSTITUTE([.A150];&quot;'&quot;; &quot;\'&quot;) &amp; &quot;', field = '&quot; &amp; SUBSTITUTE([.B150];&quot;'&quot;; &quot;\'&quot;) &amp; &quot;'&quot; &amp; IF(OR(1; [.D150]&lt;&gt;&quot;&quot;); &quot;, context = '&quot; &amp; SUBSTITUTE([.D150];&quot;'&quot;; &quot;\'&quot;) &amp; &quot;'&quot;; &quot;&quot;) &amp; &quot;, created_visa='roland', updated_visa='roland', created_date=NOW(), updated_date=NOW(); &quot; &amp; IF(OR([.F150]&lt;&gt;&quot;&quot;; [.H150]&lt;&gt;&quot;&quot;);&quot;INSERT INTO translation_target (lang, translation, translation_source_id, created_visa, updated_visa, created_date, updated_date) VALUES &quot; &amp; IF([.F150]&lt;&gt;&quot;&quot;;&quot;('de', '&quot; &amp; SUBSTITUTE([.G150];&quot;'&quot;; &quot;\'&quot;) &amp; &quot;', LAST_INSERT_ID(), 'roland', 'roland', NOW(), NOW())&quot;; &quot;&quot;) &amp; IF(AND([.F150]&lt;&gt;&quot;&quot;; [.H150]&lt;&gt;&quot;&quot;); &quot;,&quot;; &quot;&quot;) &amp; IF([.H150]&lt;&gt;&quot;&quot;;&quot;('fr', '&quot; &amp; SUBSTITUTE([.H150];&quot;'&quot;; &quot;\'&quot;) &amp; &quot;', LAST_INSERT_ID(), 'roland', 'roland', NOW(), NOW())&quot;; &quot;&quot;) &amp; &quot;;&quot;; &quot;&quot;)" office:value-type="string" office:string-value="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 :', LAST_INSERT_ID(), 'roland', 'roland', NOW(), NOW());" calcext:value-type="string">
            <text:p>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 web :</text:p>
          </table:table-cell>
          <table:table-cell table:number-columns-repeated="2"/>
          <table:table-cell table:formula="of:=&quot;INSERT INTO translation_source SET source='&quot; &amp; SUBSTITUTE([.F151];&quot;'&quot;; &quot;\'&quot;) &amp; &quot;', location='&quot; &amp;SUBSTITUTE([.A151];&quot;'&quot;; &quot;\'&quot;) &amp; &quot;', field = '&quot; &amp; SUBSTITUTE([.B151];&quot;'&quot;; &quot;\'&quot;) &amp; &quot;'&quot; &amp; IF(OR(1; [.D151]&lt;&gt;&quot;&quot;); &quot;, context = '&quot; &amp; SUBSTITUTE([.D151];&quot;'&quot;; &quot;\'&quot;) &amp; &quot;'&quot;; &quot;&quot;) &amp; &quot;, created_visa='roland', updated_visa='roland', created_date=NOW(), updated_date=NOW(); &quot; &amp; IF(OR([.F151]&lt;&gt;&quot;&quot;; [.H151]&lt;&gt;&quot;&quot;);&quot;INSERT INTO translation_target (lang, translation, translation_source_id, created_visa, updated_visa, created_date, updated_date) VALUES &quot; &amp; IF([.F151]&lt;&gt;&quot;&quot;;&quot;('de', '&quot; &amp; SUBSTITUTE([.G151];&quot;'&quot;; &quot;\'&quot;) &amp; &quot;', LAST_INSERT_ID(), 'roland', 'roland', NOW(), NOW())&quot;; &quot;&quot;) &amp; IF(AND([.F151]&lt;&gt;&quot;&quot;; [.H151]&lt;&gt;&quot;&quot;); &quot;,&quot;; &quot;&quot;) &amp; IF([.H151]&lt;&gt;&quot;&quot;;&quot;('fr', '&quot; &amp; SUBSTITUTE([.H151];&quot;'&quot;; &quot;\'&quot;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 web :', LAST_INSERT_ID(), 'roland', 'roland', NOW(), NOW());" calcext:value-type="string">
            <text:p>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 web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.ch Webseite:</text:p>
          </table:table-cell>
          <table:table-cell/>
          <table:table-cell office:value-type="string" calcext:value-type="string">
            <text:p>Page sur parlament.ch :</text:p>
          </table:table-cell>
          <table:table-cell table:number-columns-repeated="2"/>
          <table:table-cell table:formula="of:=&quot;INSERT INTO translation_source SET source='&quot; &amp; SUBSTITUTE([.F152];&quot;'&quot;; &quot;\'&quot;) &amp; &quot;', location='&quot; &amp;SUBSTITUTE([.A152];&quot;'&quot;; &quot;\'&quot;) &amp; &quot;', field = '&quot; &amp; SUBSTITUTE([.B152];&quot;'&quot;; &quot;\'&quot;) &amp; &quot;'&quot; &amp; IF(OR(1; [.D152]&lt;&gt;&quot;&quot;); &quot;, context = '&quot; &amp; SUBSTITUTE([.D152];&quot;'&quot;; &quot;\'&quot;) &amp; &quot;'&quot;; &quot;&quot;) &amp; &quot;, created_visa='roland', updated_visa='roland', created_date=NOW(), updated_date=NOW(); &quot; &amp; IF(OR([.F152]&lt;&gt;&quot;&quot;; [.H152]&lt;&gt;&quot;&quot;);&quot;INSERT INTO translation_target (lang, translation, translation_source_id, created_visa, updated_visa, created_date, updated_date) VALUES &quot; &amp; IF([.F152]&lt;&gt;&quot;&quot;;&quot;('de', '&quot; &amp; SUBSTITUTE([.G152];&quot;'&quot;; &quot;\'&quot;) &amp; &quot;', LAST_INSERT_ID(), 'roland', 'roland', NOW(), NOW())&quot;; &quot;&quot;) &amp; IF(AND([.F152]&lt;&gt;&quot;&quot;; [.H152]&lt;&gt;&quot;&quot;); &quot;,&quot;; &quot;&quot;) &amp; IF([.H152]&lt;&gt;&quot;&quot;;&quot;('fr', '&quot; &amp; SUBSTITUTE([.H152];&quot;'&quot;; &quot;\'&quot;) &amp; &quot;', LAST_INSERT_ID(), 'roland', 'roland', NOW(), NOW())&quot;; &quot;&quot;) &amp; &quot;;&quot;; &quot;&quot;)" office:value-type="string" office:string-value="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 sur parlament.ch :', LAST_INSERT_ID(), 'roland', 'roland', NOW(), NOW());" calcext:value-type="string">
            <text:p>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 sur parlament.ch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nteressenbindungen</text:p>
          </table:table-cell>
          <table:table-cell/>
          <table:table-cell office:value-type="string" calcext:value-type="string">
            <text:p>Liens d'intérêt :</text:p>
          </table:table-cell>
          <table:table-cell table:number-columns-repeated="2"/>
          <table:table-cell table:formula="of:=&quot;INSERT INTO translation_source SET source='&quot; &amp; SUBSTITUTE([.F153];&quot;'&quot;; &quot;\'&quot;) &amp; &quot;', location='&quot; &amp;SUBSTITUTE([.A153];&quot;'&quot;; &quot;\'&quot;) &amp; &quot;', field = '&quot; &amp; SUBSTITUTE([.B153];&quot;'&quot;; &quot;\'&quot;) &amp; &quot;'&quot; &amp; IF(OR(1; [.D153]&lt;&gt;&quot;&quot;); &quot;, context = '&quot; &amp; SUBSTITUTE([.D153];&quot;'&quot;; &quot;\'&quot;) &amp; &quot;'&quot;; &quot;&quot;) &amp; &quot;, created_visa='roland', updated_visa='roland', created_date=NOW(), updated_date=NOW(); &quot; &amp; IF(OR([.F153]&lt;&gt;&quot;&quot;; [.H153]&lt;&gt;&quot;&quot;);&quot;INSERT INTO translation_target (lang, translation, translation_source_id, created_visa, updated_visa, created_date, updated_date) VALUES &quot; &amp; IF([.F153]&lt;&gt;&quot;&quot;;&quot;('de', '&quot; &amp; SUBSTITUTE([.G153];&quot;'&quot;; &quot;\'&quot;) &amp; &quot;', LAST_INSERT_ID(), 'roland', 'roland', NOW(), NOW())&quot;; &quot;&quot;) &amp; IF(AND([.F153]&lt;&gt;&quot;&quot;; [.H153]&lt;&gt;&quot;&quot;); &quot;,&quot;; &quot;&quot;) &amp; IF([.H153]&lt;&gt;&quot;&quot;;&quot;('fr', '&quot; &amp; SUBSTITUTE([.H153];&quot;'&quot;; &quot;\'&quot;) &amp; &quot;', LAST_INSERT_ID(), 'roland', 'roland', NOW(), NOW())&quot;; &quot;&quot;) &amp; &quot;;&quot;; &quot;&quot;)" office:value-type="string" office:string-value="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d\'intérêt :', LAST_INSERT_ID(), 'roland', 'roland', NOW(), NOW());" calcext:value-type="string">
            <text:p>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d\'intérêt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Interessenbindungen</text:p>
          </table:table-cell>
          <table:table-cell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F154];&quot;'&quot;; &quot;\'&quot;) &amp; &quot;', location='&quot; &amp;SUBSTITUTE([.A154];&quot;'&quot;; &quot;\'&quot;) &amp; &quot;', field = '&quot; &amp; SUBSTITUTE([.B154];&quot;'&quot;; &quot;\'&quot;) &amp; &quot;'&quot; &amp; IF(OR(1; [.D154]&lt;&gt;&quot;&quot;); &quot;, context = '&quot; &amp; SUBSTITUTE([.D154];&quot;'&quot;; &quot;\'&quot;) &amp; &quot;'&quot;; &quot;&quot;) &amp; &quot;, created_visa='roland', updated_visa='roland', created_date=NOW(), updated_date=NOW(); &quot; &amp; IF(OR([.F154]&lt;&gt;&quot;&quot;; [.H154]&lt;&gt;&quot;&quot;);&quot;INSERT INTO translation_target (lang, translation, translation_source_id, created_visa, updated_visa, created_date, updated_date) VALUES &quot; &amp; IF([.F154]&lt;&gt;&quot;&quot;;&quot;('de', '&quot; &amp; SUBSTITUTE([.G154];&quot;'&quot;; &quot;\'&quot;) &amp; &quot;', LAST_INSERT_ID(), 'roland', 'roland', NOW(), NOW())&quot;; &quot;&quot;) &amp; IF(AND([.F154]&lt;&gt;&quot;&quot;; [.H154]&lt;&gt;&quot;&quot;); &quot;,&quot;; &quot;&quot;) &amp; IF([.H154]&lt;&gt;&quot;&quot;;&quot;('fr', '&quot; &amp; SUBSTITUTE([.H154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F155];&quot;'&quot;; &quot;\'&quot;) &amp; &quot;', location='&quot; &amp;SUBSTITUTE([.A155];&quot;'&quot;; &quot;\'&quot;) &amp; &quot;', field = '&quot; &amp; SUBSTITUTE([.B155];&quot;'&quot;; &quot;\'&quot;) &amp; &quot;'&quot; &amp; IF(OR(1; [.D155]&lt;&gt;&quot;&quot;); &quot;, context = '&quot; &amp; SUBSTITUTE([.D155];&quot;'&quot;; &quot;\'&quot;) &amp; &quot;'&quot;; &quot;&quot;) &amp; &quot;, created_visa='roland', updated_visa='roland', created_date=NOW(), updated_date=NOW(); &quot; &amp; IF(OR([.F155]&lt;&gt;&quot;&quot;; [.H155]&lt;&gt;&quot;&quot;);&quot;INSERT INTO translation_target (lang, translation, translation_source_id, created_visa, updated_visa, created_date, updated_date) VALUES &quot; &amp; IF([.F155]&lt;&gt;&quot;&quot;;&quot;('de', '&quot; &amp; SUBSTITUTE([.G155];&quot;'&quot;; &quot;\'&quot;) &amp; &quot;', LAST_INSERT_ID(), 'roland', 'roland', NOW(), NOW())&quot;; &quot;&quot;) &amp; IF(AND([.F155]&lt;&gt;&quot;&quot;; [.H155]&lt;&gt;&quot;&quot;); &quot;,&quot;; &quot;&quot;) &amp; IF([.H155]&lt;&gt;&quot;&quot;;&quot;('fr', '&quot; &amp; SUBSTITUTE([.H155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andate der Gäste</text:p>
          </table:table-cell>
          <table:table-cell/>
          <table:table-cell office:value-type="string" calcext:value-type="string">
            <text:p>Mandats des invités</text:p>
          </table:table-cell>
          <table:table-cell table:number-columns-repeated="2"/>
          <table:table-cell table:formula="of:=&quot;INSERT INTO translation_source SET source='&quot; &amp; SUBSTITUTE([.F156];&quot;'&quot;; &quot;\'&quot;) &amp; &quot;', location='&quot; &amp;SUBSTITUTE([.A156];&quot;'&quot;; &quot;\'&quot;) &amp; &quot;', field = '&quot; &amp; SUBSTITUTE([.B156];&quot;'&quot;; &quot;\'&quot;) &amp; &quot;'&quot; &amp; IF(OR(1; [.D156]&lt;&gt;&quot;&quot;); &quot;, context = '&quot; &amp; SUBSTITUTE([.D156];&quot;'&quot;; &quot;\'&quot;) &amp; &quot;'&quot;; &quot;&quot;) &amp; &quot;, created_visa='roland', updated_visa='roland', created_date=NOW(), updated_date=NOW(); &quot; &amp; IF(OR([.F156]&lt;&gt;&quot;&quot;; [.H156]&lt;&gt;&quot;&quot;);&quot;INSERT INTO translation_target (lang, translation, translation_source_id, created_visa, updated_visa, created_date, updated_date) VALUES &quot; &amp; IF([.F156]&lt;&gt;&quot;&quot;;&quot;('de', '&quot; &amp; SUBSTITUTE([.G156];&quot;'&quot;; &quot;\'&quot;) &amp; &quot;', LAST_INSERT_ID(), 'roland', 'roland', NOW(), NOW())&quot;; &quot;&quot;) &amp; IF(AND([.F156]&lt;&gt;&quot;&quot;; [.H156]&lt;&gt;&quot;&quot;); &quot;,&quot;; &quot;&quot;) &amp; IF([.H156]&lt;&gt;&quot;&quot;;&quot;('fr', '&quot; &amp; SUBSTITUTE([.H156];&quot;'&quot;; &quot;\'&quot;) &amp; &quot;', LAST_INSERT_ID(), 'roland', 'roland', NOW(), NOW())&quot;; &quot;&quot;) &amp; &quot;;&quot;; &quot;&quot;)" office:value-type="string" office:string-value="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" calcext:value-type="string">
            <text:p>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äste</text:p>
          </table:table-cell>
          <table:table-cell/>
          <table:table-cell office:value-type="string" calcext:value-type="string">
            <text:p>Invités</text:p>
          </table:table-cell>
          <table:table-cell table:number-columns-repeated="2"/>
          <table:table-cell table:formula="of:=&quot;INSERT INTO translation_source SET source='&quot; &amp; SUBSTITUTE([.F157];&quot;'&quot;; &quot;\'&quot;) &amp; &quot;', location='&quot; &amp;SUBSTITUTE([.A157];&quot;'&quot;; &quot;\'&quot;) &amp; &quot;', field = '&quot; &amp; SUBSTITUTE([.B157];&quot;'&quot;; &quot;\'&quot;) &amp; &quot;'&quot; &amp; IF(OR(1; [.D157]&lt;&gt;&quot;&quot;); &quot;, context = '&quot; &amp; SUBSTITUTE([.D157];&quot;'&quot;; &quot;\'&quot;) &amp; &quot;'&quot;; &quot;&quot;) &amp; &quot;, created_visa='roland', updated_visa='roland', created_date=NOW(), updated_date=NOW(); &quot; &amp; IF(OR([.F157]&lt;&gt;&quot;&quot;; [.H157]&lt;&gt;&quot;&quot;);&quot;INSERT INTO translation_target (lang, translation, translation_source_id, created_visa, updated_visa, created_date, updated_date) VALUES &quot; &amp; IF([.F157]&lt;&gt;&quot;&quot;;&quot;('de', '&quot; &amp; SUBSTITUTE([.G157];&quot;'&quot;; &quot;\'&quot;) &amp; &quot;', LAST_INSERT_ID(), 'roland', 'roland', NOW(), NOW())&quot;; &quot;&quot;) &amp; IF(AND([.F157]&lt;&gt;&quot;&quot;; [.H157]&lt;&gt;&quot;&quot;); &quot;,&quot;; &quot;&quot;) &amp; IF([.H157]&lt;&gt;&quot;&quot;;&quot;('fr', '&quot; &amp; SUBSTITUTE([.H157];&quot;'&quot;; &quot;\'&quot;) &amp; &quot;', LAST_INSERT_ID(), 'roland', 'roland', NOW(), NOW())&quot;; &quot;&quot;) &amp; &quot;;&quot;; &quot;&quot;)" office:value-type="string" office:string-value="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" calcext:value-type="string">
            <text:p>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ganisationen mit einer Verbindung</text:p>
          </table:table-cell>
          <table:table-cell/>
          <table:table-cell office:value-type="string" calcext:value-type="string">
            <text:p>Organisations avec un lien</text:p>
          </table:table-cell>
          <table:table-cell table:number-columns-repeated="2"/>
          <table:table-cell table:formula="of:=&quot;INSERT INTO translation_source SET source='&quot; &amp; SUBSTITUTE([.F158];&quot;'&quot;; &quot;\'&quot;) &amp; &quot;', location='&quot; &amp;SUBSTITUTE([.A158];&quot;'&quot;; &quot;\'&quot;) &amp; &quot;', field = '&quot; &amp; SUBSTITUTE([.B158];&quot;'&quot;; &quot;\'&quot;) &amp; &quot;'&quot; &amp; IF(OR(1; [.D158]&lt;&gt;&quot;&quot;); &quot;, context = '&quot; &amp; SUBSTITUTE([.D158];&quot;'&quot;; &quot;\'&quot;) &amp; &quot;'&quot;; &quot;&quot;) &amp; &quot;, created_visa='roland', updated_visa='roland', created_date=NOW(), updated_date=NOW(); &quot; &amp; IF(OR([.F158]&lt;&gt;&quot;&quot;; [.H158]&lt;&gt;&quot;&quot;);&quot;INSERT INTO translation_target (lang, translation, translation_source_id, created_visa, updated_visa, created_date, updated_date) VALUES &quot; &amp; IF([.F158]&lt;&gt;&quot;&quot;;&quot;('de', '&quot; &amp; SUBSTITUTE([.G158];&quot;'&quot;; &quot;\'&quot;) &amp; &quot;', LAST_INSERT_ID(), 'roland', 'roland', NOW(), NOW())&quot;; &quot;&quot;) &amp; IF(AND([.F158]&lt;&gt;&quot;&quot;; [.H158]&lt;&gt;&quot;&quot;); &quot;,&quot;; &quot;&quot;) &amp; IF([.H158]&lt;&gt;&quot;&quot;;&quot;('fr', '&quot; &amp; SUBSTITUTE([.H158];&quot;'&quot;; &quot;\'&quot;) &amp; &quot;', LAST_INSERT_ID(), 'roland', 'roland', NOW(), NOW())&quot;; &quot;&quot;) &amp; &quot;;&quot;; &quot;&quot;)" office:value-type="string" office:string-value="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" calcext:value-type="string">
            <text:p>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uch indirekte Verbindungen werden aufgeführt.</text:p>
          </table:table-cell>
          <table:table-cell/>
          <table:table-cell office:value-type="string" calcext:value-type="string">
            <text:p>Les liens indirects sont également présentés.</text:p>
          </table:table-cell>
          <table:table-cell table:number-columns-repeated="2"/>
          <table:table-cell table:formula="of:=&quot;INSERT INTO translation_source SET source='&quot; &amp; SUBSTITUTE([.F159];&quot;'&quot;; &quot;\'&quot;) &amp; &quot;', location='&quot; &amp;SUBSTITUTE([.A159];&quot;'&quot;; &quot;\'&quot;) &amp; &quot;', field = '&quot; &amp; SUBSTITUTE([.B159];&quot;'&quot;; &quot;\'&quot;) &amp; &quot;'&quot; &amp; IF(OR(1; [.D159]&lt;&gt;&quot;&quot;); &quot;, context = '&quot; &amp; SUBSTITUTE([.D159];&quot;'&quot;; &quot;\'&quot;) &amp; &quot;'&quot;; &quot;&quot;) &amp; &quot;, created_visa='roland', updated_visa='roland', created_date=NOW(), updated_date=NOW(); &quot; &amp; IF(OR([.F159]&lt;&gt;&quot;&quot;; [.H159]&lt;&gt;&quot;&quot;);&quot;INSERT INTO translation_target (lang, translation, translation_source_id, created_visa, updated_visa, created_date, updated_date) VALUES &quot; &amp; IF([.F159]&lt;&gt;&quot;&quot;;&quot;('de', '&quot; &amp; SUBSTITUTE([.G159];&quot;'&quot;; &quot;\'&quot;) &amp; &quot;', LAST_INSERT_ID(), 'roland', 'roland', NOW(), NOW())&quot;; &quot;&quot;) &amp; IF(AND([.F159]&lt;&gt;&quot;&quot;; [.H159]&lt;&gt;&quot;&quot;); &quot;,&quot;; &quot;&quot;) &amp; IF([.H159]&lt;&gt;&quot;&quot;;&quot;('fr', '&quot; &amp; SUBSTITUTE([.H159];&quot;'&quot;; &quot;\'&quot;) &amp; &quot;', LAST_INSERT_ID(), 'roland', 'roland', NOW(), NOW())&quot;; &quot;&quot;) &amp; &quot;;&quot;; &quot;&quot;)" office:value-type="string" office:string-value="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" calcext:value-type="string">
            <text:p>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F160];&quot;'&quot;; &quot;\'&quot;) &amp; &quot;', location='&quot; &amp;SUBSTITUTE([.A160];&quot;'&quot;; &quot;\'&quot;) &amp; &quot;', field = '&quot; &amp; SUBSTITUTE([.B160];&quot;'&quot;; &quot;\'&quot;) &amp; &quot;'&quot; &amp; IF(OR(1; [.D160]&lt;&gt;&quot;&quot;); &quot;, context = '&quot; &amp; SUBSTITUTE([.D160];&quot;'&quot;; &quot;\'&quot;) &amp; &quot;'&quot;; &quot;&quot;) &amp; &quot;, created_visa='roland', updated_visa='roland', created_date=NOW(), updated_date=NOW(); &quot; &amp; IF(OR([.F160]&lt;&gt;&quot;&quot;; [.H160]&lt;&gt;&quot;&quot;);&quot;INSERT INTO translation_target (lang, translation, translation_source_id, created_visa, updated_visa, created_date, updated_date) VALUES &quot; &amp; IF([.F160]&lt;&gt;&quot;&quot;;&quot;('de', '&quot; &amp; SUBSTITUTE([.G160];&quot;'&quot;; &quot;\'&quot;) &amp; &quot;', LAST_INSERT_ID(), 'roland', 'roland', NOW(), NOW())&quot;; &quot;&quot;) &amp; IF(AND([.F160]&lt;&gt;&quot;&quot;; [.H160]&lt;&gt;&quot;&quot;); &quot;,&quot;; &quot;&quot;) &amp; IF([.H160]&lt;&gt;&quot;&quot;;&quot;('fr', '&quot; &amp; SUBSTITUTE([.H160];&quot;'&quot;; &quot;\'&quot;) &amp; &quot;', LAST_INSERT_ID(), 'roland', 'roland', NOW(), NOW())&quot;; &quot;&quot;) &amp; &quot;;&quot;; &quot;&quot;)" office:value-type="string" office:string-value="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eige Angaben zur Person</text:p>
          </table:table-cell>
          <table:table-cell/>
          <table:table-cell office:value-type="string" calcext:value-type="string">
            <text:p>Montrer les données personnelles</text:p>
          </table:table-cell>
          <table:table-cell table:number-columns-repeated="2"/>
          <table:table-cell table:formula="of:=&quot;INSERT INTO translation_source SET source='&quot; &amp; SUBSTITUTE([.F161];&quot;'&quot;; &quot;\'&quot;) &amp; &quot;', location='&quot; &amp;SUBSTITUTE([.A161];&quot;'&quot;; &quot;\'&quot;) &amp; &quot;', field = '&quot; &amp; SUBSTITUTE([.B161];&quot;'&quot;; &quot;\'&quot;) &amp; &quot;'&quot; &amp; IF(OR(1; [.D161]&lt;&gt;&quot;&quot;); &quot;, context = '&quot; &amp; SUBSTITUTE([.D161];&quot;'&quot;; &quot;\'&quot;) &amp; &quot;'&quot;; &quot;&quot;) &amp; &quot;, created_visa='roland', updated_visa='roland', created_date=NOW(), updated_date=NOW(); &quot; &amp; IF(OR([.F161]&lt;&gt;&quot;&quot;; [.H161]&lt;&gt;&quot;&quot;);&quot;INSERT INTO translation_target (lang, translation, translation_source_id, created_visa, updated_visa, created_date, updated_date) VALUES &quot; &amp; IF([.F161]&lt;&gt;&quot;&quot;;&quot;('de', '&quot; &amp; SUBSTITUTE([.G161];&quot;'&quot;; &quot;\'&quot;) &amp; &quot;', LAST_INSERT_ID(), 'roland', 'roland', NOW(), NOW())&quot;; &quot;&quot;) &amp; IF(AND([.F161]&lt;&gt;&quot;&quot;; [.H161]&lt;&gt;&quot;&quot;); &quot;,&quot;; &quot;&quot;) &amp; IF([.H161]&lt;&gt;&quot;&quot;;&quot;('fr', '&quot; &amp; SUBSTITUTE([.H161];&quot;'&quot;; &quot;\'&quot;) &amp; &quot;', LAST_INSERT_ID(), 'roland', 'roland', NOW(), NOW())&quot;; &quot;&quot;) &amp; &quot;;&quot;; &quot;&quot;)" office:value-type="string" office:string-value="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" calcext:value-type="string">
            <text:p>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stecke Angaben zur Person</text:p>
          </table:table-cell>
          <table:table-cell/>
          <table:table-cell office:value-type="string" calcext:value-type="string">
            <text:p>Masquer les données personnelles</text:p>
          </table:table-cell>
          <table:table-cell table:number-columns-repeated="2"/>
          <table:table-cell table:formula="of:=&quot;INSERT INTO translation_source SET source='&quot; &amp; SUBSTITUTE([.F162];&quot;'&quot;; &quot;\'&quot;) &amp; &quot;', location='&quot; &amp;SUBSTITUTE([.A162];&quot;'&quot;; &quot;\'&quot;) &amp; &quot;', field = '&quot; &amp; SUBSTITUTE([.B162];&quot;'&quot;; &quot;\'&quot;) &amp; &quot;'&quot; &amp; IF(OR(1; [.D162]&lt;&gt;&quot;&quot;); &quot;, context = '&quot; &amp; SUBSTITUTE([.D162];&quot;'&quot;; &quot;\'&quot;) &amp; &quot;'&quot;; &quot;&quot;) &amp; &quot;, created_visa='roland', updated_visa='roland', created_date=NOW(), updated_date=NOW(); &quot; &amp; IF(OR([.F162]&lt;&gt;&quot;&quot;; [.H162]&lt;&gt;&quot;&quot;);&quot;INSERT INTO translation_target (lang, translation, translation_source_id, created_visa, updated_visa, created_date, updated_date) VALUES &quot; &amp; IF([.F162]&lt;&gt;&quot;&quot;;&quot;('de', '&quot; &amp; SUBSTITUTE([.G162];&quot;'&quot;; &quot;\'&quot;) &amp; &quot;', LAST_INSERT_ID(), 'roland', 'roland', NOW(), NOW())&quot;; &quot;&quot;) &amp; IF(AND([.F162]&lt;&gt;&quot;&quot;; [.H162]&lt;&gt;&quot;&quot;); &quot;,&quot;; &quot;&quot;) &amp; IF([.H162]&lt;&gt;&quot;&quot;;&quot;('fr', '&quot; &amp; SUBSTITUTE([.H162];&quot;'&quot;; &quot;\'&quot;) &amp; &quot;', LAST_INSERT_ID(), 'roland', 'roland', NOW(), NOW())&quot;; &quot;&quot;) &amp; &quot;;&quot;; &quot;&quot;)" office:value-type="string" office:string-value="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" calcext:value-type="string">
            <text:p>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F163];&quot;'&quot;; &quot;\'&quot;) &amp; &quot;', location='&quot; &amp;SUBSTITUTE([.A163];&quot;'&quot;; &quot;\'&quot;) &amp; &quot;', field = '&quot; &amp; SUBSTITUTE([.B163];&quot;'&quot;; &quot;\'&quot;) &amp; &quot;'&quot; &amp; IF(OR(1; [.D163]&lt;&gt;&quot;&quot;); &quot;, context = '&quot; &amp; SUBSTITUTE([.D163];&quot;'&quot;; &quot;\'&quot;) &amp; &quot;'&quot;; &quot;&quot;) &amp; &quot;, created_visa='roland', updated_visa='roland', created_date=NOW(), updated_date=NOW(); &quot; &amp; IF(OR([.F163]&lt;&gt;&quot;&quot;; [.H163]&lt;&gt;&quot;&quot;);&quot;INSERT INTO translation_target (lang, translation, translation_source_id, created_visa, updated_visa, created_date, updated_date) VALUES &quot; &amp; IF([.F163]&lt;&gt;&quot;&quot;;&quot;('de', '&quot; &amp; SUBSTITUTE([.G163];&quot;'&quot;; &quot;\'&quot;) &amp; &quot;', LAST_INSERT_ID(), 'roland', 'roland', NOW(), NOW())&quot;; &quot;&quot;) &amp; IF(AND([.F163]&lt;&gt;&quot;&quot;; [.H163]&lt;&gt;&quot;&quot;); &quot;,&quot;; &quot;&quot;) &amp; IF([.H163]&lt;&gt;&quot;&quot;;&quot;('fr', '&quot; &amp; SUBSTITUTE([.H163];&quot;'&quot;; &quot;\'&quot;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1 Jahr</text:p>
          </table:table-cell>
          <table:table-cell/>
          <table:table-cell office:value-type="string" calcext:value-type="string">
            <text:p>1 an</text:p>
          </table:table-cell>
          <table:table-cell table:number-columns-repeated="2"/>
          <table:table-cell table:formula="of:=&quot;INSERT INTO translation_source SET source='&quot; &amp; SUBSTITUTE([.F164];&quot;'&quot;; &quot;\'&quot;) &amp; &quot;', location='&quot; &amp;SUBSTITUTE([.A164];&quot;'&quot;; &quot;\'&quot;) &amp; &quot;', field = '&quot; &amp; SUBSTITUTE([.B164];&quot;'&quot;; &quot;\'&quot;) &amp; &quot;'&quot; &amp; IF(OR(1; [.D164]&lt;&gt;&quot;&quot;); &quot;, context = '&quot; &amp; SUBSTITUTE([.D164];&quot;'&quot;; &quot;\'&quot;) &amp; &quot;'&quot;; &quot;&quot;) &amp; &quot;, created_visa='roland', updated_visa='roland', created_date=NOW(), updated_date=NOW(); &quot; &amp; IF(OR([.F164]&lt;&gt;&quot;&quot;; [.H164]&lt;&gt;&quot;&quot;);&quot;INSERT INTO translation_target (lang, translation, translation_source_id, created_visa, updated_visa, created_date, updated_date) VALUES &quot; &amp; IF([.F164]&lt;&gt;&quot;&quot;;&quot;('de', '&quot; &amp; SUBSTITUTE([.G164];&quot;'&quot;; &quot;\'&quot;) &amp; &quot;', LAST_INSERT_ID(), 'roland', 'roland', NOW(), NOW())&quot;; &quot;&quot;) &amp; IF(AND([.F164]&lt;&gt;&quot;&quot;; [.H164]&lt;&gt;&quot;&quot;); &quot;,&quot;; &quot;&quot;) &amp; IF([.H164]&lt;&gt;&quot;&quot;;&quot;('fr', '&quot; &amp; SUBSTITUTE([.H164];&quot;'&quot;; &quot;\'&quot;) &amp; &quot;', LAST_INSERT_ID(), 'roland', 'roland', NOW(), NOW())&quot;; &quot;&quot;) &amp; &quot;;&quot;; &quot;&quot;)" office:value-type="string" office:string-value="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" calcext:value-type="string">
            <text:p>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@count Jahre</text:p>
          </table:table-cell>
          <table:table-cell/>
          <table:table-cell office:value-type="string" calcext:value-type="string">
            <text:p>@count ans</text:p>
          </table:table-cell>
          <table:table-cell table:number-columns-repeated="2"/>
          <table:table-cell table:formula="of:=&quot;INSERT INTO translation_source SET source='&quot; &amp; SUBSTITUTE([.F165];&quot;'&quot;; &quot;\'&quot;) &amp; &quot;', location='&quot; &amp;SUBSTITUTE([.A165];&quot;'&quot;; &quot;\'&quot;) &amp; &quot;', field = '&quot; &amp; SUBSTITUTE([.B165];&quot;'&quot;; &quot;\'&quot;) &amp; &quot;'&quot; &amp; IF(OR(1; [.D165]&lt;&gt;&quot;&quot;); &quot;, context = '&quot; &amp; SUBSTITUTE([.D165];&quot;'&quot;; &quot;\'&quot;) &amp; &quot;'&quot;; &quot;&quot;) &amp; &quot;, created_visa='roland', updated_visa='roland', created_date=NOW(), updated_date=NOW(); &quot; &amp; IF(OR([.F165]&lt;&gt;&quot;&quot;; [.H165]&lt;&gt;&quot;&quot;);&quot;INSERT INTO translation_target (lang, translation, translation_source_id, created_visa, updated_visa, created_date, updated_date) VALUES &quot; &amp; IF([.F165]&lt;&gt;&quot;&quot;;&quot;('de', '&quot; &amp; SUBSTITUTE([.G165];&quot;'&quot;; &quot;\'&quot;) &amp; &quot;', LAST_INSERT_ID(), 'roland', 'roland', NOW(), NOW())&quot;; &quot;&quot;) &amp; IF(AND([.F165]&lt;&gt;&quot;&quot;; [.H165]&lt;&gt;&quot;&quot;); &quot;,&quot;; &quot;&quot;) &amp; IF([.H165]&lt;&gt;&quot;&quot;;&quot;('fr', '&quot; &amp; SUBSTITUTE([.H165];&quot;'&quot;; &quot;\'&quot;) &amp; &quot;', LAST_INSERT_ID(), 'roland', 'roland', NOW(), NOW())&quot;; &quot;&quot;) &amp; &quot;;&quot;; &quot;&quot;)" office:value-type="string" office:string-value="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" calcext:value-type="string">
            <text:p>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1 Monat</text:p>
          </table:table-cell>
          <table:table-cell/>
          <table:table-cell office:value-type="string" calcext:value-type="string">
            <text:p>1 mois</text:p>
          </table:table-cell>
          <table:table-cell table:number-columns-repeated="2"/>
          <table:table-cell table:formula="of:=&quot;INSERT INTO translation_source SET source='&quot; &amp; SUBSTITUTE([.F166];&quot;'&quot;; &quot;\'&quot;) &amp; &quot;', location='&quot; &amp;SUBSTITUTE([.A166];&quot;'&quot;; &quot;\'&quot;) &amp; &quot;', field = '&quot; &amp; SUBSTITUTE([.B166];&quot;'&quot;; &quot;\'&quot;) &amp; &quot;'&quot; &amp; IF(OR(1; [.D166]&lt;&gt;&quot;&quot;); &quot;, context = '&quot; &amp; SUBSTITUTE([.D166];&quot;'&quot;; &quot;\'&quot;) &amp; &quot;'&quot;; &quot;&quot;) &amp; &quot;, created_visa='roland', updated_visa='roland', created_date=NOW(), updated_date=NOW(); &quot; &amp; IF(OR([.F166]&lt;&gt;&quot;&quot;; [.H166]&lt;&gt;&quot;&quot;);&quot;INSERT INTO translation_target (lang, translation, translation_source_id, created_visa, updated_visa, created_date, updated_date) VALUES &quot; &amp; IF([.F166]&lt;&gt;&quot;&quot;;&quot;('de', '&quot; &amp; SUBSTITUTE([.G166];&quot;'&quot;; &quot;\'&quot;) &amp; &quot;', LAST_INSERT_ID(), 'roland', 'roland', NOW(), NOW())&quot;; &quot;&quot;) &amp; IF(AND([.F166]&lt;&gt;&quot;&quot;; [.H166]&lt;&gt;&quot;&quot;); &quot;,&quot;; &quot;&quot;) &amp; IF([.H166]&lt;&gt;&quot;&quot;;&quot;('fr', '&quot; &amp; SUBSTITUTE([.H166];&quot;'&quot;; &quot;\'&quot;) &amp; &quot;', LAST_INSERT_ID(), 'roland', 'roland', NOW(), NOW())&quot;; &quot;&quot;) &amp; &quot;;&quot;; &quot;&quot;)" office:value-type="string" office:string-value="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" calcext:value-type="string">
            <text:p>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@count Monate</text:p>
          </table:table-cell>
          <table:table-cell/>
          <table:table-cell office:value-type="string" calcext:value-type="string">
            <text:p>@count mois</text:p>
          </table:table-cell>
          <table:table-cell table:number-columns-repeated="2"/>
          <table:table-cell table:formula="of:=&quot;INSERT INTO translation_source SET source='&quot; &amp; SUBSTITUTE([.F167];&quot;'&quot;; &quot;\'&quot;) &amp; &quot;', location='&quot; &amp;SUBSTITUTE([.A167];&quot;'&quot;; &quot;\'&quot;) &amp; &quot;', field = '&quot; &amp; SUBSTITUTE([.B167];&quot;'&quot;; &quot;\'&quot;) &amp; &quot;'&quot; &amp; IF(OR(1; [.D167]&lt;&gt;&quot;&quot;); &quot;, context = '&quot; &amp; SUBSTITUTE([.D167];&quot;'&quot;; &quot;\'&quot;) &amp; &quot;'&quot;; &quot;&quot;) &amp; &quot;, created_visa='roland', updated_visa='roland', created_date=NOW(), updated_date=NOW(); &quot; &amp; IF(OR([.F167]&lt;&gt;&quot;&quot;; [.H167]&lt;&gt;&quot;&quot;);&quot;INSERT INTO translation_target (lang, translation, translation_source_id, created_visa, updated_visa, created_date, updated_date) VALUES &quot; &amp; IF([.F167]&lt;&gt;&quot;&quot;;&quot;('de', '&quot; &amp; SUBSTITUTE([.G167];&quot;'&quot;; &quot;\'&quot;) &amp; &quot;', LAST_INSERT_ID(), 'roland', 'roland', NOW(), NOW())&quot;; &quot;&quot;) &amp; IF(AND([.F167]&lt;&gt;&quot;&quot;; [.H167]&lt;&gt;&quot;&quot;); &quot;,&quot;; &quot;&quot;) &amp; IF([.H167]&lt;&gt;&quot;&quot;;&quot;('fr', '&quot; &amp; SUBSTITUTE([.H167];&quot;'&quot;; &quot;\'&quot;) &amp; &quot;', LAST_INSERT_ID(), 'roland', 'roland', NOW(), NOW())&quot;; &quot;&quot;) &amp; &quot;;&quot;; &quot;&quot;)" office:value-type="string" office:string-value="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" calcext:value-type="string">
            <text:p>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F168];&quot;'&quot;; &quot;\'&quot;) &amp; &quot;', location='&quot; &amp;SUBSTITUTE([.A168];&quot;'&quot;; &quot;\'&quot;) &amp; &quot;', field = '&quot; &amp; SUBSTITUTE([.B168];&quot;'&quot;; &quot;\'&quot;) &amp; &quot;'&quot; &amp; IF(OR(1; [.D168]&lt;&gt;&quot;&quot;); &quot;, context = '&quot; &amp; SUBSTITUTE([.D168];&quot;'&quot;; &quot;\'&quot;) &amp; &quot;'&quot;; &quot;&quot;) &amp; &quot;, created_visa='roland', updated_visa='roland', created_date=NOW(), updated_date=NOW(); &quot; &amp; IF(OR([.F168]&lt;&gt;&quot;&quot;; [.H168]&lt;&gt;&quot;&quot;);&quot;INSERT INTO translation_target (lang, translation, translation_source_id, created_visa, updated_visa, created_date, updated_date) VALUES &quot; &amp; IF([.F168]&lt;&gt;&quot;&quot;;&quot;('de', '&quot; &amp; SUBSTITUTE([.G168];&quot;'&quot;; &quot;\'&quot;) &amp; &quot;', LAST_INSERT_ID(), 'roland', 'roland', NOW(), NOW())&quot;; &quot;&quot;) &amp; IF(AND([.F168]&lt;&gt;&quot;&quot;; [.H168]&lt;&gt;&quot;&quot;); &quot;,&quot;; &quot;&quot;) &amp; IF([.H168]&lt;&gt;&quot;&quot;;&quot;('fr', '&quot; &amp; SUBSTITUTE([.H168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(e)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F169];&quot;'&quot;; &quot;\'&quot;) &amp; &quot;', location='&quot; &amp;SUBSTITUTE([.A169];&quot;'&quot;; &quot;\'&quot;) &amp; &quot;', field = '&quot; &amp; SUBSTITUTE([.B169];&quot;'&quot;; &quot;\'&quot;) &amp; &quot;'&quot; &amp; IF(OR(1; [.D169]&lt;&gt;&quot;&quot;); &quot;, context = '&quot; &amp; SUBSTITUTE([.D169];&quot;'&quot;; &quot;\'&quot;) &amp; &quot;'&quot;; &quot;&quot;) &amp; &quot;, created_visa='roland', updated_visa='roland', created_date=NOW(), updated_date=NOW(); &quot; &amp; IF(OR([.F169]&lt;&gt;&quot;&quot;; [.H169]&lt;&gt;&quot;&quot;);&quot;INSERT INTO translation_target (lang, translation, translation_source_id, created_visa, updated_visa, created_date, updated_date) VALUES &quot; &amp; IF([.F169]&lt;&gt;&quot;&quot;;&quot;('de', '&quot; &amp; SUBSTITUTE([.G169];&quot;'&quot;; &quot;\'&quot;) &amp; &quot;', LAST_INSERT_ID(), 'roland', 'roland', NOW(), NOW())&quot;; &quot;&quot;) &amp; IF(AND([.F169]&lt;&gt;&quot;&quot;; [.H169]&lt;&gt;&quot;&quot;); &quot;,&quot;; &quot;&quot;) &amp; IF([.H169]&lt;&gt;&quot;&quot;;&quot;('fr', '&quot; &amp; SUBSTITUTE([.H169];&quot;'&quot;; &quot;\'&quot;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F170];&quot;'&quot;; &quot;\'&quot;) &amp; &quot;', location='&quot; &amp;SUBSTITUTE([.A170];&quot;'&quot;; &quot;\'&quot;) &amp; &quot;', field = '&quot; &amp; SUBSTITUTE([.B170];&quot;'&quot;; &quot;\'&quot;) &amp; &quot;'&quot; &amp; IF(OR(1; [.D170]&lt;&gt;&quot;&quot;); &quot;, context = '&quot; &amp; SUBSTITUTE([.D170];&quot;'&quot;; &quot;\'&quot;) &amp; &quot;'&quot;; &quot;&quot;) &amp; &quot;, created_visa='roland', updated_visa='roland', created_date=NOW(), updated_date=NOW(); &quot; &amp; IF(OR([.F170]&lt;&gt;&quot;&quot;; [.H170]&lt;&gt;&quot;&quot;);&quot;INSERT INTO translation_target (lang, translation, translation_source_id, created_visa, updated_visa, created_date, updated_date) VALUES &quot; &amp; IF([.F170]&lt;&gt;&quot;&quot;;&quot;('de', '&quot; &amp; SUBSTITUTE([.G170];&quot;'&quot;; &quot;\'&quot;) &amp; &quot;', LAST_INSERT_ID(), 'roland', 'roland', NOW(), NOW())&quot;; &quot;&quot;) &amp; IF(AND([.F170]&lt;&gt;&quot;&quot;; [.H170]&lt;&gt;&quot;&quot;); &quot;,&quot;; &quot;&quot;) &amp; IF([.H170]&lt;&gt;&quot;&quot;;&quot;('fr', '&quot; &amp; SUBSTITUTE([.H170];&quot;'&quot;; &quot;\'&quot;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e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F171];&quot;'&quot;; &quot;\'&quot;) &amp; &quot;', location='&quot; &amp;SUBSTITUTE([.A171];&quot;'&quot;; &quot;\'&quot;) &amp; &quot;', field = '&quot; &amp; SUBSTITUTE([.B171];&quot;'&quot;; &quot;\'&quot;) &amp; &quot;'&quot; &amp; IF(OR(1; [.D171]&lt;&gt;&quot;&quot;); &quot;, context = '&quot; &amp; SUBSTITUTE([.D171];&quot;'&quot;; &quot;\'&quot;) &amp; &quot;'&quot;; &quot;&quot;) &amp; &quot;, created_visa='roland', updated_visa='roland', created_date=NOW(), updated_date=NOW(); &quot; &amp; IF(OR([.F171]&lt;&gt;&quot;&quot;; [.H171]&lt;&gt;&quot;&quot;);&quot;INSERT INTO translation_target (lang, translation, translation_source_id, created_visa, updated_visa, created_date, updated_date) VALUES &quot; &amp; IF([.F171]&lt;&gt;&quot;&quot;;&quot;('de', '&quot; &amp; SUBSTITUTE([.G171];&quot;'&quot;; &quot;\'&quot;) &amp; &quot;', LAST_INSERT_ID(), 'roland', 'roland', NOW(), NOW())&quot;; &quot;&quot;) &amp; IF(AND([.F171]&lt;&gt;&quot;&quot;; [.H171]&lt;&gt;&quot;&quot;); &quot;,&quot;; &quot;&quot;) &amp; IF([.H171]&lt;&gt;&quot;&quot;;&quot;('fr', '&quot; &amp; SUBSTITUTE([.H171];&quot;'&quot;; &quot;\'&quot;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F172];&quot;'&quot;; &quot;\'&quot;) &amp; &quot;', location='&quot; &amp;SUBSTITUTE([.A172];&quot;'&quot;; &quot;\'&quot;) &amp; &quot;', field = '&quot; &amp; SUBSTITUTE([.B172];&quot;'&quot;; &quot;\'&quot;) &amp; &quot;'&quot; &amp; IF(OR(1; [.D172]&lt;&gt;&quot;&quot;); &quot;, context = '&quot; &amp; SUBSTITUTE([.D172];&quot;'&quot;; &quot;\'&quot;) &amp; &quot;'&quot;; &quot;&quot;) &amp; &quot;, created_visa='roland', updated_visa='roland', created_date=NOW(), updated_date=NOW(); &quot; &amp; IF(OR([.F172]&lt;&gt;&quot;&quot;; [.H172]&lt;&gt;&quot;&quot;);&quot;INSERT INTO translation_target (lang, translation, translation_source_id, created_visa, updated_visa, created_date, updated_date) VALUES &quot; &amp; IF([.F172]&lt;&gt;&quot;&quot;;&quot;('de', '&quot; &amp; SUBSTITUTE([.G172];&quot;'&quot;; &quot;\'&quot;) &amp; &quot;', LAST_INSERT_ID(), 'roland', 'roland', NOW(), NOW())&quot;; &quot;&quot;) &amp; IF(AND([.F172]&lt;&gt;&quot;&quot;; [.H172]&lt;&gt;&quot;&quot;); &quot;,&quot;; &quot;&quot;) &amp; IF([.H172]&lt;&gt;&quot;&quot;;&quot;('fr', '&quot; &amp; SUBSTITUTE([.H172];&quot;'&quot;; &quot;\'&quot;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raphik</text:p>
          </table:table-cell>
          <table:table-cell/>
          <table:table-cell office:value-type="string" calcext:value-type="string">
            <text:p>Graphique</text:p>
          </table:table-cell>
          <table:table-cell table:number-columns-repeated="2"/>
          <table:table-cell table:formula="of:=&quot;INSERT INTO translation_source SET source='&quot; &amp; SUBSTITUTE([.F173];&quot;'&quot;; &quot;\'&quot;) &amp; &quot;', location='&quot; &amp;SUBSTITUTE([.A173];&quot;'&quot;; &quot;\'&quot;) &amp; &quot;', field = '&quot; &amp; SUBSTITUTE([.B173];&quot;'&quot;; &quot;\'&quot;) &amp; &quot;'&quot; &amp; IF(OR(1; [.D173]&lt;&gt;&quot;&quot;); &quot;, context = '&quot; &amp; SUBSTITUTE([.D173];&quot;'&quot;; &quot;\'&quot;) &amp; &quot;'&quot;; &quot;&quot;) &amp; &quot;, created_visa='roland', updated_visa='roland', created_date=NOW(), updated_date=NOW(); &quot; &amp; IF(OR([.F173]&lt;&gt;&quot;&quot;; [.H173]&lt;&gt;&quot;&quot;);&quot;INSERT INTO translation_target (lang, translation, translation_source_id, created_visa, updated_visa, created_date, updated_date) VALUES &quot; &amp; IF([.F173]&lt;&gt;&quot;&quot;;&quot;('de', '&quot; &amp; SUBSTITUTE([.G173];&quot;'&quot;; &quot;\'&quot;) &amp; &quot;', LAST_INSERT_ID(), 'roland', 'roland', NOW(), NOW())&quot;; &quot;&quot;) &amp; IF(AND([.F173]&lt;&gt;&quot;&quot;; [.H173]&lt;&gt;&quot;&quot;); &quot;,&quot;; &quot;&quot;) &amp; IF([.H173]&lt;&gt;&quot;&quot;;&quot;('fr', '&quot; &amp; SUBSTITUTE([.H173];&quot;'&quot;; &quot;\'&quot;) &amp; &quot;', LAST_INSERT_ID(), 'roland', 'roland', NOW(), NOW())&quot;; &quot;&quot;) &amp; &quot;;&quot;; &quot;&quot;)" office:value-type="string" office:string-value="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" calcext:value-type="string">
            <text:p>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ollen die Resultate graphisch angezeigt werden?</text:p>
          </table:table-cell>
          <table:table-cell/>
          <table:table-cell office:value-type="string" calcext:value-type="string">
            <text:p>Les résultats doivent-ils être présentés graphiquement?</text:p>
          </table:table-cell>
          <table:table-cell table:number-columns-repeated="2"/>
          <table:table-cell table:formula="of:=&quot;INSERT INTO translation_source SET source='&quot; &amp; SUBSTITUTE([.F174];&quot;'&quot;; &quot;\'&quot;) &amp; &quot;', location='&quot; &amp;SUBSTITUTE([.A174];&quot;'&quot;; &quot;\'&quot;) &amp; &quot;', field = '&quot; &amp; SUBSTITUTE([.B174];&quot;'&quot;; &quot;\'&quot;) &amp; &quot;'&quot; &amp; IF(OR(1; [.D174]&lt;&gt;&quot;&quot;); &quot;, context = '&quot; &amp; SUBSTITUTE([.D174];&quot;'&quot;; &quot;\'&quot;) &amp; &quot;'&quot;; &quot;&quot;) &amp; &quot;, created_visa='roland', updated_visa='roland', created_date=NOW(), updated_date=NOW(); &quot; &amp; IF(OR([.F174]&lt;&gt;&quot;&quot;; [.H174]&lt;&gt;&quot;&quot;);&quot;INSERT INTO translation_target (lang, translation, translation_source_id, created_visa, updated_visa, created_date, updated_date) VALUES &quot; &amp; IF([.F174]&lt;&gt;&quot;&quot;;&quot;('de', '&quot; &amp; SUBSTITUTE([.G174];&quot;'&quot;; &quot;\'&quot;) &amp; &quot;', LAST_INSERT_ID(), 'roland', 'roland', NOW(), NOW())&quot;; &quot;&quot;) &amp; IF(AND([.F174]&lt;&gt;&quot;&quot;; [.H174]&lt;&gt;&quot;&quot;); &quot;,&quot;; &quot;&quot;) &amp; IF([.H174]&lt;&gt;&quot;&quot;;&quot;('fr', '&quot; &amp; SUBSTITUTE([.H174];&quot;'&quot;; &quot;\'&quot;) &amp; &quot;', LAST_INSERT_ID(), 'roland', 'roland', NOW(), NOW())&quot;; &quot;&quot;) &amp; &quot;;&quot;; &quot;&quot;)" office:value-type="string" office:string-value="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" calcext:value-type="string">
            <text:p>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arstellung:</text:p>
          </table:table-cell>
          <table:table-cell/>
          <table:table-cell office:value-type="string" calcext:value-type="string">
            <text:p>Présentation :</text:p>
          </table:table-cell>
          <table:table-cell table:number-columns-repeated="2"/>
          <table:table-cell table:formula="of:=&quot;INSERT INTO translation_source SET source='&quot; &amp; SUBSTITUTE([.F175];&quot;'&quot;; &quot;\'&quot;) &amp; &quot;', location='&quot; &amp;SUBSTITUTE([.A175];&quot;'&quot;; &quot;\'&quot;) &amp; &quot;', field = '&quot; &amp; SUBSTITUTE([.B175];&quot;'&quot;; &quot;\'&quot;) &amp; &quot;'&quot; &amp; IF(OR(1; [.D175]&lt;&gt;&quot;&quot;); &quot;, context = '&quot; &amp; SUBSTITUTE([.D175];&quot;'&quot;; &quot;\'&quot;) &amp; &quot;'&quot;; &quot;&quot;) &amp; &quot;, created_visa='roland', updated_visa='roland', created_date=NOW(), updated_date=NOW(); &quot; &amp; IF(OR([.F175]&lt;&gt;&quot;&quot;; [.H175]&lt;&gt;&quot;&quot;);&quot;INSERT INTO translation_target (lang, translation, translation_source_id, created_visa, updated_visa, created_date, updated_date) VALUES &quot; &amp; IF([.F175]&lt;&gt;&quot;&quot;;&quot;('de', '&quot; &amp; SUBSTITUTE([.G175];&quot;'&quot;; &quot;\'&quot;) &amp; &quot;', LAST_INSERT_ID(), 'roland', 'roland', NOW(), NOW())&quot;; &quot;&quot;) &amp; IF(AND([.F175]&lt;&gt;&quot;&quot;; [.H175]&lt;&gt;&quot;&quot;); &quot;,&quot;; &quot;&quot;) &amp; IF([.H175]&lt;&gt;&quot;&quot;;&quot;('fr', '&quot; &amp; SUBSTITUTE([.H175];&quot;'&quot;; &quot;\'&quot;) &amp; &quot;', LAST_INSERT_ID(), 'roland', 'roland', NOW(), NOW())&quot;; &quot;&quot;) &amp; &quot;;&quot;; &quot;&quot;)" office:value-type="string" office:string-value="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 :', LAST_INSERT_ID(), 'roland', 'roland', NOW(), NOW());" calcext:value-type="string">
            <text:p>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block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F176];&quot;'&quot;; &quot;\'&quot;) &amp; &quot;', location='&quot; &amp;SUBSTITUTE([.A176];&quot;'&quot;; &quot;\'&quot;) &amp; &quot;', field = '&quot; &amp; SUBSTITUTE([.B176];&quot;'&quot;; &quot;\'&quot;) &amp; &quot;'&quot; &amp; IF(OR(1; [.D176]&lt;&gt;&quot;&quot;); &quot;, context = '&quot; &amp; SUBSTITUTE([.D176];&quot;'&quot;; &quot;\'&quot;) &amp; &quot;'&quot;; &quot;&quot;) &amp; &quot;, created_visa='roland', updated_visa='roland', created_date=NOW(), updated_date=NOW(); &quot; &amp; IF(OR([.F176]&lt;&gt;&quot;&quot;; [.H176]&lt;&gt;&quot;&quot;);&quot;INSERT INTO translation_target (lang, translation, translation_source_id, created_visa, updated_visa, created_date, updated_date) VALUES &quot; &amp; IF([.F176]&lt;&gt;&quot;&quot;;&quot;('de', '&quot; &amp; SUBSTITUTE([.G176];&quot;'&quot;; &quot;\'&quot;) &amp; &quot;', LAST_INSERT_ID(), 'roland', 'roland', NOW(), NOW())&quot;; &quot;&quot;) &amp; IF(AND([.F176]&lt;&gt;&quot;&quot;; [.H176]&lt;&gt;&quot;&quot;); &quot;,&quot;; &quot;&quot;) &amp; IF([.H176]&lt;&gt;&quot;&quot;;&quot;('fr', '&quot; &amp; SUBSTITUTE([.H176];&quot;'&quot;; &quot;\'&quot;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search_info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watch Daten</text:p>
          </table:table-cell>
          <table:table-cell/>
          <table:table-cell office:value-type="string" calcext:value-type="string">
            <text:p>Données de Lobbywatch</text:p>
          </table:table-cell>
          <table:table-cell table:number-columns-repeated="2"/>
          <table:table-cell table:formula="of:=&quot;INSERT INTO translation_source SET source='&quot; &amp; SUBSTITUTE([.F177];&quot;'&quot;; &quot;\'&quot;) &amp; &quot;', location='&quot; &amp;SUBSTITUTE([.A177];&quot;'&quot;; &quot;\'&quot;) &amp; &quot;', field = '&quot; &amp; SUBSTITUTE([.B177];&quot;'&quot;; &quot;\'&quot;) &amp; &quot;'&quot; &amp; IF(OR(1; [.D177]&lt;&gt;&quot;&quot;); &quot;, context = '&quot; &amp; SUBSTITUTE([.D177];&quot;'&quot;; &quot;\'&quot;) &amp; &quot;'&quot;; &quot;&quot;) &amp; &quot;, created_visa='roland', updated_visa='roland', created_date=NOW(), updated_date=NOW(); &quot; &amp; IF(OR([.F177]&lt;&gt;&quot;&quot;; [.H177]&lt;&gt;&quot;&quot;);&quot;INSERT INTO translation_target (lang, translation, translation_source_id, created_visa, updated_visa, created_date, updated_date) VALUES &quot; &amp; IF([.F177]&lt;&gt;&quot;&quot;;&quot;('de', '&quot; &amp; SUBSTITUTE([.G177];&quot;'&quot;; &quot;\'&quot;) &amp; &quot;', LAST_INSERT_ID(), 'roland', 'roland', NOW(), NOW())&quot;; &quot;&quot;) &amp; IF(AND([.F177]&lt;&gt;&quot;&quot;; [.H177]&lt;&gt;&quot;&quot;); &quot;,&quot;; &quot;&quot;) &amp; IF([.H177]&lt;&gt;&quot;&quot;;&quot;('fr', '&quot; &amp; SUBSTITUTE([.H177];&quot;'&quot;; &quot;\'&quot;) &amp; &quot;', LAST_INSERT_ID(), 'roland', 'roland', NOW(), NOW())&quot;; &quot;&quot;) &amp; &quot;;&quot;; &quot;&quot;)" office:value-type="string" office:string-value="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" calcext:value-type="string">
            <text:p>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e</text:p>
          </table:table-cell>
          <table:table-cell table:number-columns-repeated="2"/>
          <table:table-cell table:formula="of:=&quot;INSERT INTO translation_source SET source='&quot; &amp; SUBSTITUTE([.F178];&quot;'&quot;; &quot;\'&quot;) &amp; &quot;', location='&quot; &amp;SUBSTITUTE([.A178];&quot;'&quot;; &quot;\'&quot;) &amp; &quot;', field = '&quot; &amp; SUBSTITUTE([.B178];&quot;'&quot;; &quot;\'&quot;) &amp; &quot;'&quot; &amp; IF(OR(1; [.D178]&lt;&gt;&quot;&quot;); &quot;, context = '&quot; &amp; SUBSTITUTE([.D178];&quot;'&quot;; &quot;\'&quot;) &amp; &quot;'&quot;; &quot;&quot;) &amp; &quot;, created_visa='roland', updated_visa='roland', created_date=NOW(), updated_date=NOW(); &quot; &amp; IF(OR([.F178]&lt;&gt;&quot;&quot;; [.H178]&lt;&gt;&quot;&quot;);&quot;INSERT INTO translation_target (lang, translation, translation_source_id, created_visa, updated_visa, created_date, updated_date) VALUES &quot; &amp; IF([.F178]&lt;&gt;&quot;&quot;;&quot;('de', '&quot; &amp; SUBSTITUTE([.G178];&quot;'&quot;; &quot;\'&quot;) &amp; &quot;', LAST_INSERT_ID(), 'roland', 'roland', NOW(), NOW())&quot;; &quot;&quot;) &amp; IF(AND([.F178]&lt;&gt;&quot;&quot;; [.H178]&lt;&gt;&quot;&quot;); &quot;,&quot;; &quot;&quot;) &amp; IF([.H178]&lt;&gt;&quot;&quot;;&quot;('fr', '&quot; &amp; SUBSTITUTE([.H178];&quot;'&quot;; &quot;\'&quot;) &amp; &quot;', LAST_INSERT_ID(), 'roland', 'roland', NOW(), NOW())&quot;; &quot;&quot;) &amp; &quot;;&quot;; &quot;&quot;)" office:value-type="string" office:string-value="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" calcext:value-type="string">
            <text:p>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text eingeben, kurz warten und auswählen</text:p>
          </table:table-cell>
          <table:table-cell/>
          <table:table-cell office:value-type="string" calcext:value-type="string">
            <text:p>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F179];&quot;'&quot;; &quot;\'&quot;) &amp; &quot;', location='&quot; &amp;SUBSTITUTE([.A179];&quot;'&quot;; &quot;\'&quot;) &amp; &quot;', field = '&quot; &amp; SUBSTITUTE([.B179];&quot;'&quot;; &quot;\'&quot;) &amp; &quot;'&quot; &amp; IF(OR(1; [.D179]&lt;&gt;&quot;&quot;); &quot;, context = '&quot; &amp; SUBSTITUTE([.D179];&quot;'&quot;; &quot;\'&quot;) &amp; &quot;'&quot;; &quot;&quot;) &amp; &quot;, created_visa='roland', updated_visa='roland', created_date=NOW(), updated_date=NOW(); &quot; &amp; IF(OR([.F179]&lt;&gt;&quot;&quot;; [.H179]&lt;&gt;&quot;&quot;);&quot;INSERT INTO translation_target (lang, translation, translation_source_id, created_visa, updated_visa, created_date, updated_date) VALUES &quot; &amp; IF([.F179]&lt;&gt;&quot;&quot;;&quot;('de', '&quot; &amp; SUBSTITUTE([.G179];&quot;'&quot;; &quot;\'&quot;) &amp; &quot;', LAST_INSERT_ID(), 'roland', 'roland', NOW(), NOW())&quot;; &quot;&quot;) &amp; IF(AND([.F179]&lt;&gt;&quot;&quot;; [.H179]&lt;&gt;&quot;&quot;); &quot;,&quot;; &quot;&quot;) &amp; IF([.H179]&lt;&gt;&quot;&quot;;&quot;('fr', '&quot; &amp; SUBSTITUTE([.H179];&quot;'&quot;; &quot;\'&quot;) &amp; &quot;', LAST_INSERT_ID(), 'roland', 'roland', NOW(), NOW())&quot;; &quot;&quot;) &amp; &quot;;&quot;; &quot;&quot;)" office:value-type="string" office:string-value="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" calcext:value-type="string">
            <text:p>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eige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2"/>
          <table:table-cell table:formula="of:=&quot;INSERT INTO translation_source SET source='&quot; &amp; SUBSTITUTE([.F180];&quot;'&quot;; &quot;\'&quot;) &amp; &quot;', location='&quot; &amp;SUBSTITUTE([.A180];&quot;'&quot;; &quot;\'&quot;) &amp; &quot;', field = '&quot; &amp; SUBSTITUTE([.B180];&quot;'&quot;; &quot;\'&quot;) &amp; &quot;'&quot; &amp; IF(OR(1; [.D180]&lt;&gt;&quot;&quot;); &quot;, context = '&quot; &amp; SUBSTITUTE([.D180];&quot;'&quot;; &quot;\'&quot;) &amp; &quot;'&quot;; &quot;&quot;) &amp; &quot;, created_visa='roland', updated_visa='roland', created_date=NOW(), updated_date=NOW(); &quot; &amp; IF(OR([.F180]&lt;&gt;&quot;&quot;; [.H180]&lt;&gt;&quot;&quot;);&quot;INSERT INTO translation_target (lang, translation, translation_source_id, created_visa, updated_visa, created_date, updated_date) VALUES &quot; &amp; IF([.F180]&lt;&gt;&quot;&quot;;&quot;('de', '&quot; &amp; SUBSTITUTE([.G180];&quot;'&quot;; &quot;\'&quot;) &amp; &quot;', LAST_INSERT_ID(), 'roland', 'roland', NOW(), NOW())&quot;; &quot;&quot;) &amp; IF(AND([.F180]&lt;&gt;&quot;&quot;; [.H180]&lt;&gt;&quot;&quot;); &quot;,&quot;; &quot;&quot;) &amp; IF([.H180]&lt;&gt;&quot;&quot;;&quot;('fr', '&quot; &amp; SUBSTITUTE([.H180];&quot;'&quot;; &quot;\'&quot;) &amp; &quot;', LAST_INSERT_ID(), 'roland', 'roland', NOW(), NOW())&quot;; &quot;&quot;) &amp; &quot;;&quot;; &quot;&quot;)" office:value-type="string" office:string-value="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" calcext:value-type="string">
            <text:p>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e via Auswahlliste: Suchtext eingeben, eine Sekunde warten und auswählen</text:p>
          </table:table-cell>
          <table:table-cell/>
          <table:table-cell office:value-type="string" calcext:value-type="string">
            <text:p>Recherche par liste de sélection : 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F181];&quot;'&quot;; &quot;\'&quot;) &amp; &quot;', location='&quot; &amp;SUBSTITUTE([.A181];&quot;'&quot;; &quot;\'&quot;) &amp; &quot;', field = '&quot; &amp; SUBSTITUTE([.B181];&quot;'&quot;; &quot;\'&quot;) &amp; &quot;'&quot; &amp; IF(OR(1; [.D181]&lt;&gt;&quot;&quot;); &quot;, context = '&quot; &amp; SUBSTITUTE([.D181];&quot;'&quot;; &quot;\'&quot;) &amp; &quot;'&quot;; &quot;&quot;) &amp; &quot;, created_visa='roland', updated_visa='roland', created_date=NOW(), updated_date=NOW(); &quot; &amp; IF(OR([.F181]&lt;&gt;&quot;&quot;; [.H181]&lt;&gt;&quot;&quot;);&quot;INSERT INTO translation_target (lang, translation, translation_source_id, created_visa, updated_visa, created_date, updated_date) VALUES &quot; &amp; IF([.F181]&lt;&gt;&quot;&quot;;&quot;('de', '&quot; &amp; SUBSTITUTE([.G181];&quot;'&quot;; &quot;\'&quot;) &amp; &quot;', LAST_INSERT_ID(), 'roland', 'roland', NOW(), NOW())&quot;; &quot;&quot;) &amp; IF(AND([.F181]&lt;&gt;&quot;&quot;; [.H181]&lt;&gt;&quot;&quot;); &quot;,&quot;; &quot;&quot;) &amp; IF([.H181]&lt;&gt;&quot;&quot;;&quot;('fr', '&quot; &amp; SUBSTITUTE([.H181];&quot;'&quot;; &quot;\'&quot;) &amp; &quot;', LAST_INSERT_ID(), 'roland', 'roland', NOW(), NOW())&quot;; &quot;&quot;) &amp; &quot;;&quot;; &quot;&quot;)" office:value-type="string" office:string-value="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" calcext:value-type="string">
            <text:p>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view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en</text:p>
          </table:table-cell>
          <table:table-cell/>
          <table:table-cell office:value-type="string" calcext:value-type="string">
            <text:p>Recherche</text:p>
          </table:table-cell>
          <table:table-cell table:number-columns-repeated="2"/>
          <table:table-cell table:formula="of:=&quot;INSERT INTO translation_source SET source='&quot; &amp; SUBSTITUTE([.F182];&quot;'&quot;; &quot;\'&quot;) &amp; &quot;', location='&quot; &amp;SUBSTITUTE([.A182];&quot;'&quot;; &quot;\'&quot;) &amp; &quot;', field = '&quot; &amp; SUBSTITUTE([.B182];&quot;'&quot;; &quot;\'&quot;) &amp; &quot;'&quot; &amp; IF(OR(1; [.D182]&lt;&gt;&quot;&quot;); &quot;, context = '&quot; &amp; SUBSTITUTE([.D182];&quot;'&quot;; &quot;\'&quot;) &amp; &quot;'&quot;; &quot;&quot;) &amp; &quot;, created_visa='roland', updated_visa='roland', created_date=NOW(), updated_date=NOW(); &quot; &amp; IF(OR([.F182]&lt;&gt;&quot;&quot;; [.H182]&lt;&gt;&quot;&quot;);&quot;INSERT INTO translation_target (lang, translation, translation_source_id, created_visa, updated_visa, created_date, updated_date) VALUES &quot; &amp; IF([.F182]&lt;&gt;&quot;&quot;;&quot;('de', '&quot; &amp; SUBSTITUTE([.G182];&quot;'&quot;; &quot;\'&quot;) &amp; &quot;', LAST_INSERT_ID(), 'roland', 'roland', NOW(), NOW())&quot;; &quot;&quot;) &amp; IF(AND([.F182]&lt;&gt;&quot;&quot;; [.H182]&lt;&gt;&quot;&quot;); &quot;,&quot;; &quot;&quot;) &amp; IF([.H182]&lt;&gt;&quot;&quot;;&quot;('fr', '&quot; &amp; SUBSTITUTE([.H182];&quot;'&quot;; &quot;\'&quot;) &amp; &quot;', LAST_INSERT_ID(), 'roland', 'roland', NOW(), NOW())&quot;; &quot;&quot;) &amp; &quot;;&quot;; &quot;&quot;)" office:value-type="string" office:string-value="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" calcext:value-type="string">
            <text:p>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tikel zu Lobbygruppen</text:p>
          </table:table-cell>
          <table:table-cell/>
          <table:table-cell office:value-type="string" calcext:value-type="string">
            <text:p>Articles sur les groupes d'intérêt</text:p>
          </table:table-cell>
          <table:table-cell table:number-columns-repeated="2"/>
          <table:table-cell table:formula="of:=&quot;INSERT INTO translation_source SET source='&quot; &amp; SUBSTITUTE([.F183];&quot;'&quot;; &quot;\'&quot;) &amp; &quot;', location='&quot; &amp;SUBSTITUTE([.A183];&quot;'&quot;; &quot;\'&quot;) &amp; &quot;', field = '&quot; &amp; SUBSTITUTE([.B183];&quot;'&quot;; &quot;\'&quot;) &amp; &quot;'&quot; &amp; IF(OR(1; [.D183]&lt;&gt;&quot;&quot;); &quot;, context = '&quot; &amp; SUBSTITUTE([.D183];&quot;'&quot;; &quot;\'&quot;) &amp; &quot;'&quot;; &quot;&quot;) &amp; &quot;, created_visa='roland', updated_visa='roland', created_date=NOW(), updated_date=NOW(); &quot; &amp; IF(OR([.F183]&lt;&gt;&quot;&quot;; [.H183]&lt;&gt;&quot;&quot;);&quot;INSERT INTO translation_target (lang, translation, translation_source_id, created_visa, updated_visa, created_date, updated_date) VALUES &quot; &amp; IF([.F183]&lt;&gt;&quot;&quot;;&quot;('de', '&quot; &amp; SUBSTITUTE([.G183];&quot;'&quot;; &quot;\'&quot;) &amp; &quot;', LAST_INSERT_ID(), 'roland', 'roland', NOW(), NOW())&quot;; &quot;&quot;) &amp; IF(AND([.F183]&lt;&gt;&quot;&quot;; [.H183]&lt;&gt;&quot;&quot;); &quot;,&quot;; &quot;&quot;) &amp; IF([.H183]&lt;&gt;&quot;&quot;;&quot;('fr', '&quot; &amp; SUBSTITUTE([.H183];&quot;'&quot;; &quot;\'&quot;) &amp; &quot;', LAST_INSERT_ID(), 'roland', 'roland', NOW(), NOW())&quot;; &quot;&quot;) &amp; &quot;;&quot;; &quot;&quot;)" office:value-type="string" office:string-value="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" calcext:value-type="string">
            <text:p>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tikelkategorien</text:p>
          </table:table-cell>
          <table:table-cell/>
          <table:table-cell office:value-type="string" calcext:value-type="string">
            <text:p>Catégories d'articles</text:p>
          </table:table-cell>
          <table:table-cell table:number-columns-repeated="2"/>
          <table:table-cell table:formula="of:=&quot;INSERT INTO translation_source SET source='&quot; &amp; SUBSTITUTE([.F184];&quot;'&quot;; &quot;\'&quot;) &amp; &quot;', location='&quot; &amp;SUBSTITUTE([.A184];&quot;'&quot;; &quot;\'&quot;) &amp; &quot;', field = '&quot; &amp; SUBSTITUTE([.B184];&quot;'&quot;; &quot;\'&quot;) &amp; &quot;'&quot; &amp; IF(OR(1; [.D184]&lt;&gt;&quot;&quot;); &quot;, context = '&quot; &amp; SUBSTITUTE([.D184];&quot;'&quot;; &quot;\'&quot;) &amp; &quot;'&quot;; &quot;&quot;) &amp; &quot;, created_visa='roland', updated_visa='roland', created_date=NOW(), updated_date=NOW(); &quot; &amp; IF(OR([.F184]&lt;&gt;&quot;&quot;; [.H184]&lt;&gt;&quot;&quot;);&quot;INSERT INTO translation_target (lang, translation, translation_source_id, created_visa, updated_visa, created_date, updated_date) VALUES &quot; &amp; IF([.F184]&lt;&gt;&quot;&quot;;&quot;('de', '&quot; &amp; SUBSTITUTE([.G184];&quot;'&quot;; &quot;\'&quot;) &amp; &quot;', LAST_INSERT_ID(), 'roland', 'roland', NOW(), NOW())&quot;; &quot;&quot;) &amp; IF(AND([.F184]&lt;&gt;&quot;&quot;; [.H184]&lt;&gt;&quot;&quot;); &quot;,&quot;; &quot;&quot;) &amp; IF([.H184]&lt;&gt;&quot;&quot;;&quot;('fr', '&quot; &amp; SUBSTITUTE([.H184];&quot;'&quot;; &quot;\'&quot;) &amp; &quot;', LAST_INSERT_ID(), 'roland', 'roland', NOW(), NOW())&quot;; &quot;&quot;) &amp; &quot;;&quot;; &quot;&quot;)" office:value-type="string" office:string-value="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" calcext:value-type="string">
            <text:p>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utrittsberechtigte</text:p>
          </table:table-cell>
          <table:table-cell/>
          <table:table-cell office:value-type="string" calcext:value-type="string">
            <text:p>Personnes avec droit d'accès</text:p>
          </table:table-cell>
          <table:table-cell table:number-columns-repeated="2"/>
          <table:table-cell table:formula="of:=&quot;INSERT INTO translation_source SET source='&quot; &amp; SUBSTITUTE([.F185];&quot;'&quot;; &quot;\'&quot;) &amp; &quot;', location='&quot; &amp;SUBSTITUTE([.A185];&quot;'&quot;; &quot;\'&quot;) &amp; &quot;', field = '&quot; &amp; SUBSTITUTE([.B185];&quot;'&quot;; &quot;\'&quot;) &amp; &quot;'&quot; &amp; IF(OR(1; [.D185]&lt;&gt;&quot;&quot;); &quot;, context = '&quot; &amp; SUBSTITUTE([.D185];&quot;'&quot;; &quot;\'&quot;) &amp; &quot;'&quot;; &quot;&quot;) &amp; &quot;, created_visa='roland', updated_visa='roland', created_date=NOW(), updated_date=NOW(); &quot; &amp; IF(OR([.F185]&lt;&gt;&quot;&quot;; [.H185]&lt;&gt;&quot;&quot;);&quot;INSERT INTO translation_target (lang, translation, translation_source_id, created_visa, updated_visa, created_date, updated_date) VALUES &quot; &amp; IF([.F185]&lt;&gt;&quot;&quot;;&quot;('de', '&quot; &amp; SUBSTITUTE([.G185];&quot;'&quot;; &quot;\'&quot;) &amp; &quot;', LAST_INSERT_ID(), 'roland', 'roland', NOW(), NOW())&quot;; &quot;&quot;) &amp; IF(AND([.F185]&lt;&gt;&quot;&quot;; [.H185]&lt;&gt;&quot;&quot;); &quot;,&quot;; &quot;&quot;) &amp; IF([.H185]&lt;&gt;&quot;&quot;;&quot;('fr', '&quot; &amp; SUBSTITUTE([.H185];&quot;'&quot;; &quot;\'&quot;) &amp; &quot;', LAST_INSERT_ID(), 'roland', 'roland', NOW(), NOW())&quot;; &quot;&quot;) &amp; &quot;;&quot;; &quot;&quot;)" office:value-type="string" office:string-value="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" calcext:value-type="string">
            <text:p>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n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2"/>
          <table:table-cell table:formula="of:=&quot;INSERT INTO translation_source SET source='&quot; &amp; SUBSTITUTE([.F186];&quot;'&quot;; &quot;\'&quot;) &amp; &quot;', location='&quot; &amp;SUBSTITUTE([.A186];&quot;'&quot;; &quot;\'&quot;) &amp; &quot;', field = '&quot; &amp; SUBSTITUTE([.B186];&quot;'&quot;; &quot;\'&quot;) &amp; &quot;'&quot; &amp; IF(OR(1; [.D186]&lt;&gt;&quot;&quot;); &quot;, context = '&quot; &amp; SUBSTITUTE([.D186];&quot;'&quot;; &quot;\'&quot;) &amp; &quot;'&quot;; &quot;&quot;) &amp; &quot;, created_visa='roland', updated_visa='roland', created_date=NOW(), updated_date=NOW(); &quot; &amp; IF(OR([.F186]&lt;&gt;&quot;&quot;; [.H186]&lt;&gt;&quot;&quot;);&quot;INSERT INTO translation_target (lang, translation, translation_source_id, created_visa, updated_visa, created_date, updated_date) VALUES &quot; &amp; IF([.F186]&lt;&gt;&quot;&quot;;&quot;('de', '&quot; &amp; SUBSTITUTE([.G186];&quot;'&quot;; &quot;\'&quot;) &amp; &quot;', LAST_INSERT_ID(), 'roland', 'roland', NOW(), NOW())&quot;; &quot;&quot;) &amp; IF(AND([.F186]&lt;&gt;&quot;&quot;; [.H186]&lt;&gt;&quot;&quot;); &quot;,&quot;; &quot;&quot;) &amp; IF([.H186]&lt;&gt;&quot;&quot;;&quot;('fr', '&quot; &amp; SUBSTITUTE([.H186];&quot;'&quot;; &quot;\'&quot;) &amp; &quot;', LAST_INSERT_ID(), 'roland', 'roland', NOW(), NOW())&quot;; &quot;&quot;) &amp; &quot;;&quot;; &quot;&quot;)" office:value-type="string" office:string-value="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" calcext:value-type="string">
            <text:p>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F187];&quot;'&quot;; &quot;\'&quot;) &amp; &quot;', location='&quot; &amp;SUBSTITUTE([.A187];&quot;'&quot;; &quot;\'&quot;) &amp; &quot;', field = '&quot; &amp; SUBSTITUTE([.B187];&quot;'&quot;; &quot;\'&quot;) &amp; &quot;'&quot; &amp; IF(OR(1; [.D187]&lt;&gt;&quot;&quot;); &quot;, context = '&quot; &amp; SUBSTITUTE([.D187];&quot;'&quot;; &quot;\'&quot;) &amp; &quot;'&quot;; &quot;&quot;) &amp; &quot;, created_visa='roland', updated_visa='roland', created_date=NOW(), updated_date=NOW(); &quot; &amp; IF(OR([.F187]&lt;&gt;&quot;&quot;; [.H187]&lt;&gt;&quot;&quot;);&quot;INSERT INTO translation_target (lang, translation, translation_source_id, created_visa, updated_visa, created_date, updated_date) VALUES &quot; &amp; IF([.F187]&lt;&gt;&quot;&quot;;&quot;('de', '&quot; &amp; SUBSTITUTE([.G187];&quot;'&quot;; &quot;\'&quot;) &amp; &quot;', LAST_INSERT_ID(), 'roland', 'roland', NOW(), NOW())&quot;; &quot;&quot;) &amp; IF(AND([.F187]&lt;&gt;&quot;&quot;; [.H187]&lt;&gt;&quot;&quot;); &quot;,&quot;; &quot;&quot;) &amp; IF([.H187]&lt;&gt;&quot;&quot;;&quot;('fr', '&quot; &amp; SUBSTITUTE([.H187];&quot;'&quot;; &quot;\'&quot;) &amp; &quot;', LAST_INSERT_ID(), 'roland', 'roland', NOW(), NOW())&quot;; &quot;&quot;) &amp; &quot;;&quot;; &quot;&quot;)" office:value-type="string" office:string-value="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eien</text:p>
          </table:table-cell>
          <table:table-cell/>
          <table:table-cell office:value-type="string" calcext:value-type="string">
            <text:p>Partis</text:p>
          </table:table-cell>
          <table:table-cell table:number-columns-repeated="2"/>
          <table:table-cell table:formula="of:=&quot;INSERT INTO translation_source SET source='&quot; &amp; SUBSTITUTE([.F188];&quot;'&quot;; &quot;\'&quot;) &amp; &quot;', location='&quot; &amp;SUBSTITUTE([.A188];&quot;'&quot;; &quot;\'&quot;) &amp; &quot;', field = '&quot; &amp; SUBSTITUTE([.B188];&quot;'&quot;; &quot;\'&quot;) &amp; &quot;'&quot; &amp; IF(OR(1; [.D188]&lt;&gt;&quot;&quot;); &quot;, context = '&quot; &amp; SUBSTITUTE([.D188];&quot;'&quot;; &quot;\'&quot;) &amp; &quot;'&quot;; &quot;&quot;) &amp; &quot;, created_visa='roland', updated_visa='roland', created_date=NOW(), updated_date=NOW(); &quot; &amp; IF(OR([.F188]&lt;&gt;&quot;&quot;; [.H188]&lt;&gt;&quot;&quot;);&quot;INSERT INTO translation_target (lang, translation, translation_source_id, created_visa, updated_visa, created_date, updated_date) VALUES &quot; &amp; IF([.F188]&lt;&gt;&quot;&quot;;&quot;('de', '&quot; &amp; SUBSTITUTE([.G188];&quot;'&quot;; &quot;\'&quot;) &amp; &quot;', LAST_INSERT_ID(), 'roland', 'roland', NOW(), NOW())&quot;; &quot;&quot;) &amp; IF(AND([.F188]&lt;&gt;&quot;&quot;; [.H188]&lt;&gt;&quot;&quot;); &quot;,&quot;; &quot;&quot;) &amp; IF([.H188]&lt;&gt;&quot;&quot;;&quot;('fr', '&quot; &amp; SUBSTITUTE([.H188];&quot;'&quot;; &quot;\'&quot;) &amp; &quot;', LAST_INSERT_ID(), 'roland', 'roland', NOW(), NOW())&quot;; &quot;&quot;) &amp; &quot;;&quot;; &quot;&quot;)" office:value-type="string" office:string-value="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" calcext:value-type="string">
            <text:p>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F189];&quot;'&quot;; &quot;\'&quot;) &amp; &quot;', location='&quot; &amp;SUBSTITUTE([.A189];&quot;'&quot;; &quot;\'&quot;) &amp; &quot;', field = '&quot; &amp; SUBSTITUTE([.B189];&quot;'&quot;; &quot;\'&quot;) &amp; &quot;'&quot; &amp; IF(OR(1; [.D189]&lt;&gt;&quot;&quot;); &quot;, context = '&quot; &amp; SUBSTITUTE([.D189];&quot;'&quot;; &quot;\'&quot;) &amp; &quot;'&quot;; &quot;&quot;) &amp; &quot;, created_visa='roland', updated_visa='roland', created_date=NOW(), updated_date=NOW(); &quot; &amp; IF(OR([.F189]&lt;&gt;&quot;&quot;; [.H189]&lt;&gt;&quot;&quot;);&quot;INSERT INTO translation_target (lang, translation, translation_source_id, created_visa, updated_visa, created_date, updated_date) VALUES &quot; &amp; IF([.F189]&lt;&gt;&quot;&quot;;&quot;('de', '&quot; &amp; SUBSTITUTE([.G189];&quot;'&quot;; &quot;\'&quot;) &amp; &quot;', LAST_INSERT_ID(), 'roland', 'roland', NOW(), NOW())&quot;; &quot;&quot;) &amp; IF(AND([.F189]&lt;&gt;&quot;&quot;; [.H189]&lt;&gt;&quot;&quot;); &quot;,&quot;; &quot;&quot;) &amp; IF([.H189]&lt;&gt;&quot;&quot;;&quot;('fr', '&quot; &amp; SUBSTITUTE([.H189];&quot;'&quot;; &quot;\'&quot;) &amp; &quot;', LAST_INSERT_ID(), 'roland', 'roland', NOW(), NOW())&quot;; &quot;&quot;) &amp; &quot;;&quot;; &quot;&quot;)" office:value-type="string" office:string-value="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Wirksamkeit:</text:p>
          </table:table-cell>
          <table:table-cell/>
          <table:table-cell office:value-type="string" calcext:value-type="string">
            <text:p>Efficacité :</text:p>
          </table:table-cell>
          <table:table-cell table:number-columns-repeated="2"/>
          <table:table-cell table:formula="of:=&quot;INSERT INTO translation_source SET source='&quot; &amp; SUBSTITUTE([.F190];&quot;'&quot;; &quot;\'&quot;) &amp; &quot;', location='&quot; &amp;SUBSTITUTE([.A190];&quot;'&quot;; &quot;\'&quot;) &amp; &quot;', field = '&quot; &amp; SUBSTITUTE([.B190];&quot;'&quot;; &quot;\'&quot;) &amp; &quot;'&quot; &amp; IF(OR(1; [.D190]&lt;&gt;&quot;&quot;); &quot;, context = '&quot; &amp; SUBSTITUTE([.D190];&quot;'&quot;; &quot;\'&quot;) &amp; &quot;'&quot;; &quot;&quot;) &amp; &quot;, created_visa='roland', updated_visa='roland', created_date=NOW(), updated_date=NOW(); &quot; &amp; IF(OR([.F190]&lt;&gt;&quot;&quot;; [.H190]&lt;&gt;&quot;&quot;);&quot;INSERT INTO translation_target (lang, translation, translation_source_id, created_visa, updated_visa, created_date, updated_date) VALUES &quot; &amp; IF([.F190]&lt;&gt;&quot;&quot;;&quot;('de', '&quot; &amp; SUBSTITUTE([.G190];&quot;'&quot;; &quot;\'&quot;) &amp; &quot;', LAST_INSERT_ID(), 'roland', 'roland', NOW(), NOW())&quot;; &quot;&quot;) &amp; IF(AND([.F190]&lt;&gt;&quot;&quot;; [.H190]&lt;&gt;&quot;&quot;); &quot;,&quot;; &quot;&quot;) &amp; IF([.H190]&lt;&gt;&quot;&quot;;&quot;('fr', '&quot; &amp; SUBSTITUTE([.H190];&quot;'&quot;; &quot;\'&quot;) &amp; &quot;', LAST_INSERT_ID(), 'roland', 'roland', NOW(), NOW())&quot;; &quot;&quot;) &amp; &quot;;&quot;; &quot;&quot;)" office:value-type="string" office:string-value="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" calcext:value-type="string">
            <text:p>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ch</text:p>
          </table:table-cell>
          <table:table-cell/>
          <table:table-cell table:style-name="ce9" office:value-type="string" calcext:value-type="string">
            <text:p>fort / forte</text:p>
          </table:table-cell>
          <table:table-cell table:number-columns-repeated="2"/>
          <table:table-cell table:formula="of:=&quot;INSERT INTO translation_source SET source='&quot; &amp; SUBSTITUTE([.F191];&quot;'&quot;; &quot;\'&quot;) &amp; &quot;', location='&quot; &amp;SUBSTITUTE([.A191];&quot;'&quot;; &quot;\'&quot;) &amp; &quot;', field = '&quot; &amp; SUBSTITUTE([.B191];&quot;'&quot;; &quot;\'&quot;) &amp; &quot;'&quot; &amp; IF(OR(1; [.D191]&lt;&gt;&quot;&quot;); &quot;, context = '&quot; &amp; SUBSTITUTE([.D191];&quot;'&quot;; &quot;\'&quot;) &amp; &quot;'&quot;; &quot;&quot;) &amp; &quot;, created_visa='roland', updated_visa='roland', created_date=NOW(), updated_date=NOW(); &quot; &amp; IF(OR([.F191]&lt;&gt;&quot;&quot;; [.H191]&lt;&gt;&quot;&quot;);&quot;INSERT INTO translation_target (lang, translation, translation_source_id, created_visa, updated_visa, created_date, updated_date) VALUES &quot; &amp; IF([.F191]&lt;&gt;&quot;&quot;;&quot;('de', '&quot; &amp; SUBSTITUTE([.G191];&quot;'&quot;; &quot;\'&quot;) &amp; &quot;', LAST_INSERT_ID(), 'roland', 'roland', NOW(), NOW())&quot;; &quot;&quot;) &amp; IF(AND([.F191]&lt;&gt;&quot;&quot;; [.H191]&lt;&gt;&quot;&quot;); &quot;,&quot;; &quot;&quot;) &amp; IF([.H191]&lt;&gt;&quot;&quot;;&quot;('fr', '&quot; &amp; SUBSTITUTE([.H191];&quot;'&quot;; &quot;\'&quot;) &amp; &quot;', LAST_INSERT_ID(), 'roland', 'roland', NOW(), NOW())&quot;; &quot;&quot;) &amp; &quot;;&quot;; &quot;&quot;)" office:value-type="string" office:string-value="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" calcext:value-type="string">
            <text:p>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tel</text:p>
          </table:table-cell>
          <table:table-cell/>
          <table:table-cell table:style-name="ce9" office:value-type="string" calcext:value-type="string">
            <text:p>moyen / moyenne</text:p>
          </table:table-cell>
          <table:table-cell table:number-columns-repeated="2"/>
          <table:table-cell table:formula="of:=&quot;INSERT INTO translation_source SET source='&quot; &amp; SUBSTITUTE([.F192];&quot;'&quot;; &quot;\'&quot;) &amp; &quot;', location='&quot; &amp;SUBSTITUTE([.A192];&quot;'&quot;; &quot;\'&quot;) &amp; &quot;', field = '&quot; &amp; SUBSTITUTE([.B192];&quot;'&quot;; &quot;\'&quot;) &amp; &quot;'&quot; &amp; IF(OR(1; [.D192]&lt;&gt;&quot;&quot;); &quot;, context = '&quot; &amp; SUBSTITUTE([.D192];&quot;'&quot;; &quot;\'&quot;) &amp; &quot;'&quot;; &quot;&quot;) &amp; &quot;, created_visa='roland', updated_visa='roland', created_date=NOW(), updated_date=NOW(); &quot; &amp; IF(OR([.F192]&lt;&gt;&quot;&quot;; [.H192]&lt;&gt;&quot;&quot;);&quot;INSERT INTO translation_target (lang, translation, translation_source_id, created_visa, updated_visa, created_date, updated_date) VALUES &quot; &amp; IF([.F192]&lt;&gt;&quot;&quot;;&quot;('de', '&quot; &amp; SUBSTITUTE([.G192];&quot;'&quot;; &quot;\'&quot;) &amp; &quot;', LAST_INSERT_ID(), 'roland', 'roland', NOW(), NOW())&quot;; &quot;&quot;) &amp; IF(AND([.F192]&lt;&gt;&quot;&quot;; [.H192]&lt;&gt;&quot;&quot;); &quot;,&quot;; &quot;&quot;) &amp; IF([.H192]&lt;&gt;&quot;&quot;;&quot;('fr', '&quot; &amp; SUBSTITUTE([.H192];&quot;'&quot;; &quot;\'&quot;) &amp; &quot;', LAST_INSERT_ID(), 'roland', 'roland', NOW(), NOW())&quot;; &quot;&quot;) &amp; &quot;;&quot;; &quot;&quot;)" office:value-type="string" office:string-value="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" calcext:value-type="string">
            <text:p>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ring</text:p>
          </table:table-cell>
          <table:table-cell/>
          <table:table-cell office:value-type="string" calcext:value-type="string">
            <text:p>faible</text:p>
          </table:table-cell>
          <table:table-cell table:number-columns-repeated="2"/>
          <table:table-cell table:formula="of:=&quot;INSERT INTO translation_source SET source='&quot; &amp; SUBSTITUTE([.F193];&quot;'&quot;; &quot;\'&quot;) &amp; &quot;', location='&quot; &amp;SUBSTITUTE([.A193];&quot;'&quot;; &quot;\'&quot;) &amp; &quot;', field = '&quot; &amp; SUBSTITUTE([.B193];&quot;'&quot;; &quot;\'&quot;) &amp; &quot;'&quot; &amp; IF(OR(1; [.D193]&lt;&gt;&quot;&quot;); &quot;, context = '&quot; &amp; SUBSTITUTE([.D193];&quot;'&quot;; &quot;\'&quot;) &amp; &quot;'&quot;; &quot;&quot;) &amp; &quot;, created_visa='roland', updated_visa='roland', created_date=NOW(), updated_date=NOW(); &quot; &amp; IF(OR([.F193]&lt;&gt;&quot;&quot;; [.H193]&lt;&gt;&quot;&quot;);&quot;INSERT INTO translation_target (lang, translation, translation_source_id, created_visa, updated_visa, created_date, updated_date) VALUES &quot; &amp; IF([.F193]&lt;&gt;&quot;&quot;;&quot;('de', '&quot; &amp; SUBSTITUTE([.G193];&quot;'&quot;; &quot;\'&quot;) &amp; &quot;', LAST_INSERT_ID(), 'roland', 'roland', NOW(), NOW())&quot;; &quot;&quot;) &amp; IF(AND([.F193]&lt;&gt;&quot;&quot;; [.H193]&lt;&gt;&quot;&quot;); &quot;,&quot;; &quot;&quot;) &amp; IF([.H193]&lt;&gt;&quot;&quot;;&quot;('fr', '&quot; &amp; SUBSTITUTE([.H193];&quot;'&quot;; &quot;\'&quot;) &amp; &quot;', LAST_INSERT_ID(), 'roland', 'roland', NOW(), NOW())&quot;; &quot;&quot;) &amp; &quot;;&quot;; &quot;&quot;)" office:value-type="string" office:string-value="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" calcext:value-type="string">
            <text:p>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eige Erklärung</text:p>
          </table:table-cell>
          <table:table-cell/>
          <table:table-cell office:value-type="string" calcext:value-type="string">
            <text:p>Montrer l'explication</text:p>
          </table:table-cell>
          <table:table-cell table:number-columns-repeated="2"/>
          <table:table-cell table:formula="of:=&quot;INSERT INTO translation_source SET source='&quot; &amp; SUBSTITUTE([.F194];&quot;'&quot;; &quot;\'&quot;) &amp; &quot;', location='&quot; &amp;SUBSTITUTE([.A194];&quot;'&quot;; &quot;\'&quot;) &amp; &quot;', field = '&quot; &amp; SUBSTITUTE([.B194];&quot;'&quot;; &quot;\'&quot;) &amp; &quot;'&quot; &amp; IF(OR(1; [.D194]&lt;&gt;&quot;&quot;); &quot;, context = '&quot; &amp; SUBSTITUTE([.D194];&quot;'&quot;; &quot;\'&quot;) &amp; &quot;'&quot;; &quot;&quot;) &amp; &quot;, created_visa='roland', updated_visa='roland', created_date=NOW(), updated_date=NOW(); &quot; &amp; IF(OR([.F194]&lt;&gt;&quot;&quot;; [.H194]&lt;&gt;&quot;&quot;);&quot;INSERT INTO translation_target (lang, translation, translation_source_id, created_visa, updated_visa, created_date, updated_date) VALUES &quot; &amp; IF([.F194]&lt;&gt;&quot;&quot;;&quot;('de', '&quot; &amp; SUBSTITUTE([.G194];&quot;'&quot;; &quot;\'&quot;) &amp; &quot;', LAST_INSERT_ID(), 'roland', 'roland', NOW(), NOW())&quot;; &quot;&quot;) &amp; IF(AND([.F194]&lt;&gt;&quot;&quot;; [.H194]&lt;&gt;&quot;&quot;); &quot;,&quot;; &quot;&quot;) &amp; IF([.H194]&lt;&gt;&quot;&quot;;&quot;('fr', '&quot; &amp; SUBSTITUTE([.H194];&quot;'&quot;; &quot;\'&quot;) &amp; &quot;', LAST_INSERT_ID(), 'roland', 'roland', NOW(), NOW())&quot;; &quot;&quot;) &amp; &quot;;&quot;; &quot;&quot;)" office:value-type="string" office:string-value="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" calcext:value-type="string">
            <text:p>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stecke Erklärung</text:p>
          </table:table-cell>
          <table:table-cell/>
          <table:table-cell office:value-type="string" calcext:value-type="string">
            <text:p>Masquer l'explication</text:p>
          </table:table-cell>
          <table:table-cell table:number-columns-repeated="2"/>
          <table:table-cell table:formula="of:=&quot;INSERT INTO translation_source SET source='&quot; &amp; SUBSTITUTE([.F195];&quot;'&quot;; &quot;\'&quot;) &amp; &quot;', location='&quot; &amp;SUBSTITUTE([.A195];&quot;'&quot;; &quot;\'&quot;) &amp; &quot;', field = '&quot; &amp; SUBSTITUTE([.B195];&quot;'&quot;; &quot;\'&quot;) &amp; &quot;'&quot; &amp; IF(OR(1; [.D195]&lt;&gt;&quot;&quot;); &quot;, context = '&quot; &amp; SUBSTITUTE([.D195];&quot;'&quot;; &quot;\'&quot;) &amp; &quot;'&quot;; &quot;&quot;) &amp; &quot;, created_visa='roland', updated_visa='roland', created_date=NOW(), updated_date=NOW(); &quot; &amp; IF(OR([.F195]&lt;&gt;&quot;&quot;; [.H195]&lt;&gt;&quot;&quot;);&quot;INSERT INTO translation_target (lang, translation, translation_source_id, created_visa, updated_visa, created_date, updated_date) VALUES &quot; &amp; IF([.F195]&lt;&gt;&quot;&quot;;&quot;('de', '&quot; &amp; SUBSTITUTE([.G195];&quot;'&quot;; &quot;\'&quot;) &amp; &quot;', LAST_INSERT_ID(), 'roland', 'roland', NOW(), NOW())&quot;; &quot;&quot;) &amp; IF(AND([.F195]&lt;&gt;&quot;&quot;; [.H195]&lt;&gt;&quot;&quot;); &quot;,&quot;; &quot;&quot;) &amp; IF([.H195]&lt;&gt;&quot;&quot;;&quot;('fr', '&quot; &amp; SUBSTITUTE([.H195];&quot;'&quot;; &quot;\'&quot;) &amp; &quot;', LAST_INSERT_ID(), 'roland', 'roland', NOW(), NOW())&quot;; &quot;&quot;) &amp; &quot;;&quot;; &quot;&quot;)" office:value-type="string" office:string-value="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" calcext:value-type="string">
            <text:p>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Wirksame und weniger wirksame Lobbys</text:p>
          </table:table-cell>
          <table:table-cell/>
          <table:table-cell office:value-type="string" calcext:value-type="string">
            <text:p>Lobbys efficaces et moins efficaces</text:p>
          </table:table-cell>
          <table:table-cell table:number-columns-repeated="2"/>
          <table:table-cell table:formula="of:=&quot;INSERT INTO translation_source SET source='&quot; &amp; SUBSTITUTE([.F196];&quot;'&quot;; &quot;\'&quot;) &amp; &quot;', location='&quot; &amp;SUBSTITUTE([.A196];&quot;'&quot;; &quot;\'&quot;) &amp; &quot;', field = '&quot; &amp; SUBSTITUTE([.B196];&quot;'&quot;; &quot;\'&quot;) &amp; &quot;'&quot; &amp; IF(OR(1; [.D196]&lt;&gt;&quot;&quot;); &quot;, context = '&quot; &amp; SUBSTITUTE([.D196];&quot;'&quot;; &quot;\'&quot;) &amp; &quot;'&quot;; &quot;&quot;) &amp; &quot;, created_visa='roland', updated_visa='roland', created_date=NOW(), updated_date=NOW(); &quot; &amp; IF(OR([.F196]&lt;&gt;&quot;&quot;; [.H196]&lt;&gt;&quot;&quot;);&quot;INSERT INTO translation_target (lang, translation, translation_source_id, created_visa, updated_visa, created_date, updated_date) VALUES &quot; &amp; IF([.F196]&lt;&gt;&quot;&quot;;&quot;('de', '&quot; &amp; SUBSTITUTE([.G196];&quot;'&quot;; &quot;\'&quot;) &amp; &quot;', LAST_INSERT_ID(), 'roland', 'roland', NOW(), NOW())&quot;; &quot;&quot;) &amp; IF(AND([.F196]&lt;&gt;&quot;&quot;; [.H196]&lt;&gt;&quot;&quot;); &quot;,&quot;; &quot;&quot;) &amp; IF([.H196]&lt;&gt;&quot;&quot;;&quot;('fr', '&quot; &amp; SUBSTITUTE([.H196];&quot;'&quot;; &quot;\'&quot;) &amp; &quot;', LAST_INSERT_ID(), 'roland', 'roland', NOW(), NOW())&quot;; &quot;&quot;) &amp; &quot;;&quot;; &quot;&quot;)" office:value-type="string" office:string-value="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" calcext:value-type="string">
            <text:p>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nhand der Farbe lässt sich die Wirksamkeit einer Lobbyorganisation ablesen</text:p>
          </table:table-cell>
          <table:table-cell/>
          <table:table-cell office:value-type="string" calcext:value-type="string">
            <text:p>La couleur représente l'efficacité d'un lobby.</text:p>
          </table:table-cell>
          <table:table-cell table:number-columns-repeated="2"/>
          <table:table-cell table:formula="of:=&quot;INSERT INTO translation_source SET source='&quot; &amp; SUBSTITUTE([.F197];&quot;'&quot;; &quot;\'&quot;) &amp; &quot;', location='&quot; &amp;SUBSTITUTE([.A197];&quot;'&quot;; &quot;\'&quot;) &amp; &quot;', field = '&quot; &amp; SUBSTITUTE([.B197];&quot;'&quot;; &quot;\'&quot;) &amp; &quot;'&quot; &amp; IF(OR(1; [.D197]&lt;&gt;&quot;&quot;); &quot;, context = '&quot; &amp; SUBSTITUTE([.D197];&quot;'&quot;; &quot;\'&quot;) &amp; &quot;'&quot;; &quot;&quot;) &amp; &quot;, created_visa='roland', updated_visa='roland', created_date=NOW(), updated_date=NOW(); &quot; &amp; IF(OR([.F197]&lt;&gt;&quot;&quot;; [.H197]&lt;&gt;&quot;&quot;);&quot;INSERT INTO translation_target (lang, translation, translation_source_id, created_visa, updated_visa, created_date, updated_date) VALUES &quot; &amp; IF([.F197]&lt;&gt;&quot;&quot;;&quot;('de', '&quot; &amp; SUBSTITUTE([.G197];&quot;'&quot;; &quot;\'&quot;) &amp; &quot;', LAST_INSERT_ID(), 'roland', 'roland', NOW(), NOW())&quot;; &quot;&quot;) &amp; IF(AND([.F197]&lt;&gt;&quot;&quot;; [.H197]&lt;&gt;&quot;&quot;); &quot;,&quot;; &quot;&quot;) &amp; IF([.H197]&lt;&gt;&quot;&quot;;&quot;('fr', '&quot; &amp; SUBSTITUTE([.H197];&quot;'&quot;; &quot;\'&quot;) &amp; &quot;', LAST_INSERT_ID(), 'roland', 'roland', NOW(), NOW())&quot;; &quot;&quot;) &amp; &quot;;&quot;; &quot;&quot;)" office:value-type="string" office:string-value="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" calcext:value-type="string">
            <text:p>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ür den Einflussfaktor «hoch», muss die Lobbyorganisation</text:p>
          </table:table-cell>
          <table:table-cell/>
          <table:table-cell office:value-type="string" calcext:value-type="string">
            <text:p>Le facteur d'influence «fort» s'applique au lobby qui</text:p>
          </table:table-cell>
          <table:table-cell table:number-columns-repeated="2"/>
          <table:table-cell table:formula="of:=&quot;INSERT INTO translation_source SET source='&quot; &amp; SUBSTITUTE([.F198];&quot;'&quot;; &quot;\'&quot;) &amp; &quot;', location='&quot; &amp;SUBSTITUTE([.A198];&quot;'&quot;; &quot;\'&quot;) &amp; &quot;', field = '&quot; &amp; SUBSTITUTE([.B198];&quot;'&quot;; &quot;\'&quot;) &amp; &quot;'&quot; &amp; IF(OR(1; [.D198]&lt;&gt;&quot;&quot;); &quot;, context = '&quot; &amp; SUBSTITUTE([.D198];&quot;'&quot;; &quot;\'&quot;) &amp; &quot;'&quot;; &quot;&quot;) &amp; &quot;, created_visa='roland', updated_visa='roland', created_date=NOW(), updated_date=NOW(); &quot; &amp; IF(OR([.F198]&lt;&gt;&quot;&quot;; [.H198]&lt;&gt;&quot;&quot;);&quot;INSERT INTO translation_target (lang, translation, translation_source_id, created_visa, updated_visa, created_date, updated_date) VALUES &quot; &amp; IF([.F198]&lt;&gt;&quot;&quot;;&quot;('de', '&quot; &amp; SUBSTITUTE([.G198];&quot;'&quot;; &quot;\'&quot;) &amp; &quot;', LAST_INSERT_ID(), 'roland', 'roland', NOW(), NOW())&quot;; &quot;&quot;) &amp; IF(AND([.F198]&lt;&gt;&quot;&quot;; [.H198]&lt;&gt;&quot;&quot;); &quot;,&quot;; &quot;&quot;) &amp; IF([.H198]&lt;&gt;&quot;&quot;;&quot;('fr', '&quot; &amp; SUBSTITUTE([.H198];&quot;'&quot;; &quot;\'&quot;) &amp; &quot;', LAST_INSERT_ID(), 'roland', 'roland', NOW(), NOW())&quot;; &quot;&quot;) &amp; &quot;;&quot;; &quot;&quot;)" office:value-type="string" office:string-value="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" calcext:value-type="string">
            <text:p>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mer oder punktuell an Gesetzesrevisionen mitarbeiten (Vernehmlassungen);</text:p>
          </table:table-cell>
          <table:table-cell/>
          <table:table-cell office:value-type="string" calcext:value-type="string">
            <text:p>participe toujours ou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F199];&quot;'&quot;; &quot;\'&quot;) &amp; &quot;', location='&quot; &amp;SUBSTITUTE([.A199];&quot;'&quot;; &quot;\'&quot;) &amp; &quot;', field = '&quot; &amp; SUBSTITUTE([.B199];&quot;'&quot;; &quot;\'&quot;) &amp; &quot;'&quot; &amp; IF(OR(1; [.D199]&lt;&gt;&quot;&quot;); &quot;, context = '&quot; &amp; SUBSTITUTE([.D199];&quot;'&quot;; &quot;\'&quot;) &amp; &quot;'&quot;; &quot;&quot;) &amp; &quot;, created_visa='roland', updated_visa='roland', created_date=NOW(), updated_date=NOW(); &quot; &amp; IF(OR([.F199]&lt;&gt;&quot;&quot;; [.H199]&lt;&gt;&quot;&quot;);&quot;INSERT INTO translation_target (lang, translation, translation_source_id, created_visa, updated_visa, created_date, updated_date) VALUES &quot; &amp; IF([.F199]&lt;&gt;&quot;&quot;;&quot;('de', '&quot; &amp; SUBSTITUTE([.G199];&quot;'&quot;; &quot;\'&quot;) &amp; &quot;', LAST_INSERT_ID(), 'roland', 'roland', NOW(), NOW())&quot;; &quot;&quot;) &amp; IF(AND([.F199]&lt;&gt;&quot;&quot;; [.H199]&lt;&gt;&quot;&quot;); &quot;,&quot;; &quot;&quot;) &amp; IF([.H199]&lt;&gt;&quot;&quot;;&quot;('fr', '&quot; &amp; SUBSTITUTE([.H199];&quot;'&quot;; &quot;\'&quot;) &amp; &quot;', LAST_INSERT_ID(), 'roland', 'roland', NOW(), NOW())&quot;; &quot;&quot;) &amp; &quot;;&quot;; &quot;&quot;)" office:value-type="string" office:string-value="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" calcext:value-type="string">
            <text:p>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 Parlament mit einer Person vertreten sein, die im Verband, in der Organisation et cetera eine Führungsaufgabe wahrnimmt (Geschäftsleitung, Verwaltungsrat, Stiftungsrat);</text:p>
          </table:table-cell>
          <table:table-cell/>
          <table:table-cell office:value-type="string" calcext:value-type="string">
            <text:p>est représenté au Parlement par une personne occupant une fonction dirigeante auprès de l'association, de l'organisation, etc. (direction, conseil d'administration ou de fondation).</text:p>
          </table:table-cell>
          <table:table-cell table:number-columns-repeated="2"/>
          <table:table-cell table:formula="of:=&quot;INSERT INTO translation_source SET source='&quot; &amp; SUBSTITUTE([.F200];&quot;'&quot;; &quot;\'&quot;) &amp; &quot;', location='&quot; &amp;SUBSTITUTE([.A200];&quot;'&quot;; &quot;\'&quot;) &amp; &quot;', field = '&quot; &amp; SUBSTITUTE([.B200];&quot;'&quot;; &quot;\'&quot;) &amp; &quot;'&quot; &amp; IF(OR(1; [.D200]&lt;&gt;&quot;&quot;); &quot;, context = '&quot; &amp; SUBSTITUTE([.D200];&quot;'&quot;; &quot;\'&quot;) &amp; &quot;'&quot;; &quot;&quot;) &amp; &quot;, created_visa='roland', updated_visa='roland', created_date=NOW(), updated_date=NOW(); &quot; &amp; IF(OR([.F200]&lt;&gt;&quot;&quot;; [.H200]&lt;&gt;&quot;&quot;);&quot;INSERT INTO translation_target (lang, translation, translation_source_id, created_visa, updated_visa, created_date, updated_date) VALUES &quot; &amp; IF([.F200]&lt;&gt;&quot;&quot;;&quot;('de', '&quot; &amp; SUBSTITUTE([.G200];&quot;'&quot;; &quot;\'&quot;) &amp; &quot;', LAST_INSERT_ID(), 'roland', 'roland', NOW(), NOW())&quot;; &quot;&quot;) &amp; IF(AND([.F200]&lt;&gt;&quot;&quot;; [.H200]&lt;&gt;&quot;&quot;); &quot;,&quot;; &quot;&quot;) &amp; IF([.H200]&lt;&gt;&quot;&quot;;&quot;('fr', '&quot; &amp; SUBSTITUTE([.H200];&quot;'&quot;; &quot;\'&quot;) &amp; &quot;', LAST_INSERT_ID(), 'roland', 'roland', NOW(), NOW())&quot;; &quot;&quot;) &amp; &quot;;&quot;; &quot;&quot;)" office:value-type="string" office:string-value="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" calcext:value-type="string">
            <text:p>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 ihrem Parlamentsmitglied in der behandelnden Kommission (z.B. Gesundheitskommission) vertreten sein.</text:p>
          </table:table-cell>
          <table:table-cell/>
          <table:table-cell office:value-type="string" calcext:value-type="string">
            <text:p>est représenté par son parlementaire dans la commission correspondante (par exemple : Commission de la sécurité sociale et de la santé publique).</text:p>
          </table:table-cell>
          <table:table-cell table:number-columns-repeated="2"/>
          <table:table-cell table:formula="of:=&quot;INSERT INTO translation_source SET source='&quot; &amp; SUBSTITUTE([.F201];&quot;'&quot;; &quot;\'&quot;) &amp; &quot;', location='&quot; &amp;SUBSTITUTE([.A201];&quot;'&quot;; &quot;\'&quot;) &amp; &quot;', field = '&quot; &amp; SUBSTITUTE([.B201];&quot;'&quot;; &quot;\'&quot;) &amp; &quot;'&quot; &amp; IF(OR(1; [.D201]&lt;&gt;&quot;&quot;); &quot;, context = '&quot; &amp; SUBSTITUTE([.D201];&quot;'&quot;; &quot;\'&quot;) &amp; &quot;'&quot;; &quot;&quot;) &amp; &quot;, created_visa='roland', updated_visa='roland', created_date=NOW(), updated_date=NOW(); &quot; &amp; IF(OR([.F201]&lt;&gt;&quot;&quot;; [.H201]&lt;&gt;&quot;&quot;);&quot;INSERT INTO translation_target (lang, translation, translation_source_id, created_visa, updated_visa, created_date, updated_date) VALUES &quot; &amp; IF([.F201]&lt;&gt;&quot;&quot;;&quot;('de', '&quot; &amp; SUBSTITUTE([.G201];&quot;'&quot;; &quot;\'&quot;) &amp; &quot;', LAST_INSERT_ID(), 'roland', 'roland', NOW(), NOW())&quot;; &quot;&quot;) &amp; IF(AND([.F201]&lt;&gt;&quot;&quot;; [.H201]&lt;&gt;&quot;&quot;); &quot;,&quot;; &quot;&quot;) &amp; IF([.H201]&lt;&gt;&quot;&quot;;&quot;('fr', '&quot; &amp; SUBSTITUTE([.H201];&quot;'&quot;; &quot;\'&quot;) &amp; &quot;', LAST_INSERT_ID(), 'roland', 'roland', NOW(), NOW())&quot;; &quot;&quot;) &amp; &quot;;&quot;; &quot;&quot;)" office:value-type="string" office:string-value="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" calcext:value-type="string">
            <text:p>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ür den Einflussfaktor «mittel» muss die Lobbyorganisation</text:p>
          </table:table-cell>
          <table:table-cell/>
          <table:table-cell office:value-type="string" calcext:value-type="string">
            <text:p>Le facteur d'influence «moyen» s'applique au lobby qui</text:p>
          </table:table-cell>
          <table:table-cell office:value-type="string" calcext:value-type="string">
            <text:p>des lobbys ? du lobbying ?</text:p>
          </table:table-cell>
          <table:table-cell/>
          <table:table-cell table:formula="of:=&quot;INSERT INTO translation_source SET source='&quot; &amp; SUBSTITUTE([.F202];&quot;'&quot;; &quot;\'&quot;) &amp; &quot;', location='&quot; &amp;SUBSTITUTE([.A202];&quot;'&quot;; &quot;\'&quot;) &amp; &quot;', field = '&quot; &amp; SUBSTITUTE([.B202];&quot;'&quot;; &quot;\'&quot;) &amp; &quot;'&quot; &amp; IF(OR(1; [.D202]&lt;&gt;&quot;&quot;); &quot;, context = '&quot; &amp; SUBSTITUTE([.D202];&quot;'&quot;; &quot;\'&quot;) &amp; &quot;'&quot;; &quot;&quot;) &amp; &quot;, created_visa='roland', updated_visa='roland', created_date=NOW(), updated_date=NOW(); &quot; &amp; IF(OR([.F202]&lt;&gt;&quot;&quot;; [.H202]&lt;&gt;&quot;&quot;);&quot;INSERT INTO translation_target (lang, translation, translation_source_id, created_visa, updated_visa, created_date, updated_date) VALUES &quot; &amp; IF([.F202]&lt;&gt;&quot;&quot;;&quot;('de', '&quot; &amp; SUBSTITUTE([.G202];&quot;'&quot;; &quot;\'&quot;) &amp; &quot;', LAST_INSERT_ID(), 'roland', 'roland', NOW(), NOW())&quot;; &quot;&quot;) &amp; IF(AND([.F202]&lt;&gt;&quot;&quot;; [.H202]&lt;&gt;&quot;&quot;); &quot;,&quot;; &quot;&quot;) &amp; IF([.H202]&lt;&gt;&quot;&quot;;&quot;('fr', '&quot; &amp; SUBSTITUTE([.H202];&quot;'&quot;; &quot;\'&quot;) &amp; &quot;', LAST_INSERT_ID(), 'roland', 'roland', NOW(), NOW())&quot;; &quot;&quot;) &amp; &quot;;&quot;; &quot;&quot;)" office:value-type="string" office:string-value="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" calcext:value-type="string">
            <text:p>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unktuell an Gesetzesrevisionen mitarbeiten (Vernehmlassungen);</text:p>
          </table:table-cell>
          <table:table-cell/>
          <table:table-cell office:value-type="string" calcext:value-type="string">
            <text:p>participe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F203];&quot;'&quot;; &quot;\'&quot;) &amp; &quot;', location='&quot; &amp;SUBSTITUTE([.A203];&quot;'&quot;; &quot;\'&quot;) &amp; &quot;', field = '&quot; &amp; SUBSTITUTE([.B203];&quot;'&quot;; &quot;\'&quot;) &amp; &quot;'&quot; &amp; IF(OR(1; [.D203]&lt;&gt;&quot;&quot;); &quot;, context = '&quot; &amp; SUBSTITUTE([.D203];&quot;'&quot;; &quot;\'&quot;) &amp; &quot;'&quot;; &quot;&quot;) &amp; &quot;, created_visa='roland', updated_visa='roland', created_date=NOW(), updated_date=NOW(); &quot; &amp; IF(OR([.F203]&lt;&gt;&quot;&quot;; [.H203]&lt;&gt;&quot;&quot;);&quot;INSERT INTO translation_target (lang, translation, translation_source_id, created_visa, updated_visa, created_date, updated_date) VALUES &quot; &amp; IF([.F203]&lt;&gt;&quot;&quot;;&quot;('de', '&quot; &amp; SUBSTITUTE([.G203];&quot;'&quot;; &quot;\'&quot;) &amp; &quot;', LAST_INSERT_ID(), 'roland', 'roland', NOW(), NOW())&quot;; &quot;&quot;) &amp; IF(AND([.F203]&lt;&gt;&quot;&quot;; [.H203]&lt;&gt;&quot;&quot;); &quot;,&quot;; &quot;&quot;) &amp; IF([.H203]&lt;&gt;&quot;&quot;;&quot;('fr', '&quot; &amp; SUBSTITUTE([.H203];&quot;'&quot;; &quot;\'&quot;) &amp; &quot;', LAST_INSERT_ID(), 'roland', 'roland', NOW(), NOW())&quot;; &quot;&quot;) &amp; &quot;;&quot;; &quot;&quot;)" office:value-type="string" office:string-value="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" calcext:value-type="string">
            <text:p>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 Parlament mit einem Mitglied oder Beirat (Patronatskomitee et cetera) vertreten sein.</text:p>
          </table:table-cell>
          <table:table-cell/>
          <table:table-cell office:value-type="string" calcext:value-type="string">
            <text:p>est représenté au Parlement par un membre ou un conseiller (comité de patronage, etc.).</text:p>
          </table:table-cell>
          <table:table-cell table:number-columns-repeated="2"/>
          <table:table-cell table:formula="of:=&quot;INSERT INTO translation_source SET source='&quot; &amp; SUBSTITUTE([.F204];&quot;'&quot;; &quot;\'&quot;) &amp; &quot;', location='&quot; &amp;SUBSTITUTE([.A204];&quot;'&quot;; &quot;\'&quot;) &amp; &quot;', field = '&quot; &amp; SUBSTITUTE([.B204];&quot;'&quot;; &quot;\'&quot;) &amp; &quot;'&quot; &amp; IF(OR(1; [.D204]&lt;&gt;&quot;&quot;); &quot;, context = '&quot; &amp; SUBSTITUTE([.D204];&quot;'&quot;; &quot;\'&quot;) &amp; &quot;'&quot;; &quot;&quot;) &amp; &quot;, created_visa='roland', updated_visa='roland', created_date=NOW(), updated_date=NOW(); &quot; &amp; IF(OR([.F204]&lt;&gt;&quot;&quot;; [.H204]&lt;&gt;&quot;&quot;);&quot;INSERT INTO translation_target (lang, translation, translation_source_id, created_visa, updated_visa, created_date, updated_date) VALUES &quot; &amp; IF([.F204]&lt;&gt;&quot;&quot;;&quot;('de', '&quot; &amp; SUBSTITUTE([.G204];&quot;'&quot;; &quot;\'&quot;) &amp; &quot;', LAST_INSERT_ID(), 'roland', 'roland', NOW(), NOW())&quot;; &quot;&quot;) &amp; IF(AND([.F204]&lt;&gt;&quot;&quot;; [.H204]&lt;&gt;&quot;&quot;); &quot;,&quot;; &quot;&quot;) &amp; IF([.H204]&lt;&gt;&quot;&quot;;&quot;('fr', '&quot; &amp; SUBSTITUTE([.H204];&quot;'&quot;; &quot;\'&quot;) &amp; &quot;', LAST_INSERT_ID(), 'roland', 'roland', NOW(), NOW())&quot;; &quot;&quot;) &amp; &quot;;&quot;; &quot;&quot;)" office:value-type="string" office:string-value="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" calcext:value-type="string">
            <text:p>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ür den Einflussfaktor «gering» muss die Lobbyorganisation</text:p>
          </table:table-cell>
          <table:table-cell/>
          <table:table-cell office:value-type="string" calcext:value-type="string">
            <text:p>Le facteur d'influence «faible» s'applique au lobby qui</text:p>
          </table:table-cell>
          <table:table-cell table:number-columns-repeated="2"/>
          <table:table-cell table:formula="of:=&quot;INSERT INTO translation_source SET source='&quot; &amp; SUBSTITUTE([.F205];&quot;'&quot;; &quot;\'&quot;) &amp; &quot;', location='&quot; &amp;SUBSTITUTE([.A205];&quot;'&quot;; &quot;\'&quot;) &amp; &quot;', field = '&quot; &amp; SUBSTITUTE([.B205];&quot;'&quot;; &quot;\'&quot;) &amp; &quot;'&quot; &amp; IF(OR(1; [.D205]&lt;&gt;&quot;&quot;); &quot;, context = '&quot; &amp; SUBSTITUTE([.D205];&quot;'&quot;; &quot;\'&quot;) &amp; &quot;'&quot;; &quot;&quot;) &amp; &quot;, created_visa='roland', updated_visa='roland', created_date=NOW(), updated_date=NOW(); &quot; &amp; IF(OR([.F205]&lt;&gt;&quot;&quot;; [.H205]&lt;&gt;&quot;&quot;);&quot;INSERT INTO translation_target (lang, translation, translation_source_id, created_visa, updated_visa, created_date, updated_date) VALUES &quot; &amp; IF([.F205]&lt;&gt;&quot;&quot;;&quot;('de', '&quot; &amp; SUBSTITUTE([.G205];&quot;'&quot;; &quot;\'&quot;) &amp; &quot;', LAST_INSERT_ID(), 'roland', 'roland', NOW(), NOW())&quot;; &quot;&quot;) &amp; IF(AND([.F205]&lt;&gt;&quot;&quot;; [.H205]&lt;&gt;&quot;&quot;); &quot;,&quot;; &quot;&quot;) &amp; IF([.H205]&lt;&gt;&quot;&quot;;&quot;('fr', '&quot; &amp; SUBSTITUTE([.H205];&quot;'&quot;; &quot;\'&quot;) &amp; &quot;', LAST_INSERT_ID(), 'roland', 'roland', NOW(), NOW())&quot;; &quot;&quot;) &amp; &quot;;&quot;; &quot;&quot;)" office:value-type="string" office:string-value="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" calcext:value-type="string">
            <text:p>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e an Gesetzesrevisionen mitarbeiten (Vernehmlassungen);</text:p>
          </table:table-cell>
          <table:table-cell/>
          <table:table-cell office:value-type="string" calcext:value-type="string">
            <text:p>ne participe jamais aux révisions législatives (consultations).</text:p>
          </table:table-cell>
          <table:table-cell table:number-columns-repeated="2"/>
          <table:table-cell table:formula="of:=&quot;INSERT INTO translation_source SET source='&quot; &amp; SUBSTITUTE([.F206];&quot;'&quot;; &quot;\'&quot;) &amp; &quot;', location='&quot; &amp;SUBSTITUTE([.A206];&quot;'&quot;; &quot;\'&quot;) &amp; &quot;', field = '&quot; &amp; SUBSTITUTE([.B206];&quot;'&quot;; &quot;\'&quot;) &amp; &quot;'&quot; &amp; IF(OR(1; [.D206]&lt;&gt;&quot;&quot;); &quot;, context = '&quot; &amp; SUBSTITUTE([.D206];&quot;'&quot;; &quot;\'&quot;) &amp; &quot;'&quot;; &quot;&quot;) &amp; &quot;, created_visa='roland', updated_visa='roland', created_date=NOW(), updated_date=NOW(); &quot; &amp; IF(OR([.F206]&lt;&gt;&quot;&quot;; [.H206]&lt;&gt;&quot;&quot;);&quot;INSERT INTO translation_target (lang, translation, translation_source_id, created_visa, updated_visa, created_date, updated_date) VALUES &quot; &amp; IF([.F206]&lt;&gt;&quot;&quot;;&quot;('de', '&quot; &amp; SUBSTITUTE([.G206];&quot;'&quot;; &quot;\'&quot;) &amp; &quot;', LAST_INSERT_ID(), 'roland', 'roland', NOW(), NOW())&quot;; &quot;&quot;) &amp; IF(AND([.F206]&lt;&gt;&quot;&quot;; [.H206]&lt;&gt;&quot;&quot;); &quot;,&quot;; &quot;&quot;) &amp; IF([.H206]&lt;&gt;&quot;&quot;;&quot;('fr', '&quot; &amp; SUBSTITUTE([.H206];&quot;'&quot;; &quot;\'&quot;) &amp; &quot;', LAST_INSERT_ID(), 'roland', 'roland', NOW(), NOW())&quot;; &quot;&quot;) &amp; &quot;;&quot;; &quot;&quot;)" office:value-type="string" office:string-value="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" calcext:value-type="string">
            <text:p>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 Parlament mit einer Person vertreten sein.</text:p>
          </table:table-cell>
          <table:table-cell/>
          <table:table-cell office:value-type="string" calcext:value-type="string">
            <text:p>est représenté au Parlement par une personne.</text:p>
          </table:table-cell>
          <table:table-cell table:number-columns-repeated="2"/>
          <table:table-cell table:formula="of:=&quot;INSERT INTO translation_source SET source='&quot; &amp; SUBSTITUTE([.F207];&quot;'&quot;; &quot;\'&quot;) &amp; &quot;', location='&quot; &amp;SUBSTITUTE([.A207];&quot;'&quot;; &quot;\'&quot;) &amp; &quot;', field = '&quot; &amp; SUBSTITUTE([.B207];&quot;'&quot;; &quot;\'&quot;) &amp; &quot;'&quot; &amp; IF(OR(1; [.D207]&lt;&gt;&quot;&quot;); &quot;, context = '&quot; &amp; SUBSTITUTE([.D207];&quot;'&quot;; &quot;\'&quot;) &amp; &quot;'&quot;; &quot;&quot;) &amp; &quot;, created_visa='roland', updated_visa='roland', created_date=NOW(), updated_date=NOW(); &quot; &amp; IF(OR([.F207]&lt;&gt;&quot;&quot;; [.H207]&lt;&gt;&quot;&quot;);&quot;INSERT INTO translation_target (lang, translation, translation_source_id, created_visa, updated_visa, created_date, updated_date) VALUES &quot; &amp; IF([.F207]&lt;&gt;&quot;&quot;;&quot;('de', '&quot; &amp; SUBSTITUTE([.G207];&quot;'&quot;; &quot;\'&quot;) &amp; &quot;', LAST_INSERT_ID(), 'roland', 'roland', NOW(), NOW())&quot;; &quot;&quot;) &amp; IF(AND([.F207]&lt;&gt;&quot;&quot;; [.H207]&lt;&gt;&quot;&quot;); &quot;,&quot;; &quot;&quot;) &amp; IF([.H207]&lt;&gt;&quot;&quot;;&quot;('fr', '&quot; &amp; SUBSTITUTE([.H207];&quot;'&quot;; &quot;\'&quot;) &amp; &quot;', LAST_INSERT_ID(), 'roland', 'roland', NOW(), NOW())&quot;; &quot;&quot;) &amp; &quot;;&quot;; &quot;&quot;)" office:value-type="string" office:string-value="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" calcext:value-type="string">
            <text:p>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Organisationen</text:p>
          </table:table-cell>
          <table:table-cell/>
          <table:table-cell office:value-type="string" calcext:value-type="string">
            <text:p>Liste des organisations</text:p>
          </table:table-cell>
          <table:table-cell table:number-columns-repeated="2"/>
          <table:table-cell table:formula="of:=&quot;INSERT INTO translation_source SET source='&quot; &amp; SUBSTITUTE([.F208];&quot;'&quot;; &quot;\'&quot;) &amp; &quot;', location='&quot; &amp;SUBSTITUTE([.A208];&quot;'&quot;; &quot;\'&quot;) &amp; &quot;', field = '&quot; &amp; SUBSTITUTE([.B208];&quot;'&quot;; &quot;\'&quot;) &amp; &quot;'&quot; &amp; IF(OR(1; [.D208]&lt;&gt;&quot;&quot;); &quot;, context = '&quot; &amp; SUBSTITUTE([.D208];&quot;'&quot;; &quot;\'&quot;) &amp; &quot;'&quot;; &quot;&quot;) &amp; &quot;, created_visa='roland', updated_visa='roland', created_date=NOW(), updated_date=NOW(); &quot; &amp; IF(OR([.F208]&lt;&gt;&quot;&quot;; [.H208]&lt;&gt;&quot;&quot;);&quot;INSERT INTO translation_target (lang, translation, translation_source_id, created_visa, updated_visa, created_date, updated_date) VALUES &quot; &amp; IF([.F208]&lt;&gt;&quot;&quot;;&quot;('de', '&quot; &amp; SUBSTITUTE([.G208];&quot;'&quot;; &quot;\'&quot;) &amp; &quot;', LAST_INSERT_ID(), 'roland', 'roland', NOW(), NOW())&quot;; &quot;&quot;) &amp; IF(AND([.F208]&lt;&gt;&quot;&quot;; [.H208]&lt;&gt;&quot;&quot;); &quot;,&quot;; &quot;&quot;) &amp; IF([.H208]&lt;&gt;&quot;&quot;;&quot;('fr', '&quot; &amp; SUBSTITUTE([.H208];&quot;'&quot;; &quot;\'&quot;) &amp; &quot;', LAST_INSERT_ID(), 'roland', 'roland', NOW(), NOW())&quot;; &quot;&quot;) &amp; &quot;;&quot;; &quot;&quot;)" office:value-type="string" office:string-value="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" calcext:value-type="string">
            <text:p>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einfluss:</text:p>
          </table:table-cell>
          <table:table-cell/>
          <table:table-cell table:style-name="ce8" office:value-type="string" calcext:value-type="string">
            <text:p>Influence du lobby :</text:p>
          </table:table-cell>
          <table:table-cell table:number-columns-repeated="2"/>
          <table:table-cell table:formula="of:=&quot;INSERT INTO translation_source SET source='&quot; &amp; SUBSTITUTE([.F209];&quot;'&quot;; &quot;\'&quot;) &amp; &quot;', location='&quot; &amp;SUBSTITUTE([.A209];&quot;'&quot;; &quot;\'&quot;) &amp; &quot;', field = '&quot; &amp; SUBSTITUTE([.B209];&quot;'&quot;; &quot;\'&quot;) &amp; &quot;'&quot; &amp; IF(OR(1; [.D209]&lt;&gt;&quot;&quot;); &quot;, context = '&quot; &amp; SUBSTITUTE([.D209];&quot;'&quot;; &quot;\'&quot;) &amp; &quot;'&quot;; &quot;&quot;) &amp; &quot;, created_visa='roland', updated_visa='roland', created_date=NOW(), updated_date=NOW(); &quot; &amp; IF(OR([.F209]&lt;&gt;&quot;&quot;; [.H209]&lt;&gt;&quot;&quot;);&quot;INSERT INTO translation_target (lang, translation, translation_source_id, created_visa, updated_visa, created_date, updated_date) VALUES &quot; &amp; IF([.F209]&lt;&gt;&quot;&quot;;&quot;('de', '&quot; &amp; SUBSTITUTE([.G209];&quot;'&quot;; &quot;\'&quot;) &amp; &quot;', LAST_INSERT_ID(), 'roland', 'roland', NOW(), NOW())&quot;; &quot;&quot;) &amp; IF(AND([.F209]&lt;&gt;&quot;&quot;; [.H209]&lt;&gt;&quot;&quot;); &quot;,&quot;; &quot;&quot;) &amp; IF([.H209]&lt;&gt;&quot;&quot;;&quot;('fr', '&quot; &amp; SUBSTITUTE([.H209];&quot;'&quot;; &quot;\'&quot;) &amp; &quot;', LAST_INSERT_ID(), 'roland', 'roland', NOW(), NOW())&quot;; &quot;&quot;) &amp; &quot;;&quot;; &quot;&quot;)" office:value-type="string" office:string-value="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" calcext:value-type="string">
            <text:p>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Rechtsform:</text:p>
          </table:table-cell>
          <table:table-cell/>
          <table:table-cell office:value-type="string" calcext:value-type="string">
            <text:p>Forme juridique :</text:p>
          </table:table-cell>
          <table:table-cell table:number-columns-repeated="2"/>
          <table:table-cell table:formula="of:=&quot;INSERT INTO translation_source SET source='&quot; &amp; SUBSTITUTE([.F210];&quot;'&quot;; &quot;\'&quot;) &amp; &quot;', location='&quot; &amp;SUBSTITUTE([.A210];&quot;'&quot;; &quot;\'&quot;) &amp; &quot;', field = '&quot; &amp; SUBSTITUTE([.B210];&quot;'&quot;; &quot;\'&quot;) &amp; &quot;'&quot; &amp; IF(OR(1; [.D210]&lt;&gt;&quot;&quot;); &quot;, context = '&quot; &amp; SUBSTITUTE([.D210];&quot;'&quot;; &quot;\'&quot;) &amp; &quot;'&quot;; &quot;&quot;) &amp; &quot;, created_visa='roland', updated_visa='roland', created_date=NOW(), updated_date=NOW(); &quot; &amp; IF(OR([.F210]&lt;&gt;&quot;&quot;; [.H210]&lt;&gt;&quot;&quot;);&quot;INSERT INTO translation_target (lang, translation, translation_source_id, created_visa, updated_visa, created_date, updated_date) VALUES &quot; &amp; IF([.F210]&lt;&gt;&quot;&quot;;&quot;('de', '&quot; &amp; SUBSTITUTE([.G210];&quot;'&quot;; &quot;\'&quot;) &amp; &quot;', LAST_INSERT_ID(), 'roland', 'roland', NOW(), NOW())&quot;; &quot;&quot;) &amp; IF(AND([.F210]&lt;&gt;&quot;&quot;; [.H210]&lt;&gt;&quot;&quot;); &quot;,&quot;; &quot;&quot;) &amp; IF([.H210]&lt;&gt;&quot;&quot;;&quot;('fr', '&quot; &amp; SUBSTITUTE([.H210];&quot;'&quot;; &quot;\'&quot;) &amp; &quot;', LAST_INSERT_ID(), 'roland', 'roland', NOW(), NOW())&quot;; &quot;&quot;) &amp; &quot;;&quot;; &quot;&quot;)" office:value-type="string" office:string-value="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 juridique :', LAST_INSERT_ID(), 'roland', 'roland', NOW(), NOW());" calcext:value-type="string">
            <text:p>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 juridique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t:</text:p>
          </table:table-cell>
          <table:table-cell/>
          <table:table-cell office:value-type="string" calcext:value-type="string">
            <text:p>Lieu :</text:p>
          </table:table-cell>
          <table:table-cell table:number-columns-repeated="2"/>
          <table:table-cell table:formula="of:=&quot;INSERT INTO translation_source SET source='&quot; &amp; SUBSTITUTE([.F211];&quot;'&quot;; &quot;\'&quot;) &amp; &quot;', location='&quot; &amp;SUBSTITUTE([.A211];&quot;'&quot;; &quot;\'&quot;) &amp; &quot;', field = '&quot; &amp; SUBSTITUTE([.B211];&quot;'&quot;; &quot;\'&quot;) &amp; &quot;'&quot; &amp; IF(OR(1; [.D211]&lt;&gt;&quot;&quot;); &quot;, context = '&quot; &amp; SUBSTITUTE([.D211];&quot;'&quot;; &quot;\'&quot;) &amp; &quot;'&quot;; &quot;&quot;) &amp; &quot;, created_visa='roland', updated_visa='roland', created_date=NOW(), updated_date=NOW(); &quot; &amp; IF(OR([.F211]&lt;&gt;&quot;&quot;; [.H211]&lt;&gt;&quot;&quot;);&quot;INSERT INTO translation_target (lang, translation, translation_source_id, created_visa, updated_visa, created_date, updated_date) VALUES &quot; &amp; IF([.F211]&lt;&gt;&quot;&quot;;&quot;('de', '&quot; &amp; SUBSTITUTE([.G211];&quot;'&quot;; &quot;\'&quot;) &amp; &quot;', LAST_INSERT_ID(), 'roland', 'roland', NOW(), NOW())&quot;; &quot;&quot;) &amp; IF(AND([.F211]&lt;&gt;&quot;&quot;; [.H211]&lt;&gt;&quot;&quot;); &quot;,&quot;; &quot;&quot;) &amp; IF([.H211]&lt;&gt;&quot;&quot;;&quot;('fr', '&quot; &amp; SUBSTITUTE([.H211];&quot;'&quot;; &quot;\'&quot;) &amp; &quot;', LAST_INSERT_ID(), 'roland', 'roland', NOW(), NOW())&quot;; &quot;&quot;) &amp; &quot;;&quot;; &quot;&quot;)" office:value-type="string" office:string-value="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 :', LAST_INSERT_ID(), 'roland', 'roland', NOW(), NOW());" calcext:value-type="string">
            <text:p>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</text:p>
          </table:table-cell>
          <table:table-cell/>
          <table:table-cell office:value-type="string" calcext:value-type="string">
            <text:p>Branche</text:p>
          </table:table-cell>
          <table:table-cell table:number-columns-repeated="2"/>
          <table:table-cell table:formula="of:=&quot;INSERT INTO translation_source SET source='&quot; &amp; SUBSTITUTE([.F212];&quot;'&quot;; &quot;\'&quot;) &amp; &quot;', location='&quot; &amp;SUBSTITUTE([.A212];&quot;'&quot;; &quot;\'&quot;) &amp; &quot;', field = '&quot; &amp; SUBSTITUTE([.B212];&quot;'&quot;; &quot;\'&quot;) &amp; &quot;'&quot; &amp; IF(OR(1; [.D212]&lt;&gt;&quot;&quot;); &quot;, context = '&quot; &amp; SUBSTITUTE([.D212];&quot;'&quot;; &quot;\'&quot;) &amp; &quot;'&quot;; &quot;&quot;) &amp; &quot;, created_visa='roland', updated_visa='roland', created_date=NOW(), updated_date=NOW(); &quot; &amp; IF(OR([.F212]&lt;&gt;&quot;&quot;; [.H212]&lt;&gt;&quot;&quot;);&quot;INSERT INTO translation_target (lang, translation, translation_source_id, created_visa, updated_visa, created_date, updated_date) VALUES &quot; &amp; IF([.F212]&lt;&gt;&quot;&quot;;&quot;('de', '&quot; &amp; SUBSTITUTE([.G212];&quot;'&quot;; &quot;\'&quot;) &amp; &quot;', LAST_INSERT_ID(), 'roland', 'roland', NOW(), NOW())&quot;; &quot;&quot;) &amp; IF(AND([.F212]&lt;&gt;&quot;&quot;; [.H212]&lt;&gt;&quot;&quot;); &quot;,&quot;; &quot;&quot;) &amp; IF([.H212]&lt;&gt;&quot;&quot;;&quot;('fr', '&quot; &amp; SUBSTITUTE([.H212];&quot;'&quot;; &quot;\'&quot;) &amp; &quot;', LAST_INSERT_ID(), 'roland', 'roland', NOW(), NOW())&quot;; &quot;&quot;) &amp; &quot;;&quot;; &quot;&quot;)" office:value-type="string" office:string-value="INSERT INTO translation_source SET source='Branche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', LAST_INSERT_ID(), 'roland', 'roland', NOW(), NOW());" calcext:value-type="string">
            <text:p>INSERT INTO translation_source SET source='Branche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gruppe</text:p>
          </table:table-cell>
          <table:table-cell/>
          <table:table-cell office:value-type="string" calcext:value-type="string">
            <text:p>Groupe d'intérêt</text:p>
          </table:table-cell>
          <table:table-cell table:number-columns-repeated="2"/>
          <table:table-cell table:formula="of:=&quot;INSERT INTO translation_source SET source='&quot; &amp; SUBSTITUTE([.F213];&quot;'&quot;; &quot;\'&quot;) &amp; &quot;', location='&quot; &amp;SUBSTITUTE([.A213];&quot;'&quot;; &quot;\'&quot;) &amp; &quot;', field = '&quot; &amp; SUBSTITUTE([.B213];&quot;'&quot;; &quot;\'&quot;) &amp; &quot;'&quot; &amp; IF(OR(1; [.D213]&lt;&gt;&quot;&quot;); &quot;, context = '&quot; &amp; SUBSTITUTE([.D213];&quot;'&quot;; &quot;\'&quot;) &amp; &quot;'&quot;; &quot;&quot;) &amp; &quot;, created_visa='roland', updated_visa='roland', created_date=NOW(), updated_date=NOW(); &quot; &amp; IF(OR([.F213]&lt;&gt;&quot;&quot;; [.H213]&lt;&gt;&quot;&quot;);&quot;INSERT INTO translation_target (lang, translation, translation_source_id, created_visa, updated_visa, created_date, updated_date) VALUES &quot; &amp; IF([.F213]&lt;&gt;&quot;&quot;;&quot;('de', '&quot; &amp; SUBSTITUTE([.G213];&quot;'&quot;; &quot;\'&quot;) &amp; &quot;', LAST_INSERT_ID(), 'roland', 'roland', NOW(), NOW())&quot;; &quot;&quot;) &amp; IF(AND([.F213]&lt;&gt;&quot;&quot;; [.H213]&lt;&gt;&quot;&quot;); &quot;,&quot;; &quot;&quot;) &amp; IF([.H213]&lt;&gt;&quot;&quot;;&quot;('fr', '&quot; &amp; SUBSTITUTE([.H213];&quot;'&quot;; &quot;\'&quot;) &amp; &quot;', LAST_INSERT_ID(), 'roland', 'roland', NOW(), NOW())&quot;; &quot;&quot;) &amp; &quot;;&quot;; &quot;&quot;)" office:value-type="string" office:string-value="INSERT INTO translation_source SET source='Lobbygruppe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d\'intérêt', LAST_INSERT_ID(), 'roland', 'roland', NOW(), NOW());" calcext:value-type="string">
            <text:p>INSERT INTO translation_source SET source='Lobbygruppe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d\'intérê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schreibung:</text:p>
          </table:table-cell>
          <table:table-cell/>
          <table:table-cell office:value-type="string" calcext:value-type="string">
            <text:p>Description :</text:p>
          </table:table-cell>
          <table:table-cell table:number-columns-repeated="2"/>
          <table:table-cell table:formula="of:=&quot;INSERT INTO translation_source SET source='&quot; &amp; SUBSTITUTE([.F214];&quot;'&quot;; &quot;\'&quot;) &amp; &quot;', location='&quot; &amp;SUBSTITUTE([.A214];&quot;'&quot;; &quot;\'&quot;) &amp; &quot;', field = '&quot; &amp; SUBSTITUTE([.B214];&quot;'&quot;; &quot;\'&quot;) &amp; &quot;'&quot; &amp; IF(OR(1; [.D214]&lt;&gt;&quot;&quot;); &quot;, context = '&quot; &amp; SUBSTITUTE([.D214];&quot;'&quot;; &quot;\'&quot;) &amp; &quot;'&quot;; &quot;&quot;) &amp; &quot;, created_visa='roland', updated_visa='roland', created_date=NOW(), updated_date=NOW(); &quot; &amp; IF(OR([.F214]&lt;&gt;&quot;&quot;; [.H214]&lt;&gt;&quot;&quot;);&quot;INSERT INTO translation_target (lang, translation, translation_source_id, created_visa, updated_visa, created_date, updated_date) VALUES &quot; &amp; IF([.F214]&lt;&gt;&quot;&quot;;&quot;('de', '&quot; &amp; SUBSTITUTE([.G214];&quot;'&quot;; &quot;\'&quot;) &amp; &quot;', LAST_INSERT_ID(), 'roland', 'roland', NOW(), NOW())&quot;; &quot;&quot;) &amp; IF(AND([.F214]&lt;&gt;&quot;&quot;; [.H214]&lt;&gt;&quot;&quot;); &quot;,&quot;; &quot;&quot;) &amp; IF([.H214]&lt;&gt;&quot;&quot;;&quot;('fr', '&quot; &amp; SUBSTITUTE([.H214];&quot;'&quot;; &quot;\'&quot;) &amp; &quot;', LAST_INSERT_ID(), 'roland', 'roland', NOW(), NOW())&quot;; &quot;&quot;) &amp; &quot;;&quot;; &quot;&quot;)" office:value-type="string" office:string-value="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 :', LAST_INSERT_ID(), 'roland', 'roland', NOW(), NOW());" calcext:value-type="string">
            <text:p>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andelsregister:</text:p>
          </table:table-cell>
          <table:table-cell/>
          <table:table-cell office:value-type="string" calcext:value-type="string">
            <text:p>Registre du commerce :</text:p>
          </table:table-cell>
          <table:table-cell table:number-columns-repeated="2"/>
          <table:table-cell table:formula="of:=&quot;INSERT INTO translation_source SET source='&quot; &amp; SUBSTITUTE([.F215];&quot;'&quot;; &quot;\'&quot;) &amp; &quot;', location='&quot; &amp;SUBSTITUTE([.A215];&quot;'&quot;; &quot;\'&quot;) &amp; &quot;', field = '&quot; &amp; SUBSTITUTE([.B215];&quot;'&quot;; &quot;\'&quot;) &amp; &quot;'&quot; &amp; IF(OR(1; [.D215]&lt;&gt;&quot;&quot;); &quot;, context = '&quot; &amp; SUBSTITUTE([.D215];&quot;'&quot;; &quot;\'&quot;) &amp; &quot;'&quot;; &quot;&quot;) &amp; &quot;, created_visa='roland', updated_visa='roland', created_date=NOW(), updated_date=NOW(); &quot; &amp; IF(OR([.F215]&lt;&gt;&quot;&quot;; [.H215]&lt;&gt;&quot;&quot;);&quot;INSERT INTO translation_target (lang, translation, translation_source_id, created_visa, updated_visa, created_date, updated_date) VALUES &quot; &amp; IF([.F215]&lt;&gt;&quot;&quot;;&quot;('de', '&quot; &amp; SUBSTITUTE([.G215];&quot;'&quot;; &quot;\'&quot;) &amp; &quot;', LAST_INSERT_ID(), 'roland', 'roland', NOW(), NOW())&quot;; &quot;&quot;) &amp; IF(AND([.F215]&lt;&gt;&quot;&quot;; [.H215]&lt;&gt;&quot;&quot;); &quot;,&quot;; &quot;&quot;) &amp; IF([.H215]&lt;&gt;&quot;&quot;;&quot;('fr', '&quot; &amp; SUBSTITUTE([.H215];&quot;'&quot;; &quot;\'&quot;) &amp; &quot;', LAST_INSERT_ID(), 'roland', 'roland', NOW(), NOW())&quot;; &quot;&quot;) &amp; &quot;;&quot;; &quot;&quot;)" office:value-type="string" office:string-value="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 du commerce :', LAST_INSERT_ID(), 'roland', 'roland', NOW(), NOW());" calcext:value-type="string">
            <text:p>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 du commerc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beitet für</text:p>
          </table:table-cell>
          <table:table-cell/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F216];&quot;'&quot;; &quot;\'&quot;) &amp; &quot;', location='&quot; &amp;SUBSTITUTE([.A216];&quot;'&quot;; &quot;\'&quot;) &amp; &quot;', field = '&quot; &amp; SUBSTITUTE([.B216];&quot;'&quot;; &quot;\'&quot;) &amp; &quot;'&quot; &amp; IF(OR(1; [.D216]&lt;&gt;&quot;&quot;); &quot;, context = '&quot; &amp; SUBSTITUTE([.D216];&quot;'&quot;; &quot;\'&quot;) &amp; &quot;'&quot;; &quot;&quot;) &amp; &quot;, created_visa='roland', updated_visa='roland', created_date=NOW(), updated_date=NOW(); &quot; &amp; IF(OR([.F216]&lt;&gt;&quot;&quot;; [.H216]&lt;&gt;&quot;&quot;);&quot;INSERT INTO translation_target (lang, translation, translation_source_id, created_visa, updated_visa, created_date, updated_date) VALUES &quot; &amp; IF([.F216]&lt;&gt;&quot;&quot;;&quot;('de', '&quot; &amp; SUBSTITUTE([.G216];&quot;'&quot;; &quot;\'&quot;) &amp; &quot;', LAST_INSERT_ID(), 'roland', 'roland', NOW(), NOW())&quot;; &quot;&quot;) &amp; IF(AND([.F216]&lt;&gt;&quot;&quot;; [.H216]&lt;&gt;&quot;&quot;); &quot;,&quot;; &quot;&quot;) &amp; IF([.H216]&lt;&gt;&quot;&quot;;&quot;('fr', '&quot; &amp; SUBSTITUTE([.H216];&quot;'&quot;; &quot;\'&quot;) &amp; &quot;', LAST_INSERT_ID(), 'roland', 'roland', NOW(), NOW())&quot;; &quot;&quot;) &amp; &quot;;&quot;; &quot;&quot;)" office:value-type="string" office:string-value="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" calcext:value-type="string">
            <text:p>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uftraggeber für</text:p>
          </table:table-cell>
          <table:table-cell/>
          <table:table-cell office:value-type="string" calcext:value-type="string">
            <text:p>Mandant pour</text:p>
          </table:table-cell>
          <table:table-cell table:number-columns-repeated="2"/>
          <table:table-cell table:formula="of:=&quot;INSERT INTO translation_source SET source='&quot; &amp; SUBSTITUTE([.F217];&quot;'&quot;; &quot;\'&quot;) &amp; &quot;', location='&quot; &amp;SUBSTITUTE([.A217];&quot;'&quot;; &quot;\'&quot;) &amp; &quot;', field = '&quot; &amp; SUBSTITUTE([.B217];&quot;'&quot;; &quot;\'&quot;) &amp; &quot;'&quot; &amp; IF(OR(1; [.D217]&lt;&gt;&quot;&quot;); &quot;, context = '&quot; &amp; SUBSTITUTE([.D217];&quot;'&quot;; &quot;\'&quot;) &amp; &quot;'&quot;; &quot;&quot;) &amp; &quot;, created_visa='roland', updated_visa='roland', created_date=NOW(), updated_date=NOW(); &quot; &amp; IF(OR([.F217]&lt;&gt;&quot;&quot;; [.H217]&lt;&gt;&quot;&quot;);&quot;INSERT INTO translation_target (lang, translation, translation_source_id, created_visa, updated_visa, created_date, updated_date) VALUES &quot; &amp; IF([.F217]&lt;&gt;&quot;&quot;;&quot;('de', '&quot; &amp; SUBSTITUTE([.G217];&quot;'&quot;; &quot;\'&quot;) &amp; &quot;', LAST_INSERT_ID(), 'roland', 'roland', NOW(), NOW())&quot;; &quot;&quot;) &amp; IF(AND([.F217]&lt;&gt;&quot;&quot;; [.H217]&lt;&gt;&quot;&quot;); &quot;,&quot;; &quot;&quot;) &amp; IF([.H217]&lt;&gt;&quot;&quot;;&quot;('fr', '&quot; &amp; SUBSTITUTE([.H217];&quot;'&quot;; &quot;\'&quot;) &amp; &quot;', LAST_INSERT_ID(), 'roland', 'roland', NOW(), NOW())&quot;; &quot;&quot;) &amp; &quot;;&quot;; &quot;&quot;)" office:value-type="string" office:string-value="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 pour', LAST_INSERT_ID(), 'roland', 'roland', NOW(), NOW());" calcext:value-type="string">
            <text:p>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 po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 von</text:p>
          </table:table-cell>
          <table:table-cell/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F218];&quot;'&quot;; &quot;\'&quot;) &amp; &quot;', location='&quot; &amp;SUBSTITUTE([.A218];&quot;'&quot;; &quot;\'&quot;) &amp; &quot;', field = '&quot; &amp; SUBSTITUTE([.B218];&quot;'&quot;; &quot;\'&quot;) &amp; &quot;'&quot; &amp; IF(OR(1; [.D218]&lt;&gt;&quot;&quot;); &quot;, context = '&quot; &amp; SUBSTITUTE([.D218];&quot;'&quot;; &quot;\'&quot;) &amp; &quot;'&quot;; &quot;&quot;) &amp; &quot;, created_visa='roland', updated_visa='roland', created_date=NOW(), updated_date=NOW(); &quot; &amp; IF(OR([.F218]&lt;&gt;&quot;&quot;; [.H218]&lt;&gt;&quot;&quot;);&quot;INSERT INTO translation_target (lang, translation, translation_source_id, created_visa, updated_visa, created_date, updated_date) VALUES &quot; &amp; IF([.F218]&lt;&gt;&quot;&quot;;&quot;('de', '&quot; &amp; SUBSTITUTE([.G218];&quot;'&quot;; &quot;\'&quot;) &amp; &quot;', LAST_INSERT_ID(), 'roland', 'roland', NOW(), NOW())&quot;; &quot;&quot;) &amp; IF(AND([.F218]&lt;&gt;&quot;&quot;; [.H218]&lt;&gt;&quot;&quot;); &quot;,&quot;; &quot;&quot;) &amp; IF([.H218]&lt;&gt;&quot;&quot;;&quot;('fr', '&quot; &amp; SUBSTITUTE([.H218];&quot;'&quot;; &quot;\'&quot;) &amp; &quot;', LAST_INSERT_ID(), 'roland', 'roland', NOW(), NOW())&quot;; &quot;&quot;) &amp; &quot;;&quot;; &quot;&quot;)" office:value-type="string" office:string-value="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" calcext:value-type="string">
            <text:p>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F219];&quot;'&quot;; &quot;\'&quot;) &amp; &quot;', location='&quot; &amp;SUBSTITUTE([.A219];&quot;'&quot;; &quot;\'&quot;) &amp; &quot;', field = '&quot; &amp; SUBSTITUTE([.B219];&quot;'&quot;; &quot;\'&quot;) &amp; &quot;'&quot; &amp; IF(OR(1; [.D219]&lt;&gt;&quot;&quot;); &quot;, context = '&quot; &amp; SUBSTITUTE([.D219];&quot;'&quot;; &quot;\'&quot;) &amp; &quot;'&quot;; &quot;&quot;) &amp; &quot;, created_visa='roland', updated_visa='roland', created_date=NOW(), updated_date=NOW(); &quot; &amp; IF(OR([.F219]&lt;&gt;&quot;&quot;; [.H219]&lt;&gt;&quot;&quot;);&quot;INSERT INTO translation_target (lang, translation, translation_source_id, created_visa, updated_visa, created_date, updated_date) VALUES &quot; &amp; IF([.F219]&lt;&gt;&quot;&quot;;&quot;('de', '&quot; &amp; SUBSTITUTE([.G219];&quot;'&quot;; &quot;\'&quot;) &amp; &quot;', LAST_INSERT_ID(), 'roland', 'roland', NOW(), NOW())&quot;; &quot;&quot;) &amp; IF(AND([.F219]&lt;&gt;&quot;&quot;; [.H219]&lt;&gt;&quot;&quot;); &quot;,&quot;; &quot;&quot;) &amp; IF([.H219]&lt;&gt;&quot;&quot;;&quot;('fr', '&quot; &amp; SUBSTITUTE([.H219];&quot;'&quot;; &quot;\'&quot;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uttergesellschaft</text:p>
          </table:table-cell>
          <table:table-cell/>
          <table:table-cell office:value-type="string" calcext:value-type="string">
            <text:p>Société mère</text:p>
          </table:table-cell>
          <table:table-cell table:number-columns-repeated="2"/>
          <table:table-cell table:formula="of:=&quot;INSERT INTO translation_source SET source='&quot; &amp; SUBSTITUTE([.F220];&quot;'&quot;; &quot;\'&quot;) &amp; &quot;', location='&quot; &amp;SUBSTITUTE([.A220];&quot;'&quot;; &quot;\'&quot;) &amp; &quot;', field = '&quot; &amp; SUBSTITUTE([.B220];&quot;'&quot;; &quot;\'&quot;) &amp; &quot;'&quot; &amp; IF(OR(1; [.D220]&lt;&gt;&quot;&quot;); &quot;, context = '&quot; &amp; SUBSTITUTE([.D220];&quot;'&quot;; &quot;\'&quot;) &amp; &quot;'&quot;; &quot;&quot;) &amp; &quot;, created_visa='roland', updated_visa='roland', created_date=NOW(), updated_date=NOW(); &quot; &amp; IF(OR([.F220]&lt;&gt;&quot;&quot;; [.H220]&lt;&gt;&quot;&quot;);&quot;INSERT INTO translation_target (lang, translation, translation_source_id, created_visa, updated_visa, created_date, updated_date) VALUES &quot; &amp; IF([.F220]&lt;&gt;&quot;&quot;;&quot;('de', '&quot; &amp; SUBSTITUTE([.G220];&quot;'&quot;; &quot;\'&quot;) &amp; &quot;', LAST_INSERT_ID(), 'roland', 'roland', NOW(), NOW())&quot;; &quot;&quot;) &amp; IF(AND([.F220]&lt;&gt;&quot;&quot;; [.H220]&lt;&gt;&quot;&quot;); &quot;,&quot;; &quot;&quot;) &amp; IF([.H220]&lt;&gt;&quot;&quot;;&quot;('fr', '&quot; &amp; SUBSTITUTE([.H220];&quot;'&quot;; &quot;\'&quot;) &amp; &quot;', LAST_INSERT_ID(), 'roland', 'roland', NOW(), NOW())&quot;; &quot;&quot;) &amp; &quot;;&quot;; &quot;&quot;)" office:value-type="string" office:string-value="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" calcext:value-type="string">
            <text:p>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ochtergesellschaften</text:p>
          </table:table-cell>
          <table:table-cell/>
          <table:table-cell office:value-type="string" calcext:value-type="string">
            <text:p>Sociétés filiales</text:p>
          </table:table-cell>
          <table:table-cell table:number-columns-repeated="2"/>
          <table:table-cell table:formula="of:=&quot;INSERT INTO translation_source SET source='&quot; &amp; SUBSTITUTE([.F221];&quot;'&quot;; &quot;\'&quot;) &amp; &quot;', location='&quot; &amp;SUBSTITUTE([.A221];&quot;'&quot;; &quot;\'&quot;) &amp; &quot;', field = '&quot; &amp; SUBSTITUTE([.B221];&quot;'&quot;; &quot;\'&quot;) &amp; &quot;'&quot; &amp; IF(OR(1; [.D221]&lt;&gt;&quot;&quot;); &quot;, context = '&quot; &amp; SUBSTITUTE([.D221];&quot;'&quot;; &quot;\'&quot;) &amp; &quot;'&quot;; &quot;&quot;) &amp; &quot;, created_visa='roland', updated_visa='roland', created_date=NOW(), updated_date=NOW(); &quot; &amp; IF(OR([.F221]&lt;&gt;&quot;&quot;; [.H221]&lt;&gt;&quot;&quot;);&quot;INSERT INTO translation_target (lang, translation, translation_source_id, created_visa, updated_visa, created_date, updated_date) VALUES &quot; &amp; IF([.F221]&lt;&gt;&quot;&quot;;&quot;('de', '&quot; &amp; SUBSTITUTE([.G221];&quot;'&quot;; &quot;\'&quot;) &amp; &quot;', LAST_INSERT_ID(), 'roland', 'roland', NOW(), NOW())&quot;; &quot;&quot;) &amp; IF(AND([.F221]&lt;&gt;&quot;&quot;; [.H221]&lt;&gt;&quot;&quot;); &quot;,&quot;; &quot;&quot;) &amp; IF([.H221]&lt;&gt;&quot;&quot;;&quot;('fr', '&quot; &amp; SUBSTITUTE([.H221];&quot;'&quot;; &quot;\'&quot;) &amp; &quot;', LAST_INSERT_ID(), 'roland', 'roland', NOW(), NOW())&quot;; &quot;&quot;) &amp; &quot;;&quot;; &quot;&quot;)" office:value-type="string" office:string-value="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" calcext:value-type="string">
            <text:p>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arierverbindungen</text:p>
          </table:table-cell>
          <table:table-cell/>
          <table:table-cell office:value-type="string" calcext:value-type="string">
            <text:p>Liens avec des parlementaires</text:p>
          </table:table-cell>
          <table:table-cell table:number-columns-repeated="2"/>
          <table:table-cell table:formula="of:=&quot;INSERT INTO translation_source SET source='&quot; &amp; SUBSTITUTE([.F222];&quot;'&quot;; &quot;\'&quot;) &amp; &quot;', location='&quot; &amp;SUBSTITUTE([.A222];&quot;'&quot;; &quot;\'&quot;) &amp; &quot;', field = '&quot; &amp; SUBSTITUTE([.B222];&quot;'&quot;; &quot;\'&quot;) &amp; &quot;'&quot; &amp; IF(OR(1; [.D222]&lt;&gt;&quot;&quot;); &quot;, context = '&quot; &amp; SUBSTITUTE([.D222];&quot;'&quot;; &quot;\'&quot;) &amp; &quot;'&quot;; &quot;&quot;) &amp; &quot;, created_visa='roland', updated_visa='roland', created_date=NOW(), updated_date=NOW(); &quot; &amp; IF(OR([.F222]&lt;&gt;&quot;&quot;; [.H222]&lt;&gt;&quot;&quot;);&quot;INSERT INTO translation_target (lang, translation, translation_source_id, created_visa, updated_visa, created_date, updated_date) VALUES &quot; &amp; IF([.F222]&lt;&gt;&quot;&quot;;&quot;('de', '&quot; &amp; SUBSTITUTE([.G222];&quot;'&quot;; &quot;\'&quot;) &amp; &quot;', LAST_INSERT_ID(), 'roland', 'roland', NOW(), NOW())&quot;; &quot;&quot;) &amp; IF(AND([.F222]&lt;&gt;&quot;&quot;; [.H222]&lt;&gt;&quot;&quot;); &quot;,&quot;; &quot;&quot;) &amp; IF([.H222]&lt;&gt;&quot;&quot;;&quot;('fr', '&quot; &amp; SUBSTITUTE([.H222];&quot;'&quot;; &quot;\'&quot;) &amp; &quot;', LAST_INSERT_ID(), 'roland', 'roland', NOW(), NOW())&quot;; &quot;&quot;) &amp; &quot;;&quot;; &quot;&quot;)" office:value-type="string" office:string-value="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" calcext:value-type="string">
            <text:p>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bindungen sind direkt über Parlamentarier, indirekt über zutrittsberechtigte Gäste oder indirekt über Mandate von verbundenen PR- oder Beratungsunternehmen.</text:p>
          </table:table-cell>
          <table:table-cell/>
          <table:table-cell office:value-type="string" calcext:value-type="string">
            <text:p>Les liens existent soit directement par les parlementaires, soit indirectement via les invités avec droit d'accès ou les mandats de cabinets de conseil / PR.</text:p>
          </table:table-cell>
          <table:table-cell table:number-columns-repeated="2"/>
          <table:table-cell table:formula="of:=&quot;INSERT INTO translation_source SET source='&quot; &amp; SUBSTITUTE([.F223];&quot;'&quot;; &quot;\'&quot;) &amp; &quot;', location='&quot; &amp;SUBSTITUTE([.A223];&quot;'&quot;; &quot;\'&quot;) &amp; &quot;', field = '&quot; &amp; SUBSTITUTE([.B223];&quot;'&quot;; &quot;\'&quot;) &amp; &quot;'&quot; &amp; IF(OR(1; [.D223]&lt;&gt;&quot;&quot;); &quot;, context = '&quot; &amp; SUBSTITUTE([.D223];&quot;'&quot;; &quot;\'&quot;) &amp; &quot;'&quot;; &quot;&quot;) &amp; &quot;, created_visa='roland', updated_visa='roland', created_date=NOW(), updated_date=NOW(); &quot; &amp; IF(OR([.F223]&lt;&gt;&quot;&quot;; [.H223]&lt;&gt;&quot;&quot;);&quot;INSERT INTO translation_target (lang, translation, translation_source_id, created_visa, updated_visa, created_date, updated_date) VALUES &quot; &amp; IF([.F223]&lt;&gt;&quot;&quot;;&quot;('de', '&quot; &amp; SUBSTITUTE([.G223];&quot;'&quot;; &quot;\'&quot;) &amp; &quot;', LAST_INSERT_ID(), 'roland', 'roland', NOW(), NOW())&quot;; &quot;&quot;) &amp; IF(AND([.F223]&lt;&gt;&quot;&quot;; [.H223]&lt;&gt;&quot;&quot;); &quot;,&quot;; &quot;&quot;) &amp; IF([.H223]&lt;&gt;&quot;&quot;;&quot;('fr', '&quot; &amp; SUBSTITUTE([.H223];&quot;'&quot;; &quot;\'&quot;) &amp; &quot;', LAST_INSERT_ID(), 'roland', 'roland', NOW(), NOW())&quot;; &quot;&quot;) &amp; &quot;;&quot;; &quot;&quot;)" office:value-type="string" office:string-value="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" calcext:value-type="string">
            <text:p>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Kommissionen</text:p>
          </table:table-cell>
          <table:table-cell/>
          <table:table-cell office:value-type="string" calcext:value-type="string">
            <text:p>Liste des commissions</text:p>
          </table:table-cell>
          <table:table-cell table:number-columns-repeated="2"/>
          <table:table-cell table:formula="of:=&quot;INSERT INTO translation_source SET source='&quot; &amp; SUBSTITUTE([.F224];&quot;'&quot;; &quot;\'&quot;) &amp; &quot;', location='&quot; &amp;SUBSTITUTE([.A224];&quot;'&quot;; &quot;\'&quot;) &amp; &quot;', field = '&quot; &amp; SUBSTITUTE([.B224];&quot;'&quot;; &quot;\'&quot;) &amp; &quot;'&quot; &amp; IF(OR(1; [.D224]&lt;&gt;&quot;&quot;); &quot;, context = '&quot; &amp; SUBSTITUTE([.D224];&quot;'&quot;; &quot;\'&quot;) &amp; &quot;'&quot;; &quot;&quot;) &amp; &quot;, created_visa='roland', updated_visa='roland', created_date=NOW(), updated_date=NOW(); &quot; &amp; IF(OR([.F224]&lt;&gt;&quot;&quot;; [.H224]&lt;&gt;&quot;&quot;);&quot;INSERT INTO translation_target (lang, translation, translation_source_id, created_visa, updated_visa, created_date, updated_date) VALUES &quot; &amp; IF([.F224]&lt;&gt;&quot;&quot;;&quot;('de', '&quot; &amp; SUBSTITUTE([.G224];&quot;'&quot;; &quot;\'&quot;) &amp; &quot;', LAST_INSERT_ID(), 'roland', 'roland', NOW(), NOW())&quot;; &quot;&quot;) &amp; IF(AND([.F224]&lt;&gt;&quot;&quot;; [.H224]&lt;&gt;&quot;&quot;); &quot;,&quot;; &quot;&quot;) &amp; IF([.H224]&lt;&gt;&quot;&quot;;&quot;('fr', '&quot; &amp; SUBSTITUTE([.H224];&quot;'&quot;; &quot;\'&quot;) &amp; &quot;', LAST_INSERT_ID(), 'roland', 'roland', NOW(), NOW())&quot;; &quot;&quot;) &amp; &quot;;&quot;; &quot;&quot;)" office:value-type="string" office:string-value="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" calcext:value-type="string">
            <text:p>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bkürzung</text:p>
          </table:table-cell>
          <table:table-cell/>
          <table:table-cell office:value-type="string" calcext:value-type="string">
            <text:p>Abréviation</text:p>
          </table:table-cell>
          <table:table-cell table:number-columns-repeated="2"/>
          <table:table-cell table:formula="of:=&quot;INSERT INTO translation_source SET source='&quot; &amp; SUBSTITUTE([.F225];&quot;'&quot;; &quot;\'&quot;) &amp; &quot;', location='&quot; &amp;SUBSTITUTE([.A225];&quot;'&quot;; &quot;\'&quot;) &amp; &quot;', field = '&quot; &amp; SUBSTITUTE([.B225];&quot;'&quot;; &quot;\'&quot;) &amp; &quot;'&quot; &amp; IF(OR(1; [.D225]&lt;&gt;&quot;&quot;); &quot;, context = '&quot; &amp; SUBSTITUTE([.D225];&quot;'&quot;; &quot;\'&quot;) &amp; &quot;'&quot;; &quot;&quot;) &amp; &quot;, created_visa='roland', updated_visa='roland', created_date=NOW(), updated_date=NOW(); &quot; &amp; IF(OR([.F225]&lt;&gt;&quot;&quot;; [.H225]&lt;&gt;&quot;&quot;);&quot;INSERT INTO translation_target (lang, translation, translation_source_id, created_visa, updated_visa, created_date, updated_date) VALUES &quot; &amp; IF([.F225]&lt;&gt;&quot;&quot;;&quot;('de', '&quot; &amp; SUBSTITUTE([.G225];&quot;'&quot;; &quot;\'&quot;) &amp; &quot;', LAST_INSERT_ID(), 'roland', 'roland', NOW(), NOW())&quot;; &quot;&quot;) &amp; IF(AND([.F225]&lt;&gt;&quot;&quot;; [.H225]&lt;&gt;&quot;&quot;); &quot;,&quot;; &quot;&quot;) &amp; IF([.H225]&lt;&gt;&quot;&quot;;&quot;('fr', '&quot; &amp; SUBSTITUTE([.H225];&quot;'&quot;; &quot;\'&quot;) &amp; &quot;', LAST_INSERT_ID(), 'roland', 'roland', NOW(), NOW())&quot;; &quot;&quot;) &amp; &quot;;&quot;; &quot;&quot;)" office:value-type="string" office:string-value="INSERT INTO translation_source SET source='Abkürzung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" calcext:value-type="string">
            <text:p>INSERT INTO translation_source SET source='Abkürzung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.ch Link</text:p>
          </table:table-cell>
          <table:table-cell/>
          <table:table-cell office:value-type="string" calcext:value-type="string">
            <text:p>Lien vers parlament.ch</text:p>
          </table:table-cell>
          <table:table-cell table:number-columns-repeated="2"/>
          <table:table-cell table:formula="of:=&quot;INSERT INTO translation_source SET source='&quot; &amp; SUBSTITUTE([.F226];&quot;'&quot;; &quot;\'&quot;) &amp; &quot;', location='&quot; &amp;SUBSTITUTE([.A226];&quot;'&quot;; &quot;\'&quot;) &amp; &quot;', field = '&quot; &amp; SUBSTITUTE([.B226];&quot;'&quot;; &quot;\'&quot;) &amp; &quot;'&quot; &amp; IF(OR(1; [.D226]&lt;&gt;&quot;&quot;); &quot;, context = '&quot; &amp; SUBSTITUTE([.D226];&quot;'&quot;; &quot;\'&quot;) &amp; &quot;'&quot;; &quot;&quot;) &amp; &quot;, created_visa='roland', updated_visa='roland', created_date=NOW(), updated_date=NOW(); &quot; &amp; IF(OR([.F226]&lt;&gt;&quot;&quot;; [.H226]&lt;&gt;&quot;&quot;);&quot;INSERT INTO translation_target (lang, translation, translation_source_id, created_visa, updated_visa, created_date, updated_date) VALUES &quot; &amp; IF([.F226]&lt;&gt;&quot;&quot;;&quot;('de', '&quot; &amp; SUBSTITUTE([.G226];&quot;'&quot;; &quot;\'&quot;) &amp; &quot;', LAST_INSERT_ID(), 'roland', 'roland', NOW(), NOW())&quot;; &quot;&quot;) &amp; IF(AND([.F226]&lt;&gt;&quot;&quot;; [.H226]&lt;&gt;&quot;&quot;); &quot;,&quot;; &quot;&quot;) &amp; IF([.H226]&lt;&gt;&quot;&quot;;&quot;('fr', '&quot; &amp; SUBSTITUTE([.H226];&quot;'&quot;; &quot;\'&quot;) &amp; &quot;', LAST_INSERT_ID(), 'roland', 'roland', NOW(), NOW())&quot;; &quot;&quot;) &amp; &quot;;&quot;; &quot;&quot;)" office:value-type="string" office:string-value="INSERT INTO translation_source SET source='Parlament.ch Link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 vers parlament.ch', LAST_INSERT_ID(), 'roland', 'roland', NOW(), NOW());" calcext:value-type="string">
            <text:p>INSERT INTO translation_source SET source='Parlament.ch Link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 vers parlament.ch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2"/>
          <table:table-cell table:formula="of:=&quot;INSERT INTO translation_source SET source='&quot; &amp; SUBSTITUTE([.F227];&quot;'&quot;; &quot;\'&quot;) &amp; &quot;', location='&quot; &amp;SUBSTITUTE([.A227];&quot;'&quot;; &quot;\'&quot;) &amp; &quot;', field = '&quot; &amp; SUBSTITUTE([.B227];&quot;'&quot;; &quot;\'&quot;) &amp; &quot;'&quot; &amp; IF(OR(1; [.D227]&lt;&gt;&quot;&quot;); &quot;, context = '&quot; &amp; SUBSTITUTE([.D227];&quot;'&quot;; &quot;\'&quot;) &amp; &quot;'&quot;; &quot;&quot;) &amp; &quot;, created_visa='roland', updated_visa='roland', created_date=NOW(), updated_date=NOW(); &quot; &amp; IF(OR([.F227]&lt;&gt;&quot;&quot;; [.H227]&lt;&gt;&quot;&quot;);&quot;INSERT INTO translation_target (lang, translation, translation_source_id, created_visa, updated_visa, created_date, updated_date) VALUES &quot; &amp; IF([.F227]&lt;&gt;&quot;&quot;;&quot;('de', '&quot; &amp; SUBSTITUTE([.G227];&quot;'&quot;; &quot;\'&quot;) &amp; &quot;', LAST_INSERT_ID(), 'roland', 'roland', NOW(), NOW())&quot;; &quot;&quot;) &amp; IF(AND([.F227]&lt;&gt;&quot;&quot;; [.H227]&lt;&gt;&quot;&quot;); &quot;,&quot;; &quot;&quot;) &amp; IF([.H227]&lt;&gt;&quot;&quot;;&quot;('fr', '&quot; &amp; SUBSTITUTE([.H227];&quot;'&quot;; &quot;\'&quot;) &amp; &quot;', LAST_INSERT_ID(), 'roland', 'roland', NOW(), NOW())&quot;; &quot;&quot;) &amp; &quot;;&quot;; &quot;&quot;)" office:value-type="string" office:string-value="INSERT INTO translation_source SET source='Beschreibung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', LAST_INSERT_ID(), 'roland', 'roland', NOW(), NOW());" calcext:value-type="string">
            <text:p>INSERT INTO translation_source SET source='Beschreibung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  <table:table-cell table:formula="of:=&quot;INSERT INTO translation_source SET source='&quot; &amp; SUBSTITUTE([.F228];&quot;'&quot;; &quot;\'&quot;) &amp; &quot;', location='&quot; &amp;SUBSTITUTE([.A228];&quot;'&quot;; &quot;\'&quot;) &amp; &quot;', field = '&quot; &amp; SUBSTITUTE([.B228];&quot;'&quot;; &quot;\'&quot;) &amp; &quot;'&quot; &amp; IF(OR(1; [.D228]&lt;&gt;&quot;&quot;); &quot;, context = '&quot; &amp; SUBSTITUTE([.D228];&quot;'&quot;; &quot;\'&quot;) &amp; &quot;'&quot;; &quot;&quot;) &amp; &quot;, created_visa='roland', updated_visa='roland', created_date=NOW(), updated_date=NOW(); &quot; &amp; IF(OR([.F228]&lt;&gt;&quot;&quot;; [.H228]&lt;&gt;&quot;&quot;);&quot;INSERT INTO translation_target (lang, translation, translation_source_id, created_visa, updated_visa, created_date, updated_date) VALUES &quot; &amp; IF([.F228]&lt;&gt;&quot;&quot;;&quot;('de', '&quot; &amp; SUBSTITUTE([.G228];&quot;'&quot;; &quot;\'&quot;) &amp; &quot;', LAST_INSERT_ID(), 'roland', 'roland', NOW(), NOW())&quot;; &quot;&quot;) &amp; IF(AND([.F228]&lt;&gt;&quot;&quot;; [.H228]&lt;&gt;&quot;&quot;); &quot;,&quot;; &quot;&quot;) &amp; IF([.H228]&lt;&gt;&quot;&quot;;&quot;('fr', '&quot; &amp; SUBSTITUTE([.H228];&quot;'&quot;; &quot;\'&quot;) &amp; &quot;', LAST_INSERT_ID(), 'roland', 'roland', NOW(), NOW())&quot;; &quot;&quot;) &amp; &quot;;&quot;; &quot;&quot;)" office:value-type="string" office:string-value="INSERT INTO translation_source SET source='Typ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', LAST_INSERT_ID(), 'roland', 'roland', NOW(), NOW());" calcext:value-type="string">
            <text:p>INSERT INTO translation_source SET source='Typ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Genre</text:p>
          </table:table-cell>
          <table:table-cell table:number-columns-repeated="2"/>
          <table:table-cell table:formula="of:=&quot;INSERT INTO translation_source SET source='&quot; &amp; SUBSTITUTE([.F229];&quot;'&quot;; &quot;\'&quot;) &amp; &quot;', location='&quot; &amp;SUBSTITUTE([.A229];&quot;'&quot;; &quot;\'&quot;) &amp; &quot;', field = '&quot; &amp; SUBSTITUTE([.B229];&quot;'&quot;; &quot;\'&quot;) &amp; &quot;'&quot; &amp; IF(OR(1; [.D229]&lt;&gt;&quot;&quot;); &quot;, context = '&quot; &amp; SUBSTITUTE([.D229];&quot;'&quot;; &quot;\'&quot;) &amp; &quot;'&quot;; &quot;&quot;) &amp; &quot;, created_visa='roland', updated_visa='roland', created_date=NOW(), updated_date=NOW(); &quot; &amp; IF(OR([.F229]&lt;&gt;&quot;&quot;; [.H229]&lt;&gt;&quot;&quot;);&quot;INSERT INTO translation_target (lang, translation, translation_source_id, created_visa, updated_visa, created_date, updated_date) VALUES &quot; &amp; IF([.F229]&lt;&gt;&quot;&quot;;&quot;('de', '&quot; &amp; SUBSTITUTE([.G229];&quot;'&quot;; &quot;\'&quot;) &amp; &quot;', LAST_INSERT_ID(), 'roland', 'roland', NOW(), NOW())&quot;; &quot;&quot;) &amp; IF(AND([.F229]&lt;&gt;&quot;&quot;; [.H229]&lt;&gt;&quot;&quot;); &quot;,&quot;; &quot;&quot;) &amp; IF([.H229]&lt;&gt;&quot;&quot;;&quot;('fr', '&quot; &amp; SUBSTITUTE([.H229];&quot;'&quot;; &quot;\'&quot;) &amp; &quot;', LAST_INSERT_ID(), 'roland', 'roland', NOW(), NOW())&quot;; &quot;&quot;) &amp; &quot;;&quot;; &quot;&quot;)" office:value-type="string" office:string-value="INSERT INTO translation_source SET source='Art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', LAST_INSERT_ID(), 'roland', 'roland', NOW(), NOW());" calcext:value-type="string">
            <text:p>INSERT INTO translation_source SET source='Art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achbereiche</text:p>
          </table:table-cell>
          <table:table-cell/>
          <table:table-cell office:value-type="string" calcext:value-type="string">
            <text:p>Domaines</text:p>
          </table:table-cell>
          <table:table-cell table:number-columns-repeated="2"/>
          <table:table-cell table:formula="of:=&quot;INSERT INTO translation_source SET source='&quot; &amp; SUBSTITUTE([.F230];&quot;'&quot;; &quot;\'&quot;) &amp; &quot;', location='&quot; &amp;SUBSTITUTE([.A230];&quot;'&quot;; &quot;\'&quot;) &amp; &quot;', field = '&quot; &amp; SUBSTITUTE([.B230];&quot;'&quot;; &quot;\'&quot;) &amp; &quot;'&quot; &amp; IF(OR(1; [.D230]&lt;&gt;&quot;&quot;); &quot;, context = '&quot; &amp; SUBSTITUTE([.D230];&quot;'&quot;; &quot;\'&quot;) &amp; &quot;'&quot;; &quot;&quot;) &amp; &quot;, created_visa='roland', updated_visa='roland', created_date=NOW(), updated_date=NOW(); &quot; &amp; IF(OR([.F230]&lt;&gt;&quot;&quot;; [.H230]&lt;&gt;&quot;&quot;);&quot;INSERT INTO translation_target (lang, translation, translation_source_id, created_visa, updated_visa, created_date, updated_date) VALUES &quot; &amp; IF([.F230]&lt;&gt;&quot;&quot;;&quot;('de', '&quot; &amp; SUBSTITUTE([.G230];&quot;'&quot;; &quot;\'&quot;) &amp; &quot;', LAST_INSERT_ID(), 'roland', 'roland', NOW(), NOW())&quot;; &quot;&quot;) &amp; IF(AND([.F230]&lt;&gt;&quot;&quot;; [.H230]&lt;&gt;&quot;&quot;); &quot;,&quot;; &quot;&quot;) &amp; IF([.H230]&lt;&gt;&quot;&quot;;&quot;('fr', '&quot; &amp; SUBSTITUTE([.H230];&quot;'&quot;; &quot;\'&quot;) &amp; &quot;', LAST_INSERT_ID(), 'roland', 'roland', NOW(), NOW())&quot;; &quot;&quot;) &amp; &quot;;&quot;; &quot;&quot;)" office:value-type="string" office:string-value="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" calcext:value-type="string">
            <text:p>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er der @kommission_abkuerzung des Ständerates</text:p>
          </table:table-cell>
          <table:table-cell/>
          <table:table-cell office:value-type="string" calcext:value-type="string">
            <text:p>Membres de la @kommission_abkuerzung du Conseil des États</text:p>
          </table:table-cell>
          <table:table-cell table:number-columns-repeated="2"/>
          <table:table-cell table:formula="of:=&quot;INSERT INTO translation_source SET source='&quot; &amp; SUBSTITUTE([.F231];&quot;'&quot;; &quot;\'&quot;) &amp; &quot;', location='&quot; &amp;SUBSTITUTE([.A231];&quot;'&quot;; &quot;\'&quot;) &amp; &quot;', field = '&quot; &amp; SUBSTITUTE([.B231];&quot;'&quot;; &quot;\'&quot;) &amp; &quot;'&quot; &amp; IF(OR(1; [.D231]&lt;&gt;&quot;&quot;); &quot;, context = '&quot; &amp; SUBSTITUTE([.D231];&quot;'&quot;; &quot;\'&quot;) &amp; &quot;'&quot;; &quot;&quot;) &amp; &quot;, created_visa='roland', updated_visa='roland', created_date=NOW(), updated_date=NOW(); &quot; &amp; IF(OR([.F231]&lt;&gt;&quot;&quot;; [.H231]&lt;&gt;&quot;&quot;);&quot;INSERT INTO translation_target (lang, translation, translation_source_id, created_visa, updated_visa, created_date, updated_date) VALUES &quot; &amp; IF([.F231]&lt;&gt;&quot;&quot;;&quot;('de', '&quot; &amp; SUBSTITUTE([.G231];&quot;'&quot;; &quot;\'&quot;) &amp; &quot;', LAST_INSERT_ID(), 'roland', 'roland', NOW(), NOW())&quot;; &quot;&quot;) &amp; IF(AND([.F231]&lt;&gt;&quot;&quot;; [.H231]&lt;&gt;&quot;&quot;); &quot;,&quot;; &quot;&quot;) &amp; IF([.H231]&lt;&gt;&quot;&quot;;&quot;('fr', '&quot; &amp; SUBSTITUTE([.H231];&quot;'&quot;; &quot;\'&quot;) &amp; &quot;', LAST_INSERT_ID(), 'roland', 'roland', NOW(), NOW())&quot;; &quot;&quot;) &amp; &quot;;&quot;; &quot;&quot;)" office:value-type="string" office:string-value="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" calcext:value-type="string">
            <text:p>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er der @kommission_abkuerzung des Nationalrates</text:p>
          </table:table-cell>
          <table:table-cell/>
          <table:table-cell office:value-type="string" calcext:value-type="string">
            <text:p>Membres de la @kommission_abkuerzung du Conseil national</text:p>
          </table:table-cell>
          <table:table-cell table:number-columns-repeated="2"/>
          <table:table-cell table:formula="of:=&quot;INSERT INTO translation_source SET source='&quot; &amp; SUBSTITUTE([.F232];&quot;'&quot;; &quot;\'&quot;) &amp; &quot;', location='&quot; &amp;SUBSTITUTE([.A232];&quot;'&quot;; &quot;\'&quot;) &amp; &quot;', field = '&quot; &amp; SUBSTITUTE([.B232];&quot;'&quot;; &quot;\'&quot;) &amp; &quot;'&quot; &amp; IF(OR(1; [.D232]&lt;&gt;&quot;&quot;); &quot;, context = '&quot; &amp; SUBSTITUTE([.D232];&quot;'&quot;; &quot;\'&quot;) &amp; &quot;'&quot;; &quot;&quot;) &amp; &quot;, created_visa='roland', updated_visa='roland', created_date=NOW(), updated_date=NOW(); &quot; &amp; IF(OR([.F232]&lt;&gt;&quot;&quot;; [.H232]&lt;&gt;&quot;&quot;);&quot;INSERT INTO translation_target (lang, translation, translation_source_id, created_visa, updated_visa, created_date, updated_date) VALUES &quot; &amp; IF([.F232]&lt;&gt;&quot;&quot;;&quot;('de', '&quot; &amp; SUBSTITUTE([.G232];&quot;'&quot;; &quot;\'&quot;) &amp; &quot;', LAST_INSERT_ID(), 'roland', 'roland', NOW(), NOW())&quot;; &quot;&quot;) &amp; IF(AND([.F232]&lt;&gt;&quot;&quot;; [.H232]&lt;&gt;&quot;&quot;); &quot;,&quot;; &quot;&quot;) &amp; IF([.H232]&lt;&gt;&quot;&quot;;&quot;('fr', '&quot; &amp; SUBSTITUTE([.H232];&quot;'&quot;; &quot;\'&quot;) &amp; &quot;', LAST_INSERT_ID(), 'roland', 'roland', NOW(), NOW())&quot;; &quot;&quot;) &amp; &quot;;&quot;; &quot;&quot;)" office:value-type="string" office:string-value="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" calcext:value-type="string">
            <text:p>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n in diesem Themenbereich</text:p>
          </table:table-cell>
          <table:table-cell/>
          <table:table-cell office:value-type="string" calcext:value-type="string">
            <text:p>Branches de ce domaine</text:p>
          </table:table-cell>
          <table:table-cell table:number-columns-repeated="2"/>
          <table:table-cell table:formula="of:=&quot;INSERT INTO translation_source SET source='&quot; &amp; SUBSTITUTE([.F233];&quot;'&quot;; &quot;\'&quot;) &amp; &quot;', location='&quot; &amp;SUBSTITUTE([.A233];&quot;'&quot;; &quot;\'&quot;) &amp; &quot;', field = '&quot; &amp; SUBSTITUTE([.B233];&quot;'&quot;; &quot;\'&quot;) &amp; &quot;'&quot; &amp; IF(OR(1; [.D233]&lt;&gt;&quot;&quot;); &quot;, context = '&quot; &amp; SUBSTITUTE([.D233];&quot;'&quot;; &quot;\'&quot;) &amp; &quot;'&quot;; &quot;&quot;) &amp; &quot;, created_visa='roland', updated_visa='roland', created_date=NOW(), updated_date=NOW(); &quot; &amp; IF(OR([.F233]&lt;&gt;&quot;&quot;; [.H233]&lt;&gt;&quot;&quot;);&quot;INSERT INTO translation_target (lang, translation, translation_source_id, created_visa, updated_visa, created_date, updated_date) VALUES &quot; &amp; IF([.F233]&lt;&gt;&quot;&quot;;&quot;('de', '&quot; &amp; SUBSTITUTE([.G233];&quot;'&quot;; &quot;\'&quot;) &amp; &quot;', LAST_INSERT_ID(), 'roland', 'roland', NOW(), NOW())&quot;; &quot;&quot;) &amp; IF(AND([.F233]&lt;&gt;&quot;&quot;; [.H233]&lt;&gt;&quot;&quot;); &quot;,&quot;; &quot;&quot;) &amp; IF([.H233]&lt;&gt;&quot;&quot;;&quot;('fr', '&quot; &amp; SUBSTITUTE([.H233];&quot;'&quot;; &quot;\'&quot;) &amp; &quot;', LAST_INSERT_ID(), 'roland', 'roland', NOW(), NOW())&quot;; &quot;&quot;) &amp; &quot;;&quot;; &quot;&quot;)" office:value-type="string" office:string-value="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" calcext:value-type="string">
            <text:p>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gruppen</text:p>
          </table:table-cell>
          <table:table-cell/>
          <table:table-cell office:value-type="string" calcext:value-type="string">
            <text:p>Groupes d'intérêt :</text:p>
          </table:table-cell>
          <table:table-cell table:number-columns-repeated="2"/>
          <table:table-cell table:formula="of:=&quot;INSERT INTO translation_source SET source='&quot; &amp; SUBSTITUTE([.F234];&quot;'&quot;; &quot;\'&quot;) &amp; &quot;', location='&quot; &amp;SUBSTITUTE([.A234];&quot;'&quot;; &quot;\'&quot;) &amp; &quot;', field = '&quot; &amp; SUBSTITUTE([.B234];&quot;'&quot;; &quot;\'&quot;) &amp; &quot;'&quot; &amp; IF(OR(1; [.D234]&lt;&gt;&quot;&quot;); &quot;, context = '&quot; &amp; SUBSTITUTE([.D234];&quot;'&quot;; &quot;\'&quot;) &amp; &quot;'&quot;; &quot;&quot;) &amp; &quot;, created_visa='roland', updated_visa='roland', created_date=NOW(), updated_date=NOW(); &quot; &amp; IF(OR([.F234]&lt;&gt;&quot;&quot;; [.H234]&lt;&gt;&quot;&quot;);&quot;INSERT INTO translation_target (lang, translation, translation_source_id, created_visa, updated_visa, created_date, updated_date) VALUES &quot; &amp; IF([.F234]&lt;&gt;&quot;&quot;;&quot;('de', '&quot; &amp; SUBSTITUTE([.G234];&quot;'&quot;; &quot;\'&quot;) &amp; &quot;', LAST_INSERT_ID(), 'roland', 'roland', NOW(), NOW())&quot;; &quot;&quot;) &amp; IF(AND([.F234]&lt;&gt;&quot;&quot;; [.H234]&lt;&gt;&quot;&quot;); &quot;,&quot;; &quot;&quot;) &amp; IF([.H234]&lt;&gt;&quot;&quot;;&quot;('fr', '&quot; &amp; SUBSTITUTE([.H234];&quot;'&quot;; &quot;\'&quot;) &amp; &quot;', LAST_INSERT_ID(), 'roland', 'roland', NOW(), NOW())&quot;; &quot;&quot;) &amp; &quot;;&quot;; &quot;&quot;)" office:value-type="string" office:string-value="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 :', LAST_INSERT_ID(), 'roland', 'roland', NOW(), NOW());" calcext:value-type="string">
            <text:p>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hemalige Mitglieder</text:p>
          </table:table-cell>
          <table:table-cell/>
          <table:table-cell office:value-type="string" calcext:value-type="string">
            <text:p>Anciens membres</text:p>
          </table:table-cell>
          <table:table-cell table:number-columns-repeated="2"/>
          <table:table-cell table:formula="of:=&quot;INSERT INTO translation_source SET source='&quot; &amp; SUBSTITUTE([.F235];&quot;'&quot;; &quot;\'&quot;) &amp; &quot;', location='&quot; &amp;SUBSTITUTE([.A235];&quot;'&quot;; &quot;\'&quot;) &amp; &quot;', field = '&quot; &amp; SUBSTITUTE([.B235];&quot;'&quot;; &quot;\'&quot;) &amp; &quot;'&quot; &amp; IF(OR(1; [.D235]&lt;&gt;&quot;&quot;); &quot;, context = '&quot; &amp; SUBSTITUTE([.D235];&quot;'&quot;; &quot;\'&quot;) &amp; &quot;'&quot;; &quot;&quot;) &amp; &quot;, created_visa='roland', updated_visa='roland', created_date=NOW(), updated_date=NOW(); &quot; &amp; IF(OR([.F235]&lt;&gt;&quot;&quot;; [.H235]&lt;&gt;&quot;&quot;);&quot;INSERT INTO translation_target (lang, translation, translation_source_id, created_visa, updated_visa, created_date, updated_date) VALUES &quot; &amp; IF([.F235]&lt;&gt;&quot;&quot;;&quot;('de', '&quot; &amp; SUBSTITUTE([.G235];&quot;'&quot;; &quot;\'&quot;) &amp; &quot;', LAST_INSERT_ID(), 'roland', 'roland', NOW(), NOW())&quot;; &quot;&quot;) &amp; IF(AND([.F235]&lt;&gt;&quot;&quot;; [.H235]&lt;&gt;&quot;&quot;); &quot;,&quot;; &quot;&quot;) &amp; IF([.H235]&lt;&gt;&quot;&quot;;&quot;('fr', '&quot; &amp; SUBSTITUTE([.H235];&quot;'&quot;; &quot;\'&quot;) &amp; &quot;', LAST_INSERT_ID(), 'roland', 'roland', NOW(), NOW())&quot;; &quot;&quot;) &amp; &quot;;&quot;; &quot;&quot;)" office:value-type="string" office:string-value="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" calcext:value-type="string">
            <text:p>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Parteien</text:p>
          </table:table-cell>
          <table:table-cell/>
          <table:table-cell office:value-type="string" calcext:value-type="string">
            <text:p>Liste des partis</text:p>
          </table:table-cell>
          <table:table-cell table:number-columns-repeated="2"/>
          <table:table-cell table:formula="of:=&quot;INSERT INTO translation_source SET source='&quot; &amp; SUBSTITUTE([.F236];&quot;'&quot;; &quot;\'&quot;) &amp; &quot;', location='&quot; &amp;SUBSTITUTE([.A236];&quot;'&quot;; &quot;\'&quot;) &amp; &quot;', field = '&quot; &amp; SUBSTITUTE([.B236];&quot;'&quot;; &quot;\'&quot;) &amp; &quot;'&quot; &amp; IF(OR(1; [.D236]&lt;&gt;&quot;&quot;); &quot;, context = '&quot; &amp; SUBSTITUTE([.D236];&quot;'&quot;; &quot;\'&quot;) &amp; &quot;'&quot;; &quot;&quot;) &amp; &quot;, created_visa='roland', updated_visa='roland', created_date=NOW(), updated_date=NOW(); &quot; &amp; IF(OR([.F236]&lt;&gt;&quot;&quot;; [.H236]&lt;&gt;&quot;&quot;);&quot;INSERT INTO translation_target (lang, translation, translation_source_id, created_visa, updated_visa, created_date, updated_date) VALUES &quot; &amp; IF([.F236]&lt;&gt;&quot;&quot;;&quot;('de', '&quot; &amp; SUBSTITUTE([.G236];&quot;'&quot;; &quot;\'&quot;) &amp; &quot;', LAST_INSERT_ID(), 'roland', 'roland', NOW(), NOW())&quot;; &quot;&quot;) &amp; IF(AND([.F236]&lt;&gt;&quot;&quot;; [.H236]&lt;&gt;&quot;&quot;); &quot;,&quot;; &quot;&quot;) &amp; IF([.H236]&lt;&gt;&quot;&quot;;&quot;('fr', '&quot; &amp; SUBSTITUTE([.H236];&quot;'&quot;; &quot;\'&quot;) &amp; &quot;', LAST_INSERT_ID(), 'roland', 'roland', NOW(), NOW())&quot;; &quot;&quot;) &amp; &quot;;&quot;; &quot;&quot;)" office:value-type="string" office:string-value="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" calcext:value-type="string">
            <text:p>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F237];&quot;'&quot;; &quot;\'&quot;) &amp; &quot;', location='&quot; &amp;SUBSTITUTE([.A237];&quot;'&quot;; &quot;\'&quot;) &amp; &quot;', field = '&quot; &amp; SUBSTITUTE([.B237];&quot;'&quot;; &quot;\'&quot;) &amp; &quot;'&quot; &amp; IF(OR(1; [.D237]&lt;&gt;&quot;&quot;); &quot;, context = '&quot; &amp; SUBSTITUTE([.D237];&quot;'&quot;; &quot;\'&quot;) &amp; &quot;'&quot;; &quot;&quot;) &amp; &quot;, created_visa='roland', updated_visa='roland', created_date=NOW(), updated_date=NOW(); &quot; &amp; IF(OR([.F237]&lt;&gt;&quot;&quot;; [.H237]&lt;&gt;&quot;&quot;);&quot;INSERT INTO translation_target (lang, translation, translation_source_id, created_visa, updated_visa, created_date, updated_date) VALUES &quot; &amp; IF([.F237]&lt;&gt;&quot;&quot;;&quot;('de', '&quot; &amp; SUBSTITUTE([.G237];&quot;'&quot;; &quot;\'&quot;) &amp; &quot;', LAST_INSERT_ID(), 'roland', 'roland', NOW(), NOW())&quot;; &quot;&quot;) &amp; IF(AND([.F237]&lt;&gt;&quot;&quot;; [.H237]&lt;&gt;&quot;&quot;); &quot;,&quot;; &quot;&quot;) &amp; IF([.H237]&lt;&gt;&quot;&quot;;&quot;('fr', '&quot; &amp; SUBSTITUTE([.H237];&quot;'&quot;; &quot;\'&quot;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Branchen</text:p>
          </table:table-cell>
          <table:table-cell/>
          <table:table-cell office:value-type="string" calcext:value-type="string">
            <text:p>Liste des branches</text:p>
          </table:table-cell>
          <table:table-cell table:number-columns-repeated="2"/>
          <table:table-cell table:formula="of:=&quot;INSERT INTO translation_source SET source='&quot; &amp; SUBSTITUTE([.F238];&quot;'&quot;; &quot;\'&quot;) &amp; &quot;', location='&quot; &amp;SUBSTITUTE([.A238];&quot;'&quot;; &quot;\'&quot;) &amp; &quot;', field = '&quot; &amp; SUBSTITUTE([.B238];&quot;'&quot;; &quot;\'&quot;) &amp; &quot;'&quot; &amp; IF(OR(1; [.D238]&lt;&gt;&quot;&quot;); &quot;, context = '&quot; &amp; SUBSTITUTE([.D238];&quot;'&quot;; &quot;\'&quot;) &amp; &quot;'&quot;; &quot;&quot;) &amp; &quot;, created_visa='roland', updated_visa='roland', created_date=NOW(), updated_date=NOW(); &quot; &amp; IF(OR([.F238]&lt;&gt;&quot;&quot;; [.H238]&lt;&gt;&quot;&quot;);&quot;INSERT INTO translation_target (lang, translation, translation_source_id, created_visa, updated_visa, created_date, updated_date) VALUES &quot; &amp; IF([.F238]&lt;&gt;&quot;&quot;;&quot;('de', '&quot; &amp; SUBSTITUTE([.G238];&quot;'&quot;; &quot;\'&quot;) &amp; &quot;', LAST_INSERT_ID(), 'roland', 'roland', NOW(), NOW())&quot;; &quot;&quot;) &amp; IF(AND([.F238]&lt;&gt;&quot;&quot;; [.H238]&lt;&gt;&quot;&quot;); &quot;,&quot;; &quot;&quot;) &amp; IF([.H238]&lt;&gt;&quot;&quot;;&quot;('fr', '&quot; &amp; SUBSTITUTE([.H238];&quot;'&quot;; &quot;\'&quot;) &amp; &quot;', LAST_INSERT_ID(), 'roland', 'roland', NOW(), NOW())&quot;; &quot;&quot;) &amp; &quot;;&quot;; &quot;&quot;)" office:value-type="string" office:string-value="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" calcext:value-type="string">
            <text:p>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uständige Kommission</text:p>
          </table:table-cell>
          <table:table-cell/>
          <table:table-cell office:value-type="string" calcext:value-type="string">
            <text:p>Commission responsable</text:p>
          </table:table-cell>
          <table:table-cell table:number-columns-repeated="2"/>
          <table:table-cell table:formula="of:=&quot;INSERT INTO translation_source SET source='&quot; &amp; SUBSTITUTE([.F239];&quot;'&quot;; &quot;\'&quot;) &amp; &quot;', location='&quot; &amp;SUBSTITUTE([.A239];&quot;'&quot;; &quot;\'&quot;) &amp; &quot;', field = '&quot; &amp; SUBSTITUTE([.B239];&quot;'&quot;; &quot;\'&quot;) &amp; &quot;'&quot; &amp; IF(OR(1; [.D239]&lt;&gt;&quot;&quot;); &quot;, context = '&quot; &amp; SUBSTITUTE([.D239];&quot;'&quot;; &quot;\'&quot;) &amp; &quot;'&quot;; &quot;&quot;) &amp; &quot;, created_visa='roland', updated_visa='roland', created_date=NOW(), updated_date=NOW(); &quot; &amp; IF(OR([.F239]&lt;&gt;&quot;&quot;; [.H239]&lt;&gt;&quot;&quot;);&quot;INSERT INTO translation_target (lang, translation, translation_source_id, created_visa, updated_visa, created_date, updated_date) VALUES &quot; &amp; IF([.F239]&lt;&gt;&quot;&quot;;&quot;('de', '&quot; &amp; SUBSTITUTE([.G239];&quot;'&quot;; &quot;\'&quot;) &amp; &quot;', LAST_INSERT_ID(), 'roland', 'roland', NOW(), NOW())&quot;; &quot;&quot;) &amp; IF(AND([.F239]&lt;&gt;&quot;&quot;; [.H239]&lt;&gt;&quot;&quot;); &quot;,&quot;; &quot;&quot;) &amp; IF([.H239]&lt;&gt;&quot;&quot;;&quot;('fr', '&quot; &amp; SUBSTITUTE([.H239];&quot;'&quot;; &quot;\'&quot;) &amp; &quot;', LAST_INSERT_ID(), 'roland', 'roland', NOW(), NOW())&quot;; &quot;&quot;) &amp; &quot;;&quot;; &quot;&quot;)" office:value-type="string" office:string-value="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" calcext:value-type="string">
            <text:p>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n der Branche @branche sind die folgenden Lobbygruppen tätig:</text:p>
          </table:table-cell>
          <table:table-cell/>
          <table:table-cell office:value-type="string" calcext:value-type="string">
            <text:p>Les groupes d'intérêt suivants sont actifs dans la branche @branche :</text:p>
          </table:table-cell>
          <table:table-cell table:number-columns-repeated="2"/>
          <table:table-cell table:formula="of:=&quot;INSERT INTO translation_source SET source='&quot; &amp; SUBSTITUTE([.F240];&quot;'&quot;; &quot;\'&quot;) &amp; &quot;', location='&quot; &amp;SUBSTITUTE([.A240];&quot;'&quot;; &quot;\'&quot;) &amp; &quot;', field = '&quot; &amp; SUBSTITUTE([.B240];&quot;'&quot;; &quot;\'&quot;) &amp; &quot;'&quot; &amp; IF(OR(1; [.D240]&lt;&gt;&quot;&quot;); &quot;, context = '&quot; &amp; SUBSTITUTE([.D240];&quot;'&quot;; &quot;\'&quot;) &amp; &quot;'&quot;; &quot;&quot;) &amp; &quot;, created_visa='roland', updated_visa='roland', created_date=NOW(), updated_date=NOW(); &quot; &amp; IF(OR([.F240]&lt;&gt;&quot;&quot;; [.H240]&lt;&gt;&quot;&quot;);&quot;INSERT INTO translation_target (lang, translation, translation_source_id, created_visa, updated_visa, created_date, updated_date) VALUES &quot; &amp; IF([.F240]&lt;&gt;&quot;&quot;;&quot;('de', '&quot; &amp; SUBSTITUTE([.G240];&quot;'&quot;; &quot;\'&quot;) &amp; &quot;', LAST_INSERT_ID(), 'roland', 'roland', NOW(), NOW())&quot;; &quot;&quot;) &amp; IF(AND([.F240]&lt;&gt;&quot;&quot;; [.H240]&lt;&gt;&quot;&quot;); &quot;,&quot;; &quot;&quot;) &amp; IF([.H240]&lt;&gt;&quot;&quot;;&quot;('fr', '&quot; &amp; SUBSTITUTE([.H240];&quot;'&quot;; &quot;\'&quot;) &amp; &quot;', LAST_INSERT_ID(), 'roland', 'roland', NOW(), NOW())&quot;; &quot;&quot;) &amp; &quot;;&quot;; &quot;&quot;)" office:value-type="string" office:string-value="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 :', LAST_INSERT_ID(), 'roland', 'roland', NOW(), NOW());" calcext:value-type="string">
            <text:p>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Lobbygruppen</text:p>
          </table:table-cell>
          <table:table-cell/>
          <table:table-cell office:value-type="string" calcext:value-type="string">
            <text:p>Liste des groupes d'intérêt</text:p>
          </table:table-cell>
          <table:table-cell table:number-columns-repeated="2"/>
          <table:table-cell table:formula="of:=&quot;INSERT INTO translation_source SET source='&quot; &amp; SUBSTITUTE([.F241];&quot;'&quot;; &quot;\'&quot;) &amp; &quot;', location='&quot; &amp;SUBSTITUTE([.A241];&quot;'&quot;; &quot;\'&quot;) &amp; &quot;', field = '&quot; &amp; SUBSTITUTE([.B241];&quot;'&quot;; &quot;\'&quot;) &amp; &quot;'&quot; &amp; IF(OR(1; [.D241]&lt;&gt;&quot;&quot;); &quot;, context = '&quot; &amp; SUBSTITUTE([.D241];&quot;'&quot;; &quot;\'&quot;) &amp; &quot;'&quot;; &quot;&quot;) &amp; &quot;, created_visa='roland', updated_visa='roland', created_date=NOW(), updated_date=NOW(); &quot; &amp; IF(OR([.F241]&lt;&gt;&quot;&quot;; [.H241]&lt;&gt;&quot;&quot;);&quot;INSERT INTO translation_target (lang, translation, translation_source_id, created_visa, updated_visa, created_date, updated_date) VALUES &quot; &amp; IF([.F241]&lt;&gt;&quot;&quot;;&quot;('de', '&quot; &amp; SUBSTITUTE([.G241];&quot;'&quot;; &quot;\'&quot;) &amp; &quot;', LAST_INSERT_ID(), 'roland', 'roland', NOW(), NOW())&quot;; &quot;&quot;) &amp; IF(AND([.F241]&lt;&gt;&quot;&quot;; [.H241]&lt;&gt;&quot;&quot;); &quot;,&quot;; &quot;&quot;) &amp; IF([.H241]&lt;&gt;&quot;&quot;;&quot;('fr', '&quot; &amp; SUBSTITUTE([.H241];&quot;'&quot;; &quot;\'&quot;) &amp; &quot;', LAST_INSERT_ID(), 'roland', 'roland', NOW(), NOW())&quot;; &quot;&quot;) &amp; &quot;;&quot;; &quot;&quot;)" office:value-type="string" office:string-value="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" calcext:value-type="string">
            <text:p>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F242];&quot;'&quot;; &quot;\'&quot;) &amp; &quot;', location='&quot; &amp;SUBSTITUTE([.A242];&quot;'&quot;; &quot;\'&quot;) &amp; &quot;', field = '&quot; &amp; SUBSTITUTE([.B242];&quot;'&quot;; &quot;\'&quot;) &amp; &quot;'&quot; &amp; IF(OR(1; [.D242]&lt;&gt;&quot;&quot;); &quot;, context = '&quot; &amp; SUBSTITUTE([.D242];&quot;'&quot;; &quot;\'&quot;) &amp; &quot;'&quot;; &quot;&quot;) &amp; &quot;, created_visa='roland', updated_visa='roland', created_date=NOW(), updated_date=NOW(); &quot; &amp; IF(OR([.F242]&lt;&gt;&quot;&quot;; [.H242]&lt;&gt;&quot;&quot;);&quot;INSERT INTO translation_target (lang, translation, translation_source_id, created_visa, updated_visa, created_date, updated_date) VALUES &quot; &amp; IF([.F242]&lt;&gt;&quot;&quot;;&quot;('de', '&quot; &amp; SUBSTITUTE([.G242];&quot;'&quot;; &quot;\'&quot;) &amp; &quot;', LAST_INSERT_ID(), 'roland', 'roland', NOW(), NOW())&quot;; &quot;&quot;) &amp; IF(AND([.F242]&lt;&gt;&quot;&quot;; [.H242]&lt;&gt;&quot;&quot;); &quot;,&quot;; &quot;&quot;) &amp; IF([.H242]&lt;&gt;&quot;&quot;;&quot;('fr', '&quot; &amp; SUBSTITUTE([.H242];&quot;'&quot;; &quot;\'&quot;) &amp; &quot;', LAST_INSERT_ID(), 'roland', 'roland', NOW(), NOW())&quot;; &quot;&quot;) &amp; &quot;;&quot;; &quot;&quot;)" office:value-type="string" office:string-value="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Zutrittsberechtigten</text:p>
          </table:table-cell>
          <table:table-cell/>
          <table:table-cell office:value-type="string" calcext:value-type="string">
            <text:p>Liste des personnes avec droit d'accès</text:p>
          </table:table-cell>
          <table:table-cell table:number-columns-repeated="2"/>
          <table:table-cell table:formula="of:=&quot;INSERT INTO translation_source SET source='&quot; &amp; SUBSTITUTE([.F243];&quot;'&quot;; &quot;\'&quot;) &amp; &quot;', location='&quot; &amp;SUBSTITUTE([.A243];&quot;'&quot;; &quot;\'&quot;) &amp; &quot;', field = '&quot; &amp; SUBSTITUTE([.B243];&quot;'&quot;; &quot;\'&quot;) &amp; &quot;'&quot; &amp; IF(OR(1; [.D243]&lt;&gt;&quot;&quot;); &quot;, context = '&quot; &amp; SUBSTITUTE([.D243];&quot;'&quot;; &quot;\'&quot;) &amp; &quot;'&quot;; &quot;&quot;) &amp; &quot;, created_visa='roland', updated_visa='roland', created_date=NOW(), updated_date=NOW(); &quot; &amp; IF(OR([.F243]&lt;&gt;&quot;&quot;; [.H243]&lt;&gt;&quot;&quot;);&quot;INSERT INTO translation_target (lang, translation, translation_source_id, created_visa, updated_visa, created_date, updated_date) VALUES &quot; &amp; IF([.F243]&lt;&gt;&quot;&quot;;&quot;('de', '&quot; &amp; SUBSTITUTE([.G243];&quot;'&quot;; &quot;\'&quot;) &amp; &quot;', LAST_INSERT_ID(), 'roland', 'roland', NOW(), NOW())&quot;; &quot;&quot;) &amp; IF(AND([.F243]&lt;&gt;&quot;&quot;; [.H243]&lt;&gt;&quot;&quot;); &quot;,&quot;; &quot;&quot;) &amp; IF([.H243]&lt;&gt;&quot;&quot;;&quot;('fr', '&quot; &amp; SUBSTITUTE([.H243];&quot;'&quot;; &quot;\'&quot;) &amp; &quot;', LAST_INSERT_ID(), 'roland', 'roland', NOW(), NOW())&quot;; &quot;&quot;) &amp; &quot;;&quot;; &quot;&quot;)" office:value-type="string" office:string-value="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" calcext:value-type="string">
            <text:p>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cht mehr zutrittsberechtigt ins Parlament. @name war zutrittsberechtigt bis @bis.</text:p>
          </table:table-cell>
          <table:table-cell/>
          <table:table-cell office:value-type="string" calcext:value-type="string">
            <text:p>N'a plus de droit d'accès. @name avait un droit d'accès jusqu'au @bis.</text:p>
          </table:table-cell>
          <table:table-cell table:number-columns-repeated="2"/>
          <table:table-cell table:formula="of:=&quot;INSERT INTO translation_source SET source='&quot; &amp; SUBSTITUTE([.F244];&quot;'&quot;; &quot;\'&quot;) &amp; &quot;', location='&quot; &amp;SUBSTITUTE([.A244];&quot;'&quot;; &quot;\'&quot;) &amp; &quot;', field = '&quot; &amp; SUBSTITUTE([.B244];&quot;'&quot;; &quot;\'&quot;) &amp; &quot;'&quot; &amp; IF(OR(1; [.D244]&lt;&gt;&quot;&quot;); &quot;, context = '&quot; &amp; SUBSTITUTE([.D244];&quot;'&quot;; &quot;\'&quot;) &amp; &quot;'&quot;; &quot;&quot;) &amp; &quot;, created_visa='roland', updated_visa='roland', created_date=NOW(), updated_date=NOW(); &quot; &amp; IF(OR([.F244]&lt;&gt;&quot;&quot;; [.H244]&lt;&gt;&quot;&quot;);&quot;INSERT INTO translation_target (lang, translation, translation_source_id, created_visa, updated_visa, created_date, updated_date) VALUES &quot; &amp; IF([.F244]&lt;&gt;&quot;&quot;;&quot;('de', '&quot; &amp; SUBSTITUTE([.G244];&quot;'&quot;; &quot;\'&quot;) &amp; &quot;', LAST_INSERT_ID(), 'roland', 'roland', NOW(), NOW())&quot;; &quot;&quot;) &amp; IF(AND([.F244]&lt;&gt;&quot;&quot;; [.H244]&lt;&gt;&quot;&quot;); &quot;,&quot;; &quot;&quot;) &amp; IF([.H244]&lt;&gt;&quot;&quot;;&quot;('fr', '&quot; &amp; SUBSTITUTE([.H244];&quot;'&quot;; &quot;\'&quot;) &amp; &quot;', LAST_INSERT_ID(), 'roland', 'roland', NOW(), NOW())&quot;; &quot;&quot;) &amp; &quot;;&quot;; &quot;&quot;)" office:value-type="string" office:string-value="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" calcext:value-type="string">
            <text:p>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geladen von:</text:p>
          </table:table-cell>
          <table:table-cell/>
          <table:table-cell office:value-type="string" calcext:value-type="string">
            <text:p>Invité(e) par :</text:p>
          </table:table-cell>
          <table:table-cell table:number-columns-repeated="2"/>
          <table:table-cell table:formula="of:=&quot;INSERT INTO translation_source SET source='&quot; &amp; SUBSTITUTE([.F245];&quot;'&quot;; &quot;\'&quot;) &amp; &quot;', location='&quot; &amp;SUBSTITUTE([.A245];&quot;'&quot;; &quot;\'&quot;) &amp; &quot;', field = '&quot; &amp; SUBSTITUTE([.B245];&quot;'&quot;; &quot;\'&quot;) &amp; &quot;'&quot; &amp; IF(OR(1; [.D245]&lt;&gt;&quot;&quot;); &quot;, context = '&quot; &amp; SUBSTITUTE([.D245];&quot;'&quot;; &quot;\'&quot;) &amp; &quot;'&quot;; &quot;&quot;) &amp; &quot;, created_visa='roland', updated_visa='roland', created_date=NOW(), updated_date=NOW(); &quot; &amp; IF(OR([.F245]&lt;&gt;&quot;&quot;; [.H245]&lt;&gt;&quot;&quot;);&quot;INSERT INTO translation_target (lang, translation, translation_source_id, created_visa, updated_visa, created_date, updated_date) VALUES &quot; &amp; IF([.F245]&lt;&gt;&quot;&quot;;&quot;('de', '&quot; &amp; SUBSTITUTE([.G245];&quot;'&quot;; &quot;\'&quot;) &amp; &quot;', LAST_INSERT_ID(), 'roland', 'roland', NOW(), NOW())&quot;; &quot;&quot;) &amp; IF(AND([.F245]&lt;&gt;&quot;&quot;; [.H245]&lt;&gt;&quot;&quot;); &quot;,&quot;; &quot;&quot;) &amp; IF([.H245]&lt;&gt;&quot;&quot;;&quot;('fr', '&quot; &amp; SUBSTITUTE([.H245];&quot;'&quot;; &quot;\'&quot;) &amp; &quot;', LAST_INSERT_ID(), 'roland', 'roland', NOW(), NOW())&quot;; &quot;&quot;) &amp; &quot;;&quot;; &quot;&quot;)" office:value-type="string" office:string-value="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 par :', LAST_INSERT_ID(), 'roland', 'roland', NOW(), NOW());" calcext:value-type="string">
            <text:p>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 par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F246];&quot;'&quot;; &quot;\'&quot;) &amp; &quot;', location='&quot; &amp;SUBSTITUTE([.A246];&quot;'&quot;; &quot;\'&quot;) &amp; &quot;', field = '&quot; &amp; SUBSTITUTE([.B246];&quot;'&quot;; &quot;\'&quot;) &amp; &quot;'&quot; &amp; IF(OR(1; [.D246]&lt;&gt;&quot;&quot;); &quot;, context = '&quot; &amp; SUBSTITUTE([.D246];&quot;'&quot;; &quot;\'&quot;) &amp; &quot;'&quot;; &quot;&quot;) &amp; &quot;, created_visa='roland', updated_visa='roland', created_date=NOW(), updated_date=NOW(); &quot; &amp; IF(OR([.F246]&lt;&gt;&quot;&quot;; [.H246]&lt;&gt;&quot;&quot;);&quot;INSERT INTO translation_target (lang, translation, translation_source_id, created_visa, updated_visa, created_date, updated_date) VALUES &quot; &amp; IF([.F246]&lt;&gt;&quot;&quot;;&quot;('de', '&quot; &amp; SUBSTITUTE([.G246];&quot;'&quot;; &quot;\'&quot;) &amp; &quot;', LAST_INSERT_ID(), 'roland', 'roland', NOW(), NOW())&quot;; &quot;&quot;) &amp; IF(AND([.F246]&lt;&gt;&quot;&quot;; [.H246]&lt;&gt;&quot;&quot;); &quot;,&quot;; &quot;&quot;) &amp; IF([.H246]&lt;&gt;&quot;&quot;;&quot;('fr', '&quot; &amp; SUBSTITUTE([.H246];&quot;'&quot;; &quot;\'&quot;) &amp; &quot;', LAST_INSERT_ID(), 'roland', 'roland', NOW(), NOW())&quot;; &quot;&quot;) &amp; &quot;;&quot;; &quot;&quot;)" office:value-type="string" office:string-value="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 :', LAST_INSERT_ID(), 'roland', 'roland', NOW(), NOW());" calcext:value-type="string">
            <text:p>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F247];&quot;'&quot;; &quot;\'&quot;) &amp; &quot;', location='&quot; &amp;SUBSTITUTE([.A247];&quot;'&quot;; &quot;\'&quot;) &amp; &quot;', field = '&quot; &amp; SUBSTITUTE([.B247];&quot;'&quot;; &quot;\'&quot;) &amp; &quot;'&quot; &amp; IF(OR(1; [.D247]&lt;&gt;&quot;&quot;); &quot;, context = '&quot; &amp; SUBSTITUTE([.D247];&quot;'&quot;; &quot;\'&quot;) &amp; &quot;'&quot;; &quot;&quot;) &amp; &quot;, created_visa='roland', updated_visa='roland', created_date=NOW(), updated_date=NOW(); &quot; &amp; IF(OR([.F247]&lt;&gt;&quot;&quot;; [.H247]&lt;&gt;&quot;&quot;);&quot;INSERT INTO translation_target (lang, translation, translation_source_id, created_visa, updated_visa, created_date, updated_date) VALUES &quot; &amp; IF([.F247]&lt;&gt;&quot;&quot;;&quot;('de', '&quot; &amp; SUBSTITUTE([.G247];&quot;'&quot;; &quot;\'&quot;) &amp; &quot;', LAST_INSERT_ID(), 'roland', 'roland', NOW(), NOW())&quot;; &quot;&quot;) &amp; IF(AND([.F247]&lt;&gt;&quot;&quot;; [.H247]&lt;&gt;&quot;&quot;); &quot;,&quot;; &quot;&quot;) &amp; IF([.H247]&lt;&gt;&quot;&quot;;&quot;('fr', '&quot; &amp; SUBSTITUTE([.H247];&quot;'&quot;; &quot;\'&quot;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" calcext:value-type="string">
            <text:p>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 web :</text:p>
          </table:table-cell>
          <table:table-cell table:number-columns-repeated="2"/>
          <table:table-cell table:formula="of:=&quot;INSERT INTO translation_source SET source='&quot; &amp; SUBSTITUTE([.F248];&quot;'&quot;; &quot;\'&quot;) &amp; &quot;', location='&quot; &amp;SUBSTITUTE([.A248];&quot;'&quot;; &quot;\'&quot;) &amp; &quot;', field = '&quot; &amp; SUBSTITUTE([.B248];&quot;'&quot;; &quot;\'&quot;) &amp; &quot;'&quot; &amp; IF(OR(1; [.D248]&lt;&gt;&quot;&quot;); &quot;, context = '&quot; &amp; SUBSTITUTE([.D248];&quot;'&quot;; &quot;\'&quot;) &amp; &quot;'&quot;; &quot;&quot;) &amp; &quot;, created_visa='roland', updated_visa='roland', created_date=NOW(), updated_date=NOW(); &quot; &amp; IF(OR([.F248]&lt;&gt;&quot;&quot;; [.H248]&lt;&gt;&quot;&quot;);&quot;INSERT INTO translation_target (lang, translation, translation_source_id, created_visa, updated_visa, created_date, updated_date) VALUES &quot; &amp; IF([.F248]&lt;&gt;&quot;&quot;;&quot;('de', '&quot; &amp; SUBSTITUTE([.G248];&quot;'&quot;; &quot;\'&quot;) &amp; &quot;', LAST_INSERT_ID(), 'roland', 'roland', NOW(), NOW())&quot;; &quot;&quot;) &amp; IF(AND([.F248]&lt;&gt;&quot;&quot;; [.H248]&lt;&gt;&quot;&quot;); &quot;,&quot;; &quot;&quot;) &amp; IF([.H248]&lt;&gt;&quot;&quot;;&quot;('fr', '&quot; &amp; SUBSTITUTE([.H248];&quot;'&quot;; &quot;\'&quot;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 web :', LAST_INSERT_ID(), 'roland', 'roland', NOW(), NOW());" calcext:value-type="string">
            <text:p>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 web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Mandats</text:p>
          </table:table-cell>
          <table:table-cell table:number-columns-repeated="2"/>
          <table:table-cell table:formula="of:=&quot;INSERT INTO translation_source SET source='&quot; &amp; SUBSTITUTE([.F249];&quot;'&quot;; &quot;\'&quot;) &amp; &quot;', location='&quot; &amp;SUBSTITUTE([.A249];&quot;'&quot;; &quot;\'&quot;) &amp; &quot;', field = '&quot; &amp; SUBSTITUTE([.B249];&quot;'&quot;; &quot;\'&quot;) &amp; &quot;'&quot; &amp; IF(OR(1; [.D249]&lt;&gt;&quot;&quot;); &quot;, context = '&quot; &amp; SUBSTITUTE([.D249];&quot;'&quot;; &quot;\'&quot;) &amp; &quot;'&quot;; &quot;&quot;) &amp; &quot;, created_visa='roland', updated_visa='roland', created_date=NOW(), updated_date=NOW(); &quot; &amp; IF(OR([.F249]&lt;&gt;&quot;&quot;; [.H249]&lt;&gt;&quot;&quot;);&quot;INSERT INTO translation_target (lang, translation, translation_source_id, created_visa, updated_visa, created_date, updated_date) VALUES &quot; &amp; IF([.F249]&lt;&gt;&quot;&quot;;&quot;('de', '&quot; &amp; SUBSTITUTE([.G249];&quot;'&quot;; &quot;\'&quot;) &amp; &quot;', LAST_INSERT_ID(), 'roland', 'roland', NOW(), NOW())&quot;; &quot;&quot;) &amp; IF(AND([.F249]&lt;&gt;&quot;&quot;; [.H249]&lt;&gt;&quot;&quot;); &quot;,&quot;; &quot;&quot;) &amp; IF([.H249]&lt;&gt;&quot;&quot;;&quot;('fr', '&quot; &amp; SUBSTITUTE([.H249];&quot;'&quot;; &quot;\'&quot;) &amp; &quot;', LAST_INSERT_ID(), 'roland', 'roland', NOW(), NOW())&quot;; &quot;&quot;) &amp; &quot;;&quot;; &quot;&quot;)" office:value-type="string" office:string-value="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" calcext:value-type="string">
            <text:p>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etzte Aktualisierung am !date</text:p>
          </table:table-cell>
          <table:table-cell/>
          <table:table-cell office:value-type="string" calcext:value-type="string">
            <text:p>Dernière modification le !date</text:p>
          </table:table-cell>
          <table:table-cell table:number-columns-repeated="2"/>
          <table:table-cell table:formula="of:=&quot;INSERT INTO translation_source SET source='&quot; &amp; SUBSTITUTE([.F250];&quot;'&quot;; &quot;\'&quot;) &amp; &quot;', location='&quot; &amp;SUBSTITUTE([.A250];&quot;'&quot;; &quot;\'&quot;) &amp; &quot;', field = '&quot; &amp; SUBSTITUTE([.B250];&quot;'&quot;; &quot;\'&quot;) &amp; &quot;'&quot; &amp; IF(OR(1; [.D250]&lt;&gt;&quot;&quot;); &quot;, context = '&quot; &amp; SUBSTITUTE([.D250];&quot;'&quot;; &quot;\'&quot;) &amp; &quot;'&quot;; &quot;&quot;) &amp; &quot;, created_visa='roland', updated_visa='roland', created_date=NOW(), updated_date=NOW(); &quot; &amp; IF(OR([.F250]&lt;&gt;&quot;&quot;; [.H250]&lt;&gt;&quot;&quot;);&quot;INSERT INTO translation_target (lang, translation, translation_source_id, created_visa, updated_visa, created_date, updated_date) VALUES &quot; &amp; IF([.F250]&lt;&gt;&quot;&quot;;&quot;('de', '&quot; &amp; SUBSTITUTE([.G250];&quot;'&quot;; &quot;\'&quot;) &amp; &quot;', LAST_INSERT_ID(), 'roland', 'roland', NOW(), NOW())&quot;; &quot;&quot;) &amp; IF(AND([.F250]&lt;&gt;&quot;&quot;; [.H250]&lt;&gt;&quot;&quot;); &quot;,&quot;; &quot;&quot;) &amp; IF([.H250]&lt;&gt;&quot;&quot;;&quot;('fr', '&quot; &amp; SUBSTITUTE([.H250];&quot;'&quot;; &quot;\'&quot;) &amp; &quot;', LAST_INSERT_ID(), 'roland', 'roland', NOW(), NOW())&quot;; &quot;&quot;) &amp; &quot;;&quot;; &quot;&quot;)" office:value-type="string" office:string-value="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" calcext:value-type="string">
            <text:p>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öffentlicht am !date</text:p>
          </table:table-cell>
          <table:table-cell/>
          <table:table-cell office:value-type="string" calcext:value-type="string">
            <text:p>Publié le !date</text:p>
          </table:table-cell>
          <table:table-cell table:number-columns-repeated="2"/>
          <table:table-cell table:formula="of:=&quot;INSERT INTO translation_source SET source='&quot; &amp; SUBSTITUTE([.F251];&quot;'&quot;; &quot;\'&quot;) &amp; &quot;', location='&quot; &amp;SUBSTITUTE([.A251];&quot;'&quot;; &quot;\'&quot;) &amp; &quot;', field = '&quot; &amp; SUBSTITUTE([.B251];&quot;'&quot;; &quot;\'&quot;) &amp; &quot;'&quot; &amp; IF(OR(1; [.D251]&lt;&gt;&quot;&quot;); &quot;, context = '&quot; &amp; SUBSTITUTE([.D251];&quot;'&quot;; &quot;\'&quot;) &amp; &quot;'&quot;; &quot;&quot;) &amp; &quot;, created_visa='roland', updated_visa='roland', created_date=NOW(), updated_date=NOW(); &quot; &amp; IF(OR([.F251]&lt;&gt;&quot;&quot;; [.H251]&lt;&gt;&quot;&quot;);&quot;INSERT INTO translation_target (lang, translation, translation_source_id, created_visa, updated_visa, created_date, updated_date) VALUES &quot; &amp; IF([.F251]&lt;&gt;&quot;&quot;;&quot;('de', '&quot; &amp; SUBSTITUTE([.G251];&quot;'&quot;; &quot;\'&quot;) &amp; &quot;', LAST_INSERT_ID(), 'roland', 'roland', NOW(), NOW())&quot;; &quot;&quot;) &amp; IF(AND([.F251]&lt;&gt;&quot;&quot;; [.H251]&lt;&gt;&quot;&quot;); &quot;,&quot;; &quot;&quot;) &amp; IF([.H251]&lt;&gt;&quot;&quot;;&quot;('fr', '&quot; &amp; SUBSTITUTE([.H251];&quot;'&quot;; &quot;\'&quot;) &amp; &quot;', LAST_INSERT_ID(), 'roland', 'roland', NOW(), NOW())&quot;; &quot;&quot;) &amp; &quot;;&quot;; &quot;&quot;)" office:value-type="string" office:string-value="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" calcext:value-type="string">
            <text:p>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F252];&quot;'&quot;; &quot;\'&quot;) &amp; &quot;', location='&quot; &amp;SUBSTITUTE([.A252];&quot;'&quot;; &quot;\'&quot;) &amp; &quot;', field = '&quot; &amp; SUBSTITUTE([.B252];&quot;'&quot;; &quot;\'&quot;) &amp; &quot;'&quot; &amp; IF(OR(1; [.D252]&lt;&gt;&quot;&quot;); &quot;, context = '&quot; &amp; SUBSTITUTE([.D252];&quot;'&quot;; &quot;\'&quot;) &amp; &quot;'&quot;; &quot;&quot;) &amp; &quot;, created_visa='roland', updated_visa='roland', created_date=NOW(), updated_date=NOW(); &quot; &amp; IF(OR([.F252]&lt;&gt;&quot;&quot;; [.H252]&lt;&gt;&quot;&quot;);&quot;INSERT INTO translation_target (lang, translation, translation_source_id, created_visa, updated_visa, created_date, updated_date) VALUES &quot; &amp; IF([.F252]&lt;&gt;&quot;&quot;;&quot;('de', '&quot; &amp; SUBSTITUTE([.G252];&quot;'&quot;; &quot;\'&quot;) &amp; &quot;', LAST_INSERT_ID(), 'roland', 'roland', NOW(), NOW())&quot;; &quot;&quot;) &amp; IF(AND([.F252]&lt;&gt;&quot;&quot;; [.H252]&lt;&gt;&quot;&quot;); &quot;,&quot;; &quot;&quot;) &amp; IF([.H252]&lt;&gt;&quot;&quot;;&quot;('fr', '&quot; &amp; SUBSTITUTE([.H252];&quot;'&quot;; &quot;\'&quot;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rstellt am @date</text:p>
          </table:table-cell>
          <table:table-cell/>
          <table:table-cell office:value-type="string" calcext:value-type="string">
            <text:p>Créé le @date</text:p>
          </table:table-cell>
          <table:table-cell table:number-columns-repeated="2"/>
          <table:table-cell table:formula="of:=&quot;INSERT INTO translation_source SET source='&quot; &amp; SUBSTITUTE([.F253];&quot;'&quot;; &quot;\'&quot;) &amp; &quot;', location='&quot; &amp;SUBSTITUTE([.A253];&quot;'&quot;; &quot;\'&quot;) &amp; &quot;', field = '&quot; &amp; SUBSTITUTE([.B253];&quot;'&quot;; &quot;\'&quot;) &amp; &quot;'&quot; &amp; IF(OR(1; [.D253]&lt;&gt;&quot;&quot;); &quot;, context = '&quot; &amp; SUBSTITUTE([.D253];&quot;'&quot;; &quot;\'&quot;) &amp; &quot;'&quot;; &quot;&quot;) &amp; &quot;, created_visa='roland', updated_visa='roland', created_date=NOW(), updated_date=NOW(); &quot; &amp; IF(OR([.F253]&lt;&gt;&quot;&quot;; [.H253]&lt;&gt;&quot;&quot;);&quot;INSERT INTO translation_target (lang, translation, translation_source_id, created_visa, updated_visa, created_date, updated_date) VALUES &quot; &amp; IF([.F253]&lt;&gt;&quot;&quot;;&quot;('de', '&quot; &amp; SUBSTITUTE([.G253];&quot;'&quot;; &quot;\'&quot;) &amp; &quot;', LAST_INSERT_ID(), 'roland', 'roland', NOW(), NOW())&quot;; &quot;&quot;) &amp; IF(AND([.F253]&lt;&gt;&quot;&quot;; [.H253]&lt;&gt;&quot;&quot;); &quot;,&quot;; &quot;&quot;) &amp; IF([.H253]&lt;&gt;&quot;&quot;;&quot;('fr', '&quot; &amp; SUBSTITUTE([.H253];&quot;'&quot;; &quot;\'&quot;) &amp; &quot;', LAST_INSERT_ID(), 'roland', 'roland', NOW(), NOW())&quot;; &quot;&quot;) &amp; &quot;;&quot;; &quot;&quot;)" office:value-type="string" office:string-value="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" calcext:value-type="string">
            <text:p>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gabe abgeschlossen am @date</text:p>
          </table:table-cell>
          <table:table-cell/>
          <table:table-cell office:value-type="string" calcext:value-type="string">
            <text:p>Saisie terminée le @date</text:p>
          </table:table-cell>
          <table:table-cell table:number-columns-repeated="2"/>
          <table:table-cell table:formula="of:=&quot;INSERT INTO translation_source SET source='&quot; &amp; SUBSTITUTE([.F254];&quot;'&quot;; &quot;\'&quot;) &amp; &quot;', location='&quot; &amp;SUBSTITUTE([.A254];&quot;'&quot;; &quot;\'&quot;) &amp; &quot;', field = '&quot; &amp; SUBSTITUTE([.B254];&quot;'&quot;; &quot;\'&quot;) &amp; &quot;'&quot; &amp; IF(OR(1; [.D254]&lt;&gt;&quot;&quot;); &quot;, context = '&quot; &amp; SUBSTITUTE([.D254];&quot;'&quot;; &quot;\'&quot;) &amp; &quot;'&quot;; &quot;&quot;) &amp; &quot;, created_visa='roland', updated_visa='roland', created_date=NOW(), updated_date=NOW(); &quot; &amp; IF(OR([.F254]&lt;&gt;&quot;&quot;; [.H254]&lt;&gt;&quot;&quot;);&quot;INSERT INTO translation_target (lang, translation, translation_source_id, created_visa, updated_visa, created_date, updated_date) VALUES &quot; &amp; IF([.F254]&lt;&gt;&quot;&quot;;&quot;('de', '&quot; &amp; SUBSTITUTE([.G254];&quot;'&quot;; &quot;\'&quot;) &amp; &quot;', LAST_INSERT_ID(), 'roland', 'roland', NOW(), NOW())&quot;; &quot;&quot;) &amp; IF(AND([.F254]&lt;&gt;&quot;&quot;; [.H254]&lt;&gt;&quot;&quot;); &quot;,&quot;; &quot;&quot;) &amp; IF([.H254]&lt;&gt;&quot;&quot;;&quot;('fr', '&quot; &amp; SUBSTITUTE([.H254];&quot;'&quot;; &quot;\'&quot;) &amp; &quot;', LAST_INSERT_ID(), 'roland', 'roland', NOW(), NOW())&quot;; &quot;&quot;) &amp; &quot;;&quot;; &quot;&quot;)" office:value-type="string" office:string-value="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" calcext:value-type="string">
            <text:p>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ntrolliert am @date</text:p>
          </table:table-cell>
          <table:table-cell/>
          <table:table-cell office:value-type="string" calcext:value-type="string">
            <text:p>Contrôlé le @date</text:p>
          </table:table-cell>
          <table:table-cell table:number-columns-repeated="2"/>
          <table:table-cell table:formula="of:=&quot;INSERT INTO translation_source SET source='&quot; &amp; SUBSTITUTE([.F255];&quot;'&quot;; &quot;\'&quot;) &amp; &quot;', location='&quot; &amp;SUBSTITUTE([.A255];&quot;'&quot;; &quot;\'&quot;) &amp; &quot;', field = '&quot; &amp; SUBSTITUTE([.B255];&quot;'&quot;; &quot;\'&quot;) &amp; &quot;'&quot; &amp; IF(OR(1; [.D255]&lt;&gt;&quot;&quot;); &quot;, context = '&quot; &amp; SUBSTITUTE([.D255];&quot;'&quot;; &quot;\'&quot;) &amp; &quot;'&quot;; &quot;&quot;) &amp; &quot;, created_visa='roland', updated_visa='roland', created_date=NOW(), updated_date=NOW(); &quot; &amp; IF(OR([.F255]&lt;&gt;&quot;&quot;; [.H255]&lt;&gt;&quot;&quot;);&quot;INSERT INTO translation_target (lang, translation, translation_source_id, created_visa, updated_visa, created_date, updated_date) VALUES &quot; &amp; IF([.F255]&lt;&gt;&quot;&quot;;&quot;('de', '&quot; &amp; SUBSTITUTE([.G255];&quot;'&quot;; &quot;\'&quot;) &amp; &quot;', LAST_INSERT_ID(), 'roland', 'roland', NOW(), NOW())&quot;; &quot;&quot;) &amp; IF(AND([.F255]&lt;&gt;&quot;&quot;; [.H255]&lt;&gt;&quot;&quot;); &quot;,&quot;; &quot;&quot;) &amp; IF([.H255]&lt;&gt;&quot;&quot;;&quot;('fr', '&quot; &amp; SUBSTITUTE([.H255];&quot;'&quot;; &quot;\'&quot;) &amp; &quot;', LAST_INSERT_ID(), 'roland', 'roland', NOW(), NOW())&quot;; &quot;&quot;) &amp; &quot;;&quot;; &quot;&quot;)" office:value-type="string" office:string-value="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" calcext:value-type="string">
            <text:p>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endete DB: @env; DB read time: @lobbywatch_db_read_time s; Page execution time: @page_build_time s</text:p>
          </table:table-cell>
          <table:table-cell/>
          <table:table-cell office:value-type="string" calcext:value-type="string">
            <text:p>Base de données utilisée : @env; BD read time: @lobbywatch_db_read_time s; Page execution time: @page_build_time s</text:p>
          </table:table-cell>
          <table:table-cell table:number-columns-repeated="2"/>
          <table:table-cell table:formula="of:=&quot;INSERT INTO translation_source SET source='&quot; &amp; SUBSTITUTE([.F256];&quot;'&quot;; &quot;\'&quot;) &amp; &quot;', location='&quot; &amp;SUBSTITUTE([.A256];&quot;'&quot;; &quot;\'&quot;) &amp; &quot;', field = '&quot; &amp; SUBSTITUTE([.B256];&quot;'&quot;; &quot;\'&quot;) &amp; &quot;'&quot; &amp; IF(OR(1; [.D256]&lt;&gt;&quot;&quot;); &quot;, context = '&quot; &amp; SUBSTITUTE([.D256];&quot;'&quot;; &quot;\'&quot;) &amp; &quot;'&quot;; &quot;&quot;) &amp; &quot;, created_visa='roland', updated_visa='roland', created_date=NOW(), updated_date=NOW(); &quot; &amp; IF(OR([.F256]&lt;&gt;&quot;&quot;; [.H256]&lt;&gt;&quot;&quot;);&quot;INSERT INTO translation_target (lang, translation, translation_source_id, created_visa, updated_visa, created_date, updated_date) VALUES &quot; &amp; IF([.F256]&lt;&gt;&quot;&quot;;&quot;('de', '&quot; &amp; SUBSTITUTE([.G256];&quot;'&quot;; &quot;\'&quot;) &amp; &quot;', LAST_INSERT_ID(), 'roland', 'roland', NOW(), NOW())&quot;; &quot;&quot;) &amp; IF(AND([.F256]&lt;&gt;&quot;&quot;; [.H256]&lt;&gt;&quot;&quot;); &quot;,&quot;; &quot;&quot;) &amp; IF([.H256]&lt;&gt;&quot;&quot;;&quot;('fr', '&quot; &amp; SUBSTITUTE([.H256];&quot;'&quot;; &quot;\'&quot;) &amp; &quot;', LAST_INSERT_ID(), 'roland', 'roland', NOW(), NOW())&quot;; &quot;&quot;) &amp; &quot;;&quot;; &quot;&quot;)" office:value-type="string" office:string-value="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 : @env; BD read time: @lobbywatch_db_read_time s; Page execution time: @page_build_time s', LAST_INSERT_ID(), 'roland', 'roland', NOW(), NOW());" calcext:value-type="string">
            <text:p>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 : @env; BD read time: @lobbywatch_db_read_time s; Page execution time: @page_build_time 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arier:</text:p>
          </table:table-cell>
          <table:table-cell/>
          <table:table-cell office:value-type="string" calcext:value-type="string">
            <text:p>Parlementaire :</text:p>
          </table:table-cell>
          <table:table-cell table:number-columns-repeated="2"/>
          <table:table-cell table:formula="of:=&quot;INSERT INTO translation_source SET source='&quot; &amp; SUBSTITUTE([.F257];&quot;'&quot;; &quot;\'&quot;) &amp; &quot;', location='&quot; &amp;SUBSTITUTE([.A257];&quot;'&quot;; &quot;\'&quot;) &amp; &quot;', field = '&quot; &amp; SUBSTITUTE([.B257];&quot;'&quot;; &quot;\'&quot;) &amp; &quot;'&quot; &amp; IF(OR(1; [.D257]&lt;&gt;&quot;&quot;); &quot;, context = '&quot; &amp; SUBSTITUTE([.D257];&quot;'&quot;; &quot;\'&quot;) &amp; &quot;'&quot;; &quot;&quot;) &amp; &quot;, created_visa='roland', updated_visa='roland', created_date=NOW(), updated_date=NOW(); &quot; &amp; IF(OR([.F257]&lt;&gt;&quot;&quot;; [.H257]&lt;&gt;&quot;&quot;);&quot;INSERT INTO translation_target (lang, translation, translation_source_id, created_visa, updated_visa, created_date, updated_date) VALUES &quot; &amp; IF([.F257]&lt;&gt;&quot;&quot;;&quot;('de', '&quot; &amp; SUBSTITUTE([.G257];&quot;'&quot;; &quot;\'&quot;) &amp; &quot;', LAST_INSERT_ID(), 'roland', 'roland', NOW(), NOW())&quot;; &quot;&quot;) &amp; IF(AND([.F257]&lt;&gt;&quot;&quot;; [.H257]&lt;&gt;&quot;&quot;); &quot;,&quot;; &quot;&quot;) &amp; IF([.H257]&lt;&gt;&quot;&quot;;&quot;('fr', '&quot; &amp; SUBSTITUTE([.H257];&quot;'&quot;; &quot;\'&quot;) &amp; &quot;', LAST_INSERT_ID(), 'roland', 'roland', NOW(), NOW())&quot;; &quot;&quot;) &amp; &quot;;&quot;; &quot;&quot;)" office:value-type="string" office:string-value="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 :', LAST_INSERT_ID(), 'roland', 'roland', NOW(), NOW());" calcext:value-type="string">
            <text:p>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F258];&quot;'&quot;; &quot;\'&quot;) &amp; &quot;', location='&quot; &amp;SUBSTITUTE([.A258];&quot;'&quot;; &quot;\'&quot;) &amp; &quot;', field = '&quot; &amp; SUBSTITUTE([.B258];&quot;'&quot;; &quot;\'&quot;) &amp; &quot;'&quot; &amp; IF(OR(1; [.D258]&lt;&gt;&quot;&quot;); &quot;, context = '&quot; &amp; SUBSTITUTE([.D258];&quot;'&quot;; &quot;\'&quot;) &amp; &quot;'&quot;; &quot;&quot;) &amp; &quot;, created_visa='roland', updated_visa='roland', created_date=NOW(), updated_date=NOW(); &quot; &amp; IF(OR([.F258]&lt;&gt;&quot;&quot;; [.H258]&lt;&gt;&quot;&quot;);&quot;INSERT INTO translation_target (lang, translation, translation_source_id, created_visa, updated_visa, created_date, updated_date) VALUES &quot; &amp; IF([.F258]&lt;&gt;&quot;&quot;;&quot;('de', '&quot; &amp; SUBSTITUTE([.G258];&quot;'&quot;; &quot;\'&quot;) &amp; &quot;', LAST_INSERT_ID(), 'roland', 'roland', NOW(), NOW())&quot;; &quot;&quot;) &amp; IF(AND([.F258]&lt;&gt;&quot;&quot;; [.H258]&lt;&gt;&quot;&quot;); &quot;,&quot;; &quot;&quot;) &amp; IF([.H258]&lt;&gt;&quot;&quot;;&quot;('fr', '&quot; &amp; SUBSTITUTE([.H258];&quot;'&quot;; &quot;\'&quot;) &amp; &quot;', LAST_INSERT_ID(), 'roland', 'roland', NOW(), NOW())&quot;; &quot;&quot;) &amp; &quot;;&quot;; &quot;&quot;)" office:value-type="string" office:string-value="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 :', LAST_INSERT_ID(), 'roland', 'roland', NOW(), NOW());" calcext:value-type="string">
            <text:p>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s National- und des Ständerates</text:p>
          </table:table-cell>
          <table:table-cell/>
          <table:table-cell office:value-type="string" calcext:value-type="string">
            <text:p>du Conseil national et des États</text:p>
          </table:table-cell>
          <table:table-cell table:number-columns-repeated="2"/>
          <table:table-cell table:formula="of:=&quot;INSERT INTO translation_source SET source='&quot; &amp; SUBSTITUTE([.F259];&quot;'&quot;; &quot;\'&quot;) &amp; &quot;', location='&quot; &amp;SUBSTITUTE([.A259];&quot;'&quot;; &quot;\'&quot;) &amp; &quot;', field = '&quot; &amp; SUBSTITUTE([.B259];&quot;'&quot;; &quot;\'&quot;) &amp; &quot;'&quot; &amp; IF(OR(1; [.D259]&lt;&gt;&quot;&quot;); &quot;, context = '&quot; &amp; SUBSTITUTE([.D259];&quot;'&quot;; &quot;\'&quot;) &amp; &quot;'&quot;; &quot;&quot;) &amp; &quot;, created_visa='roland', updated_visa='roland', created_date=NOW(), updated_date=NOW(); &quot; &amp; IF(OR([.F259]&lt;&gt;&quot;&quot;; [.H259]&lt;&gt;&quot;&quot;);&quot;INSERT INTO translation_target (lang, translation, translation_source_id, created_visa, updated_visa, created_date, updated_date) VALUES &quot; &amp; IF([.F259]&lt;&gt;&quot;&quot;;&quot;('de', '&quot; &amp; SUBSTITUTE([.G259];&quot;'&quot;; &quot;\'&quot;) &amp; &quot;', LAST_INSERT_ID(), 'roland', 'roland', NOW(), NOW())&quot;; &quot;&quot;) &amp; IF(AND([.F259]&lt;&gt;&quot;&quot;; [.H259]&lt;&gt;&quot;&quot;); &quot;,&quot;; &quot;&quot;) &amp; IF([.H259]&lt;&gt;&quot;&quot;;&quot;('fr', '&quot; &amp; SUBSTITUTE([.H259];&quot;'&quot;; &quot;\'&quot;) &amp; &quot;', LAST_INSERT_ID(), 'roland', 'roland', NOW(), NOW())&quot;; &quot;&quot;) &amp; &quot;;&quot;; &quot;&quot;)" office:value-type="string" office:string-value="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" calcext:value-type="string">
            <text:p>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:</text:p>
          </table:table-cell>
          <table:table-cell/>
          <table:table-cell office:value-type="string" calcext:value-type="string">
            <text:p>Branche :</text:p>
          </table:table-cell>
          <table:table-cell table:number-columns-repeated="2"/>
          <table:table-cell table:formula="of:=&quot;INSERT INTO translation_source SET source='&quot; &amp; SUBSTITUTE([.F260];&quot;'&quot;; &quot;\'&quot;) &amp; &quot;', location='&quot; &amp;SUBSTITUTE([.A260];&quot;'&quot;; &quot;\'&quot;) &amp; &quot;', field = '&quot; &amp; SUBSTITUTE([.B260];&quot;'&quot;; &quot;\'&quot;) &amp; &quot;'&quot; &amp; IF(OR(1; [.D260]&lt;&gt;&quot;&quot;); &quot;, context = '&quot; &amp; SUBSTITUTE([.D260];&quot;'&quot;; &quot;\'&quot;) &amp; &quot;'&quot;; &quot;&quot;) &amp; &quot;, created_visa='roland', updated_visa='roland', created_date=NOW(), updated_date=NOW(); &quot; &amp; IF(OR([.F260]&lt;&gt;&quot;&quot;; [.H260]&lt;&gt;&quot;&quot;);&quot;INSERT INTO translation_target (lang, translation, translation_source_id, created_visa, updated_visa, created_date, updated_date) VALUES &quot; &amp; IF([.F260]&lt;&gt;&quot;&quot;;&quot;('de', '&quot; &amp; SUBSTITUTE([.G260];&quot;'&quot;; &quot;\'&quot;) &amp; &quot;', LAST_INSERT_ID(), 'roland', 'roland', NOW(), NOW())&quot;; &quot;&quot;) &amp; IF(AND([.F260]&lt;&gt;&quot;&quot;; [.H260]&lt;&gt;&quot;&quot;); &quot;,&quot;; &quot;&quot;) &amp; IF([.H260]&lt;&gt;&quot;&quot;;&quot;('fr', '&quot; &amp; SUBSTITUTE([.H260];&quot;'&quot;; &quot;\'&quot;) &amp; &quot;', LAST_INSERT_ID(), 'roland', 'roland', NOW(), NOW())&quot;; &quot;&quot;) &amp; &quot;;&quot;; &quot;&quot;)" office:value-type="string" office:string-value="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 :', LAST_INSERT_ID(), 'roland', 'roland', NOW(), NOW());" calcext:value-type="string">
            <text:p>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gruppe:</text:p>
          </table:table-cell>
          <table:table-cell/>
          <table:table-cell office:value-type="string" calcext:value-type="string">
            <text:p>Groupe d'intérêt :</text:p>
          </table:table-cell>
          <table:table-cell table:number-columns-repeated="2"/>
          <table:table-cell table:formula="of:=&quot;INSERT INTO translation_source SET source='&quot; &amp; SUBSTITUTE([.F261];&quot;'&quot;; &quot;\'&quot;) &amp; &quot;', location='&quot; &amp;SUBSTITUTE([.A261];&quot;'&quot;; &quot;\'&quot;) &amp; &quot;', field = '&quot; &amp; SUBSTITUTE([.B261];&quot;'&quot;; &quot;\'&quot;) &amp; &quot;'&quot; &amp; IF(OR(1; [.D261]&lt;&gt;&quot;&quot;); &quot;, context = '&quot; &amp; SUBSTITUTE([.D261];&quot;'&quot;; &quot;\'&quot;) &amp; &quot;'&quot;; &quot;&quot;) &amp; &quot;, created_visa='roland', updated_visa='roland', created_date=NOW(), updated_date=NOW(); &quot; &amp; IF(OR([.F261]&lt;&gt;&quot;&quot;; [.H261]&lt;&gt;&quot;&quot;);&quot;INSERT INTO translation_target (lang, translation, translation_source_id, created_visa, updated_visa, created_date, updated_date) VALUES &quot; &amp; IF([.F261]&lt;&gt;&quot;&quot;;&quot;('de', '&quot; &amp; SUBSTITUTE([.G261];&quot;'&quot;; &quot;\'&quot;) &amp; &quot;', LAST_INSERT_ID(), 'roland', 'roland', NOW(), NOW())&quot;; &quot;&quot;) &amp; IF(AND([.F261]&lt;&gt;&quot;&quot;; [.H261]&lt;&gt;&quot;&quot;); &quot;,&quot;; &quot;&quot;) &amp; IF([.H261]&lt;&gt;&quot;&quot;;&quot;('fr', '&quot; &amp; SUBSTITUTE([.H261];&quot;'&quot;; &quot;\'&quot;) &amp; &quot;', LAST_INSERT_ID(), 'roland', 'roland', NOW(), NOW())&quot;; &quot;&quot;) &amp; &quot;;&quot;; &quot;&quot;)" office:value-type="string" office:string-value="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d\'intérêt :', LAST_INSERT_ID(), 'roland', 'roland', NOW(), NOW());" calcext:value-type="string">
            <text:p>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d\'intérêt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utrittsberechtigte(r):</text:p>
          </table:table-cell>
          <table:table-cell/>
          <table:table-cell office:value-type="string" calcext:value-type="string">
            <text:p>Personnes avec droit d'accès :</text:p>
          </table:table-cell>
          <table:table-cell table:number-columns-repeated="2"/>
          <table:table-cell table:formula="of:=&quot;INSERT INTO translation_source SET source='&quot; &amp; SUBSTITUTE([.F262];&quot;'&quot;; &quot;\'&quot;) &amp; &quot;', location='&quot; &amp;SUBSTITUTE([.A262];&quot;'&quot;; &quot;\'&quot;) &amp; &quot;', field = '&quot; &amp; SUBSTITUTE([.B262];&quot;'&quot;; &quot;\'&quot;) &amp; &quot;'&quot; &amp; IF(OR(1; [.D262]&lt;&gt;&quot;&quot;); &quot;, context = '&quot; &amp; SUBSTITUTE([.D262];&quot;'&quot;; &quot;\'&quot;) &amp; &quot;'&quot;; &quot;&quot;) &amp; &quot;, created_visa='roland', updated_visa='roland', created_date=NOW(), updated_date=NOW(); &quot; &amp; IF(OR([.F262]&lt;&gt;&quot;&quot;; [.H262]&lt;&gt;&quot;&quot;);&quot;INSERT INTO translation_target (lang, translation, translation_source_id, created_visa, updated_visa, created_date, updated_date) VALUES &quot; &amp; IF([.F262]&lt;&gt;&quot;&quot;;&quot;('de', '&quot; &amp; SUBSTITUTE([.G262];&quot;'&quot;; &quot;\'&quot;) &amp; &quot;', LAST_INSERT_ID(), 'roland', 'roland', NOW(), NOW())&quot;; &quot;&quot;) &amp; IF(AND([.F262]&lt;&gt;&quot;&quot;; [.H262]&lt;&gt;&quot;&quot;); &quot;,&quot;; &quot;&quot;) &amp; IF([.H262]&lt;&gt;&quot;&quot;;&quot;('fr', '&quot; &amp; SUBSTITUTE([.H262];&quot;'&quot;; &quot;\'&quot;) &amp; &quot;', LAST_INSERT_ID(), 'roland', 'roland', NOW(), NOW())&quot;; &quot;&quot;) &amp; &quot;;&quot;; &quot;&quot;)" office:value-type="string" office:string-value="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 :', LAST_INSERT_ID(), 'roland', 'roland', NOW(), NOW());" calcext:value-type="string">
            <text:p>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info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watchsuche</text:p>
          </table:table-cell>
          <table:table-cell/>
          <table:table-cell office:value-type="string" calcext:value-type="string">
            <text:p>Recherche Lobbywatch</text:p>
          </table:table-cell>
          <table:table-cell table:number-columns-repeated="2"/>
          <table:table-cell table:formula="of:=&quot;INSERT INTO translation_source SET source='&quot; &amp; SUBSTITUTE([.F263];&quot;'&quot;; &quot;\'&quot;) &amp; &quot;', location='&quot; &amp;SUBSTITUTE([.A263];&quot;'&quot;; &quot;\'&quot;) &amp; &quot;', field = '&quot; &amp; SUBSTITUTE([.B263];&quot;'&quot;; &quot;\'&quot;) &amp; &quot;'&quot; &amp; IF(OR(1; [.D263]&lt;&gt;&quot;&quot;); &quot;, context = '&quot; &amp; SUBSTITUTE([.D263];&quot;'&quot;; &quot;\'&quot;) &amp; &quot;'&quot;; &quot;&quot;) &amp; &quot;, created_visa='roland', updated_visa='roland', created_date=NOW(), updated_date=NOW(); &quot; &amp; IF(OR([.F263]&lt;&gt;&quot;&quot;; [.H263]&lt;&gt;&quot;&quot;);&quot;INSERT INTO translation_target (lang, translation, translation_source_id, created_visa, updated_visa, created_date, updated_date) VALUES &quot; &amp; IF([.F263]&lt;&gt;&quot;&quot;;&quot;('de', '&quot; &amp; SUBSTITUTE([.G263];&quot;'&quot;; &quot;\'&quot;) &amp; &quot;', LAST_INSERT_ID(), 'roland', 'roland', NOW(), NOW())&quot;; &quot;&quot;) &amp; IF(AND([.F263]&lt;&gt;&quot;&quot;; [.H263]&lt;&gt;&quot;&quot;); &quot;,&quot;; &quot;&quot;) &amp; IF([.H263]&lt;&gt;&quot;&quot;;&quot;('fr', '&quot; &amp; SUBSTITUTE([.H263];&quot;'&quot;; &quot;\'&quot;) &amp; &quot;', LAST_INSERT_ID(), 'roland', 'roland', NOW(), NOW())&quot;; &quot;&quot;) &amp; &quot;;&quot;; &quot;&quot;)" office:value-type="string" office:string-value="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" calcext:value-type="string">
            <text:p>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r französische Text ist nicht vorhanden.</text:p>
          </table:table-cell>
          <table:table-cell/>
          <table:table-cell office:value-type="string" calcext:value-type="string">
            <text:p>Le texte en français n'est pas disponible.</text:p>
          </table:table-cell>
          <table:table-cell table:number-columns-repeated="2"/>
          <table:table-cell table:formula="of:=&quot;INSERT INTO translation_source SET source='&quot; &amp; SUBSTITUTE([.F264];&quot;'&quot;; &quot;\'&quot;) &amp; &quot;', location='&quot; &amp;SUBSTITUTE([.A264];&quot;'&quot;; &quot;\'&quot;) &amp; &quot;', field = '&quot; &amp; SUBSTITUTE([.B264];&quot;'&quot;; &quot;\'&quot;) &amp; &quot;'&quot; &amp; IF(OR(1; [.D264]&lt;&gt;&quot;&quot;); &quot;, context = '&quot; &amp; SUBSTITUTE([.D264];&quot;'&quot;; &quot;\'&quot;) &amp; &quot;'&quot;; &quot;&quot;) &amp; &quot;, created_visa='roland', updated_visa='roland', created_date=NOW(), updated_date=NOW(); &quot; &amp; IF(OR([.F264]&lt;&gt;&quot;&quot;; [.H264]&lt;&gt;&quot;&quot;);&quot;INSERT INTO translation_target (lang, translation, translation_source_id, created_visa, updated_visa, created_date, updated_date) VALUES &quot; &amp; IF([.F264]&lt;&gt;&quot;&quot;;&quot;('de', '&quot; &amp; SUBSTITUTE([.G264];&quot;'&quot;; &quot;\'&quot;) &amp; &quot;', LAST_INSERT_ID(), 'roland', 'roland', NOW(), NOW())&quot;; &quot;&quot;) &amp; IF(AND([.F264]&lt;&gt;&quot;&quot;; [.H264]&lt;&gt;&quot;&quot;); &quot;,&quot;; &quot;&quot;) &amp; IF([.H264]&lt;&gt;&quot;&quot;;&quot;('fr', '&quot; &amp; SUBSTITUTE([.H264];&quot;'&quot;; &quot;\'&quot;) &amp; &quot;', LAST_INSERT_ID(), 'roland', 'roland', NOW(), NOW())&quot;; &quot;&quot;) &amp; &quot;;&quot;; &quot;&quot;)" office:value-type="string" office:string-value="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" calcext:value-type="string">
            <text:p>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r französische Text ist nicht vorhanden, stattdessen wird der deutsche Text angezeigt.</text:p>
          </table:table-cell>
          <table:table-cell/>
          <table:table-cell office:value-type="string" calcext:value-type="string">
            <text:p>Le texte en français n'est pas disponible. Le texte en allemand est montré à sa place.</text:p>
          </table:table-cell>
          <table:table-cell table:number-columns-repeated="2"/>
          <table:table-cell table:formula="of:=&quot;INSERT INTO translation_source SET source='&quot; &amp; SUBSTITUTE([.F265];&quot;'&quot;; &quot;\'&quot;) &amp; &quot;', location='&quot; &amp;SUBSTITUTE([.A265];&quot;'&quot;; &quot;\'&quot;) &amp; &quot;', field = '&quot; &amp; SUBSTITUTE([.B265];&quot;'&quot;; &quot;\'&quot;) &amp; &quot;'&quot; &amp; IF(OR(1; [.D265]&lt;&gt;&quot;&quot;); &quot;, context = '&quot; &amp; SUBSTITUTE([.D265];&quot;'&quot;; &quot;\'&quot;) &amp; &quot;'&quot;; &quot;&quot;) &amp; &quot;, created_visa='roland', updated_visa='roland', created_date=NOW(), updated_date=NOW(); &quot; &amp; IF(OR([.F265]&lt;&gt;&quot;&quot;; [.H265]&lt;&gt;&quot;&quot;);&quot;INSERT INTO translation_target (lang, translation, translation_source_id, created_visa, updated_visa, created_date, updated_date) VALUES &quot; &amp; IF([.F265]&lt;&gt;&quot;&quot;;&quot;('de', '&quot; &amp; SUBSTITUTE([.G265];&quot;'&quot;; &quot;\'&quot;) &amp; &quot;', LAST_INSERT_ID(), 'roland', 'roland', NOW(), NOW())&quot;; &quot;&quot;) &amp; IF(AND([.F265]&lt;&gt;&quot;&quot;; [.H265]&lt;&gt;&quot;&quot;); &quot;,&quot;; &quot;&quot;) &amp; IF([.H265]&lt;&gt;&quot;&quot;;&quot;('fr', '&quot; &amp; SUBSTITUTE([.H265];&quot;'&quot;; &quot;\'&quot;) &amp; &quot;', LAST_INSERT_ID(), 'roland', 'roland', NOW(), NOW())&quot;; &quot;&quot;) &amp; &quot;;&quot;; &quot;&quot;)" office:value-type="string" office:string-value="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" calcext:value-type="string">
            <text:p>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s ist keine französische Übersetzung vorhanden.</text:p>
          </table:table-cell>
          <table:table-cell/>
          <table:table-cell office:value-type="string" calcext:value-type="string">
            <text:p>La traduction française n'est pas disponible.</text:p>
          </table:table-cell>
          <table:table-cell table:number-columns-repeated="2"/>
          <table:table-cell table:formula="of:=&quot;INSERT INTO translation_source SET source='&quot; &amp; SUBSTITUTE([.F266];&quot;'&quot;; &quot;\'&quot;) &amp; &quot;', location='&quot; &amp;SUBSTITUTE([.A266];&quot;'&quot;; &quot;\'&quot;) &amp; &quot;', field = '&quot; &amp; SUBSTITUTE([.B266];&quot;'&quot;; &quot;\'&quot;) &amp; &quot;'&quot; &amp; IF(OR(1; [.D266]&lt;&gt;&quot;&quot;); &quot;, context = '&quot; &amp; SUBSTITUTE([.D266];&quot;'&quot;; &quot;\'&quot;) &amp; &quot;'&quot;; &quot;&quot;) &amp; &quot;, created_visa='roland', updated_visa='roland', created_date=NOW(), updated_date=NOW(); &quot; &amp; IF(OR([.F266]&lt;&gt;&quot;&quot;; [.H266]&lt;&gt;&quot;&quot;);&quot;INSERT INTO translation_target (lang, translation, translation_source_id, created_visa, updated_visa, created_date, updated_date) VALUES &quot; &amp; IF([.F266]&lt;&gt;&quot;&quot;;&quot;('de', '&quot; &amp; SUBSTITUTE([.G266];&quot;'&quot;; &quot;\'&quot;) &amp; &quot;', LAST_INSERT_ID(), 'roland', 'roland', NOW(), NOW())&quot;; &quot;&quot;) &amp; IF(AND([.F266]&lt;&gt;&quot;&quot;; [.H266]&lt;&gt;&quot;&quot;); &quot;,&quot;; &quot;&quot;) &amp; IF([.H266]&lt;&gt;&quot;&quot;;&quot;('fr', '&quot; &amp; SUBSTITUTE([.H266];&quot;'&quot;; &quot;\'&quot;) &amp; &quot;', LAST_INSERT_ID(), 'roland', 'roland', NOW(), NOW())&quot;; &quot;&quot;) &amp; &quot;;&quot;; &quot;&quot;)" office:value-type="string" office:string-value="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" calcext:value-type="string">
            <text:p>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r französische Text fehlt.</text:p>
          </table:table-cell>
          <table:table-cell/>
          <table:table-cell office:value-type="string" calcext:value-type="string">
            <text:p>Il manque le texte en français.</text:p>
          </table:table-cell>
          <table:table-cell table:number-columns-repeated="2"/>
          <table:table-cell table:formula="of:=&quot;INSERT INTO translation_source SET source='&quot; &amp; SUBSTITUTE([.F267];&quot;'&quot;; &quot;\'&quot;) &amp; &quot;', location='&quot; &amp;SUBSTITUTE([.A267];&quot;'&quot;; &quot;\'&quot;) &amp; &quot;', field = '&quot; &amp; SUBSTITUTE([.B267];&quot;'&quot;; &quot;\'&quot;) &amp; &quot;'&quot; &amp; IF(OR(1; [.D267]&lt;&gt;&quot;&quot;); &quot;, context = '&quot; &amp; SUBSTITUTE([.D267];&quot;'&quot;; &quot;\'&quot;) &amp; &quot;'&quot;; &quot;&quot;) &amp; &quot;, created_visa='roland', updated_visa='roland', created_date=NOW(), updated_date=NOW(); &quot; &amp; IF(OR([.F267]&lt;&gt;&quot;&quot;; [.H267]&lt;&gt;&quot;&quot;);&quot;INSERT INTO translation_target (lang, translation, translation_source_id, created_visa, updated_visa, created_date, updated_date) VALUES &quot; &amp; IF([.F267]&lt;&gt;&quot;&quot;;&quot;('de', '&quot; &amp; SUBSTITUTE([.G267];&quot;'&quot;; &quot;\'&quot;) &amp; &quot;', LAST_INSERT_ID(), 'roland', 'roland', NOW(), NOW())&quot;; &quot;&quot;) &amp; IF(AND([.F267]&lt;&gt;&quot;&quot;; [.H267]&lt;&gt;&quot;&quot;); &quot;,&quot;; &quot;&quot;) &amp; IF([.H267]&lt;&gt;&quot;&quot;;&quot;('fr', '&quot; &amp; SUBSTITUTE([.H267];&quot;'&quot;; &quot;\'&quot;) &amp; &quot;', LAST_INSERT_ID(), 'roland', 'roland', NOW(), NOW())&quot;; &quot;&quot;) &amp; &quot;;&quot;; &quot;&quot;)" office:value-type="string" office:string-value="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" calcext:value-type="string">
            <text:p>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2-07" calcext:value-type="date">
            <text:p>07.12.14</text:p>
          </table:table-cell>
          <table:table-cell table:number-columns-repeated="2"/>
          <table:table-cell office:value-type="string" calcext:value-type="string">
            <text:p>parlamentarier</text:p>
          </table:table-cell>
          <table:table-cell office:value-type="string" calcext:value-type="string">
            <text:p>Parlamentarier</text:p>
          </table:table-cell>
          <table:table-cell office:value-type="string" calcext:value-type="string">
            <text:p>Parlementaire</text:p>
          </table:table-cell>
          <table:table-cell table:number-columns-repeated="2"/>
          <table:table-cell table:formula="of:=&quot;INSERT INTO translation_source SET source='&quot; &amp; SUBSTITUTE([.F268];&quot;'&quot;; &quot;\'&quot;) &amp; &quot;', location='&quot; &amp;SUBSTITUTE([.A268];&quot;'&quot;; &quot;\'&quot;) &amp; &quot;', field = '&quot; &amp; SUBSTITUTE([.B268];&quot;'&quot;; &quot;\'&quot;) &amp; &quot;'&quot; &amp; IF(OR(1; [.D268]&lt;&gt;&quot;&quot;); &quot;, context = '&quot; &amp; SUBSTITUTE([.D268];&quot;'&quot;; &quot;\'&quot;) &amp; &quot;'&quot;; &quot;&quot;) &amp; &quot;, created_visa='roland', updated_visa='roland', created_date=NOW(), updated_date=NOW(); &quot; &amp; IF(OR([.F268]&lt;&gt;&quot;&quot;; [.H268]&lt;&gt;&quot;&quot;);&quot;INSERT INTO translation_target (lang, translation, translation_source_id, created_visa, updated_visa, created_date, updated_date) VALUES &quot; &amp; IF([.F268]&lt;&gt;&quot;&quot;;&quot;('de', '&quot; &amp; SUBSTITUTE([.G268];&quot;'&quot;; &quot;\'&quot;) &amp; &quot;', LAST_INSERT_ID(), 'roland', 'roland', NOW(), NOW())&quot;; &quot;&quot;) &amp; IF(AND([.F268]&lt;&gt;&quot;&quot;; [.H268]&lt;&gt;&quot;&quot;); &quot;,&quot;; &quot;&quot;) &amp; IF([.H268]&lt;&gt;&quot;&quot;;&quot;('fr', '&quot; &amp; SUBSTITUTE([.H268];&quot;'&quot;; &quot;\'&quot;) &amp; &quot;', LAST_INSERT_ID(), 'roland', 'roland', NOW(), NOW())&quot;; &quot;&quot;) &amp; &quot;;&quot;; &quot;&quot;)" office:value-type="string" office:string-value="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" calcext:value-type="string">
            <text:p>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utrittsberechtigter</text:p>
          </table:table-cell>
          <table:table-cell office:value-type="string" calcext:value-type="string">
            <text:p>Zutrittsberechtigter</text:p>
          </table:table-cell>
          <table:table-cell office:value-type="string" calcext:value-type="string">
            <text:p>Personne avec droit d'accès</text:p>
          </table:table-cell>
          <table:table-cell table:number-columns-repeated="2"/>
          <table:table-cell table:formula="of:=&quot;INSERT INTO translation_source SET source='&quot; &amp; SUBSTITUTE([.F269];&quot;'&quot;; &quot;\'&quot;) &amp; &quot;', location='&quot; &amp;SUBSTITUTE([.A269];&quot;'&quot;; &quot;\'&quot;) &amp; &quot;', field = '&quot; &amp; SUBSTITUTE([.B269];&quot;'&quot;; &quot;\'&quot;) &amp; &quot;'&quot; &amp; IF(OR(1; [.D269]&lt;&gt;&quot;&quot;); &quot;, context = '&quot; &amp; SUBSTITUTE([.D269];&quot;'&quot;; &quot;\'&quot;) &amp; &quot;'&quot;; &quot;&quot;) &amp; &quot;, created_visa='roland', updated_visa='roland', created_date=NOW(), updated_date=NOW(); &quot; &amp; IF(OR([.F269]&lt;&gt;&quot;&quot;; [.H269]&lt;&gt;&quot;&quot;);&quot;INSERT INTO translation_target (lang, translation, translation_source_id, created_visa, updated_visa, created_date, updated_date) VALUES &quot; &amp; IF([.F269]&lt;&gt;&quot;&quot;;&quot;('de', '&quot; &amp; SUBSTITUTE([.G269];&quot;'&quot;; &quot;\'&quot;) &amp; &quot;', LAST_INSERT_ID(), 'roland', 'roland', NOW(), NOW())&quot;; &quot;&quot;) &amp; IF(AND([.F269]&lt;&gt;&quot;&quot;; [.H269]&lt;&gt;&quot;&quot;); &quot;,&quot;; &quot;&quot;) &amp; IF([.H269]&lt;&gt;&quot;&quot;;&quot;('fr', '&quot; &amp; SUBSTITUTE([.H269];&quot;'&quot;; &quot;\'&quot;) &amp; &quot;', LAST_INSERT_ID(), 'roland', 'roland', NOW(), NOW())&quot;; &quot;&quot;) &amp; &quot;;&quot;; &quot;&quot;)" office:value-type="string" office:string-value="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" calcext:value-type="string">
            <text:p>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</text:p>
          </table:table-cell>
          <table:table-cell table:number-columns-repeated="2" office:value-type="string" calcext:value-type="string">
            <text:p>Branche</text:p>
          </table:table-cell>
          <table:table-cell table:number-columns-repeated="2"/>
          <table:table-cell table:formula="of:=&quot;INSERT INTO translation_source SET source='&quot; &amp; SUBSTITUTE([.F270];&quot;'&quot;; &quot;\'&quot;) &amp; &quot;', location='&quot; &amp;SUBSTITUTE([.A270];&quot;'&quot;; &quot;\'&quot;) &amp; &quot;', field = '&quot; &amp; SUBSTITUTE([.B270];&quot;'&quot;; &quot;\'&quot;) &amp; &quot;'&quot; &amp; IF(OR(1; [.D270]&lt;&gt;&quot;&quot;); &quot;, context = '&quot; &amp; SUBSTITUTE([.D270];&quot;'&quot;; &quot;\'&quot;) &amp; &quot;'&quot;; &quot;&quot;) &amp; &quot;, created_visa='roland', updated_visa='roland', created_date=NOW(), updated_date=NOW(); &quot; &amp; IF(OR([.F270]&lt;&gt;&quot;&quot;; [.H270]&lt;&gt;&quot;&quot;);&quot;INSERT INTO translation_target (lang, translation, translation_source_id, created_visa, updated_visa, created_date, updated_date) VALUES &quot; &amp; IF([.F270]&lt;&gt;&quot;&quot;;&quot;('de', '&quot; &amp; SUBSTITUTE([.G270];&quot;'&quot;; &quot;\'&quot;) &amp; &quot;', LAST_INSERT_ID(), 'roland', 'roland', NOW(), NOW())&quot;; &quot;&quot;) &amp; IF(AND([.F270]&lt;&gt;&quot;&quot;; [.H270]&lt;&gt;&quot;&quot;); &quot;,&quot;; &quot;&quot;) &amp; IF([.H270]&lt;&gt;&quot;&quot;;&quot;('fr', '&quot; &amp; SUBSTITUTE([.H270];&quot;'&quot;; &quot;\'&quot;) &amp; &quot;', LAST_INSERT_ID(), 'roland', 'roland', NOW(), NOW())&quot;; &quot;&quot;) &amp; &quot;;&quot;; &quot;&quot;)" office:value-type="string" office:string-value="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" calcext:value-type="string">
            <text:p>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gruppe</text:p>
          </table:table-cell>
          <table:table-cell office:value-type="string" calcext:value-type="string">
            <text:p>Lobbygruppe</text:p>
          </table:table-cell>
          <table:table-cell office:value-type="string" calcext:value-type="string">
            <text:p>Groupe d'intérêt</text:p>
          </table:table-cell>
          <table:table-cell table:number-columns-repeated="2"/>
          <table:table-cell table:formula="of:=&quot;INSERT INTO translation_source SET source='&quot; &amp; SUBSTITUTE([.F271];&quot;'&quot;; &quot;\'&quot;) &amp; &quot;', location='&quot; &amp;SUBSTITUTE([.A271];&quot;'&quot;; &quot;\'&quot;) &amp; &quot;', field = '&quot; &amp; SUBSTITUTE([.B271];&quot;'&quot;; &quot;\'&quot;) &amp; &quot;'&quot; &amp; IF(OR(1; [.D271]&lt;&gt;&quot;&quot;); &quot;, context = '&quot; &amp; SUBSTITUTE([.D271];&quot;'&quot;; &quot;\'&quot;) &amp; &quot;'&quot;; &quot;&quot;) &amp; &quot;, created_visa='roland', updated_visa='roland', created_date=NOW(), updated_date=NOW(); &quot; &amp; IF(OR([.F271]&lt;&gt;&quot;&quot;; [.H271]&lt;&gt;&quot;&quot;);&quot;INSERT INTO translation_target (lang, translation, translation_source_id, created_visa, updated_visa, created_date, updated_date) VALUES &quot; &amp; IF([.F271]&lt;&gt;&quot;&quot;;&quot;('de', '&quot; &amp; SUBSTITUTE([.G271];&quot;'&quot;; &quot;\'&quot;) &amp; &quot;', LAST_INSERT_ID(), 'roland', 'roland', NOW(), NOW())&quot;; &quot;&quot;) &amp; IF(AND([.F271]&lt;&gt;&quot;&quot;; [.H271]&lt;&gt;&quot;&quot;); &quot;,&quot;; &quot;&quot;) &amp; IF([.H271]&lt;&gt;&quot;&quot;;&quot;('fr', '&quot; &amp; SUBSTITUTE([.H271];&quot;'&quot;; &quot;\'&quot;) &amp; &quot;', LAST_INSERT_ID(), 'roland', 'roland', NOW(), NOW())&quot;; &quot;&quot;) &amp; &quot;;&quot;; &quot;&quot;)" office:value-type="string" office:string-value="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" calcext:value-type="string">
            <text:p>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F272];&quot;'&quot;; &quot;\'&quot;) &amp; &quot;', location='&quot; &amp;SUBSTITUTE([.A272];&quot;'&quot;; &quot;\'&quot;) &amp; &quot;', field = '&quot; &amp; SUBSTITUTE([.B272];&quot;'&quot;; &quot;\'&quot;) &amp; &quot;'&quot; &amp; IF(OR(1; [.D272]&lt;&gt;&quot;&quot;); &quot;, context = '&quot; &amp; SUBSTITUTE([.D272];&quot;'&quot;; &quot;\'&quot;) &amp; &quot;'&quot;; &quot;&quot;) &amp; &quot;, created_visa='roland', updated_visa='roland', created_date=NOW(), updated_date=NOW(); &quot; &amp; IF(OR([.F272]&lt;&gt;&quot;&quot;; [.H272]&lt;&gt;&quot;&quot;);&quot;INSERT INTO translation_target (lang, translation, translation_source_id, created_visa, updated_visa, created_date, updated_date) VALUES &quot; &amp; IF([.F272]&lt;&gt;&quot;&quot;;&quot;('de', '&quot; &amp; SUBSTITUTE([.G272];&quot;'&quot;; &quot;\'&quot;) &amp; &quot;', LAST_INSERT_ID(), 'roland', 'roland', NOW(), NOW())&quot;; &quot;&quot;) &amp; IF(AND([.F272]&lt;&gt;&quot;&quot;; [.H272]&lt;&gt;&quot;&quot;); &quot;,&quot;; &quot;&quot;) &amp; IF([.H272]&lt;&gt;&quot;&quot;;&quot;('fr', '&quot; &amp; SUBSTITUTE([.H272];&quot;'&quot;; &quot;\'&quot;) &amp; &quot;', LAST_INSERT_ID(), 'roland', 'roland', NOW(), NOW())&quot;; &quot;&quot;) &amp; &quot;;&quot;; &quot;&quot;)" office:value-type="string" office:string-value="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ganisation</text:p>
          </table:table-cell>
          <table:table-cell table:number-columns-repeated="2" office:value-type="string" calcext:value-type="string">
            <text:p>Organisation</text:p>
          </table:table-cell>
          <table:table-cell table:number-columns-repeated="2"/>
          <table:table-cell table:formula="of:=&quot;INSERT INTO translation_source SET source='&quot; &amp; SUBSTITUTE([.F273];&quot;'&quot;; &quot;\'&quot;) &amp; &quot;', location='&quot; &amp;SUBSTITUTE([.A273];&quot;'&quot;; &quot;\'&quot;) &amp; &quot;', field = '&quot; &amp; SUBSTITUTE([.B273];&quot;'&quot;; &quot;\'&quot;) &amp; &quot;'&quot; &amp; IF(OR(1; [.D273]&lt;&gt;&quot;&quot;); &quot;, context = '&quot; &amp; SUBSTITUTE([.D273];&quot;'&quot;; &quot;\'&quot;) &amp; &quot;'&quot;; &quot;&quot;) &amp; &quot;, created_visa='roland', updated_visa='roland', created_date=NOW(), updated_date=NOW(); &quot; &amp; IF(OR([.F273]&lt;&gt;&quot;&quot;; [.H273]&lt;&gt;&quot;&quot;);&quot;INSERT INTO translation_target (lang, translation, translation_source_id, created_visa, updated_visa, created_date, updated_date) VALUES &quot; &amp; IF([.F273]&lt;&gt;&quot;&quot;;&quot;('de', '&quot; &amp; SUBSTITUTE([.G273];&quot;'&quot;; &quot;\'&quot;) &amp; &quot;', LAST_INSERT_ID(), 'roland', 'roland', NOW(), NOW())&quot;; &quot;&quot;) &amp; IF(AND([.F273]&lt;&gt;&quot;&quot;; [.H273]&lt;&gt;&quot;&quot;); &quot;,&quot;; &quot;&quot;) &amp; IF([.H273]&lt;&gt;&quot;&quot;;&quot;('fr', '&quot; &amp; SUBSTITUTE([.H273];&quot;'&quot;; &quot;\'&quot;) &amp; &quot;', LAST_INSERT_ID(), 'roland', 'roland', NOW(), NOW())&quot;; &quot;&quot;) &amp; &quot;;&quot;; &quot;&quot;)" office:value-type="string" office:string-value="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" calcext:value-type="string">
            <text:p>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ei</text:p>
          </table:table-cell>
          <table:table-cell office:value-type="string" calcext:value-type="string">
            <text:p>Partei</text:p>
          </table:table-cell>
          <table:table-cell office:value-type="string" calcext:value-type="string">
            <text:p>Parti</text:p>
          </table:table-cell>
          <table:table-cell table:number-columns-repeated="2"/>
          <table:table-cell table:formula="of:=&quot;INSERT INTO translation_source SET source='&quot; &amp; SUBSTITUTE([.F274];&quot;'&quot;; &quot;\'&quot;) &amp; &quot;', location='&quot; &amp;SUBSTITUTE([.A274];&quot;'&quot;; &quot;\'&quot;) &amp; &quot;', field = '&quot; &amp; SUBSTITUTE([.B274];&quot;'&quot;; &quot;\'&quot;) &amp; &quot;'&quot; &amp; IF(OR(1; [.D274]&lt;&gt;&quot;&quot;); &quot;, context = '&quot; &amp; SUBSTITUTE([.D274];&quot;'&quot;; &quot;\'&quot;) &amp; &quot;'&quot;; &quot;&quot;) &amp; &quot;, created_visa='roland', updated_visa='roland', created_date=NOW(), updated_date=NOW(); &quot; &amp; IF(OR([.F274]&lt;&gt;&quot;&quot;; [.H274]&lt;&gt;&quot;&quot;);&quot;INSERT INTO translation_target (lang, translation, translation_source_id, created_visa, updated_visa, created_date, updated_date) VALUES &quot; &amp; IF([.F274]&lt;&gt;&quot;&quot;;&quot;('de', '&quot; &amp; SUBSTITUTE([.G274];&quot;'&quot;; &quot;\'&quot;) &amp; &quot;', LAST_INSERT_ID(), 'roland', 'roland', NOW(), NOW())&quot;; &quot;&quot;) &amp; IF(AND([.F274]&lt;&gt;&quot;&quot;; [.H274]&lt;&gt;&quot;&quot;); &quot;,&quot;; &quot;&quot;) &amp; IF([.H274]&lt;&gt;&quot;&quot;;&quot;('fr', '&quot; &amp; SUBSTITUTE([.H274];&quot;'&quot;; &quot;\'&quot;) &amp; &quot;', LAST_INSERT_ID(), 'roland', 'roland', NOW(), NOW())&quot;; &quot;&quot;) &amp; &quot;;&quot;; &quot;&quot;)" office:value-type="string" office:string-value="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" calcext:value-type="string">
            <text:p>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office:value-type="string" calcext:value-type="string">
            <text:p>@titel_nachname est lié(e)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F275];&quot;'&quot;; &quot;\'&quot;) &amp; &quot;', location='&quot; &amp;SUBSTITUTE([.A275];&quot;'&quot;; &quot;\'&quot;) &amp; &quot;', field = '&quot; &amp; SUBSTITUTE([.B275];&quot;'&quot;; &quot;\'&quot;) &amp; &quot;'&quot; &amp; IF(OR(1; [.D275]&lt;&gt;&quot;&quot;); &quot;, context = '&quot; &amp; SUBSTITUTE([.D275];&quot;'&quot;; &quot;\'&quot;) &amp; &quot;'&quot;; &quot;&quot;) &amp; &quot;, created_visa='roland', updated_visa='roland', created_date=NOW(), updated_date=NOW(); &quot; &amp; IF(OR([.F275]&lt;&gt;&quot;&quot;; [.H275]&lt;&gt;&quot;&quot;);&quot;INSERT INTO translation_target (lang, translation, translation_source_id, created_visa, updated_visa, created_date, updated_date) VALUES &quot; &amp; IF([.F275]&lt;&gt;&quot;&quot;;&quot;('de', '&quot; &amp; SUBSTITUTE([.G275];&quot;'&quot;; &quot;\'&quot;) &amp; &quot;', LAST_INSERT_ID(), 'roland', 'roland', NOW(), NOW())&quot;; &quot;&quot;) &amp; IF(AND([.F275]&lt;&gt;&quot;&quot;; [.H275]&lt;&gt;&quot;&quot;); &quot;,&quot;; &quot;&quot;) &amp; IF([.H275]&lt;&gt;&quot;&quot;;&quot;('fr', '&quot; &amp; SUBSTITUTE([.H275];&quot;'&quot;; &quot;\'&quot;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1" calcext:value-type="date">
            <text:p>01.12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office:value-type="string" calcext:value-type="string">
            <text:p>@titel_nachname est lié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F276];&quot;'&quot;; &quot;\'&quot;) &amp; &quot;', location='&quot; &amp;SUBSTITUTE([.A276];&quot;'&quot;; &quot;\'&quot;) &amp; &quot;', field = '&quot; &amp; SUBSTITUTE([.B276];&quot;'&quot;; &quot;\'&quot;) &amp; &quot;'&quot; &amp; IF(OR(1; [.D276]&lt;&gt;&quot;&quot;); &quot;, context = '&quot; &amp; SUBSTITUTE([.D276];&quot;'&quot;; &quot;\'&quot;) &amp; &quot;'&quot;; &quot;&quot;) &amp; &quot;, created_visa='roland', updated_visa='roland', created_date=NOW(), updated_date=NOW(); &quot; &amp; IF(OR([.F276]&lt;&gt;&quot;&quot;; [.H276]&lt;&gt;&quot;&quot;);&quot;INSERT INTO translation_target (lang, translation, translation_source_id, created_visa, updated_visa, created_date, updated_date) VALUES &quot; &amp; IF([.F276]&lt;&gt;&quot;&quot;;&quot;('de', '&quot; &amp; SUBSTITUTE([.G276];&quot;'&quot;; &quot;\'&quot;) &amp; &quot;', LAST_INSERT_ID(), 'roland', 'roland', NOW(), NOW())&quot;; &quot;&quot;) &amp; IF(AND([.F276]&lt;&gt;&quot;&quot;; [.H276]&lt;&gt;&quot;&quot;); &quot;,&quot;; &quot;&quot;) &amp; IF([.H276]&lt;&gt;&quot;&quot;;&quot;('fr', '&quot; &amp; SUBSTITUTE([.H276];&quot;'&quot;; &quot;\'&quot;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1" calcext:value-type="date">
            <text:p>01.12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office:value-type="string" calcext:value-type="string">
            <text:p>@titel_nachname est liée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F277];&quot;'&quot;; &quot;\'&quot;) &amp; &quot;', location='&quot; &amp;SUBSTITUTE([.A277];&quot;'&quot;; &quot;\'&quot;) &amp; &quot;', field = '&quot; &amp; SUBSTITUTE([.B277];&quot;'&quot;; &quot;\'&quot;) &amp; &quot;'&quot; &amp; IF(OR(1; [.D277]&lt;&gt;&quot;&quot;); &quot;, context = '&quot; &amp; SUBSTITUTE([.D277];&quot;'&quot;; &quot;\'&quot;) &amp; &quot;'&quot;; &quot;&quot;) &amp; &quot;, created_visa='roland', updated_visa='roland', created_date=NOW(), updated_date=NOW(); &quot; &amp; IF(OR([.F277]&lt;&gt;&quot;&quot;; [.H277]&lt;&gt;&quot;&quot;);&quot;INSERT INTO translation_target (lang, translation, translation_source_id, created_visa, updated_visa, created_date, updated_date) VALUES &quot; &amp; IF([.F277]&lt;&gt;&quot;&quot;;&quot;('de', '&quot; &amp; SUBSTITUTE([.G277];&quot;'&quot;; &quot;\'&quot;) &amp; &quot;', LAST_INSERT_ID(), 'roland', 'roland', NOW(), NOW())&quot;; &quot;&quot;) &amp; IF(AND([.F277]&lt;&gt;&quot;&quot;; [.H277]&lt;&gt;&quot;&quot;); &quot;,&quot;; &quot;&quot;) &amp; IF([.H277]&lt;&gt;&quot;&quot;;&quot;('fr', '&quot; &amp; SUBSTITUTE([.H277];&quot;'&quot;; &quot;\'&quot;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MitInteressengruppen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Lobbygruppen in der Branche @branche</text:p>
          </table:table-cell>
          <table:table-cell/>
          <table:table-cell office:value-type="string" calcext:value-type="string">
            <text:p>Groupes d'intérêts de la branche @branche</text:p>
          </table:table-cell>
          <table:table-cell table:number-columns-repeated="2"/>
          <table:table-cell table:formula="of:=&quot;INSERT INTO translation_source SET source='&quot; &amp; SUBSTITUTE([.F278];&quot;'&quot;; &quot;\'&quot;) &amp; &quot;', location='&quot; &amp;SUBSTITUTE([.A278];&quot;'&quot;; &quot;\'&quot;) &amp; &quot;', field = '&quot; &amp; SUBSTITUTE([.B278];&quot;'&quot;; &quot;\'&quot;) &amp; &quot;'&quot; &amp; IF(OR(1; [.D278]&lt;&gt;&quot;&quot;); &quot;, context = '&quot; &amp; SUBSTITUTE([.D278];&quot;'&quot;; &quot;\'&quot;) &amp; &quot;'&quot;; &quot;&quot;) &amp; &quot;, created_visa='roland', updated_visa='roland', created_date=NOW(), updated_date=NOW(); &quot; &amp; IF(OR([.F278]&lt;&gt;&quot;&quot;; [.H278]&lt;&gt;&quot;&quot;);&quot;INSERT INTO translation_target (lang, translation, translation_source_id, created_visa, updated_visa, created_date, updated_date) VALUES &quot; &amp; IF([.F278]&lt;&gt;&quot;&quot;;&quot;('de', '&quot; &amp; SUBSTITUTE([.G278];&quot;'&quot;; &quot;\'&quot;) &amp; &quot;', LAST_INSERT_ID(), 'roland', 'roland', NOW(), NOW())&quot;; &quot;&quot;) &amp; IF(AND([.F278]&lt;&gt;&quot;&quot;; [.H278]&lt;&gt;&quot;&quot;); &quot;,&quot;; &quot;&quot;) &amp; IF([.H278]&lt;&gt;&quot;&quot;;&quot;('fr', '&quot; &amp; SUBSTITUTE([.H278];&quot;'&quot;; &quot;\'&quot;) &amp; &quot;', LAST_INSERT_ID(), 'roland', 'roland', NOW(), NOW())&quot;; &quot;&quot;) &amp; &quot;;&quot;; &quot;&quot;)" office:value-type="string" office:string-value="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s de la branche @branche', LAST_INSERT_ID(), 'roland', 'roland', NOW(), NOW());" calcext:value-type="string">
            <text:p>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s de la branche @bran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@titel_nachname ermöglicht folgenden Gästen Zutritt zum Bundeshaus</text:p>
          </table:table-cell>
          <table:table-cell/>
          <table:table-cell table:style-name="Default" office:value-type="string" calcext:value-type="string">
            <text:p>@titel_nachname permet l'accès au Palais fédéral aux invités suivants :</text:p>
          </table:table-cell>
          <table:table-cell table:number-columns-repeated="2"/>
          <table:table-cell table:formula="of:=&quot;INSERT INTO translation_source SET source='&quot; &amp; SUBSTITUTE([.F279];&quot;'&quot;; &quot;\'&quot;) &amp; &quot;', location='&quot; &amp;SUBSTITUTE([.A279];&quot;'&quot;; &quot;\'&quot;) &amp; &quot;', field = '&quot; &amp; SUBSTITUTE([.B279];&quot;'&quot;; &quot;\'&quot;) &amp; &quot;'&quot; &amp; IF(OR(1; [.D279]&lt;&gt;&quot;&quot;); &quot;, context = '&quot; &amp; SUBSTITUTE([.D279];&quot;'&quot;; &quot;\'&quot;) &amp; &quot;'&quot;; &quot;&quot;) &amp; &quot;, created_visa='roland', updated_visa='roland', created_date=NOW(), updated_date=NOW(); &quot; &amp; IF(OR([.F279]&lt;&gt;&quot;&quot;; [.H279]&lt;&gt;&quot;&quot;);&quot;INSERT INTO translation_target (lang, translation, translation_source_id, created_visa, updated_visa, created_date, updated_date) VALUES &quot; &amp; IF([.F279]&lt;&gt;&quot;&quot;;&quot;('de', '&quot; &amp; SUBSTITUTE([.G279];&quot;'&quot;; &quot;\'&quot;) &amp; &quot;', LAST_INSERT_ID(), 'roland', 'roland', NOW(), NOW())&quot;; &quot;&quot;) &amp; IF(AND([.F279]&lt;&gt;&quot;&quot;; [.H279]&lt;&gt;&quot;&quot;); &quot;,&quot;; &quot;&quot;) &amp; IF([.H279]&lt;&gt;&quot;&quot;;&quot;('fr', '&quot; &amp; SUBSTITUTE([.H279];&quot;'&quot;; &quot;\'&quot;) &amp; &quot;', LAST_INSERT_ID(), 'roland', 'roland', NOW(), NOW())&quot;; &quot;&quot;) &amp; &quot;;&quot;; &quot;&quot;)" office:value-type="string" office:string-value="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permet l\'accès au Palais fédéral aux invités suivants :', LAST_INSERT_ID(), 'roland', 'roland', NOW(), NOW());" calcext:value-type="string">
            <text:p>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permet l\'accès au Palais fédéral aux invités suivants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Kommissionen:</text:p>
          </table:table-cell>
          <table:table-cell/>
          <table:table-cell office:value-type="string" calcext:value-type="string">
            <text:p>Commissions :</text:p>
          </table:table-cell>
          <table:table-cell table:number-columns-repeated="2"/>
          <table:table-cell table:formula="of:=&quot;INSERT INTO translation_source SET source='&quot; &amp; SUBSTITUTE([.F280];&quot;'&quot;; &quot;\'&quot;) &amp; &quot;', location='&quot; &amp;SUBSTITUTE([.A280];&quot;'&quot;; &quot;\'&quot;) &amp; &quot;', field = '&quot; &amp; SUBSTITUTE([.B280];&quot;'&quot;; &quot;\'&quot;) &amp; &quot;'&quot; &amp; IF(OR(1; [.D280]&lt;&gt;&quot;&quot;); &quot;, context = '&quot; &amp; SUBSTITUTE([.D280];&quot;'&quot;; &quot;\'&quot;) &amp; &quot;'&quot;; &quot;&quot;) &amp; &quot;, created_visa='roland', updated_visa='roland', created_date=NOW(), updated_date=NOW(); &quot; &amp; IF(OR([.F280]&lt;&gt;&quot;&quot;; [.H280]&lt;&gt;&quot;&quot;);&quot;INSERT INTO translation_target (lang, translation, translation_source_id, created_visa, updated_visa, created_date, updated_date) VALUES &quot; &amp; IF([.F280]&lt;&gt;&quot;&quot;;&quot;('de', '&quot; &amp; SUBSTITUTE([.G280];&quot;'&quot;; &quot;\'&quot;) &amp; &quot;', LAST_INSERT_ID(), 'roland', 'roland', NOW(), NOW())&quot;; &quot;&quot;) &amp; IF(AND([.F280]&lt;&gt;&quot;&quot;; [.H280]&lt;&gt;&quot;&quot;); &quot;,&quot;; &quot;&quot;) &amp; IF([.H280]&lt;&gt;&quot;&quot;;&quot;('fr', '&quot; &amp; SUBSTITUTE([.H280];&quot;'&quot;; &quot;\'&quot;) &amp; &quot;', LAST_INSERT_ID(), 'roland', 'roland', NOW(), NOW())&quot;; &quot;&quot;) &amp; &quot;;&quot;; &quot;&quot;)" office:value-type="string" office:string-value="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 :', LAST_INSERT_ID(), 'roland', 'roland', NOW(), NOW());" calcext:value-type="string">
            <text:p>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Lobbyfaktor</text:p>
          </table:table-cell>
          <table:table-cell/>
          <table:table-cell office:value-type="string" calcext:value-type="string">
            <text:p>Facteur de lobbying</text:p>
          </table:table-cell>
          <table:table-cell table:number-columns-repeated="2"/>
          <table:table-cell table:formula="of:=&quot;INSERT INTO translation_source SET source='&quot; &amp; SUBSTITUTE([.F281];&quot;'&quot;; &quot;\'&quot;) &amp; &quot;', location='&quot; &amp;SUBSTITUTE([.A281];&quot;'&quot;; &quot;\'&quot;) &amp; &quot;', field = '&quot; &amp; SUBSTITUTE([.B281];&quot;'&quot;; &quot;\'&quot;) &amp; &quot;'&quot; &amp; IF(OR(1; [.D281]&lt;&gt;&quot;&quot;); &quot;, context = '&quot; &amp; SUBSTITUTE([.D281];&quot;'&quot;; &quot;\'&quot;) &amp; &quot;'&quot;; &quot;&quot;) &amp; &quot;, created_visa='roland', updated_visa='roland', created_date=NOW(), updated_date=NOW(); &quot; &amp; IF(OR([.F281]&lt;&gt;&quot;&quot;; [.H281]&lt;&gt;&quot;&quot;);&quot;INSERT INTO translation_target (lang, translation, translation_source_id, created_visa, updated_visa, created_date, updated_date) VALUES &quot; &amp; IF([.F281]&lt;&gt;&quot;&quot;;&quot;('de', '&quot; &amp; SUBSTITUTE([.G281];&quot;'&quot;; &quot;\'&quot;) &amp; &quot;', LAST_INSERT_ID(), 'roland', 'roland', NOW(), NOW())&quot;; &quot;&quot;) &amp; IF(AND([.F281]&lt;&gt;&quot;&quot;; [.H281]&lt;&gt;&quot;&quot;); &quot;,&quot;; &quot;&quot;) &amp; IF([.H281]&lt;&gt;&quot;&quot;;&quot;('fr', '&quot; &amp; SUBSTITUTE([.H281];&quot;'&quot;; &quot;\'&quot;) &amp; &quot;', LAST_INSERT_ID(), 'roland', 'roland', NOW(), NOW())&quot;; &quot;&quot;) &amp; &quot;;&quot;; &quot;&quot;)" office:value-type="string" office:string-value="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', LAST_INSERT_ID(), 'roland', 'roland', NOW(), NOW());" calcext:value-type="string">
            <text:p>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Rat</text:p>
          </table:table-cell>
          <table:table-cell/>
          <table:table-cell office:value-type="string" calcext:value-type="string">
            <text:p>Conseil</text:p>
          </table:table-cell>
          <table:table-cell table:number-columns-repeated="2"/>
          <table:table-cell table:formula="of:=&quot;INSERT INTO translation_source SET source='&quot; &amp; SUBSTITUTE([.F282];&quot;'&quot;; &quot;\'&quot;) &amp; &quot;', location='&quot; &amp;SUBSTITUTE([.A282];&quot;'&quot;; &quot;\'&quot;) &amp; &quot;', field = '&quot; &amp; SUBSTITUTE([.B282];&quot;'&quot;; &quot;\'&quot;) &amp; &quot;'&quot; &amp; IF(OR(1; [.D282]&lt;&gt;&quot;&quot;); &quot;, context = '&quot; &amp; SUBSTITUTE([.D282];&quot;'&quot;; &quot;\'&quot;) &amp; &quot;'&quot;; &quot;&quot;) &amp; &quot;, created_visa='roland', updated_visa='roland', created_date=NOW(), updated_date=NOW(); &quot; &amp; IF(OR([.F282]&lt;&gt;&quot;&quot;; [.H282]&lt;&gt;&quot;&quot;);&quot;INSERT INTO translation_target (lang, translation, translation_source_id, created_visa, updated_visa, created_date, updated_date) VALUES &quot; &amp; IF([.F282]&lt;&gt;&quot;&quot;;&quot;('de', '&quot; &amp; SUBSTITUTE([.G282];&quot;'&quot;; &quot;\'&quot;) &amp; &quot;', LAST_INSERT_ID(), 'roland', 'roland', NOW(), NOW())&quot;; &quot;&quot;) &amp; IF(AND([.F282]&lt;&gt;&quot;&quot;; [.H282]&lt;&gt;&quot;&quot;); &quot;,&quot;; &quot;&quot;) &amp; IF([.H282]&lt;&gt;&quot;&quot;;&quot;('fr', '&quot; &amp; SUBSTITUTE([.H282];&quot;'&quot;; &quot;\'&quot;) &amp; &quot;', LAST_INSERT_ID(), 'roland', 'roland', NOW(), NOW())&quot;; &quot;&quot;) &amp; &quot;;&quot;; &quot;&quot;)" office:value-type="string" office:string-value="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" calcext:value-type="string">
            <text:p>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nzeigen</text:p>
          </table:table-cell>
          <table:table-cell/>
          <table:table-cell table:style-name="ce7" office:value-type="string" calcext:value-type="string">
            <text:p>Montrer</text:p>
          </table:table-cell>
          <table:table-cell office:value-type="string" calcext:value-type="string">
            <text:p>Als Verb gedacht?</text:p>
          </table:table-cell>
          <table:table-cell/>
          <table:table-cell table:formula="of:=&quot;INSERT INTO translation_source SET source='&quot; &amp; SUBSTITUTE([.F283];&quot;'&quot;; &quot;\'&quot;) &amp; &quot;', location='&quot; &amp;SUBSTITUTE([.A283];&quot;'&quot;; &quot;\'&quot;) &amp; &quot;', field = '&quot; &amp; SUBSTITUTE([.B283];&quot;'&quot;; &quot;\'&quot;) &amp; &quot;'&quot; &amp; IF(OR(1; [.D283]&lt;&gt;&quot;&quot;); &quot;, context = '&quot; &amp; SUBSTITUTE([.D283];&quot;'&quot;; &quot;\'&quot;) &amp; &quot;'&quot;; &quot;&quot;) &amp; &quot;, created_visa='roland', updated_visa='roland', created_date=NOW(), updated_date=NOW(); &quot; &amp; IF(OR([.F283]&lt;&gt;&quot;&quot;; [.H283]&lt;&gt;&quot;&quot;);&quot;INSERT INTO translation_target (lang, translation, translation_source_id, created_visa, updated_visa, created_date, updated_date) VALUES &quot; &amp; IF([.F283]&lt;&gt;&quot;&quot;;&quot;('de', '&quot; &amp; SUBSTITUTE([.G283];&quot;'&quot;; &quot;\'&quot;) &amp; &quot;', LAST_INSERT_ID(), 'roland', 'roland', NOW(), NOW())&quot;; &quot;&quot;) &amp; IF(AND([.F283]&lt;&gt;&quot;&quot;; [.H283]&lt;&gt;&quot;&quot;); &quot;,&quot;; &quot;&quot;) &amp; IF([.H283]&lt;&gt;&quot;&quot;;&quot;('fr', '&quot; &amp; SUBSTITUTE([.H283];&quot;'&quot;; &quot;\'&quot;) &amp; &quot;', LAST_INSERT_ID(), 'roland', 'roland', NOW(), NOW())&quot;; &quot;&quot;) &amp; &quot;;&quot;; &quot;&quot;)" office:value-type="string" office:string-value="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" calcext:value-type="string">
            <text:p>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bbrechen</text:p>
          </table:table-cell>
          <table:table-cell/>
          <table:table-cell office:value-type="string" calcext:value-type="string">
            <text:p>Annuler</text:p>
          </table:table-cell>
          <table:table-cell table:number-columns-repeated="2"/>
          <table:table-cell table:formula="of:=&quot;INSERT INTO translation_source SET source='&quot; &amp; SUBSTITUTE([.F284];&quot;'&quot;; &quot;\'&quot;) &amp; &quot;', location='&quot; &amp;SUBSTITUTE([.A284];&quot;'&quot;; &quot;\'&quot;) &amp; &quot;', field = '&quot; &amp; SUBSTITUTE([.B284];&quot;'&quot;; &quot;\'&quot;) &amp; &quot;'&quot; &amp; IF(OR(1; [.D284]&lt;&gt;&quot;&quot;); &quot;, context = '&quot; &amp; SUBSTITUTE([.D284];&quot;'&quot;; &quot;\'&quot;) &amp; &quot;'&quot;; &quot;&quot;) &amp; &quot;, created_visa='roland', updated_visa='roland', created_date=NOW(), updated_date=NOW(); &quot; &amp; IF(OR([.F284]&lt;&gt;&quot;&quot;; [.H284]&lt;&gt;&quot;&quot;);&quot;INSERT INTO translation_target (lang, translation, translation_source_id, created_visa, updated_visa, created_date, updated_date) VALUES &quot; &amp; IF([.F284]&lt;&gt;&quot;&quot;;&quot;('de', '&quot; &amp; SUBSTITUTE([.G284];&quot;'&quot;; &quot;\'&quot;) &amp; &quot;', LAST_INSERT_ID(), 'roland', 'roland', NOW(), NOW())&quot;; &quot;&quot;) &amp; IF(AND([.F284]&lt;&gt;&quot;&quot;; [.H284]&lt;&gt;&quot;&quot;); &quot;,&quot;; &quot;&quot;) &amp; IF([.H284]&lt;&gt;&quot;&quot;;&quot;('fr', '&quot; &amp; SUBSTITUTE([.H284];&quot;'&quot;; &quot;\'&quot;) &amp; &quot;', LAST_INSERT_ID(), 'roland', 'roland', NOW(), NOW())&quot;; &quot;&quot;) &amp; &quot;;&quot;; &quot;&quot;)" office:value-type="string" office:string-value="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" calcext:value-type="string">
            <text:p>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Zurücksetzen</text:p>
          </table:table-cell>
          <table:table-cell/>
          <table:table-cell office:value-type="string" calcext:value-type="string">
            <text:p>Retirer</text:p>
          </table:table-cell>
          <table:table-cell table:number-columns-repeated="2"/>
          <table:table-cell table:formula="of:=&quot;INSERT INTO translation_source SET source='&quot; &amp; SUBSTITUTE([.F285];&quot;'&quot;; &quot;\'&quot;) &amp; &quot;', location='&quot; &amp;SUBSTITUTE([.A285];&quot;'&quot;; &quot;\'&quot;) &amp; &quot;', field = '&quot; &amp; SUBSTITUTE([.B285];&quot;'&quot;; &quot;\'&quot;) &amp; &quot;'&quot; &amp; IF(OR(1; [.D285]&lt;&gt;&quot;&quot;); &quot;, context = '&quot; &amp; SUBSTITUTE([.D285];&quot;'&quot;; &quot;\'&quot;) &amp; &quot;'&quot;; &quot;&quot;) &amp; &quot;, created_visa='roland', updated_visa='roland', created_date=NOW(), updated_date=NOW(); &quot; &amp; IF(OR([.F285]&lt;&gt;&quot;&quot;; [.H285]&lt;&gt;&quot;&quot;);&quot;INSERT INTO translation_target (lang, translation, translation_source_id, created_visa, updated_visa, created_date, updated_date) VALUES &quot; &amp; IF([.F285]&lt;&gt;&quot;&quot;;&quot;('de', '&quot; &amp; SUBSTITUTE([.G285];&quot;'&quot;; &quot;\'&quot;) &amp; &quot;', LAST_INSERT_ID(), 'roland', 'roland', NOW(), NOW())&quot;; &quot;&quot;) &amp; IF(AND([.F285]&lt;&gt;&quot;&quot;; [.H285]&lt;&gt;&quot;&quot;); &quot;,&quot;; &quot;&quot;) &amp; IF([.H285]&lt;&gt;&quot;&quot;;&quot;('fr', '&quot; &amp; SUBSTITUTE([.H285];&quot;'&quot;; &quot;\'&quot;) &amp; &quot;', LAST_INSERT_ID(), 'roland', 'roland', NOW(), NOW())&quot;; &quot;&quot;) &amp; &quot;;&quot;; &quot;&quot;)" office:value-type="string" office:string-value="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" calcext:value-type="string">
            <text:p>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parteilos</text:p>
          </table:table-cell>
          <table:table-cell/>
          <table:table-cell office:value-type="string" calcext:value-type="string">
            <text:p>sans appartenance politique</text:p>
          </table:table-cell>
          <table:table-cell table:number-columns-repeated="2"/>
          <table:table-cell table:formula="of:=&quot;INSERT INTO translation_source SET source='&quot; &amp; SUBSTITUTE([.F286];&quot;'&quot;; &quot;\'&quot;) &amp; &quot;', location='&quot; &amp;SUBSTITUTE([.A286];&quot;'&quot;; &quot;\'&quot;) &amp; &quot;', field = '&quot; &amp; SUBSTITUTE([.B286];&quot;'&quot;; &quot;\'&quot;) &amp; &quot;'&quot; &amp; IF(OR(1; [.D286]&lt;&gt;&quot;&quot;); &quot;, context = '&quot; &amp; SUBSTITUTE([.D286];&quot;'&quot;; &quot;\'&quot;) &amp; &quot;'&quot;; &quot;&quot;) &amp; &quot;, created_visa='roland', updated_visa='roland', created_date=NOW(), updated_date=NOW(); &quot; &amp; IF(OR([.F286]&lt;&gt;&quot;&quot;; [.H286]&lt;&gt;&quot;&quot;);&quot;INSERT INTO translation_target (lang, translation, translation_source_id, created_visa, updated_visa, created_date, updated_date) VALUES &quot; &amp; IF([.F286]&lt;&gt;&quot;&quot;;&quot;('de', '&quot; &amp; SUBSTITUTE([.G286];&quot;'&quot;; &quot;\'&quot;) &amp; &quot;', LAST_INSERT_ID(), 'roland', 'roland', NOW(), NOW())&quot;; &quot;&quot;) &amp; IF(AND([.F286]&lt;&gt;&quot;&quot;; [.H286]&lt;&gt;&quot;&quot;); &quot;,&quot;; &quot;&quot;) &amp; IF([.H286]&lt;&gt;&quot;&quot;;&quot;('fr', '&quot; &amp; SUBSTITUTE([.H286];&quot;'&quot;; &quot;\'&quot;) &amp; &quot;', LAST_INSERT_ID(), 'roland', 'roland', NOW(), NOW())&quot;; &quot;&quot;) &amp; &quot;;&quot;; &quot;&quot;)" office:value-type="string" office:string-value="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" calcext:value-type="string">
            <text:p>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ortierung</text:p>
          </table:table-cell>
          <table:table-cell/>
          <table:table-cell office:value-type="string" calcext:value-type="string">
            <text:p>Triage</text:p>
          </table:table-cell>
          <table:table-cell table:number-columns-repeated="2"/>
          <table:table-cell table:formula="of:=&quot;INSERT INTO translation_source SET source='&quot; &amp; SUBSTITUTE([.F287];&quot;'&quot;; &quot;\'&quot;) &amp; &quot;', location='&quot; &amp;SUBSTITUTE([.A287];&quot;'&quot;; &quot;\'&quot;) &amp; &quot;', field = '&quot; &amp; SUBSTITUTE([.B287];&quot;'&quot;; &quot;\'&quot;) &amp; &quot;'&quot; &amp; IF(OR(1; [.D287]&lt;&gt;&quot;&quot;); &quot;, context = '&quot; &amp; SUBSTITUTE([.D287];&quot;'&quot;; &quot;\'&quot;) &amp; &quot;'&quot;; &quot;&quot;) &amp; &quot;, created_visa='roland', updated_visa='roland', created_date=NOW(), updated_date=NOW(); &quot; &amp; IF(OR([.F287]&lt;&gt;&quot;&quot;; [.H287]&lt;&gt;&quot;&quot;);&quot;INSERT INTO translation_target (lang, translation, translation_source_id, created_visa, updated_visa, created_date, updated_date) VALUES &quot; &amp; IF([.F287]&lt;&gt;&quot;&quot;;&quot;('de', '&quot; &amp; SUBSTITUTE([.G287];&quot;'&quot;; &quot;\'&quot;) &amp; &quot;', LAST_INSERT_ID(), 'roland', 'roland', NOW(), NOW())&quot;; &quot;&quot;) &amp; IF(AND([.F287]&lt;&gt;&quot;&quot;; [.H287]&lt;&gt;&quot;&quot;); &quot;,&quot;; &quot;&quot;) &amp; IF([.H287]&lt;&gt;&quot;&quot;;&quot;('fr', '&quot; &amp; SUBSTITUTE([.H287];&quot;'&quot;; &quot;\'&quot;) &amp; &quot;', LAST_INSERT_ID(), 'roland', 'roland', NOW(), NOW())&quot;; &quot;&quot;) &amp; &quot;;&quot;; &quot;&quot;)" office:value-type="string" office:string-value="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" calcext:value-type="string">
            <text:p>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ufsteigend</text:p>
          </table:table-cell>
          <table:table-cell/>
          <table:table-cell office:value-type="string" calcext:value-type="string">
            <text:p>Ascendant</text:p>
          </table:table-cell>
          <table:table-cell table:number-columns-repeated="2"/>
          <table:table-cell table:formula="of:=&quot;INSERT INTO translation_source SET source='&quot; &amp; SUBSTITUTE([.F288];&quot;'&quot;; &quot;\'&quot;) &amp; &quot;', location='&quot; &amp;SUBSTITUTE([.A288];&quot;'&quot;; &quot;\'&quot;) &amp; &quot;', field = '&quot; &amp; SUBSTITUTE([.B288];&quot;'&quot;; &quot;\'&quot;) &amp; &quot;'&quot; &amp; IF(OR(1; [.D288]&lt;&gt;&quot;&quot;); &quot;, context = '&quot; &amp; SUBSTITUTE([.D288];&quot;'&quot;; &quot;\'&quot;) &amp; &quot;'&quot;; &quot;&quot;) &amp; &quot;, created_visa='roland', updated_visa='roland', created_date=NOW(), updated_date=NOW(); &quot; &amp; IF(OR([.F288]&lt;&gt;&quot;&quot;; [.H288]&lt;&gt;&quot;&quot;);&quot;INSERT INTO translation_target (lang, translation, translation_source_id, created_visa, updated_visa, created_date, updated_date) VALUES &quot; &amp; IF([.F288]&lt;&gt;&quot;&quot;;&quot;('de', '&quot; &amp; SUBSTITUTE([.G288];&quot;'&quot;; &quot;\'&quot;) &amp; &quot;', LAST_INSERT_ID(), 'roland', 'roland', NOW(), NOW())&quot;; &quot;&quot;) &amp; IF(AND([.F288]&lt;&gt;&quot;&quot;; [.H288]&lt;&gt;&quot;&quot;); &quot;,&quot;; &quot;&quot;) &amp; IF([.H288]&lt;&gt;&quot;&quot;;&quot;('fr', '&quot; &amp; SUBSTITUTE([.H288];&quot;'&quot;; &quot;\'&quot;) &amp; &quot;', LAST_INSERT_ID(), 'roland', 'roland', NOW(), NOW())&quot;; &quot;&quot;) &amp; &quot;;&quot;; &quot;&quot;)" office:value-type="string" office:string-value="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" calcext:value-type="string">
            <text:p>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bsteigend</text:p>
          </table:table-cell>
          <table:table-cell/>
          <table:table-cell office:value-type="string" calcext:value-type="string">
            <text:p>Descendant</text:p>
          </table:table-cell>
          <table:table-cell table:number-columns-repeated="2"/>
          <table:table-cell table:formula="of:=&quot;INSERT INTO translation_source SET source='&quot; &amp; SUBSTITUTE([.F289];&quot;'&quot;; &quot;\'&quot;) &amp; &quot;', location='&quot; &amp;SUBSTITUTE([.A289];&quot;'&quot;; &quot;\'&quot;) &amp; &quot;', field = '&quot; &amp; SUBSTITUTE([.B289];&quot;'&quot;; &quot;\'&quot;) &amp; &quot;'&quot; &amp; IF(OR(1; [.D289]&lt;&gt;&quot;&quot;); &quot;, context = '&quot; &amp; SUBSTITUTE([.D289];&quot;'&quot;; &quot;\'&quot;) &amp; &quot;'&quot;; &quot;&quot;) &amp; &quot;, created_visa='roland', updated_visa='roland', created_date=NOW(), updated_date=NOW(); &quot; &amp; IF(OR([.F289]&lt;&gt;&quot;&quot;; [.H289]&lt;&gt;&quot;&quot;);&quot;INSERT INTO translation_target (lang, translation, translation_source_id, created_visa, updated_visa, created_date, updated_date) VALUES &quot; &amp; IF([.F289]&lt;&gt;&quot;&quot;;&quot;('de', '&quot; &amp; SUBSTITUTE([.G289];&quot;'&quot;; &quot;\'&quot;) &amp; &quot;', LAST_INSERT_ID(), 'roland', 'roland', NOW(), NOW())&quot;; &quot;&quot;) &amp; IF(AND([.F289]&lt;&gt;&quot;&quot;; [.H289]&lt;&gt;&quot;&quot;); &quot;,&quot;; &quot;&quot;) &amp; IF([.H289]&lt;&gt;&quot;&quot;;&quot;('fr', '&quot; &amp; SUBSTITUTE([.H289];&quot;'&quot;; &quot;\'&quot;) &amp; &quot;', LAST_INSERT_ID(), 'roland', 'roland', NOW(), NOW())&quot;; &quot;&quot;) &amp; &quot;;&quot;; &quot;&quot;)" office:value-type="string" office:string-value="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" calcext:value-type="string">
            <text:p>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obbywatch_handler_filter_parlamentarier_ratstyp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Geschlecht</text:p>
          </table:table-cell>
          <table:table-cell/>
          <table:table-cell office:value-type="string" calcext:value-type="string">
            <text:p>Sexe</text:p>
          </table:table-cell>
          <table:table-cell table:number-columns-repeated="2"/>
          <table:table-cell table:formula="of:=&quot;INSERT INTO translation_source SET source='&quot; &amp; SUBSTITUTE([.F290];&quot;'&quot;; &quot;\'&quot;) &amp; &quot;', location='&quot; &amp;SUBSTITUTE([.A290];&quot;'&quot;; &quot;\'&quot;) &amp; &quot;', field = '&quot; &amp; SUBSTITUTE([.B290];&quot;'&quot;; &quot;\'&quot;) &amp; &quot;'&quot; &amp; IF(OR(1; [.D290]&lt;&gt;&quot;&quot;); &quot;, context = '&quot; &amp; SUBSTITUTE([.D290];&quot;'&quot;; &quot;\'&quot;) &amp; &quot;'&quot;; &quot;&quot;) &amp; &quot;, created_visa='roland', updated_visa='roland', created_date=NOW(), updated_date=NOW(); &quot; &amp; IF(OR([.F290]&lt;&gt;&quot;&quot;; [.H290]&lt;&gt;&quot;&quot;);&quot;INSERT INTO translation_target (lang, translation, translation_source_id, created_visa, updated_visa, created_date, updated_date) VALUES &quot; &amp; IF([.F290]&lt;&gt;&quot;&quot;;&quot;('de', '&quot; &amp; SUBSTITUTE([.G290];&quot;'&quot;; &quot;\'&quot;) &amp; &quot;', LAST_INSERT_ID(), 'roland', 'roland', NOW(), NOW())&quot;; &quot;&quot;) &amp; IF(AND([.F290]&lt;&gt;&quot;&quot;; [.H290]&lt;&gt;&quot;&quot;); &quot;,&quot;; &quot;&quot;) &amp; IF([.H290]&lt;&gt;&quot;&quot;;&quot;('fr', '&quot; &amp; SUBSTITUTE([.H290];&quot;'&quot;; &quot;\'&quot;) &amp; &quot;', LAST_INSERT_ID(), 'roland', 'roland', NOW(), NOW())&quot;; &quot;&quot;) &amp; &quot;;&quot;; &quot;&quot;)" office:value-type="string" office:string-value="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" calcext:value-type="string">
            <text:p>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obbywatch_handler_filter_parlamentarier_ratstyp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ationalrat</text:p>
          </table:table-cell>
          <table:table-cell/>
          <table:table-cell office:value-type="string" calcext:value-type="string">
            <text:p>Conseil national</text:p>
          </table:table-cell>
          <table:table-cell table:number-columns-repeated="2"/>
          <table:table-cell table:formula="of:=&quot;INSERT INTO translation_source SET source='&quot; &amp; SUBSTITUTE([.F291];&quot;'&quot;; &quot;\'&quot;) &amp; &quot;', location='&quot; &amp;SUBSTITUTE([.A291];&quot;'&quot;; &quot;\'&quot;) &amp; &quot;', field = '&quot; &amp; SUBSTITUTE([.B291];&quot;'&quot;; &quot;\'&quot;) &amp; &quot;'&quot; &amp; IF(OR(1; [.D291]&lt;&gt;&quot;&quot;); &quot;, context = '&quot; &amp; SUBSTITUTE([.D291];&quot;'&quot;; &quot;\'&quot;) &amp; &quot;'&quot;; &quot;&quot;) &amp; &quot;, created_visa='roland', updated_visa='roland', created_date=NOW(), updated_date=NOW(); &quot; &amp; IF(OR([.F291]&lt;&gt;&quot;&quot;; [.H291]&lt;&gt;&quot;&quot;);&quot;INSERT INTO translation_target (lang, translation, translation_source_id, created_visa, updated_visa, created_date, updated_date) VALUES &quot; &amp; IF([.F291]&lt;&gt;&quot;&quot;;&quot;('de', '&quot; &amp; SUBSTITUTE([.G291];&quot;'&quot;; &quot;\'&quot;) &amp; &quot;', LAST_INSERT_ID(), 'roland', 'roland', NOW(), NOW())&quot;; &quot;&quot;) &amp; IF(AND([.F291]&lt;&gt;&quot;&quot;; [.H291]&lt;&gt;&quot;&quot;); &quot;,&quot;; &quot;&quot;) &amp; IF([.H291]&lt;&gt;&quot;&quot;;&quot;('fr', '&quot; &amp; SUBSTITUTE([.H291];&quot;'&quot;; &quot;\'&quot;) &amp; &quot;', LAST_INSERT_ID(), 'roland', 'roland', NOW(), NOW())&quot;; &quot;&quot;) &amp; &quot;;&quot;; &quot;&quot;)" office:value-type="string" office:string-value="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" calcext:value-type="string">
            <text:p>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obbywatch_handler_filter_parlamentarier_ratstyp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tänderat</text:p>
          </table:table-cell>
          <table:table-cell/>
          <table:table-cell office:value-type="string" calcext:value-type="string">
            <text:p>Conseil des Etats</text:p>
          </table:table-cell>
          <table:table-cell table:number-columns-repeated="2"/>
          <table:table-cell table:formula="of:=&quot;INSERT INTO translation_source SET source='&quot; &amp; SUBSTITUTE([.F292];&quot;'&quot;; &quot;\'&quot;) &amp; &quot;', location='&quot; &amp;SUBSTITUTE([.A292];&quot;'&quot;; &quot;\'&quot;) &amp; &quot;', field = '&quot; &amp; SUBSTITUTE([.B292];&quot;'&quot;; &quot;\'&quot;) &amp; &quot;'&quot; &amp; IF(OR(1; [.D292]&lt;&gt;&quot;&quot;); &quot;, context = '&quot; &amp; SUBSTITUTE([.D292];&quot;'&quot;; &quot;\'&quot;) &amp; &quot;'&quot;; &quot;&quot;) &amp; &quot;, created_visa='roland', updated_visa='roland', created_date=NOW(), updated_date=NOW(); &quot; &amp; IF(OR([.F292]&lt;&gt;&quot;&quot;; [.H292]&lt;&gt;&quot;&quot;);&quot;INSERT INTO translation_target (lang, translation, translation_source_id, created_visa, updated_visa, created_date, updated_date) VALUES &quot; &amp; IF([.F292]&lt;&gt;&quot;&quot;;&quot;('de', '&quot; &amp; SUBSTITUTE([.G292];&quot;'&quot;; &quot;\'&quot;) &amp; &quot;', LAST_INSERT_ID(), 'roland', 'roland', NOW(), NOW())&quot;; &quot;&quot;) &amp; IF(AND([.F292]&lt;&gt;&quot;&quot;; [.H292]&lt;&gt;&quot;&quot;); &quot;,&quot;; &quot;&quot;) &amp; IF([.H292]&lt;&gt;&quot;&quot;;&quot;('fr', '&quot; &amp; SUBSTITUTE([.H292];&quot;'&quot;; &quot;\'&quot;) &amp; &quot;', LAST_INSERT_ID(), 'roland', 'roland', NOW(), NOW())&quot;; &quot;&quot;) &amp; &quot;;&quot;; &quot;&quot;)" office:value-type="string" office:string-value="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" calcext:value-type="string">
            <text:p>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obbywatch_handler_filter_parlamentarier_ratstyp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Bundesrat</text:p>
          </table:table-cell>
          <table:table-cell/>
          <table:table-cell office:value-type="string" calcext:value-type="string">
            <text:p>Conseil fédéral</text:p>
          </table:table-cell>
          <table:table-cell table:number-columns-repeated="2"/>
          <table:table-cell table:formula="of:=&quot;INSERT INTO translation_source SET source='&quot; &amp; SUBSTITUTE([.F293];&quot;'&quot;; &quot;\'&quot;) &amp; &quot;', location='&quot; &amp;SUBSTITUTE([.A293];&quot;'&quot;; &quot;\'&quot;) &amp; &quot;', field = '&quot; &amp; SUBSTITUTE([.B293];&quot;'&quot;; &quot;\'&quot;) &amp; &quot;'&quot; &amp; IF(OR(1; [.D293]&lt;&gt;&quot;&quot;); &quot;, context = '&quot; &amp; SUBSTITUTE([.D293];&quot;'&quot;; &quot;\'&quot;) &amp; &quot;'&quot;; &quot;&quot;) &amp; &quot;, created_visa='roland', updated_visa='roland', created_date=NOW(), updated_date=NOW(); &quot; &amp; IF(OR([.F293]&lt;&gt;&quot;&quot;; [.H293]&lt;&gt;&quot;&quot;);&quot;INSERT INTO translation_target (lang, translation, translation_source_id, created_visa, updated_visa, created_date, updated_date) VALUES &quot; &amp; IF([.F293]&lt;&gt;&quot;&quot;;&quot;('de', '&quot; &amp; SUBSTITUTE([.G293];&quot;'&quot;; &quot;\'&quot;) &amp; &quot;', LAST_INSERT_ID(), 'roland', 'roland', NOW(), NOW())&quot;; &quot;&quot;) &amp; IF(AND([.F293]&lt;&gt;&quot;&quot;; [.H293]&lt;&gt;&quot;&quot;); &quot;,&quot;; &quot;&quot;) &amp; IF([.H293]&lt;&gt;&quot;&quot;;&quot;('fr', '&quot; &amp; SUBSTITUTE([.H293];&quot;'&quot;; &quot;\'&quot;) &amp; &quot;', LAST_INSERT_ID(), 'roland', 'roland', NOW(), NOW())&quot;; &quot;&quot;) &amp; &quot;;&quot;; &quot;&quot;)" office:value-type="string" office:string-value="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" calcext:value-type="string">
            <text:p>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2"/>
          <table:table-cell table:formula="of:=&quot;INSERT INTO translation_source SET source='&quot; &amp; SUBSTITUTE([.F294];&quot;'&quot;; &quot;\'&quot;) &amp; &quot;', location='&quot; &amp;SUBSTITUTE([.A294];&quot;'&quot;; &quot;\'&quot;) &amp; &quot;', field = '&quot; &amp; SUBSTITUTE([.B294];&quot;'&quot;; &quot;\'&quot;) &amp; &quot;'&quot; &amp; IF(OR(1; [.D294]&lt;&gt;&quot;&quot;); &quot;, context = '&quot; &amp; SUBSTITUTE([.D294];&quot;'&quot;; &quot;\'&quot;) &amp; &quot;'&quot;; &quot;&quot;) &amp; &quot;, created_visa='roland', updated_visa='roland', created_date=NOW(), updated_date=NOW(); &quot; &amp; IF(OR([.F294]&lt;&gt;&quot;&quot;; [.H294]&lt;&gt;&quot;&quot;);&quot;INSERT INTO translation_target (lang, translation, translation_source_id, created_visa, updated_visa, created_date, updated_date) VALUES &quot; &amp; IF([.F294]&lt;&gt;&quot;&quot;;&quot;('de', '&quot; &amp; SUBSTITUTE([.G294];&quot;'&quot;; &quot;\'&quot;) &amp; &quot;', LAST_INSERT_ID(), 'roland', 'roland', NOW(), NOW())&quot;; &quot;&quot;) &amp; IF(AND([.F294]&lt;&gt;&quot;&quot;; [.H294]&lt;&gt;&quot;&quot;); &quot;,&quot;; &quot;&quot;) &amp; IF([.H294]&lt;&gt;&quot;&quot;;&quot;('fr', '&quot; &amp; SUBSTITUTE([.H294];&quot;'&quot;; &quot;\'&quot;) &amp; &quot;', LAST_INSERT_ID(), 'roland', 'roland', NOW(), NOW())&quot;; &quot;&quot;) &amp; &quot;;&quot;; &quot;&quot;)" office:value-type="string" office:string-value="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', LAST_INSERT_ID(), 'roland', 'roland', NOW(), NOW());" calcext:value-type="string">
            <text:p>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Schlüssel des Parlamentariers.</text:p>
          </table:table-cell>
          <table:table-cell table:number-columns-repeated="4"/>
          <table:table-cell table:formula="of:=&quot;INSERT INTO translation_source SET source='&quot; &amp; SUBSTITUTE([.F295];&quot;'&quot;; &quot;\'&quot;) &amp; &quot;', location='&quot; &amp;SUBSTITUTE([.A295];&quot;'&quot;; &quot;\'&quot;) &amp; &quot;', field = '&quot; &amp; SUBSTITUTE([.B295];&quot;'&quot;; &quot;\'&quot;) &amp; &quot;'&quot; &amp; IF(OR(1; [.D295]&lt;&gt;&quot;&quot;); &quot;, context = '&quot; &amp; SUBSTITUTE([.D295];&quot;'&quot;; &quot;\'&quot;) &amp; &quot;'&quot;; &quot;&quot;) &amp; &quot;, created_visa='roland', updated_visa='roland', created_date=NOW(), updated_date=NOW(); &quot; &amp; IF(OR([.F295]&lt;&gt;&quot;&quot;; [.H295]&lt;&gt;&quot;&quot;);&quot;INSERT INTO translation_target (lang, translation, translation_source_id, created_visa, updated_visa, created_date, updated_date) VALUES &quot; &amp; IF([.F295]&lt;&gt;&quot;&quot;;&quot;('de', '&quot; &amp; SUBSTITUTE([.G295];&quot;'&quot;; &quot;\'&quot;) &amp; &quot;', LAST_INSERT_ID(), 'roland', 'roland', NOW(), NOW())&quot;; &quot;&quot;) &amp; IF(AND([.F295]&lt;&gt;&quot;&quot;; [.H295]&lt;&gt;&quot;&quot;); &quot;,&quot;; &quot;&quot;) &amp; IF([.H295]&lt;&gt;&quot;&quot;;&quot;('fr', '&quot; &amp; SUBSTITUTE([.H295];&quot;'&quot;; &quot;\'&quot;) &amp; &quot;', LAST_INSERT_ID(), 'roland', 'roland', NOW(), NOW())&quot;; &quot;&quot;) &amp; &quot;;&quot;; &quot;&quot;)" office:value-type="string" office:string-value="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achname</text:p>
          </table:table-cell>
          <table:table-cell/>
          <table:table-cell office:value-type="string" calcext:value-type="string">
            <text:p>Nom de famille</text:p>
          </table:table-cell>
          <table:table-cell table:number-columns-repeated="2"/>
          <table:table-cell table:formula="of:=&quot;INSERT INTO translation_source SET source='&quot; &amp; SUBSTITUTE([.F296];&quot;'&quot;; &quot;\'&quot;) &amp; &quot;', location='&quot; &amp;SUBSTITUTE([.A296];&quot;'&quot;; &quot;\'&quot;) &amp; &quot;', field = '&quot; &amp; SUBSTITUTE([.B296];&quot;'&quot;; &quot;\'&quot;) &amp; &quot;'&quot; &amp; IF(OR(1; [.D296]&lt;&gt;&quot;&quot;); &quot;, context = '&quot; &amp; SUBSTITUTE([.D296];&quot;'&quot;; &quot;\'&quot;) &amp; &quot;'&quot;; &quot;&quot;) &amp; &quot;, created_visa='roland', updated_visa='roland', created_date=NOW(), updated_date=NOW(); &quot; &amp; IF(OR([.F296]&lt;&gt;&quot;&quot;; [.H296]&lt;&gt;&quot;&quot;);&quot;INSERT INTO translation_target (lang, translation, translation_source_id, created_visa, updated_visa, created_date, updated_date) VALUES &quot; &amp; IF([.F296]&lt;&gt;&quot;&quot;;&quot;('de', '&quot; &amp; SUBSTITUTE([.G296];&quot;'&quot;; &quot;\'&quot;) &amp; &quot;', LAST_INSERT_ID(), 'roland', 'roland', NOW(), NOW())&quot;; &quot;&quot;) &amp; IF(AND([.F296]&lt;&gt;&quot;&quot;; [.H296]&lt;&gt;&quot;&quot;); &quot;,&quot;; &quot;&quot;) &amp; IF([.H296]&lt;&gt;&quot;&quot;;&quot;('fr', '&quot; &amp; SUBSTITUTE([.H296];&quot;'&quot;; &quot;\'&quot;) &amp; &quot;', LAST_INSERT_ID(), 'roland', 'roland', NOW(), NOW())&quot;; &quot;&quot;) &amp; &quot;;&quot;; &quot;&quot;)" office:value-type="string" office:string-value="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" calcext:value-type="string">
            <text:p>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Der Nachname des Parlamentariers.</text:p>
          </table:table-cell>
          <table:table-cell table:number-columns-repeated="4"/>
          <table:table-cell table:formula="of:=&quot;INSERT INTO translation_source SET source='&quot; &amp; SUBSTITUTE([.F297];&quot;'&quot;; &quot;\'&quot;) &amp; &quot;', location='&quot; &amp;SUBSTITUTE([.A297];&quot;'&quot;; &quot;\'&quot;) &amp; &quot;', field = '&quot; &amp; SUBSTITUTE([.B297];&quot;'&quot;; &quot;\'&quot;) &amp; &quot;'&quot; &amp; IF(OR(1; [.D297]&lt;&gt;&quot;&quot;); &quot;, context = '&quot; &amp; SUBSTITUTE([.D297];&quot;'&quot;; &quot;\'&quot;) &amp; &quot;'&quot;; &quot;&quot;) &amp; &quot;, created_visa='roland', updated_visa='roland', created_date=NOW(), updated_date=NOW(); &quot; &amp; IF(OR([.F297]&lt;&gt;&quot;&quot;; [.H297]&lt;&gt;&quot;&quot;);&quot;INSERT INTO translation_target (lang, translation, translation_source_id, created_visa, updated_visa, created_date, updated_date) VALUES &quot; &amp; IF([.F297]&lt;&gt;&quot;&quot;;&quot;('de', '&quot; &amp; SUBSTITUTE([.G297];&quot;'&quot;; &quot;\'&quot;) &amp; &quot;', LAST_INSERT_ID(), 'roland', 'roland', NOW(), NOW())&quot;; &quot;&quot;) &amp; IF(AND([.F297]&lt;&gt;&quot;&quot;; [.H297]&lt;&gt;&quot;&quot;); &quot;,&quot;; &quot;&quot;) &amp; IF([.H297]&lt;&gt;&quot;&quot;;&quot;('fr', '&quot; &amp; SUBSTITUTE([.H297];&quot;'&quot;; &quot;\'&quot;) &amp; &quot;', LAST_INSERT_ID(), 'roland', 'roland', NOW(), NOW())&quot;; &quot;&quot;) &amp; &quot;;&quot;; &quot;&quot;)" office:value-type="string" office:string-value="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Vorname</text:p>
          </table:table-cell>
          <table:table-cell/>
          <table:table-cell office:value-type="string" calcext:value-type="string">
            <text:p>Prénom</text:p>
          </table:table-cell>
          <table:table-cell table:number-columns-repeated="2"/>
          <table:table-cell table:formula="of:=&quot;INSERT INTO translation_source SET source='&quot; &amp; SUBSTITUTE([.F298];&quot;'&quot;; &quot;\'&quot;) &amp; &quot;', location='&quot; &amp;SUBSTITUTE([.A298];&quot;'&quot;; &quot;\'&quot;) &amp; &quot;', field = '&quot; &amp; SUBSTITUTE([.B298];&quot;'&quot;; &quot;\'&quot;) &amp; &quot;'&quot; &amp; IF(OR(1; [.D298]&lt;&gt;&quot;&quot;); &quot;, context = '&quot; &amp; SUBSTITUTE([.D298];&quot;'&quot;; &quot;\'&quot;) &amp; &quot;'&quot;; &quot;&quot;) &amp; &quot;, created_visa='roland', updated_visa='roland', created_date=NOW(), updated_date=NOW(); &quot; &amp; IF(OR([.F298]&lt;&gt;&quot;&quot;; [.H298]&lt;&gt;&quot;&quot;);&quot;INSERT INTO translation_target (lang, translation, translation_source_id, created_visa, updated_visa, created_date, updated_date) VALUES &quot; &amp; IF([.F298]&lt;&gt;&quot;&quot;;&quot;('de', '&quot; &amp; SUBSTITUTE([.G298];&quot;'&quot;; &quot;\'&quot;) &amp; &quot;', LAST_INSERT_ID(), 'roland', 'roland', NOW(), NOW())&quot;; &quot;&quot;) &amp; IF(AND([.F298]&lt;&gt;&quot;&quot;; [.H298]&lt;&gt;&quot;&quot;); &quot;,&quot;; &quot;&quot;) &amp; IF([.H298]&lt;&gt;&quot;&quot;;&quot;('fr', '&quot; &amp; SUBSTITUTE([.H298];&quot;'&quot;; &quot;\'&quot;) &amp; &quot;', LAST_INSERT_ID(), 'roland', 'roland', NOW(), NOW())&quot;; &quot;&quot;) &amp; &quot;;&quot;; &quot;&quot;)" office:value-type="string" office:string-value="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" calcext:value-type="string">
            <text:p>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Der Vorname des Parlamentariers.</text:p>
          </table:table-cell>
          <table:table-cell table:number-columns-repeated="4"/>
          <table:table-cell table:formula="of:=&quot;INSERT INTO translation_source SET source='&quot; &amp; SUBSTITUTE([.F299];&quot;'&quot;; &quot;\'&quot;) &amp; &quot;', location='&quot; &amp;SUBSTITUTE([.A299];&quot;'&quot;; &quot;\'&quot;) &amp; &quot;', field = '&quot; &amp; SUBSTITUTE([.B299];&quot;'&quot;; &quot;\'&quot;) &amp; &quot;'&quot; &amp; IF(OR(1; [.D299]&lt;&gt;&quot;&quot;); &quot;, context = '&quot; &amp; SUBSTITUTE([.D299];&quot;'&quot;; &quot;\'&quot;) &amp; &quot;'&quot;; &quot;&quot;) &amp; &quot;, created_visa='roland', updated_visa='roland', created_date=NOW(), updated_date=NOW(); &quot; &amp; IF(OR([.F299]&lt;&gt;&quot;&quot;; [.H299]&lt;&gt;&quot;&quot;);&quot;INSERT INTO translation_target (lang, translation, translation_source_id, created_visa, updated_visa, created_date, updated_date) VALUES &quot; &amp; IF([.F299]&lt;&gt;&quot;&quot;;&quot;('de', '&quot; &amp; SUBSTITUTE([.G299];&quot;'&quot;; &quot;\'&quot;) &amp; &quot;', LAST_INSERT_ID(), 'roland', 'roland', NOW(), NOW())&quot;; &quot;&quot;) &amp; IF(AND([.F299]&lt;&gt;&quot;&quot;; [.H299]&lt;&gt;&quot;&quot;); &quot;,&quot;; &quot;&quot;) &amp; IF([.H299]&lt;&gt;&quot;&quot;;&quot;('fr', '&quot; &amp; SUBSTITUTE([.H299];&quot;'&quot;; &quot;\'&quot;) &amp; &quot;', LAST_INSERT_ID(), 'roland', 'roland', NOW(), NOW())&quot;; &quot;&quot;) &amp; &quot;;&quot;; &quot;&quot;)" office:value-type="string" office:string-value="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nzeigename</text:p>
          </table:table-cell>
          <table:table-cell/>
          <table:table-cell office:value-type="string" calcext:value-type="string">
            <text:p>Nom d'affichage</text:p>
          </table:table-cell>
          <table:table-cell table:number-columns-repeated="2"/>
          <table:table-cell table:formula="of:=&quot;INSERT INTO translation_source SET source='&quot; &amp; SUBSTITUTE([.F300];&quot;'&quot;; &quot;\'&quot;) &amp; &quot;', location='&quot; &amp;SUBSTITUTE([.A300];&quot;'&quot;; &quot;\'&quot;) &amp; &quot;', field = '&quot; &amp; SUBSTITUTE([.B300];&quot;'&quot;; &quot;\'&quot;) &amp; &quot;'&quot; &amp; IF(OR(1; [.D300]&lt;&gt;&quot;&quot;); &quot;, context = '&quot; &amp; SUBSTITUTE([.D300];&quot;'&quot;; &quot;\'&quot;) &amp; &quot;'&quot;; &quot;&quot;) &amp; &quot;, created_visa='roland', updated_visa='roland', created_date=NOW(), updated_date=NOW(); &quot; &amp; IF(OR([.F300]&lt;&gt;&quot;&quot;; [.H300]&lt;&gt;&quot;&quot;);&quot;INSERT INTO translation_target (lang, translation, translation_source_id, created_visa, updated_visa, created_date, updated_date) VALUES &quot; &amp; IF([.F300]&lt;&gt;&quot;&quot;;&quot;('de', '&quot; &amp; SUBSTITUTE([.G300];&quot;'&quot;; &quot;\'&quot;) &amp; &quot;', LAST_INSERT_ID(), 'roland', 'roland', NOW(), NOW())&quot;; &quot;&quot;) &amp; IF(AND([.F300]&lt;&gt;&quot;&quot;; [.H300]&lt;&gt;&quot;&quot;); &quot;,&quot;; &quot;&quot;) &amp; IF([.H300]&lt;&gt;&quot;&quot;;&quot;('fr', '&quot; &amp; SUBSTITUTE([.H300];&quot;'&quot;; &quot;\'&quot;) &amp; &quot;', LAST_INSERT_ID(), 'roland', 'roland', NOW(), NOW())&quot;; &quot;&quot;) &amp; &quot;;&quot;; &quot;&quot;)" office:value-type="string" office:string-value="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" calcext:value-type="string">
            <text:p>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Der Name des Parlamentariers.</text:p>
          </table:table-cell>
          <table:table-cell table:number-columns-repeated="4"/>
          <table:table-cell table:formula="of:=&quot;INSERT INTO translation_source SET source='&quot; &amp; SUBSTITUTE([.F301];&quot;'&quot;; &quot;\'&quot;) &amp; &quot;', location='&quot; &amp;SUBSTITUTE([.A301];&quot;'&quot;; &quot;\'&quot;) &amp; &quot;', field = '&quot; &amp; SUBSTITUTE([.B301];&quot;'&quot;; &quot;\'&quot;) &amp; &quot;'&quot; &amp; IF(OR(1; [.D301]&lt;&gt;&quot;&quot;); &quot;, context = '&quot; &amp; SUBSTITUTE([.D301];&quot;'&quot;; &quot;\'&quot;) &amp; &quot;'&quot;; &quot;&quot;) &amp; &quot;, created_visa='roland', updated_visa='roland', created_date=NOW(), updated_date=NOW(); &quot; &amp; IF(OR([.F301]&lt;&gt;&quot;&quot;; [.H301]&lt;&gt;&quot;&quot;);&quot;INSERT INTO translation_target (lang, translation, translation_source_id, created_visa, updated_visa, created_date, updated_date) VALUES &quot; &amp; IF([.F301]&lt;&gt;&quot;&quot;;&quot;('de', '&quot; &amp; SUBSTITUTE([.G301];&quot;'&quot;; &quot;\'&quot;) &amp; &quot;', LAST_INSERT_ID(), 'roland', 'roland', NOW(), NOW())&quot;; &quot;&quot;) &amp; IF(AND([.F301]&lt;&gt;&quot;&quot;; [.H301]&lt;&gt;&quot;&quot;); &quot;,&quot;; &quot;&quot;) &amp; IF([.H301]&lt;&gt;&quot;&quot;;&quot;('fr', '&quot; &amp; SUBSTITUTE([.H301];&quot;'&quot;; &quot;\'&quot;) &amp; &quot;', LAST_INSERT_ID(), 'roland', 'roland', NOW(), NOW())&quot;; &quot;&quot;) &amp; &quot;;&quot;; &quot;&quot;)" office:value-type="string" office:string-value="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om</text:p>
          </table:table-cell>
          <table:table-cell table:number-columns-repeated="2"/>
          <table:table-cell table:formula="of:=&quot;INSERT INTO translation_source SET source='&quot; &amp; SUBSTITUTE([.F302];&quot;'&quot;; &quot;\'&quot;) &amp; &quot;', location='&quot; &amp;SUBSTITUTE([.A302];&quot;'&quot;; &quot;\'&quot;) &amp; &quot;', field = '&quot; &amp; SUBSTITUTE([.B302];&quot;'&quot;; &quot;\'&quot;) &amp; &quot;'&quot; &amp; IF(OR(1; [.D302]&lt;&gt;&quot;&quot;); &quot;, context = '&quot; &amp; SUBSTITUTE([.D302];&quot;'&quot;; &quot;\'&quot;) &amp; &quot;'&quot;; &quot;&quot;) &amp; &quot;, created_visa='roland', updated_visa='roland', created_date=NOW(), updated_date=NOW(); &quot; &amp; IF(OR([.F302]&lt;&gt;&quot;&quot;; [.H302]&lt;&gt;&quot;&quot;);&quot;INSERT INTO translation_target (lang, translation, translation_source_id, created_visa, updated_visa, created_date, updated_date) VALUES &quot; &amp; IF([.F302]&lt;&gt;&quot;&quot;;&quot;('de', '&quot; &amp; SUBSTITUTE([.G302];&quot;'&quot;; &quot;\'&quot;) &amp; &quot;', LAST_INSERT_ID(), 'roland', 'roland', NOW(), NOW())&quot;; &quot;&quot;) &amp; IF(AND([.F302]&lt;&gt;&quot;&quot;; [.H302]&lt;&gt;&quot;&quot;); &quot;,&quot;; &quot;&quot;) &amp; IF([.H302]&lt;&gt;&quot;&quot;;&quot;('fr', '&quot; &amp; SUBSTITUTE([.H302];&quot;'&quot;; &quot;\'&quot;) &amp; &quot;', LAST_INSERT_ID(), 'roland', 'roland', NOW(), NOW())&quot;; &quot;&quot;) &amp; &quot;;&quot;; &quot;&quot;)" office:value-type="string" office:string-value="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" calcext:value-type="string">
            <text:p>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Der Vorname und Name des Parlamentariers.</text:p>
          </table:table-cell>
          <table:table-cell table:number-columns-repeated="4"/>
          <table:table-cell table:formula="of:=&quot;INSERT INTO translation_source SET source='&quot; &amp; SUBSTITUTE([.F303];&quot;'&quot;; &quot;\'&quot;) &amp; &quot;', location='&quot; &amp;SUBSTITUTE([.A303];&quot;'&quot;; &quot;\'&quot;) &amp; &quot;', field = '&quot; &amp; SUBSTITUTE([.B303];&quot;'&quot;; &quot;\'&quot;) &amp; &quot;'&quot; &amp; IF(OR(1; [.D303]&lt;&gt;&quot;&quot;); &quot;, context = '&quot; &amp; SUBSTITUTE([.D303];&quot;'&quot;; &quot;\'&quot;) &amp; &quot;'&quot;; &quot;&quot;) &amp; &quot;, created_visa='roland', updated_visa='roland', created_date=NOW(), updated_date=NOW(); &quot; &amp; IF(OR([.F303]&lt;&gt;&quot;&quot;; [.H303]&lt;&gt;&quot;&quot;);&quot;INSERT INTO translation_target (lang, translation, translation_source_id, created_visa, updated_visa, created_date, updated_date) VALUES &quot; &amp; IF([.F303]&lt;&gt;&quot;&quot;;&quot;('de', '&quot; &amp; SUBSTITUTE([.G303];&quot;'&quot;; &quot;\'&quot;) &amp; &quot;', LAST_INSERT_ID(), 'roland', 'roland', NOW(), NOW())&quot;; &quot;&quot;) &amp; IF(AND([.F303]&lt;&gt;&quot;&quot;; [.H303]&lt;&gt;&quot;&quot;); &quot;,&quot;; &quot;&quot;) &amp; IF([.H303]&lt;&gt;&quot;&quot;;&quot;('fr', '&quot; &amp; SUBSTITUTE([.H303];&quot;'&quot;; &quot;\'&quot;) &amp; &quot;', LAST_INSERT_ID(), 'roland', 'roland', NOW(), NOW())&quot;; &quot;&quot;) &amp; &quot;;&quot;; &quot;&quot;)" office:value-type="string" office:string-value="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Ratszugehörigkeit des Parlamentariers.</text:p>
          </table:table-cell>
          <table:table-cell table:number-columns-repeated="4"/>
          <table:table-cell table:formula="of:=&quot;INSERT INTO translation_source SET source='&quot; &amp; SUBSTITUTE([.F304];&quot;'&quot;; &quot;\'&quot;) &amp; &quot;', location='&quot; &amp;SUBSTITUTE([.A304];&quot;'&quot;; &quot;\'&quot;) &amp; &quot;', field = '&quot; &amp; SUBSTITUTE([.B304];&quot;'&quot;; &quot;\'&quot;) &amp; &quot;'&quot; &amp; IF(OR(1; [.D304]&lt;&gt;&quot;&quot;); &quot;, context = '&quot; &amp; SUBSTITUTE([.D304];&quot;'&quot;; &quot;\'&quot;) &amp; &quot;'&quot;; &quot;&quot;) &amp; &quot;, created_visa='roland', updated_visa='roland', created_date=NOW(), updated_date=NOW(); &quot; &amp; IF(OR([.F304]&lt;&gt;&quot;&quot;; [.H304]&lt;&gt;&quot;&quot;);&quot;INSERT INTO translation_target (lang, translation, translation_source_id, created_visa, updated_visa, created_date, updated_date) VALUES &quot; &amp; IF([.F304]&lt;&gt;&quot;&quot;;&quot;('de', '&quot; &amp; SUBSTITUTE([.G304];&quot;'&quot;; &quot;\'&quot;) &amp; &quot;', LAST_INSERT_ID(), 'roland', 'roland', NOW(), NOW())&quot;; &quot;&quot;) &amp; IF(AND([.F304]&lt;&gt;&quot;&quot;; [.H304]&lt;&gt;&quot;&quot;); &quot;,&quot;; &quot;&quot;) &amp; IF([.H304]&lt;&gt;&quot;&quot;;&quot;('fr', '&quot; &amp; SUBSTITUTE([.H304];&quot;'&quot;; &quot;\'&quot;) &amp; &quot;', LAST_INSERT_ID(), 'roland', 'roland', NOW(), NOW())&quot;; &quot;&quot;) &amp; &quot;;&quot;; &quot;&quot;)" office:value-type="string" office:string-value="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Kanton des Parlamentariers.</text:p>
          </table:table-cell>
          <table:table-cell table:number-columns-repeated="4"/>
          <table:table-cell table:formula="of:=&quot;INSERT INTO translation_source SET source='&quot; &amp; SUBSTITUTE([.F305];&quot;'&quot;; &quot;\'&quot;) &amp; &quot;', location='&quot; &amp;SUBSTITUTE([.A305];&quot;'&quot;; &quot;\'&quot;) &amp; &quot;', field = '&quot; &amp; SUBSTITUTE([.B305];&quot;'&quot;; &quot;\'&quot;) &amp; &quot;'&quot; &amp; IF(OR(1; [.D305]&lt;&gt;&quot;&quot;); &quot;, context = '&quot; &amp; SUBSTITUTE([.D305];&quot;'&quot;; &quot;\'&quot;) &amp; &quot;'&quot;; &quot;&quot;) &amp; &quot;, created_visa='roland', updated_visa='roland', created_date=NOW(), updated_date=NOW(); &quot; &amp; IF(OR([.F305]&lt;&gt;&quot;&quot;; [.H305]&lt;&gt;&quot;&quot;);&quot;INSERT INTO translation_target (lang, translation, translation_source_id, created_visa, updated_visa, created_date, updated_date) VALUES &quot; &amp; IF([.F305]&lt;&gt;&quot;&quot;;&quot;('de', '&quot; &amp; SUBSTITUTE([.G305];&quot;'&quot;; &quot;\'&quot;) &amp; &quot;', LAST_INSERT_ID(), 'roland', 'roland', NOW(), NOW())&quot;; &quot;&quot;) &amp; IF(AND([.F305]&lt;&gt;&quot;&quot;; [.H305]&lt;&gt;&quot;&quot;); &quot;,&quot;; &quot;&quot;) &amp; IF([.H305]&lt;&gt;&quot;&quot;;&quot;('fr', '&quot; &amp; SUBSTITUTE([.H305];&quot;'&quot;; &quot;\'&quot;) &amp; &quot;', LAST_INSERT_ID(), 'roland', 'roland', NOW(), NOW())&quot;; &quot;&quot;) &amp; &quot;;&quot;; &quot;&quot;)" office:value-type="string" office:string-value="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Partei des Parlamentariers.</text:p>
          </table:table-cell>
          <table:table-cell table:number-columns-repeated="4"/>
          <table:table-cell table:formula="of:=&quot;INSERT INTO translation_source SET source='&quot; &amp; SUBSTITUTE([.F306];&quot;'&quot;; &quot;\'&quot;) &amp; &quot;', location='&quot; &amp;SUBSTITUTE([.A306];&quot;'&quot;; &quot;\'&quot;) &amp; &quot;', field = '&quot; &amp; SUBSTITUTE([.B306];&quot;'&quot;; &quot;\'&quot;) &amp; &quot;'&quot; &amp; IF(OR(1; [.D306]&lt;&gt;&quot;&quot;); &quot;, context = '&quot; &amp; SUBSTITUTE([.D306];&quot;'&quot;; &quot;\'&quot;) &amp; &quot;'&quot;; &quot;&quot;) &amp; &quot;, created_visa='roland', updated_visa='roland', created_date=NOW(), updated_date=NOW(); &quot; &amp; IF(OR([.F306]&lt;&gt;&quot;&quot;; [.H306]&lt;&gt;&quot;&quot;);&quot;INSERT INTO translation_target (lang, translation, translation_source_id, created_visa, updated_visa, created_date, updated_date) VALUES &quot; &amp; IF([.F306]&lt;&gt;&quot;&quot;;&quot;('de', '&quot; &amp; SUBSTITUTE([.G306];&quot;'&quot;; &quot;\'&quot;) &amp; &quot;', LAST_INSERT_ID(), 'roland', 'roland', NOW(), NOW())&quot;; &quot;&quot;) &amp; IF(AND([.F306]&lt;&gt;&quot;&quot;; [.H306]&lt;&gt;&quot;&quot;); &quot;,&quot;; &quot;&quot;) &amp; IF([.H306]&lt;&gt;&quot;&quot;;&quot;('fr', '&quot; &amp; SUBSTITUTE([.H306];&quot;'&quot;; &quot;\'&quot;) &amp; &quot;', LAST_INSERT_ID(), 'roland', 'roland', NOW(), NOW())&quot;; &quot;&quot;) &amp; &quot;;&quot;; &quot;&quot;)" office:value-type="string" office:string-value="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Kommissionen des Parlamentariers.</text:p>
          </table:table-cell>
          <table:table-cell table:number-columns-repeated="4"/>
          <table:table-cell table:formula="of:=&quot;INSERT INTO translation_source SET source='&quot; &amp; SUBSTITUTE([.F307];&quot;'&quot;; &quot;\'&quot;) &amp; &quot;', location='&quot; &amp;SUBSTITUTE([.A307];&quot;'&quot;; &quot;\'&quot;) &amp; &quot;', field = '&quot; &amp; SUBSTITUTE([.B307];&quot;'&quot;; &quot;\'&quot;) &amp; &quot;'&quot; &amp; IF(OR(1; [.D307]&lt;&gt;&quot;&quot;); &quot;, context = '&quot; &amp; SUBSTITUTE([.D307];&quot;'&quot;; &quot;\'&quot;) &amp; &quot;'&quot;; &quot;&quot;) &amp; &quot;, created_visa='roland', updated_visa='roland', created_date=NOW(), updated_date=NOW(); &quot; &amp; IF(OR([.F307]&lt;&gt;&quot;&quot;; [.H307]&lt;&gt;&quot;&quot;);&quot;INSERT INTO translation_target (lang, translation, translation_source_id, created_visa, updated_visa, created_date, updated_date) VALUES &quot; &amp; IF([.F307]&lt;&gt;&quot;&quot;;&quot;('de', '&quot; &amp; SUBSTITUTE([.G307];&quot;'&quot;; &quot;\'&quot;) &amp; &quot;', LAST_INSERT_ID(), 'roland', 'roland', NOW(), NOW())&quot;; &quot;&quot;) &amp; IF(AND([.F307]&lt;&gt;&quot;&quot;; [.H307]&lt;&gt;&quot;&quot;); &quot;,&quot;; &quot;&quot;) &amp; IF([.H307]&lt;&gt;&quot;&quot;;&quot;('fr', '&quot; &amp; SUBSTITUTE([.H307];&quot;'&quot;; &quot;\'&quot;) &amp; &quot;', LAST_INSERT_ID(), 'roland', 'roland', NOW(), NOW())&quot;; &quot;&quot;) &amp; &quot;;&quot;; &quot;&quot;)" office:value-type="string" office:string-value="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Bildchen</text:p>
          </table:table-cell>
          <table:table-cell/>
          <table:table-cell office:value-type="string" calcext:value-type="string">
            <text:p>Image</text:p>
          </table:table-cell>
          <table:table-cell table:number-columns-repeated="2"/>
          <table:table-cell table:formula="of:=&quot;INSERT INTO translation_source SET source='&quot; &amp; SUBSTITUTE([.F308];&quot;'&quot;; &quot;\'&quot;) &amp; &quot;', location='&quot; &amp;SUBSTITUTE([.A308];&quot;'&quot;; &quot;\'&quot;) &amp; &quot;', field = '&quot; &amp; SUBSTITUTE([.B308];&quot;'&quot;; &quot;\'&quot;) &amp; &quot;'&quot; &amp; IF(OR(1; [.D308]&lt;&gt;&quot;&quot;); &quot;, context = '&quot; &amp; SUBSTITUTE([.D308];&quot;'&quot;; &quot;\'&quot;) &amp; &quot;'&quot;; &quot;&quot;) &amp; &quot;, created_visa='roland', updated_visa='roland', created_date=NOW(), updated_date=NOW(); &quot; &amp; IF(OR([.F308]&lt;&gt;&quot;&quot;; [.H308]&lt;&gt;&quot;&quot;);&quot;INSERT INTO translation_target (lang, translation, translation_source_id, created_visa, updated_visa, created_date, updated_date) VALUES &quot; &amp; IF([.F308]&lt;&gt;&quot;&quot;;&quot;('de', '&quot; &amp; SUBSTITUTE([.G308];&quot;'&quot;; &quot;\'&quot;) &amp; &quot;', LAST_INSERT_ID(), 'roland', 'roland', NOW(), NOW())&quot;; &quot;&quot;) &amp; IF(AND([.F308]&lt;&gt;&quot;&quot;; [.H308]&lt;&gt;&quot;&quot;); &quot;,&quot;; &quot;&quot;) &amp; IF([.H308]&lt;&gt;&quot;&quot;;&quot;('fr', '&quot; &amp; SUBSTITUTE([.H308];&quot;'&quot;; &quot;\'&quot;) &amp; &quot;', LAST_INSERT_ID(), 'roland', 'roland', NOW(), NOW())&quot;; &quot;&quot;) &amp; &quot;;&quot;; &quot;&quot;)" office:value-type="string" office:string-value="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" calcext:value-type="string">
            <text:p>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Bildchen des Parlamentariers.</text:p>
          </table:table-cell>
          <table:table-cell table:number-columns-repeated="4"/>
          <table:table-cell table:formula="of:=&quot;INSERT INTO translation_source SET source='&quot; &amp; SUBSTITUTE([.F309];&quot;'&quot;; &quot;\'&quot;) &amp; &quot;', location='&quot; &amp;SUBSTITUTE([.A309];&quot;'&quot;; &quot;\'&quot;) &amp; &quot;', field = '&quot; &amp; SUBSTITUTE([.B309];&quot;'&quot;; &quot;\'&quot;) &amp; &quot;'&quot; &amp; IF(OR(1; [.D309]&lt;&gt;&quot;&quot;); &quot;, context = '&quot; &amp; SUBSTITUTE([.D309];&quot;'&quot;; &quot;\'&quot;) &amp; &quot;'&quot;; &quot;&quot;) &amp; &quot;, created_visa='roland', updated_visa='roland', created_date=NOW(), updated_date=NOW(); &quot; &amp; IF(OR([.F309]&lt;&gt;&quot;&quot;; [.H309]&lt;&gt;&quot;&quot;);&quot;INSERT INTO translation_target (lang, translation, translation_source_id, created_visa, updated_visa, created_date, updated_date) VALUES &quot; &amp; IF([.F309]&lt;&gt;&quot;&quot;;&quot;('de', '&quot; &amp; SUBSTITUTE([.G309];&quot;'&quot;; &quot;\'&quot;) &amp; &quot;', LAST_INSERT_ID(), 'roland', 'roland', NOW(), NOW())&quot;; &quot;&quot;) &amp; IF(AND([.F309]&lt;&gt;&quot;&quot;; [.H309]&lt;&gt;&quot;&quot;); &quot;,&quot;; &quot;&quot;) &amp; IF([.H309]&lt;&gt;&quot;&quot;;&quot;('fr', '&quot; &amp; SUBSTITUTE([.H309];&quot;'&quot;; &quot;\'&quot;) &amp; &quot;', LAST_INSERT_ID(), 'roland', 'roland', NOW(), NOW())&quot;; &quot;&quot;) &amp; &quot;;&quot;; &quot;&quot;)" office:value-type="string" office:string-value="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Im Rat bis</text:p>
          </table:table-cell>
          <table:table-cell/>
          <table:table-cell table:style-name="ce7" office:value-type="string" calcext:value-type="string">
            <text:p>Au Conseil depuis</text:p>
          </table:table-cell>
          <table:table-cell office:value-type="string" calcext:value-type="string">
            <text:p>Au Parlement?</text:p>
          </table:table-cell>
          <table:table-cell/>
          <table:table-cell table:formula="of:=&quot;INSERT INTO translation_source SET source='&quot; &amp; SUBSTITUTE([.F310];&quot;'&quot;; &quot;\'&quot;) &amp; &quot;', location='&quot; &amp;SUBSTITUTE([.A310];&quot;'&quot;; &quot;\'&quot;) &amp; &quot;', field = '&quot; &amp; SUBSTITUTE([.B310];&quot;'&quot;; &quot;\'&quot;) &amp; &quot;'&quot; &amp; IF(OR(1; [.D310]&lt;&gt;&quot;&quot;); &quot;, context = '&quot; &amp; SUBSTITUTE([.D310];&quot;'&quot;; &quot;\'&quot;) &amp; &quot;'&quot;; &quot;&quot;) &amp; &quot;, created_visa='roland', updated_visa='roland', created_date=NOW(), updated_date=NOW(); &quot; &amp; IF(OR([.F310]&lt;&gt;&quot;&quot;; [.H310]&lt;&gt;&quot;&quot;);&quot;INSERT INTO translation_target (lang, translation, translation_source_id, created_visa, updated_visa, created_date, updated_date) VALUES &quot; &amp; IF([.F310]&lt;&gt;&quot;&quot;;&quot;('de', '&quot; &amp; SUBSTITUTE([.G310];&quot;'&quot;; &quot;\'&quot;) &amp; &quot;', LAST_INSERT_ID(), 'roland', 'roland', NOW(), NOW())&quot;; &quot;&quot;) &amp; IF(AND([.F310]&lt;&gt;&quot;&quot;; [.H310]&lt;&gt;&quot;&quot;); &quot;,&quot;; &quot;&quot;) &amp; IF([.H310]&lt;&gt;&quot;&quot;;&quot;('fr', '&quot; &amp; SUBSTITUTE([.H310];&quot;'&quot;; &quot;\'&quot;) &amp; &quot;', LAST_INSERT_ID(), 'roland', 'roland', NOW(), NOW())&quot;; &quot;&quot;) &amp; &quot;;&quot;; &quot;&quot;)" office:value-type="string" office:string-value="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Conseil depuis', LAST_INSERT_ID(), 'roland', 'roland', NOW(), NOW());" calcext:value-type="string">
            <text:p>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Conseil depuis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m Rat bis. NULL = noch aktiv</text:p>
          </table:table-cell>
          <table:table-cell table:number-columns-repeated="4"/>
          <table:table-cell table:formula="of:=&quot;INSERT INTO translation_source SET source='&quot; &amp; SUBSTITUTE([.F311];&quot;'&quot;; &quot;\'&quot;) &amp; &quot;', location='&quot; &amp;SUBSTITUTE([.A311];&quot;'&quot;; &quot;\'&quot;) &amp; &quot;', field = '&quot; &amp; SUBSTITUTE([.B311];&quot;'&quot;; &quot;\'&quot;) &amp; &quot;'&quot; &amp; IF(OR(1; [.D311]&lt;&gt;&quot;&quot;); &quot;, context = '&quot; &amp; SUBSTITUTE([.D311];&quot;'&quot;; &quot;\'&quot;) &amp; &quot;'&quot;; &quot;&quot;) &amp; &quot;, created_visa='roland', updated_visa='roland', created_date=NOW(), updated_date=NOW(); &quot; &amp; IF(OR([.F311]&lt;&gt;&quot;&quot;; [.H311]&lt;&gt;&quot;&quot;);&quot;INSERT INTO translation_target (lang, translation, translation_source_id, created_visa, updated_visa, created_date, updated_date) VALUES &quot; &amp; IF([.F311]&lt;&gt;&quot;&quot;;&quot;('de', '&quot; &amp; SUBSTITUTE([.G311];&quot;'&quot;; &quot;\'&quot;) &amp; &quot;', LAST_INSERT_ID(), 'roland', 'roland', NOW(), NOW())&quot;; &quot;&quot;) &amp; IF(AND([.F311]&lt;&gt;&quot;&quot;; [.H311]&lt;&gt;&quot;&quot;); &quot;,&quot;; &quot;&quot;) &amp; IF([.H311]&lt;&gt;&quot;&quot;;&quot;('fr', '&quot; &amp; SUBSTITUTE([.H311];&quot;'&quot;; &quot;\'&quot;) &amp; &quot;', LAST_INSERT_ID(), 'roland', 'roland', NOW(), NOW())&quot;; &quot;&quot;) &amp; &quot;;&quot;; &quot;&quot;)" office:value-type="string" office:string-value="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Geburtsdatum</text:p>
          </table:table-cell>
          <table:table-cell/>
          <table:table-cell office:value-type="string" calcext:value-type="string">
            <text:p>Date de naissance</text:p>
          </table:table-cell>
          <table:table-cell table:number-columns-repeated="2"/>
          <table:table-cell table:formula="of:=&quot;INSERT INTO translation_source SET source='&quot; &amp; SUBSTITUTE([.F312];&quot;'&quot;; &quot;\'&quot;) &amp; &quot;', location='&quot; &amp;SUBSTITUTE([.A312];&quot;'&quot;; &quot;\'&quot;) &amp; &quot;', field = '&quot; &amp; SUBSTITUTE([.B312];&quot;'&quot;; &quot;\'&quot;) &amp; &quot;'&quot; &amp; IF(OR(1; [.D312]&lt;&gt;&quot;&quot;); &quot;, context = '&quot; &amp; SUBSTITUTE([.D312];&quot;'&quot;; &quot;\'&quot;) &amp; &quot;'&quot;; &quot;&quot;) &amp; &quot;, created_visa='roland', updated_visa='roland', created_date=NOW(), updated_date=NOW(); &quot; &amp; IF(OR([.F312]&lt;&gt;&quot;&quot;; [.H312]&lt;&gt;&quot;&quot;);&quot;INSERT INTO translation_target (lang, translation, translation_source_id, created_visa, updated_visa, created_date, updated_date) VALUES &quot; &amp; IF([.F312]&lt;&gt;&quot;&quot;;&quot;('de', '&quot; &amp; SUBSTITUTE([.G312];&quot;'&quot;; &quot;\'&quot;) &amp; &quot;', LAST_INSERT_ID(), 'roland', 'roland', NOW(), NOW())&quot;; &quot;&quot;) &amp; IF(AND([.F312]&lt;&gt;&quot;&quot;; [.H312]&lt;&gt;&quot;&quot;); &quot;,&quot;; &quot;&quot;) &amp; IF([.H312]&lt;&gt;&quot;&quot;;&quot;('fr', '&quot; &amp; SUBSTITUTE([.H312];&quot;'&quot;; &quot;\'&quot;) &amp; &quot;', LAST_INSERT_ID(), 'roland', 'roland', NOW(), NOW())&quot;; &quot;&quot;) &amp; &quot;;&quot;; &quot;&quot;)" office:value-type="string" office:string-value="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" calcext:value-type="string">
            <text:p>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Geburtsdatum des Parlamentariers.</text:p>
          </table:table-cell>
          <table:table-cell table:number-columns-repeated="4"/>
          <table:table-cell table:formula="of:=&quot;INSERT INTO translation_source SET source='&quot; &amp; SUBSTITUTE([.F313];&quot;'&quot;; &quot;\'&quot;) &amp; &quot;', location='&quot; &amp;SUBSTITUTE([.A313];&quot;'&quot;; &quot;\'&quot;) &amp; &quot;', field = '&quot; &amp; SUBSTITUTE([.B313];&quot;'&quot;; &quot;\'&quot;) &amp; &quot;'&quot; &amp; IF(OR(1; [.D313]&lt;&gt;&quot;&quot;); &quot;, context = '&quot; &amp; SUBSTITUTE([.D313];&quot;'&quot;; &quot;\'&quot;) &amp; &quot;'&quot;; &quot;&quot;) &amp; &quot;, created_visa='roland', updated_visa='roland', created_date=NOW(), updated_date=NOW(); &quot; &amp; IF(OR([.F313]&lt;&gt;&quot;&quot;; [.H313]&lt;&gt;&quot;&quot;);&quot;INSERT INTO translation_target (lang, translation, translation_source_id, created_visa, updated_visa, created_date, updated_date) VALUES &quot; &amp; IF([.F313]&lt;&gt;&quot;&quot;;&quot;('de', '&quot; &amp; SUBSTITUTE([.G313];&quot;'&quot;; &quot;\'&quot;) &amp; &quot;', LAST_INSERT_ID(), 'roland', 'roland', NOW(), NOW())&quot;; &quot;&quot;) &amp; IF(AND([.F313]&lt;&gt;&quot;&quot;; [.H313]&lt;&gt;&quot;&quot;); &quot;,&quot;; &quot;&quot;) &amp; IF([.H313]&lt;&gt;&quot;&quot;;&quot;('fr', '&quot; &amp; SUBSTITUTE([.H313];&quot;'&quot;; &quot;\'&quot;) &amp; &quot;', LAST_INSERT_ID(), 'roland', 'roland', NOW(), NOW())&quot;; &quot;&quot;) &amp; &quot;;&quot;; &quot;&quot;)" office:value-type="string" office:string-value="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itzplatz</text:p>
          </table:table-cell>
          <table:table-cell/>
          <table:table-cell office:value-type="string" calcext:value-type="string">
            <text:p>Place</text:p>
          </table:table-cell>
          <table:table-cell table:number-columns-repeated="2"/>
          <table:table-cell table:formula="of:=&quot;INSERT INTO translation_source SET source='&quot; &amp; SUBSTITUTE([.F314];&quot;'&quot;; &quot;\'&quot;) &amp; &quot;', location='&quot; &amp;SUBSTITUTE([.A314];&quot;'&quot;; &quot;\'&quot;) &amp; &quot;', field = '&quot; &amp; SUBSTITUTE([.B314];&quot;'&quot;; &quot;\'&quot;) &amp; &quot;'&quot; &amp; IF(OR(1; [.D314]&lt;&gt;&quot;&quot;); &quot;, context = '&quot; &amp; SUBSTITUTE([.D314];&quot;'&quot;; &quot;\'&quot;) &amp; &quot;'&quot;; &quot;&quot;) &amp; &quot;, created_visa='roland', updated_visa='roland', created_date=NOW(), updated_date=NOW(); &quot; &amp; IF(OR([.F314]&lt;&gt;&quot;&quot;; [.H314]&lt;&gt;&quot;&quot;);&quot;INSERT INTO translation_target (lang, translation, translation_source_id, created_visa, updated_visa, created_date, updated_date) VALUES &quot; &amp; IF([.F314]&lt;&gt;&quot;&quot;;&quot;('de', '&quot; &amp; SUBSTITUTE([.G314];&quot;'&quot;; &quot;\'&quot;) &amp; &quot;', LAST_INSERT_ID(), 'roland', 'roland', NOW(), NOW())&quot;; &quot;&quot;) &amp; IF(AND([.F314]&lt;&gt;&quot;&quot;; [.H314]&lt;&gt;&quot;&quot;); &quot;,&quot;; &quot;&quot;) &amp; IF([.H314]&lt;&gt;&quot;&quot;;&quot;('fr', '&quot; &amp; SUBSTITUTE([.H314];&quot;'&quot;; &quot;\'&quot;) &amp; &quot;', LAST_INSERT_ID(), 'roland', 'roland', NOW(), NOW())&quot;; &quot;&quot;) &amp; &quot;;&quot;; &quot;&quot;)" office:value-type="string" office:string-value="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ace', LAST_INSERT_ID(), 'roland', 'roland', NOW(), NOW());" calcext:value-type="string">
            <text:p>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ace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Sitzplatz des Parlamentariers.</text:p>
          </table:table-cell>
          <table:table-cell table:number-columns-repeated="4"/>
          <table:table-cell table:formula="of:=&quot;INSERT INTO translation_source SET source='&quot; &amp; SUBSTITUTE([.F315];&quot;'&quot;; &quot;\'&quot;) &amp; &quot;', location='&quot; &amp;SUBSTITUTE([.A315];&quot;'&quot;; &quot;\'&quot;) &amp; &quot;', field = '&quot; &amp; SUBSTITUTE([.B315];&quot;'&quot;; &quot;\'&quot;) &amp; &quot;'&quot; &amp; IF(OR(1; [.D315]&lt;&gt;&quot;&quot;); &quot;, context = '&quot; &amp; SUBSTITUTE([.D315];&quot;'&quot;; &quot;\'&quot;) &amp; &quot;'&quot;; &quot;&quot;) &amp; &quot;, created_visa='roland', updated_visa='roland', created_date=NOW(), updated_date=NOW(); &quot; &amp; IF(OR([.F315]&lt;&gt;&quot;&quot;; [.H315]&lt;&gt;&quot;&quot;);&quot;INSERT INTO translation_target (lang, translation, translation_source_id, created_visa, updated_visa, created_date, updated_date) VALUES &quot; &amp; IF([.F315]&lt;&gt;&quot;&quot;;&quot;('de', '&quot; &amp; SUBSTITUTE([.G315];&quot;'&quot;; &quot;\'&quot;) &amp; &quot;', LAST_INSERT_ID(), 'roland', 'roland', NOW(), NOW())&quot;; &quot;&quot;) &amp; IF(AND([.F315]&lt;&gt;&quot;&quot;; [.H315]&lt;&gt;&quot;&quot;); &quot;,&quot;; &quot;&quot;) &amp; IF([.H315]&lt;&gt;&quot;&quot;;&quot;('fr', '&quot; &amp; SUBSTITUTE([.H315];&quot;'&quot;; &quot;\'&quot;) &amp; &quot;', LAST_INSERT_ID(), 'roland', 'roland', NOW(), NOW())&quot;; &quot;&quot;) &amp; &quot;;&quot;; &quot;&quot;)" office:value-type="string" office:string-value="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Lobbyfaktor des Parlamentariers.</text:p>
          </table:table-cell>
          <table:table-cell/>
          <table:table-cell office:value-type="string" calcext:value-type="string">
            <text:p>Facteur de lobbying du parlementaire</text:p>
          </table:table-cell>
          <table:table-cell table:number-columns-repeated="2"/>
          <table:table-cell table:formula="of:=&quot;INSERT INTO translation_source SET source='&quot; &amp; SUBSTITUTE([.F316];&quot;'&quot;; &quot;\'&quot;) &amp; &quot;', location='&quot; &amp;SUBSTITUTE([.A316];&quot;'&quot;; &quot;\'&quot;) &amp; &quot;', field = '&quot; &amp; SUBSTITUTE([.B316];&quot;'&quot;; &quot;\'&quot;) &amp; &quot;'&quot; &amp; IF(OR(1; [.D316]&lt;&gt;&quot;&quot;); &quot;, context = '&quot; &amp; SUBSTITUTE([.D316];&quot;'&quot;; &quot;\'&quot;) &amp; &quot;'&quot;; &quot;&quot;) &amp; &quot;, created_visa='roland', updated_visa='roland', created_date=NOW(), updated_date=NOW(); &quot; &amp; IF(OR([.F316]&lt;&gt;&quot;&quot;; [.H316]&lt;&gt;&quot;&quot;);&quot;INSERT INTO translation_target (lang, translation, translation_source_id, created_visa, updated_visa, created_date, updated_date) VALUES &quot; &amp; IF([.F316]&lt;&gt;&quot;&quot;;&quot;('de', '&quot; &amp; SUBSTITUTE([.G316];&quot;'&quot;; &quot;\'&quot;) &amp; &quot;', LAST_INSERT_ID(), 'roland', 'roland', NOW(), NOW())&quot;; &quot;&quot;) &amp; IF(AND([.F316]&lt;&gt;&quot;&quot;; [.H316]&lt;&gt;&quot;&quot;); &quot;,&quot;; &quot;&quot;) &amp; IF([.H316]&lt;&gt;&quot;&quot;;&quot;('fr', '&quot; &amp; SUBSTITUTE([.H316];&quot;'&quot;; &quot;\'&quot;) &amp; &quot;', LAST_INSERT_ID(), 'roland', 'roland', NOW(), NOW())&quot;; &quot;&quot;) &amp; &quot;;&quot;; &quot;&quot;)" office:value-type="string" office:string-value="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 du parlementaire', LAST_INSERT_ID(), 'roland', 'roland', NOW(), NOW());" calcext:value-type="string">
            <text:p>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 du parlement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E-Mail</text:p>
          </table:table-cell>
          <table:table-cell/>
          <table:table-cell office:value-type="string" calcext:value-type="string">
            <text:p>E-mail</text:p>
          </table:table-cell>
          <table:table-cell table:number-columns-repeated="2"/>
          <table:table-cell table:formula="of:=&quot;INSERT INTO translation_source SET source='&quot; &amp; SUBSTITUTE([.F317];&quot;'&quot;; &quot;\'&quot;) &amp; &quot;', location='&quot; &amp;SUBSTITUTE([.A317];&quot;'&quot;; &quot;\'&quot;) &amp; &quot;', field = '&quot; &amp; SUBSTITUTE([.B317];&quot;'&quot;; &quot;\'&quot;) &amp; &quot;'&quot; &amp; IF(OR(1; [.D317]&lt;&gt;&quot;&quot;); &quot;, context = '&quot; &amp; SUBSTITUTE([.D317];&quot;'&quot;; &quot;\'&quot;) &amp; &quot;'&quot;; &quot;&quot;) &amp; &quot;, created_visa='roland', updated_visa='roland', created_date=NOW(), updated_date=NOW(); &quot; &amp; IF(OR([.F317]&lt;&gt;&quot;&quot;; [.H317]&lt;&gt;&quot;&quot;);&quot;INSERT INTO translation_target (lang, translation, translation_source_id, created_visa, updated_visa, created_date, updated_date) VALUES &quot; &amp; IF([.F317]&lt;&gt;&quot;&quot;;&quot;('de', '&quot; &amp; SUBSTITUTE([.G317];&quot;'&quot;; &quot;\'&quot;) &amp; &quot;', LAST_INSERT_ID(), 'roland', 'roland', NOW(), NOW())&quot;; &quot;&quot;) &amp; IF(AND([.F317]&lt;&gt;&quot;&quot;; [.H317]&lt;&gt;&quot;&quot;); &quot;,&quot;; &quot;&quot;) &amp; IF([.H317]&lt;&gt;&quot;&quot;;&quot;('fr', '&quot; &amp; SUBSTITUTE([.H317];&quot;'&quot;; &quot;\'&quot;) &amp; &quot;', LAST_INSERT_ID(), 'roland', 'roland', NOW(), NOW())&quot;; &quot;&quot;) &amp; &quot;;&quot;; &quot;&quot;)" office:value-type="string" office:string-value="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" calcext:value-type="string">
            <text:p>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E-Mail des Parlamentariers.</text:p>
          </table:table-cell>
          <table:table-cell table:number-columns-repeated="4"/>
          <table:table-cell table:formula="of:=&quot;INSERT INTO translation_source SET source='&quot; &amp; SUBSTITUTE([.F318];&quot;'&quot;; &quot;\'&quot;) &amp; &quot;', location='&quot; &amp;SUBSTITUTE([.A318];&quot;'&quot;; &quot;\'&quot;) &amp; &quot;', field = '&quot; &amp; SUBSTITUTE([.B318];&quot;'&quot;; &quot;\'&quot;) &amp; &quot;'&quot; &amp; IF(OR(1; [.D318]&lt;&gt;&quot;&quot;); &quot;, context = '&quot; &amp; SUBSTITUTE([.D318];&quot;'&quot;; &quot;\'&quot;) &amp; &quot;'&quot;; &quot;&quot;) &amp; &quot;, created_visa='roland', updated_visa='roland', created_date=NOW(), updated_date=NOW(); &quot; &amp; IF(OR([.F318]&lt;&gt;&quot;&quot;; [.H318]&lt;&gt;&quot;&quot;);&quot;INSERT INTO translation_target (lang, translation, translation_source_id, created_visa, updated_visa, created_date, updated_date) VALUES &quot; &amp; IF([.F318]&lt;&gt;&quot;&quot;;&quot;('de', '&quot; &amp; SUBSTITUTE([.G318];&quot;'&quot;; &quot;\'&quot;) &amp; &quot;', LAST_INSERT_ID(), 'roland', 'roland', NOW(), NOW())&quot;; &quot;&quot;) &amp; IF(AND([.F318]&lt;&gt;&quot;&quot;; [.H318]&lt;&gt;&quot;&quot;); &quot;,&quot;; &quot;&quot;) &amp; IF([.H318]&lt;&gt;&quot;&quot;;&quot;('fr', '&quot; &amp; SUBSTITUTE([.H318];&quot;'&quot;; &quot;\'&quot;) &amp; &quot;', LAST_INSERT_ID(), 'roland', 'roland', NOW(), NOW())&quot;; &quot;&quot;) &amp; &quot;;&quot;; &quot;&quot;)" office:value-type="string" office:string-value="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Homepage des Parlamentariers.</text:p>
          </table:table-cell>
          <table:table-cell table:number-columns-repeated="4"/>
          <table:table-cell table:formula="of:=&quot;INSERT INTO translation_source SET source='&quot; &amp; SUBSTITUTE([.F319];&quot;'&quot;; &quot;\'&quot;) &amp; &quot;', location='&quot; &amp;SUBSTITUTE([.A319];&quot;'&quot;; &quot;\'&quot;) &amp; &quot;', field = '&quot; &amp; SUBSTITUTE([.B319];&quot;'&quot;; &quot;\'&quot;) &amp; &quot;'&quot; &amp; IF(OR(1; [.D319]&lt;&gt;&quot;&quot;); &quot;, context = '&quot; &amp; SUBSTITUTE([.D319];&quot;'&quot;; &quot;\'&quot;) &amp; &quot;'&quot;; &quot;&quot;) &amp; &quot;, created_visa='roland', updated_visa='roland', created_date=NOW(), updated_date=NOW(); &quot; &amp; IF(OR([.F319]&lt;&gt;&quot;&quot;; [.H319]&lt;&gt;&quot;&quot;);&quot;INSERT INTO translation_target (lang, translation, translation_source_id, created_visa, updated_visa, created_date, updated_date) VALUES &quot; &amp; IF([.F319]&lt;&gt;&quot;&quot;;&quot;('de', '&quot; &amp; SUBSTITUTE([.G319];&quot;'&quot;; &quot;\'&quot;) &amp; &quot;', LAST_INSERT_ID(), 'roland', 'roland', NOW(), NOW())&quot;; &quot;&quot;) &amp; IF(AND([.F319]&lt;&gt;&quot;&quot;; [.H319]&lt;&gt;&quot;&quot;); &quot;,&quot;; &quot;&quot;) &amp; IF([.H319]&lt;&gt;&quot;&quot;;&quot;('fr', '&quot; &amp; SUBSTITUTE([.H319];&quot;'&quot;; &quot;\'&quot;) &amp; &quot;', LAST_INSERT_ID(), 'roland', 'roland', NOW(), NOW())&quot;; &quot;&quot;) &amp; &quot;;&quot;; &quot;&quot;)" office:value-type="string" office:string-value="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Biografie Id</text:p>
          </table:table-cell>
          <table:table-cell/>
          <table:table-cell office:value-type="string" calcext:value-type="string">
            <text:p>ID Biographie</text:p>
          </table:table-cell>
          <table:table-cell table:number-columns-repeated="2"/>
          <table:table-cell table:formula="of:=&quot;INSERT INTO translation_source SET source='&quot; &amp; SUBSTITUTE([.F320];&quot;'&quot;; &quot;\'&quot;) &amp; &quot;', location='&quot; &amp;SUBSTITUTE([.A320];&quot;'&quot;; &quot;\'&quot;) &amp; &quot;', field = '&quot; &amp; SUBSTITUTE([.B320];&quot;'&quot;; &quot;\'&quot;) &amp; &quot;'&quot; &amp; IF(OR(1; [.D320]&lt;&gt;&quot;&quot;); &quot;, context = '&quot; &amp; SUBSTITUTE([.D320];&quot;'&quot;; &quot;\'&quot;) &amp; &quot;'&quot;; &quot;&quot;) &amp; &quot;, created_visa='roland', updated_visa='roland', created_date=NOW(), updated_date=NOW(); &quot; &amp; IF(OR([.F320]&lt;&gt;&quot;&quot;; [.H320]&lt;&gt;&quot;&quot;);&quot;INSERT INTO translation_target (lang, translation, translation_source_id, created_visa, updated_visa, created_date, updated_date) VALUES &quot; &amp; IF([.F320]&lt;&gt;&quot;&quot;;&quot;('de', '&quot; &amp; SUBSTITUTE([.G320];&quot;'&quot;; &quot;\'&quot;) &amp; &quot;', LAST_INSERT_ID(), 'roland', 'roland', NOW(), NOW())&quot;; &quot;&quot;) &amp; IF(AND([.F320]&lt;&gt;&quot;&quot;; [.H320]&lt;&gt;&quot;&quot;); &quot;,&quot;; &quot;&quot;) &amp; IF([.H320]&lt;&gt;&quot;&quot;;&quot;('fr', '&quot; &amp; SUBSTITUTE([.H320];&quot;'&quot;; &quot;\'&quot;) &amp; &quot;', LAST_INSERT_ID(), 'roland', 'roland', NOW(), NOW())&quot;; &quot;&quot;) &amp; &quot;;&quot;; &quot;&quot;)" office:value-type="string" office:string-value="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 Biographie', LAST_INSERT_ID(), 'roland', 'roland', NOW(), NOW());" calcext:value-type="string">
            <text:p>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 Biographie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Biografie Id des Parlamentariers auf Parlament.ch.</text:p>
          </table:table-cell>
          <table:table-cell table:number-columns-repeated="4"/>
          <table:table-cell table:formula="of:=&quot;INSERT INTO translation_source SET source='&quot; &amp; SUBSTITUTE([.F321];&quot;'&quot;; &quot;\'&quot;) &amp; &quot;', location='&quot; &amp;SUBSTITUTE([.A321];&quot;'&quot;; &quot;\'&quot;) &amp; &quot;', field = '&quot; &amp; SUBSTITUTE([.B321];&quot;'&quot;; &quot;\'&quot;) &amp; &quot;'&quot; &amp; IF(OR(1; [.D321]&lt;&gt;&quot;&quot;); &quot;, context = '&quot; &amp; SUBSTITUTE([.D321];&quot;'&quot;; &quot;\'&quot;) &amp; &quot;'&quot;; &quot;&quot;) &amp; &quot;, created_visa='roland', updated_visa='roland', created_date=NOW(), updated_date=NOW(); &quot; &amp; IF(OR([.F321]&lt;&gt;&quot;&quot;; [.H321]&lt;&gt;&quot;&quot;);&quot;INSERT INTO translation_target (lang, translation, translation_source_id, created_visa, updated_visa, created_date, updated_date) VALUES &quot; &amp; IF([.F321]&lt;&gt;&quot;&quot;;&quot;('de', '&quot; &amp; SUBSTITUTE([.G321];&quot;'&quot;; &quot;\'&quot;) &amp; &quot;', LAST_INSERT_ID(), 'roland', 'roland', NOW(), NOW())&quot;; &quot;&quot;) &amp; IF(AND([.F321]&lt;&gt;&quot;&quot;; [.H321]&lt;&gt;&quot;&quot;); &quot;,&quot;; &quot;&quot;) &amp; IF([.H321]&lt;&gt;&quot;&quot;;&quot;('fr', '&quot; &amp; SUBSTITUTE([.H321];&quot;'&quot;; &quot;\'&quot;) &amp; &quot;', LAST_INSERT_ID(), 'roland', 'roland', NOW(), NOW())&quot;; &quot;&quot;) &amp; &quot;;&quot;; &quot;&quot;)" office:value-type="string" office:string-value="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Erstellungsdatum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2"/>
          <table:table-cell table:formula="of:=&quot;INSERT INTO translation_source SET source='&quot; &amp; SUBSTITUTE([.F322];&quot;'&quot;; &quot;\'&quot;) &amp; &quot;', location='&quot; &amp;SUBSTITUTE([.A322];&quot;'&quot;; &quot;\'&quot;) &amp; &quot;', field = '&quot; &amp; SUBSTITUTE([.B322];&quot;'&quot;; &quot;\'&quot;) &amp; &quot;'&quot; &amp; IF(OR(1; [.D322]&lt;&gt;&quot;&quot;); &quot;, context = '&quot; &amp; SUBSTITUTE([.D322];&quot;'&quot;; &quot;\'&quot;) &amp; &quot;'&quot;; &quot;&quot;) &amp; &quot;, created_visa='roland', updated_visa='roland', created_date=NOW(), updated_date=NOW(); &quot; &amp; IF(OR([.F322]&lt;&gt;&quot;&quot;; [.H322]&lt;&gt;&quot;&quot;);&quot;INSERT INTO translation_target (lang, translation, translation_source_id, created_visa, updated_visa, created_date, updated_date) VALUES &quot; &amp; IF([.F322]&lt;&gt;&quot;&quot;;&quot;('de', '&quot; &amp; SUBSTITUTE([.G322];&quot;'&quot;; &quot;\'&quot;) &amp; &quot;', LAST_INSERT_ID(), 'roland', 'roland', NOW(), NOW())&quot;; &quot;&quot;) &amp; IF(AND([.F322]&lt;&gt;&quot;&quot;; [.H322]&lt;&gt;&quot;&quot;); &quot;,&quot;; &quot;&quot;) &amp; IF([.H322]&lt;&gt;&quot;&quot;;&quot;('fr', '&quot; &amp; SUBSTITUTE([.H322];&quot;'&quot;; &quot;\'&quot;) &amp; &quot;', LAST_INSERT_ID(), 'roland', 'roland', NOW(), NOW())&quot;; &quot;&quot;) &amp; &quot;;&quot;; &quot;&quot;)" office:value-type="string" office:string-value="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création', LAST_INSERT_ID(), 'roland', 'roland', NOW(), NOW());" calcext:value-type="string">
            <text:p>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création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Erstellungsdatum des Parlamentariers.</text:p>
          </table:table-cell>
          <table:table-cell table:number-columns-repeated="4"/>
          <table:table-cell table:formula="of:=&quot;INSERT INTO translation_source SET source='&quot; &amp; SUBSTITUTE([.F323];&quot;'&quot;; &quot;\'&quot;) &amp; &quot;', location='&quot; &amp;SUBSTITUTE([.A323];&quot;'&quot;; &quot;\'&quot;) &amp; &quot;', field = '&quot; &amp; SUBSTITUTE([.B323];&quot;'&quot;; &quot;\'&quot;) &amp; &quot;'&quot; &amp; IF(OR(1; [.D323]&lt;&gt;&quot;&quot;); &quot;, context = '&quot; &amp; SUBSTITUTE([.D323];&quot;'&quot;; &quot;\'&quot;) &amp; &quot;'&quot;; &quot;&quot;) &amp; &quot;, created_visa='roland', updated_visa='roland', created_date=NOW(), updated_date=NOW(); &quot; &amp; IF(OR([.F323]&lt;&gt;&quot;&quot;; [.H323]&lt;&gt;&quot;&quot;);&quot;INSERT INTO translation_target (lang, translation, translation_source_id, created_visa, updated_visa, created_date, updated_date) VALUES &quot; &amp; IF([.F323]&lt;&gt;&quot;&quot;;&quot;('de', '&quot; &amp; SUBSTITUTE([.G323];&quot;'&quot;; &quot;\'&quot;) &amp; &quot;', LAST_INSERT_ID(), 'roland', 'roland', NOW(), NOW())&quot;; &quot;&quot;) &amp; IF(AND([.F323]&lt;&gt;&quot;&quot;; [.H323]&lt;&gt;&quot;&quot;); &quot;,&quot;; &quot;&quot;) &amp; IF([.H323]&lt;&gt;&quot;&quot;;&quot;('fr', '&quot; &amp; SUBSTITUTE([.H323];&quot;'&quot;; &quot;\'&quot;) &amp; &quot;', LAST_INSERT_ID(), 'roland', 'roland', NOW(), NOW())&quot;; &quot;&quot;) &amp; &quot;;&quot;; &quot;&quot;)" office:value-type="string" office:string-value="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ktualisierungsdatum</text:p>
          </table:table-cell>
          <table:table-cell/>
          <table:table-cell office:value-type="string" calcext:value-type="string">
            <text:p>Date de mise à jour</text:p>
          </table:table-cell>
          <table:table-cell table:number-columns-repeated="2"/>
          <table:table-cell table:formula="of:=&quot;INSERT INTO translation_source SET source='&quot; &amp; SUBSTITUTE([.F324];&quot;'&quot;; &quot;\'&quot;) &amp; &quot;', location='&quot; &amp;SUBSTITUTE([.A324];&quot;'&quot;; &quot;\'&quot;) &amp; &quot;', field = '&quot; &amp; SUBSTITUTE([.B324];&quot;'&quot;; &quot;\'&quot;) &amp; &quot;'&quot; &amp; IF(OR(1; [.D324]&lt;&gt;&quot;&quot;); &quot;, context = '&quot; &amp; SUBSTITUTE([.D324];&quot;'&quot;; &quot;\'&quot;) &amp; &quot;'&quot;; &quot;&quot;) &amp; &quot;, created_visa='roland', updated_visa='roland', created_date=NOW(), updated_date=NOW(); &quot; &amp; IF(OR([.F324]&lt;&gt;&quot;&quot;; [.H324]&lt;&gt;&quot;&quot;);&quot;INSERT INTO translation_target (lang, translation, translation_source_id, created_visa, updated_visa, created_date, updated_date) VALUES &quot; &amp; IF([.F324]&lt;&gt;&quot;&quot;;&quot;('de', '&quot; &amp; SUBSTITUTE([.G324];&quot;'&quot;; &quot;\'&quot;) &amp; &quot;', LAST_INSERT_ID(), 'roland', 'roland', NOW(), NOW())&quot;; &quot;&quot;) &amp; IF(AND([.F324]&lt;&gt;&quot;&quot;; [.H324]&lt;&gt;&quot;&quot;); &quot;,&quot;; &quot;&quot;) &amp; IF([.H324]&lt;&gt;&quot;&quot;;&quot;('fr', '&quot; &amp; SUBSTITUTE([.H324];&quot;'&quot;; &quot;\'&quot;) &amp; &quot;', LAST_INSERT_ID(), 'roland', 'roland', NOW(), NOW())&quot;; &quot;&quot;) &amp; &quot;;&quot;; &quot;&quot;)" office:value-type="string" office:string-value="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mise à jour', LAST_INSERT_ID(), 'roland', 'roland', NOW(), NOW());" calcext:value-type="string">
            <text:p>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mise à jour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Aktualisierungsdatum des Parlamentariers.</text:p>
          </table:table-cell>
          <table:table-cell table:number-columns-repeated="4"/>
          <table:table-cell table:formula="of:=&quot;INSERT INTO translation_source SET source='&quot; &amp; SUBSTITUTE([.F325];&quot;'&quot;; &quot;\'&quot;) &amp; &quot;', location='&quot; &amp;SUBSTITUTE([.A325];&quot;'&quot;; &quot;\'&quot;) &amp; &quot;', field = '&quot; &amp; SUBSTITUTE([.B325];&quot;'&quot;; &quot;\'&quot;) &amp; &quot;'&quot; &amp; IF(OR(1; [.D325]&lt;&gt;&quot;&quot;); &quot;, context = '&quot; &amp; SUBSTITUTE([.D325];&quot;'&quot;; &quot;\'&quot;) &amp; &quot;'&quot;; &quot;&quot;) &amp; &quot;, created_visa='roland', updated_visa='roland', created_date=NOW(), updated_date=NOW(); &quot; &amp; IF(OR([.F325]&lt;&gt;&quot;&quot;; [.H325]&lt;&gt;&quot;&quot;);&quot;INSERT INTO translation_target (lang, translation, translation_source_id, created_visa, updated_visa, created_date, updated_date) VALUES &quot; &amp; IF([.F325]&lt;&gt;&quot;&quot;;&quot;('de', '&quot; &amp; SUBSTITUTE([.G325];&quot;'&quot;; &quot;\'&quot;) &amp; &quot;', LAST_INSERT_ID(), 'roland', 'roland', NOW(), NOW())&quot;; &quot;&quot;) &amp; IF(AND([.F325]&lt;&gt;&quot;&quot;; [.H325]&lt;&gt;&quot;&quot;); &quot;,&quot;; &quot;&quot;) &amp; IF([.H325]&lt;&gt;&quot;&quot;;&quot;('fr', '&quot; &amp; SUBSTITUTE([.H325];&quot;'&quot;; &quot;\'&quot;) &amp; &quot;', LAST_INSERT_ID(), 'roland', 'roland', NOW(), NOW())&quot;; &quot;&quot;) &amp; &quot;;&quot;; &quot;&quot;)" office:value-type="string" office:string-value="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Freigabedatum</text:p>
          </table:table-cell>
          <table:table-cell/>
          <table:table-cell office:value-type="string" calcext:value-type="string">
            <text:p>Date de publication</text:p>
          </table:table-cell>
          <table:table-cell table:number-columns-repeated="2"/>
          <table:table-cell table:formula="of:=&quot;INSERT INTO translation_source SET source='&quot; &amp; SUBSTITUTE([.F326];&quot;'&quot;; &quot;\'&quot;) &amp; &quot;', location='&quot; &amp;SUBSTITUTE([.A326];&quot;'&quot;; &quot;\'&quot;) &amp; &quot;', field = '&quot; &amp; SUBSTITUTE([.B326];&quot;'&quot;; &quot;\'&quot;) &amp; &quot;'&quot; &amp; IF(OR(1; [.D326]&lt;&gt;&quot;&quot;); &quot;, context = '&quot; &amp; SUBSTITUTE([.D326];&quot;'&quot;; &quot;\'&quot;) &amp; &quot;'&quot;; &quot;&quot;) &amp; &quot;, created_visa='roland', updated_visa='roland', created_date=NOW(), updated_date=NOW(); &quot; &amp; IF(OR([.F326]&lt;&gt;&quot;&quot;; [.H326]&lt;&gt;&quot;&quot;);&quot;INSERT INTO translation_target (lang, translation, translation_source_id, created_visa, updated_visa, created_date, updated_date) VALUES &quot; &amp; IF([.F326]&lt;&gt;&quot;&quot;;&quot;('de', '&quot; &amp; SUBSTITUTE([.G326];&quot;'&quot;; &quot;\'&quot;) &amp; &quot;', LAST_INSERT_ID(), 'roland', 'roland', NOW(), NOW())&quot;; &quot;&quot;) &amp; IF(AND([.F326]&lt;&gt;&quot;&quot;; [.H326]&lt;&gt;&quot;&quot;); &quot;,&quot;; &quot;&quot;) &amp; IF([.H326]&lt;&gt;&quot;&quot;;&quot;('fr', '&quot; &amp; SUBSTITUTE([.H326];&quot;'&quot;; &quot;\'&quot;) &amp; &quot;', LAST_INSERT_ID(), 'roland', 'roland', NOW(), NOW())&quot;; &quot;&quot;) &amp; &quot;;&quot;; &quot;&quot;)" office:value-type="string" office:string-value="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publication', LAST_INSERT_ID(), 'roland', 'roland', NOW(), NOW());" calcext:value-type="string">
            <text:p>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publication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Veröffentlichungsdatum des Parlamentariers.</text:p>
          </table:table-cell>
          <table:table-cell table:number-columns-repeated="4"/>
          <table:table-cell table:formula="of:=&quot;INSERT INTO translation_source SET source='&quot; &amp; SUBSTITUTE([.F327];&quot;'&quot;; &quot;\'&quot;) &amp; &quot;', location='&quot; &amp;SUBSTITUTE([.A327];&quot;'&quot;; &quot;\'&quot;) &amp; &quot;', field = '&quot; &amp; SUBSTITUTE([.B327];&quot;'&quot;; &quot;\'&quot;) &amp; &quot;'&quot; &amp; IF(OR(1; [.D327]&lt;&gt;&quot;&quot;); &quot;, context = '&quot; &amp; SUBSTITUTE([.D327];&quot;'&quot;; &quot;\'&quot;) &amp; &quot;'&quot;; &quot;&quot;) &amp; &quot;, created_visa='roland', updated_visa='roland', created_date=NOW(), updated_date=NOW(); &quot; &amp; IF(OR([.F327]&lt;&gt;&quot;&quot;; [.H327]&lt;&gt;&quot;&quot;);&quot;INSERT INTO translation_target (lang, translation, translation_source_id, created_visa, updated_visa, created_date, updated_date) VALUES &quot; &amp; IF([.F327]&lt;&gt;&quot;&quot;;&quot;('de', '&quot; &amp; SUBSTITUTE([.G327];&quot;'&quot;; &quot;\'&quot;) &amp; &quot;', LAST_INSERT_ID(), 'roland', 'roland', NOW(), NOW())&quot;; &quot;&quot;) &amp; IF(AND([.F327]&lt;&gt;&quot;&quot;; [.H327]&lt;&gt;&quot;&quot;); &quot;,&quot;; &quot;&quot;) &amp; IF([.H327]&lt;&gt;&quot;&quot;;&quot;('fr', '&quot; &amp; SUBSTITUTE([.H327];&quot;'&quot;; &quot;\'&quot;) &amp; &quot;', LAST_INSERT_ID(), 'roland', 'roland', NOW(), NOW())&quot;; &quot;&quot;) &amp; &quot;;&quot;; &quot;&quot;)" office:value-type="string" office:string-value="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Freigegeben oder Admin</text:p>
          </table:table-cell>
          <table:table-cell table:number-columns-repeated="4"/>
          <table:table-cell table:formula="of:=&quot;INSERT INTO translation_source SET source='&quot; &amp; SUBSTITUTE([.F328];&quot;'&quot;; &quot;\'&quot;) &amp; &quot;', location='&quot; &amp;SUBSTITUTE([.A328];&quot;'&quot;; &quot;\'&quot;) &amp; &quot;', field = '&quot; &amp; SUBSTITUTE([.B328];&quot;'&quot;; &quot;\'&quot;) &amp; &quot;'&quot; &amp; IF(OR(1; [.D328]&lt;&gt;&quot;&quot;); &quot;, context = '&quot; &amp; SUBSTITUTE([.D328];&quot;'&quot;; &quot;\'&quot;) &amp; &quot;'&quot;; &quot;&quot;) &amp; &quot;, created_visa='roland', updated_visa='roland', created_date=NOW(), updated_date=NOW(); &quot; &amp; IF(OR([.F328]&lt;&gt;&quot;&quot;; [.H328]&lt;&gt;&quot;&quot;);&quot;INSERT INTO translation_target (lang, translation, translation_source_id, created_visa, updated_visa, created_date, updated_date) VALUES &quot; &amp; IF([.F328]&lt;&gt;&quot;&quot;;&quot;('de', '&quot; &amp; SUBSTITUTE([.G328];&quot;'&quot;; &quot;\'&quot;) &amp; &quot;', LAST_INSERT_ID(), 'roland', 'roland', NOW(), NOW())&quot;; &quot;&quot;) &amp; IF(AND([.F328]&lt;&gt;&quot;&quot;; [.H328]&lt;&gt;&quot;&quot;); &quot;,&quot;; &quot;&quot;) &amp; IF([.H328]&lt;&gt;&quot;&quot;;&quot;('fr', '&quot; &amp; SUBSTITUTE([.H328];&quot;'&quot;; &quot;\'&quot;) &amp; &quot;', LAST_INSERT_ID(), 'roland', 'roland', NOW(), NOW())&quot;; &quot;&quot;) &amp; &quot;;&quot;; &quot;&quot;)" office:value-type="string" office:string-value="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Veröffentlicht</text:p>
          </table:table-cell>
          <table:table-cell/>
          <table:table-cell office:value-type="string" calcext:value-type="string">
            <text:p>Publié</text:p>
          </table:table-cell>
          <table:table-cell table:number-columns-repeated="2"/>
          <table:table-cell table:formula="of:=&quot;INSERT INTO translation_source SET source='&quot; &amp; SUBSTITUTE([.F329];&quot;'&quot;; &quot;\'&quot;) &amp; &quot;', location='&quot; &amp;SUBSTITUTE([.A329];&quot;'&quot;; &quot;\'&quot;) &amp; &quot;', field = '&quot; &amp; SUBSTITUTE([.B329];&quot;'&quot;; &quot;\'&quot;) &amp; &quot;'&quot; &amp; IF(OR(1; [.D329]&lt;&gt;&quot;&quot;); &quot;, context = '&quot; &amp; SUBSTITUTE([.D329];&quot;'&quot;; &quot;\'&quot;) &amp; &quot;'&quot;; &quot;&quot;) &amp; &quot;, created_visa='roland', updated_visa='roland', created_date=NOW(), updated_date=NOW(); &quot; &amp; IF(OR([.F329]&lt;&gt;&quot;&quot;; [.H329]&lt;&gt;&quot;&quot;);&quot;INSERT INTO translation_target (lang, translation, translation_source_id, created_visa, updated_visa, created_date, updated_date) VALUES &quot; &amp; IF([.F329]&lt;&gt;&quot;&quot;;&quot;('de', '&quot; &amp; SUBSTITUTE([.G329];&quot;'&quot;; &quot;\'&quot;) &amp; &quot;', LAST_INSERT_ID(), 'roland', 'roland', NOW(), NOW())&quot;; &quot;&quot;) &amp; IF(AND([.F329]&lt;&gt;&quot;&quot;; [.H329]&lt;&gt;&quot;&quot;); &quot;,&quot;; &quot;&quot;) &amp; IF([.H329]&lt;&gt;&quot;&quot;;&quot;('fr', '&quot; &amp; SUBSTITUTE([.H329];&quot;'&quot;; &quot;\'&quot;) &amp; &quot;', LAST_INSERT_ID(), 'roland', 'roland', NOW(), NOW())&quot;; &quot;&quot;) &amp; &quot;;&quot;; &quot;&quot;)" office:value-type="string" office:string-value="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" calcext:value-type="string">
            <text:p>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bkürzung</text:p>
          </table:table-cell>
          <table:table-cell/>
          <table:table-cell office:value-type="string" calcext:value-type="string">
            <text:p>Abréviation</text:p>
          </table:table-cell>
          <table:table-cell table:number-columns-repeated="2"/>
          <table:table-cell table:formula="of:=&quot;INSERT INTO translation_source SET source='&quot; &amp; SUBSTITUTE([.F330];&quot;'&quot;; &quot;\'&quot;) &amp; &quot;', location='&quot; &amp;SUBSTITUTE([.A330];&quot;'&quot;; &quot;\'&quot;) &amp; &quot;', field = '&quot; &amp; SUBSTITUTE([.B330];&quot;'&quot;; &quot;\'&quot;) &amp; &quot;'&quot; &amp; IF(OR(1; [.D330]&lt;&gt;&quot;&quot;); &quot;, context = '&quot; &amp; SUBSTITUTE([.D330];&quot;'&quot;; &quot;\'&quot;) &amp; &quot;'&quot;; &quot;&quot;) &amp; &quot;, created_visa='roland', updated_visa='roland', created_date=NOW(), updated_date=NOW(); &quot; &amp; IF(OR([.F330]&lt;&gt;&quot;&quot;; [.H330]&lt;&gt;&quot;&quot;);&quot;INSERT INTO translation_target (lang, translation, translation_source_id, created_visa, updated_visa, created_date, updated_date) VALUES &quot; &amp; IF([.F330]&lt;&gt;&quot;&quot;;&quot;('de', '&quot; &amp; SUBSTITUTE([.G330];&quot;'&quot;; &quot;\'&quot;) &amp; &quot;', LAST_INSERT_ID(), 'roland', 'roland', NOW(), NOW())&quot;; &quot;&quot;) &amp; IF(AND([.F330]&lt;&gt;&quot;&quot;; [.H330]&lt;&gt;&quot;&quot;); &quot;,&quot;; &quot;&quot;) &amp; IF([.H330]&lt;&gt;&quot;&quot;;&quot;('fr', '&quot; &amp; SUBSTITUTE([.H330];&quot;'&quot;; &quot;\'&quot;) &amp; &quot;', LAST_INSERT_ID(), 'roland', 'roland', NOW(), NOW())&quot;; &quot;&quot;) &amp; &quot;;&quot;; &quot;&quot;)" office:value-type="string" office:string-value="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" calcext:value-type="string">
            <text:p>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In Kommission</text:p>
          </table:table-cell>
          <table:table-cell table:number-columns-repeated="4"/>
          <table:table-cell table:formula="of:=&quot;INSERT INTO translation_source SET source='&quot; &amp; SUBSTITUTE([.F331];&quot;'&quot;; &quot;\'&quot;) &amp; &quot;', location='&quot; &amp;SUBSTITUTE([.A331];&quot;'&quot;; &quot;\'&quot;) &amp; &quot;', field = '&quot; &amp; SUBSTITUTE([.B331];&quot;'&quot;; &quot;\'&quot;) &amp; &quot;'&quot; &amp; IF(OR(1; [.D331]&lt;&gt;&quot;&quot;); &quot;, context = '&quot; &amp; SUBSTITUTE([.D331];&quot;'&quot;; &quot;\'&quot;) &amp; &quot;'&quot;; &quot;&quot;) &amp; &quot;, created_visa='roland', updated_visa='roland', created_date=NOW(), updated_date=NOW(); &quot; &amp; IF(OR([.F331]&lt;&gt;&quot;&quot;; [.H331]&lt;&gt;&quot;&quot;);&quot;INSERT INTO translation_target (lang, translation, translation_source_id, created_visa, updated_visa, created_date, updated_date) VALUES &quot; &amp; IF([.F331]&lt;&gt;&quot;&quot;;&quot;('de', '&quot; &amp; SUBSTITUTE([.G331];&quot;'&quot;; &quot;\'&quot;) &amp; &quot;', LAST_INSERT_ID(), 'roland', 'roland', NOW(), NOW())&quot;; &quot;&quot;) &amp; IF(AND([.F331]&lt;&gt;&quot;&quot;; [.H331]&lt;&gt;&quot;&quot;); &quot;,&quot;; &quot;&quot;) &amp; IF([.H331]&lt;&gt;&quot;&quot;;&quot;('fr', '&quot; &amp; SUBSTITUTE([.H331];&quot;'&quot;; &quot;\'&quot;) &amp; &quot;', LAST_INSERT_ID(), 'roland', 'roland', NOW(), NOW())&quot;; &quot;&quot;) &amp; &quot;;&quot;; &quot;&quot;)" office:value-type="string" office:string-value="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n Kommission</text:p>
          </table:table-cell>
          <table:table-cell table:number-columns-repeated="4"/>
          <table:table-cell table:formula="of:=&quot;INSERT INTO translation_source SET source='&quot; &amp; SUBSTITUTE([.F332];&quot;'&quot;; &quot;\'&quot;) &amp; &quot;', location='&quot; &amp;SUBSTITUTE([.A332];&quot;'&quot;; &quot;\'&quot;) &amp; &quot;', field = '&quot; &amp; SUBSTITUTE([.B332];&quot;'&quot;; &quot;\'&quot;) &amp; &quot;'&quot; &amp; IF(OR(1; [.D332]&lt;&gt;&quot;&quot;); &quot;, context = '&quot; &amp; SUBSTITUTE([.D332];&quot;'&quot;; &quot;\'&quot;) &amp; &quot;'&quot;; &quot;&quot;) &amp; &quot;, created_visa='roland', updated_visa='roland', created_date=NOW(), updated_date=NOW(); &quot; &amp; IF(OR([.F332]&lt;&gt;&quot;&quot;; [.H332]&lt;&gt;&quot;&quot;);&quot;INSERT INTO translation_target (lang, translation, translation_source_id, created_visa, updated_visa, created_date, updated_date) VALUES &quot; &amp; IF([.F332]&lt;&gt;&quot;&quot;;&quot;('de', '&quot; &amp; SUBSTITUTE([.G332];&quot;'&quot;; &quot;\'&quot;) &amp; &quot;', LAST_INSERT_ID(), 'roland', 'roland', NOW(), NOW())&quot;; &quot;&quot;) &amp; IF(AND([.F332]&lt;&gt;&quot;&quot;; [.H332]&lt;&gt;&quot;&quot;); &quot;,&quot;; &quot;&quot;) &amp; IF([.H332]&lt;&gt;&quot;&quot;;&quot;('fr', '&quot; &amp; SUBSTITUTE([.H332];&quot;'&quot;; &quot;\'&quot;) &amp; &quot;', LAST_INSERT_ID(), 'roland', 'roland', NOW(), NOW())&quot;; &quot;&quot;) &amp; &quot;;&quot;; &quot;&quot;)" office:value-type="string" office:string-value="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N</text:p>
          </table:table-cell>
          <table:table-cell table:number-columns-repeated="2"/>
          <table:table-cell table:formula="of:=&quot;INSERT INTO translation_source SET source='&quot; &amp; SUBSTITUTE([.F333];&quot;'&quot;; &quot;\'&quot;) &amp; &quot;', location='&quot; &amp;SUBSTITUTE([.A333];&quot;'&quot;; &quot;\'&quot;) &amp; &quot;', field = '&quot; &amp; SUBSTITUTE([.B333];&quot;'&quot;; &quot;\'&quot;) &amp; &quot;'&quot; &amp; IF(OR(1; [.D333]&lt;&gt;&quot;&quot;); &quot;, context = '&quot; &amp; SUBSTITUTE([.D333];&quot;'&quot;; &quot;\'&quot;) &amp; &quot;'&quot;; &quot;&quot;) &amp; &quot;, created_visa='roland', updated_visa='roland', created_date=NOW(), updated_date=NOW(); &quot; &amp; IF(OR([.F333]&lt;&gt;&quot;&quot;; [.H333]&lt;&gt;&quot;&quot;);&quot;INSERT INTO translation_target (lang, translation, translation_source_id, created_visa, updated_visa, created_date, updated_date) VALUES &quot; &amp; IF([.F333]&lt;&gt;&quot;&quot;;&quot;('de', '&quot; &amp; SUBSTITUTE([.G333];&quot;'&quot;; &quot;\'&quot;) &amp; &quot;', LAST_INSERT_ID(), 'roland', 'roland', NOW(), NOW())&quot;; &quot;&quot;) &amp; IF(AND([.F333]&lt;&gt;&quot;&quot;; [.H333]&lt;&gt;&quot;&quot;); &quot;,&quot;; &quot;&quot;) &amp; IF([.H333]&lt;&gt;&quot;&quot;;&quot;('fr', '&quot; &amp; SUBSTITUTE([.H333];&quot;'&quot;; &quot;\'&quot;) &amp; &quot;', LAST_INSERT_ID(), 'roland', 'roland', NOW(), NOW())&quot;; &quot;&quot;) &amp; &quot;;&quot;; &quot;&quot;)" office:value-type="string" office:string-value="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" calcext:value-type="string">
            <text:p>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CE</text:p>
          </table:table-cell>
          <table:table-cell table:number-columns-repeated="2"/>
          <table:table-cell table:formula="of:=&quot;INSERT INTO translation_source SET source='&quot; &amp; SUBSTITUTE([.F334];&quot;'&quot;; &quot;\'&quot;) &amp; &quot;', location='&quot; &amp;SUBSTITUTE([.A334];&quot;'&quot;; &quot;\'&quot;) &amp; &quot;', field = '&quot; &amp; SUBSTITUTE([.B334];&quot;'&quot;; &quot;\'&quot;) &amp; &quot;'&quot; &amp; IF(OR(1; [.D334]&lt;&gt;&quot;&quot;); &quot;, context = '&quot; &amp; SUBSTITUTE([.D334];&quot;'&quot;; &quot;\'&quot;) &amp; &quot;'&quot;; &quot;&quot;) &amp; &quot;, created_visa='roland', updated_visa='roland', created_date=NOW(), updated_date=NOW(); &quot; &amp; IF(OR([.F334]&lt;&gt;&quot;&quot;; [.H334]&lt;&gt;&quot;&quot;);&quot;INSERT INTO translation_target (lang, translation, translation_source_id, created_visa, updated_visa, created_date, updated_date) VALUES &quot; &amp; IF([.F334]&lt;&gt;&quot;&quot;;&quot;('de', '&quot; &amp; SUBSTITUTE([.G334];&quot;'&quot;; &quot;\'&quot;) &amp; &quot;', LAST_INSERT_ID(), 'roland', 'roland', NOW(), NOW())&quot;; &quot;&quot;) &amp; IF(AND([.F334]&lt;&gt;&quot;&quot;; [.H334]&lt;&gt;&quot;&quot;); &quot;,&quot;; &quot;&quot;) &amp; IF([.H334]&lt;&gt;&quot;&quot;;&quot;('fr', '&quot; &amp; SUBSTITUTE([.H334];&quot;'&quot;; &quot;\'&quot;) &amp; &quot;', LAST_INSERT_ID(), 'roland', 'roland', NOW(), NOW())&quot;; &quot;&quot;) &amp; &quot;;&quot;; &quot;&quot;)" office:value-type="string" office:string-value="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" calcext:value-type="string">
            <text:p>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FDP</text:p>
          </table:table-cell>
          <table:table-cell/>
          <table:table-cell office:value-type="string" calcext:value-type="string">
            <text:p>PLR</text:p>
          </table:table-cell>
          <table:table-cell table:number-columns-repeated="2"/>
          <table:table-cell table:formula="of:=&quot;INSERT INTO translation_source SET source='&quot; &amp; SUBSTITUTE([.F335];&quot;'&quot;; &quot;\'&quot;) &amp; &quot;', location='&quot; &amp;SUBSTITUTE([.A335];&quot;'&quot;; &quot;\'&quot;) &amp; &quot;', field = '&quot; &amp; SUBSTITUTE([.B335];&quot;'&quot;; &quot;\'&quot;) &amp; &quot;'&quot; &amp; IF(OR(1; [.D335]&lt;&gt;&quot;&quot;); &quot;, context = '&quot; &amp; SUBSTITUTE([.D335];&quot;'&quot;; &quot;\'&quot;) &amp; &quot;'&quot;; &quot;&quot;) &amp; &quot;, created_visa='roland', updated_visa='roland', created_date=NOW(), updated_date=NOW(); &quot; &amp; IF(OR([.F335]&lt;&gt;&quot;&quot;; [.H335]&lt;&gt;&quot;&quot;);&quot;INSERT INTO translation_target (lang, translation, translation_source_id, created_visa, updated_visa, created_date, updated_date) VALUES &quot; &amp; IF([.F335]&lt;&gt;&quot;&quot;;&quot;('de', '&quot; &amp; SUBSTITUTE([.G335];&quot;'&quot;; &quot;\'&quot;) &amp; &quot;', LAST_INSERT_ID(), 'roland', 'roland', NOW(), NOW())&quot;; &quot;&quot;) &amp; IF(AND([.F335]&lt;&gt;&quot;&quot;; [.H335]&lt;&gt;&quot;&quot;); &quot;,&quot;; &quot;&quot;) &amp; IF([.H335]&lt;&gt;&quot;&quot;;&quot;('fr', '&quot; &amp; SUBSTITUTE([.H335];&quot;'&quot;; &quot;\'&quot;) &amp; &quot;', LAST_INSERT_ID(), 'roland', 'roland', NOW(), NOW())&quot;; &quot;&quot;) &amp; &quot;;&quot;; &quot;&quot;)" office:value-type="string" office:string-value="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" calcext:value-type="string">
            <text:p>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GLP</text:p>
          </table:table-cell>
          <table:table-cell/>
          <table:table-cell office:value-type="string" calcext:value-type="string">
            <text:p>PVL</text:p>
          </table:table-cell>
          <table:table-cell table:number-columns-repeated="2"/>
          <table:table-cell table:formula="of:=&quot;INSERT INTO translation_source SET source='&quot; &amp; SUBSTITUTE([.F336];&quot;'&quot;; &quot;\'&quot;) &amp; &quot;', location='&quot; &amp;SUBSTITUTE([.A336];&quot;'&quot;; &quot;\'&quot;) &amp; &quot;', field = '&quot; &amp; SUBSTITUTE([.B336];&quot;'&quot;; &quot;\'&quot;) &amp; &quot;'&quot; &amp; IF(OR(1; [.D336]&lt;&gt;&quot;&quot;); &quot;, context = '&quot; &amp; SUBSTITUTE([.D336];&quot;'&quot;; &quot;\'&quot;) &amp; &quot;'&quot;; &quot;&quot;) &amp; &quot;, created_visa='roland', updated_visa='roland', created_date=NOW(), updated_date=NOW(); &quot; &amp; IF(OR([.F336]&lt;&gt;&quot;&quot;; [.H336]&lt;&gt;&quot;&quot;);&quot;INSERT INTO translation_target (lang, translation, translation_source_id, created_visa, updated_visa, created_date, updated_date) VALUES &quot; &amp; IF([.F336]&lt;&gt;&quot;&quot;;&quot;('de', '&quot; &amp; SUBSTITUTE([.G336];&quot;'&quot;; &quot;\'&quot;) &amp; &quot;', LAST_INSERT_ID(), 'roland', 'roland', NOW(), NOW())&quot;; &quot;&quot;) &amp; IF(AND([.F336]&lt;&gt;&quot;&quot;; [.H336]&lt;&gt;&quot;&quot;); &quot;,&quot;; &quot;&quot;) &amp; IF([.H336]&lt;&gt;&quot;&quot;;&quot;('fr', '&quot; &amp; SUBSTITUTE([.H336];&quot;'&quot;; &quot;\'&quot;) &amp; &quot;', LAST_INSERT_ID(), 'roland', 'roland', NOW(), NOW())&quot;; &quot;&quot;) &amp; &quot;;&quot;; &quot;&quot;)" office:value-type="string" office:string-value="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" calcext:value-type="string">
            <text:p>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PS</text:p>
          </table:table-cell>
          <table:table-cell table:number-columns-repeated="2"/>
          <table:table-cell table:formula="of:=&quot;INSERT INTO translation_source SET source='&quot; &amp; SUBSTITUTE([.F337];&quot;'&quot;; &quot;\'&quot;) &amp; &quot;', location='&quot; &amp;SUBSTITUTE([.A337];&quot;'&quot;; &quot;\'&quot;) &amp; &quot;', field = '&quot; &amp; SUBSTITUTE([.B337];&quot;'&quot;; &quot;\'&quot;) &amp; &quot;'&quot; &amp; IF(OR(1; [.D337]&lt;&gt;&quot;&quot;); &quot;, context = '&quot; &amp; SUBSTITUTE([.D337];&quot;'&quot;; &quot;\'&quot;) &amp; &quot;'&quot;; &quot;&quot;) &amp; &quot;, created_visa='roland', updated_visa='roland', created_date=NOW(), updated_date=NOW(); &quot; &amp; IF(OR([.F337]&lt;&gt;&quot;&quot;; [.H337]&lt;&gt;&quot;&quot;);&quot;INSERT INTO translation_target (lang, translation, translation_source_id, created_visa, updated_visa, created_date, updated_date) VALUES &quot; &amp; IF([.F337]&lt;&gt;&quot;&quot;;&quot;('de', '&quot; &amp; SUBSTITUTE([.G337];&quot;'&quot;; &quot;\'&quot;) &amp; &quot;', LAST_INSERT_ID(), 'roland', 'roland', NOW(), NOW())&quot;; &quot;&quot;) &amp; IF(AND([.F337]&lt;&gt;&quot;&quot;; [.H337]&lt;&gt;&quot;&quot;); &quot;,&quot;; &quot;&quot;) &amp; IF([.H337]&lt;&gt;&quot;&quot;;&quot;('fr', '&quot; &amp; SUBSTITUTE([.H337];&quot;'&quot;; &quot;\'&quot;) &amp; &quot;', LAST_INSERT_ID(), 'roland', 'roland', NOW(), NOW())&quot;; &quot;&quot;) &amp; &quot;;&quot;; &quot;&quot;)" office:value-type="string" office:string-value="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" calcext:value-type="string">
            <text:p>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GPS</text:p>
          </table:table-cell>
          <table:table-cell/>
          <table:table-cell office:value-type="string" calcext:value-type="string">
            <text:p>PES</text:p>
          </table:table-cell>
          <table:table-cell table:number-columns-repeated="2"/>
          <table:table-cell table:formula="of:=&quot;INSERT INTO translation_source SET source='&quot; &amp; SUBSTITUTE([.F338];&quot;'&quot;; &quot;\'&quot;) &amp; &quot;', location='&quot; &amp;SUBSTITUTE([.A338];&quot;'&quot;; &quot;\'&quot;) &amp; &quot;', field = '&quot; &amp; SUBSTITUTE([.B338];&quot;'&quot;; &quot;\'&quot;) &amp; &quot;'&quot; &amp; IF(OR(1; [.D338]&lt;&gt;&quot;&quot;); &quot;, context = '&quot; &amp; SUBSTITUTE([.D338];&quot;'&quot;; &quot;\'&quot;) &amp; &quot;'&quot;; &quot;&quot;) &amp; &quot;, created_visa='roland', updated_visa='roland', created_date=NOW(), updated_date=NOW(); &quot; &amp; IF(OR([.F338]&lt;&gt;&quot;&quot;; [.H338]&lt;&gt;&quot;&quot;);&quot;INSERT INTO translation_target (lang, translation, translation_source_id, created_visa, updated_visa, created_date, updated_date) VALUES &quot; &amp; IF([.F338]&lt;&gt;&quot;&quot;;&quot;('de', '&quot; &amp; SUBSTITUTE([.G338];&quot;'&quot;; &quot;\'&quot;) &amp; &quot;', LAST_INSERT_ID(), 'roland', 'roland', NOW(), NOW())&quot;; &quot;&quot;) &amp; IF(AND([.F338]&lt;&gt;&quot;&quot;; [.H338]&lt;&gt;&quot;&quot;); &quot;,&quot;; &quot;&quot;) &amp; IF([.H338]&lt;&gt;&quot;&quot;;&quot;('fr', '&quot; &amp; SUBSTITUTE([.H338];&quot;'&quot;; &quot;\'&quot;) &amp; &quot;', LAST_INSERT_ID(), 'roland', 'roland', NOW(), NOW())&quot;; &quot;&quot;) &amp; &quot;;&quot;; &quot;&quot;)" office:value-type="string" office:string-value="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" calcext:value-type="string">
            <text:p>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VP</text:p>
          </table:table-cell>
          <table:table-cell/>
          <table:table-cell office:value-type="string" calcext:value-type="string">
            <text:p>UDC</text:p>
          </table:table-cell>
          <table:table-cell table:number-columns-repeated="2"/>
          <table:table-cell table:formula="of:=&quot;INSERT INTO translation_source SET source='&quot; &amp; SUBSTITUTE([.F339];&quot;'&quot;; &quot;\'&quot;) &amp; &quot;', location='&quot; &amp;SUBSTITUTE([.A339];&quot;'&quot;; &quot;\'&quot;) &amp; &quot;', field = '&quot; &amp; SUBSTITUTE([.B339];&quot;'&quot;; &quot;\'&quot;) &amp; &quot;'&quot; &amp; IF(OR(1; [.D339]&lt;&gt;&quot;&quot;); &quot;, context = '&quot; &amp; SUBSTITUTE([.D339];&quot;'&quot;; &quot;\'&quot;) &amp; &quot;'&quot;; &quot;&quot;) &amp; &quot;, created_visa='roland', updated_visa='roland', created_date=NOW(), updated_date=NOW(); &quot; &amp; IF(OR([.F339]&lt;&gt;&quot;&quot;; [.H339]&lt;&gt;&quot;&quot;);&quot;INSERT INTO translation_target (lang, translation, translation_source_id, created_visa, updated_visa, created_date, updated_date) VALUES &quot; &amp; IF([.F339]&lt;&gt;&quot;&quot;;&quot;('de', '&quot; &amp; SUBSTITUTE([.G339];&quot;'&quot;; &quot;\'&quot;) &amp; &quot;', LAST_INSERT_ID(), 'roland', 'roland', NOW(), NOW())&quot;; &quot;&quot;) &amp; IF(AND([.F339]&lt;&gt;&quot;&quot;; [.H339]&lt;&gt;&quot;&quot;); &quot;,&quot;; &quot;&quot;) &amp; IF([.H339]&lt;&gt;&quot;&quot;;&quot;('fr', '&quot; &amp; SUBSTITUTE([.H339];&quot;'&quot;; &quot;\'&quot;) &amp; &quot;', LAST_INSERT_ID(), 'roland', 'roland', NOW(), NOW())&quot;; &quot;&quot;) &amp; &quot;;&quot;; &quot;&quot;)" office:value-type="string" office:string-value="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" calcext:value-type="string">
            <text:p>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EVP</text:p>
          </table:table-cell>
          <table:table-cell/>
          <table:table-cell office:value-type="string" calcext:value-type="string">
            <text:p>PEV</text:p>
          </table:table-cell>
          <table:table-cell table:number-columns-repeated="2"/>
          <table:table-cell table:formula="of:=&quot;INSERT INTO translation_source SET source='&quot; &amp; SUBSTITUTE([.F340];&quot;'&quot;; &quot;\'&quot;) &amp; &quot;', location='&quot; &amp;SUBSTITUTE([.A340];&quot;'&quot;; &quot;\'&quot;) &amp; &quot;', field = '&quot; &amp; SUBSTITUTE([.B340];&quot;'&quot;; &quot;\'&quot;) &amp; &quot;'&quot; &amp; IF(OR(1; [.D340]&lt;&gt;&quot;&quot;); &quot;, context = '&quot; &amp; SUBSTITUTE([.D340];&quot;'&quot;; &quot;\'&quot;) &amp; &quot;'&quot;; &quot;&quot;) &amp; &quot;, created_visa='roland', updated_visa='roland', created_date=NOW(), updated_date=NOW(); &quot; &amp; IF(OR([.F340]&lt;&gt;&quot;&quot;; [.H340]&lt;&gt;&quot;&quot;);&quot;INSERT INTO translation_target (lang, translation, translation_source_id, created_visa, updated_visa, created_date, updated_date) VALUES &quot; &amp; IF([.F340]&lt;&gt;&quot;&quot;;&quot;('de', '&quot; &amp; SUBSTITUTE([.G340];&quot;'&quot;; &quot;\'&quot;) &amp; &quot;', LAST_INSERT_ID(), 'roland', 'roland', NOW(), NOW())&quot;; &quot;&quot;) &amp; IF(AND([.F340]&lt;&gt;&quot;&quot;; [.H340]&lt;&gt;&quot;&quot;); &quot;,&quot;; &quot;&quot;) &amp; IF([.H340]&lt;&gt;&quot;&quot;;&quot;('fr', '&quot; &amp; SUBSTITUTE([.H340];&quot;'&quot;; &quot;\'&quot;) &amp; &quot;', LAST_INSERT_ID(), 'roland', 'roland', NOW(), NOW())&quot;; &quot;&quot;) &amp; &quot;;&quot;; &quot;&quot;)" office:value-type="string" office:string-value="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" calcext:value-type="string">
            <text:p>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CVP</text:p>
          </table:table-cell>
          <table:table-cell/>
          <table:table-cell office:value-type="string" calcext:value-type="string">
            <text:p>PDC</text:p>
          </table:table-cell>
          <table:table-cell table:number-columns-repeated="2"/>
          <table:table-cell table:formula="of:=&quot;INSERT INTO translation_source SET source='&quot; &amp; SUBSTITUTE([.F341];&quot;'&quot;; &quot;\'&quot;) &amp; &quot;', location='&quot; &amp;SUBSTITUTE([.A341];&quot;'&quot;; &quot;\'&quot;) &amp; &quot;', field = '&quot; &amp; SUBSTITUTE([.B341];&quot;'&quot;; &quot;\'&quot;) &amp; &quot;'&quot; &amp; IF(OR(1; [.D341]&lt;&gt;&quot;&quot;); &quot;, context = '&quot; &amp; SUBSTITUTE([.D341];&quot;'&quot;; &quot;\'&quot;) &amp; &quot;'&quot;; &quot;&quot;) &amp; &quot;, created_visa='roland', updated_visa='roland', created_date=NOW(), updated_date=NOW(); &quot; &amp; IF(OR([.F341]&lt;&gt;&quot;&quot;; [.H341]&lt;&gt;&quot;&quot;);&quot;INSERT INTO translation_target (lang, translation, translation_source_id, created_visa, updated_visa, created_date, updated_date) VALUES &quot; &amp; IF([.F341]&lt;&gt;&quot;&quot;;&quot;('de', '&quot; &amp; SUBSTITUTE([.G341];&quot;'&quot;; &quot;\'&quot;) &amp; &quot;', LAST_INSERT_ID(), 'roland', 'roland', NOW(), NOW())&quot;; &quot;&quot;) &amp; IF(AND([.F341]&lt;&gt;&quot;&quot;; [.H341]&lt;&gt;&quot;&quot;); &quot;,&quot;; &quot;&quot;) &amp; IF([.H341]&lt;&gt;&quot;&quot;;&quot;('fr', '&quot; &amp; SUBSTITUTE([.H341];&quot;'&quot;; &quot;\'&quot;) &amp; &quot;', LAST_INSERT_ID(), 'roland', 'roland', NOW(), NOW())&quot;; &quot;&quot;) &amp; &quot;;&quot;; &quot;&quot;)" office:value-type="string" office:string-value="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" calcext:value-type="string">
            <text:p>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BDP</text:p>
          </table:table-cell>
          <table:table-cell/>
          <table:table-cell office:value-type="string" calcext:value-type="string">
            <text:p>PBD</text:p>
          </table:table-cell>
          <table:table-cell table:number-columns-repeated="2"/>
          <table:table-cell table:formula="of:=&quot;INSERT INTO translation_source SET source='&quot; &amp; SUBSTITUTE([.F342];&quot;'&quot;; &quot;\'&quot;) &amp; &quot;', location='&quot; &amp;SUBSTITUTE([.A342];&quot;'&quot;; &quot;\'&quot;) &amp; &quot;', field = '&quot; &amp; SUBSTITUTE([.B342];&quot;'&quot;; &quot;\'&quot;) &amp; &quot;'&quot; &amp; IF(OR(1; [.D342]&lt;&gt;&quot;&quot;); &quot;, context = '&quot; &amp; SUBSTITUTE([.D342];&quot;'&quot;; &quot;\'&quot;) &amp; &quot;'&quot;; &quot;&quot;) &amp; &quot;, created_visa='roland', updated_visa='roland', created_date=NOW(), updated_date=NOW(); &quot; &amp; IF(OR([.F342]&lt;&gt;&quot;&quot;; [.H342]&lt;&gt;&quot;&quot;);&quot;INSERT INTO translation_target (lang, translation, translation_source_id, created_visa, updated_visa, created_date, updated_date) VALUES &quot; &amp; IF([.F342]&lt;&gt;&quot;&quot;;&quot;('de', '&quot; &amp; SUBSTITUTE([.G342];&quot;'&quot;; &quot;\'&quot;) &amp; &quot;', LAST_INSERT_ID(), 'roland', 'roland', NOW(), NOW())&quot;; &quot;&quot;) &amp; IF(AND([.F342]&lt;&gt;&quot;&quot;; [.H342]&lt;&gt;&quot;&quot;); &quot;,&quot;; &quot;&quot;) &amp; IF([.H342]&lt;&gt;&quot;&quot;;&quot;('fr', '&quot; &amp; SUBSTITUTE([.H342];&quot;'&quot;; &quot;\'&quot;) &amp; &quot;', LAST_INSERT_ID(), 'roland', 'roland', NOW(), NOW())&quot;; &quot;&quot;) &amp; &quot;;&quot;; &quot;&quot;)" office:value-type="string" office:string-value="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" calcext:value-type="string">
            <text:p>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MCR</text:p>
          </table:table-cell>
          <table:table-cell/>
          <table:table-cell office:value-type="string" calcext:value-type="string">
            <text:p>MCR</text:p>
          </table:table-cell>
          <table:table-cell table:number-columns-repeated="2"/>
          <table:table-cell table:formula="of:=&quot;INSERT INTO translation_source SET source='&quot; &amp; SUBSTITUTE([.F343];&quot;'&quot;; &quot;\'&quot;) &amp; &quot;', location='&quot; &amp;SUBSTITUTE([.A343];&quot;'&quot;; &quot;\'&quot;) &amp; &quot;', field = '&quot; &amp; SUBSTITUTE([.B343];&quot;'&quot;; &quot;\'&quot;) &amp; &quot;'&quot; &amp; IF(OR(1; [.D343]&lt;&gt;&quot;&quot;); &quot;, context = '&quot; &amp; SUBSTITUTE([.D343];&quot;'&quot;; &quot;\'&quot;) &amp; &quot;'&quot;; &quot;&quot;) &amp; &quot;, created_visa='roland', updated_visa='roland', created_date=NOW(), updated_date=NOW(); &quot; &amp; IF(OR([.F343]&lt;&gt;&quot;&quot;; [.H343]&lt;&gt;&quot;&quot;);&quot;INSERT INTO translation_target (lang, translation, translation_source_id, created_visa, updated_visa, created_date, updated_date) VALUES &quot; &amp; IF([.F343]&lt;&gt;&quot;&quot;;&quot;('de', '&quot; &amp; SUBSTITUTE([.G343];&quot;'&quot;; &quot;\'&quot;) &amp; &quot;', LAST_INSERT_ID(), 'roland', 'roland', NOW(), NOW())&quot;; &quot;&quot;) &amp; IF(AND([.F343]&lt;&gt;&quot;&quot;; [.H343]&lt;&gt;&quot;&quot;); &quot;,&quot;; &quot;&quot;) &amp; IF([.H343]&lt;&gt;&quot;&quot;;&quot;('fr', '&quot; &amp; SUBSTITUTE([.H343];&quot;'&quot;; &quot;\'&quot;) &amp; &quot;', LAST_INSERT_ID(), 'roland', 'roland', NOW(), NOW())&quot;; &quot;&quot;) &amp; &quot;;&quot;; &quot;&quot;)" office:value-type="string" office:string-value="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CR', LAST_INSERT_ID(), 'roland', 'roland', NOW(), NOW());" calcext:value-type="string">
            <text:p>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C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Lega</text:p>
          </table:table-cell>
          <table:table-cell table:number-columns-repeated="2"/>
          <table:table-cell table:formula="of:=&quot;INSERT INTO translation_source SET source='&quot; &amp; SUBSTITUTE([.F344];&quot;'&quot;; &quot;\'&quot;) &amp; &quot;', location='&quot; &amp;SUBSTITUTE([.A344];&quot;'&quot;; &quot;\'&quot;) &amp; &quot;', field = '&quot; &amp; SUBSTITUTE([.B344];&quot;'&quot;; &quot;\'&quot;) &amp; &quot;'&quot; &amp; IF(OR(1; [.D344]&lt;&gt;&quot;&quot;); &quot;, context = '&quot; &amp; SUBSTITUTE([.D344];&quot;'&quot;; &quot;\'&quot;) &amp; &quot;'&quot;; &quot;&quot;) &amp; &quot;, created_visa='roland', updated_visa='roland', created_date=NOW(), updated_date=NOW(); &quot; &amp; IF(OR([.F344]&lt;&gt;&quot;&quot;; [.H344]&lt;&gt;&quot;&quot;);&quot;INSERT INTO translation_target (lang, translation, translation_source_id, created_visa, updated_visa, created_date, updated_date) VALUES &quot; &amp; IF([.F344]&lt;&gt;&quot;&quot;;&quot;('de', '&quot; &amp; SUBSTITUTE([.G344];&quot;'&quot;; &quot;\'&quot;) &amp; &quot;', LAST_INSERT_ID(), 'roland', 'roland', NOW(), NOW())&quot;; &quot;&quot;) &amp; IF(AND([.F344]&lt;&gt;&quot;&quot;; [.H344]&lt;&gt;&quot;&quot;); &quot;,&quot;; &quot;&quot;) &amp; IF([.H344]&lt;&gt;&quot;&quot;;&quot;('fr', '&quot; &amp; SUBSTITUTE([.H344];&quot;'&quot;; &quot;\'&quot;) &amp; &quot;', LAST_INSERT_ID(), 'roland', 'roland', NOW(), NOW())&quot;; &quot;&quot;) &amp; &quot;;&quot;; &quot;&quot;)" office:value-type="string" office:string-value="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ga', LAST_INSERT_ID(), 'roland', 'roland', NOW(), NOW());" calcext:value-type="string">
            <text:p>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ga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CSP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formula="of:=&quot;INSERT INTO translation_source SET source='&quot; &amp; SUBSTITUTE([.F345];&quot;'&quot;; &quot;\'&quot;) &amp; &quot;', location='&quot; &amp;SUBSTITUTE([.A345];&quot;'&quot;; &quot;\'&quot;) &amp; &quot;', field = '&quot; &amp; SUBSTITUTE([.B345];&quot;'&quot;; &quot;\'&quot;) &amp; &quot;'&quot; &amp; IF(OR(1; [.D345]&lt;&gt;&quot;&quot;); &quot;, context = '&quot; &amp; SUBSTITUTE([.D345];&quot;'&quot;; &quot;\'&quot;) &amp; &quot;'&quot;; &quot;&quot;) &amp; &quot;, created_visa='roland', updated_visa='roland', created_date=NOW(), updated_date=NOW(); &quot; &amp; IF(OR([.F345]&lt;&gt;&quot;&quot;; [.H345]&lt;&gt;&quot;&quot;);&quot;INSERT INTO translation_target (lang, translation, translation_source_id, created_visa, updated_visa, created_date, updated_date) VALUES &quot; &amp; IF([.F345]&lt;&gt;&quot;&quot;;&quot;('de', '&quot; &amp; SUBSTITUTE([.G345];&quot;'&quot;; &quot;\'&quot;) &amp; &quot;', LAST_INSERT_ID(), 'roland', 'roland', NOW(), NOW())&quot;; &quot;&quot;) &amp; IF(AND([.F345]&lt;&gt;&quot;&quot;; [.H345]&lt;&gt;&quot;&quot;); &quot;,&quot;; &quot;&quot;) &amp; IF([.H345]&lt;&gt;&quot;&quot;;&quot;('fr', '&quot; &amp; SUBSTITUTE([.H345];&quot;'&quot;; &quot;\'&quot;) &amp; &quot;', LAST_INSERT_ID(), 'roland', 'roland', NOW(), NOW())&quot;; &quot;&quot;) &amp; &quot;;&quot;; &quot;&quot;)" office:value-type="string" office:string-value="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" calcext:value-type="string">
            <text:p>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CSPO</text:p>
          </table:table-cell>
          <table:table-cell/>
          <table:table-cell office:value-type="string" calcext:value-type="string">
            <text:p>PDC Haut-Valais</text:p>
          </table:table-cell>
          <table:table-cell table:number-columns-repeated="2"/>
          <table:table-cell table:formula="of:=&quot;INSERT INTO translation_source SET source='&quot; &amp; SUBSTITUTE([.F346];&quot;'&quot;; &quot;\'&quot;) &amp; &quot;', location='&quot; &amp;SUBSTITUTE([.A346];&quot;'&quot;; &quot;\'&quot;) &amp; &quot;', field = '&quot; &amp; SUBSTITUTE([.B346];&quot;'&quot;; &quot;\'&quot;) &amp; &quot;'&quot; &amp; IF(OR(1; [.D346]&lt;&gt;&quot;&quot;); &quot;, context = '&quot; &amp; SUBSTITUTE([.D346];&quot;'&quot;; &quot;\'&quot;) &amp; &quot;'&quot;; &quot;&quot;) &amp; &quot;, created_visa='roland', updated_visa='roland', created_date=NOW(), updated_date=NOW(); &quot; &amp; IF(OR([.F346]&lt;&gt;&quot;&quot;; [.H346]&lt;&gt;&quot;&quot;);&quot;INSERT INTO translation_target (lang, translation, translation_source_id, created_visa, updated_visa, created_date, updated_date) VALUES &quot; &amp; IF([.F346]&lt;&gt;&quot;&quot;;&quot;('de', '&quot; &amp; SUBSTITUTE([.G346];&quot;'&quot;; &quot;\'&quot;) &amp; &quot;', LAST_INSERT_ID(), 'roland', 'roland', NOW(), NOW())&quot;; &quot;&quot;) &amp; IF(AND([.F346]&lt;&gt;&quot;&quot;; [.H346]&lt;&gt;&quot;&quot;); &quot;,&quot;; &quot;&quot;) &amp; IF([.H346]&lt;&gt;&quot;&quot;;&quot;('fr', '&quot; &amp; SUBSTITUTE([.H346];&quot;'&quot;; &quot;\'&quot;) &amp; &quot;', LAST_INSERT_ID(), 'roland', 'roland', NOW(), NOW())&quot;; &quot;&quot;) &amp; &quot;;&quot;; &quot;&quot;)" office:value-type="string" office:string-value="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 Haut-Valais', LAST_INSERT_ID(), 'roland', 'roland', NOW(), NOW());" calcext:value-type="string">
            <text:p>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 Haut-Vala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icktabs</text:p>
          </table:table-cell>
          <table:table-cell/>
          <table:table-cell table:style-name="ce4" office:value-type="date" office:date-value="2014-12-03" calcext:value-type="date">
            <text:p>03.12.14</text:p>
          </table:table-cell>
          <table:table-cell table:number-columns-repeated="2"/>
          <table:table-cell office:value-type="string" calcext:value-type="string">
            <text:p>Parlamentarierliste</text:p>
          </table:table-cell>
          <table:table-cell/>
          <table:table-cell office:value-type="string" calcext:value-type="string">
            <text:p>Liste de parlementaires</text:p>
          </table:table-cell>
          <table:table-cell table:number-columns-repeated="2"/>
          <table:table-cell table:formula="of:=&quot;INSERT INTO translation_source SET source='&quot; &amp; SUBSTITUTE([.F347];&quot;'&quot;; &quot;\'&quot;) &amp; &quot;', location='&quot; &amp;SUBSTITUTE([.A347];&quot;'&quot;; &quot;\'&quot;) &amp; &quot;', field = '&quot; &amp; SUBSTITUTE([.B347];&quot;'&quot;; &quot;\'&quot;) &amp; &quot;'&quot; &amp; IF(OR(1; [.D347]&lt;&gt;&quot;&quot;); &quot;, context = '&quot; &amp; SUBSTITUTE([.D347];&quot;'&quot;; &quot;\'&quot;) &amp; &quot;'&quot;; &quot;&quot;) &amp; &quot;, created_visa='roland', updated_visa='roland', created_date=NOW(), updated_date=NOW(); &quot; &amp; IF(OR([.F347]&lt;&gt;&quot;&quot;; [.H347]&lt;&gt;&quot;&quot;);&quot;INSERT INTO translation_target (lang, translation, translation_source_id, created_visa, updated_visa, created_date, updated_date) VALUES &quot; &amp; IF([.F347]&lt;&gt;&quot;&quot;;&quot;('de', '&quot; &amp; SUBSTITUTE([.G347];&quot;'&quot;; &quot;\'&quot;) &amp; &quot;', LAST_INSERT_ID(), 'roland', 'roland', NOW(), NOW())&quot;; &quot;&quot;) &amp; IF(AND([.F347]&lt;&gt;&quot;&quot;; [.H347]&lt;&gt;&quot;&quot;); &quot;,&quot;; &quot;&quot;) &amp; IF([.H347]&lt;&gt;&quot;&quot;;&quot;('fr', '&quot; &amp; SUBSTITUTE([.H347];&quot;'&quot;; &quot;\'&quot;) &amp; &quot;', LAST_INSERT_ID(), 'roland', 'roland', NOW(), NOW())&quot;; &quot;&quot;) &amp; &quot;;&quot;; &quot;&quot;)" office:value-type="string" office:string-value="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 parlementaires', LAST_INSERT_ID(), 'roland', 'roland', NOW(), NOW());" calcext:value-type="string">
            <text:p>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 parlementaires', LAST_INSERT_ID(), 'roland', 'roland', NOW(), NOW());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icktabs</text:p>
          </table:table-cell>
          <table:table-cell/>
          <table:table-cell table:style-name="ce4" office:value-type="date" office:date-value="2014-12-03" calcext:value-type="date">
            <text:p>03.12.14</text:p>
          </table:table-cell>
          <table:table-cell table:number-columns-repeated="2"/>
          <table:table-cell office:value-type="string" calcext:value-type="string">
            <text:p>Suche</text:p>
          </table:table-cell>
          <table:table-cell/>
          <table:table-cell office:value-type="string" calcext:value-type="string">
            <text:p>Recherche</text:p>
          </table:table-cell>
          <table:table-cell table:number-columns-repeated="2"/>
          <table:table-cell table:formula="of:=&quot;INSERT INTO translation_source SET source='&quot; &amp; SUBSTITUTE([.F348];&quot;'&quot;; &quot;\'&quot;) &amp; &quot;', location='&quot; &amp;SUBSTITUTE([.A348];&quot;'&quot;; &quot;\'&quot;) &amp; &quot;', field = '&quot; &amp; SUBSTITUTE([.B348];&quot;'&quot;; &quot;\'&quot;) &amp; &quot;'&quot; &amp; IF(OR(1; [.D348]&lt;&gt;&quot;&quot;); &quot;, context = '&quot; &amp; SUBSTITUTE([.D348];&quot;'&quot;; &quot;\'&quot;) &amp; &quot;'&quot;; &quot;&quot;) &amp; &quot;, created_visa='roland', updated_visa='roland', created_date=NOW(), updated_date=NOW(); &quot; &amp; IF(OR([.F348]&lt;&gt;&quot;&quot;; [.H348]&lt;&gt;&quot;&quot;);&quot;INSERT INTO translation_target (lang, translation, translation_source_id, created_visa, updated_visa, created_date, updated_date) VALUES &quot; &amp; IF([.F348]&lt;&gt;&quot;&quot;;&quot;('de', '&quot; &amp; SUBSTITUTE([.G348];&quot;'&quot;; &quot;\'&quot;) &amp; &quot;', LAST_INSERT_ID(), 'roland', 'roland', NOW(), NOW())&quot;; &quot;&quot;) &amp; IF(AND([.F348]&lt;&gt;&quot;&quot;; [.H348]&lt;&gt;&quot;&quot;); &quot;,&quot;; &quot;&quot;) &amp; IF([.H348]&lt;&gt;&quot;&quot;;&quot;('fr', '&quot; &amp; SUBSTITUTE([.H348];&quot;'&quot;; &quot;\'&quot;) &amp; &quot;', LAST_INSERT_ID(), 'roland', 'roland', NOW(), NOW())&quot;; &quot;&quot;) &amp; &quot;;&quot;; &quot;&quot;)" office:value-type="string" office:string-value="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" calcext:value-type="string">
            <text:p>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7" calcext:value-type="date">
            <text:p>07.12.14</text:p>
          </table:table-cell>
          <table:table-cell table:number-columns-repeated="2"/>
          <table:table-cell office:value-type="string" calcext:value-type="string">
            <text:p>Alter</text:p>
          </table:table-cell>
          <table:table-cell/>
          <table:table-cell office:value-type="string" calcext:value-type="string">
            <text:p>Âge :</text:p>
          </table:table-cell>
          <table:table-cell table:number-columns-repeated="2"/>
          <table:table-cell table:formula="of:=&quot;INSERT INTO translation_source SET source='&quot; &amp; SUBSTITUTE([.F349];&quot;'&quot;; &quot;\'&quot;) &amp; &quot;', location='&quot; &amp;SUBSTITUTE([.A349];&quot;'&quot;; &quot;\'&quot;) &amp; &quot;', field = '&quot; &amp; SUBSTITUTE([.B349];&quot;'&quot;; &quot;\'&quot;) &amp; &quot;'&quot; &amp; IF(OR(1; [.D349]&lt;&gt;&quot;&quot;); &quot;, context = '&quot; &amp; SUBSTITUTE([.D349];&quot;'&quot;; &quot;\'&quot;) &amp; &quot;'&quot;; &quot;&quot;) &amp; &quot;, created_visa='roland', updated_visa='roland', created_date=NOW(), updated_date=NOW(); &quot; &amp; IF(OR([.F349]&lt;&gt;&quot;&quot;; [.H349]&lt;&gt;&quot;&quot;);&quot;INSERT INTO translation_target (lang, translation, translation_source_id, created_visa, updated_visa, created_date, updated_date) VALUES &quot; &amp; IF([.F349]&lt;&gt;&quot;&quot;;&quot;('de', '&quot; &amp; SUBSTITUTE([.G349];&quot;'&quot;; &quot;\'&quot;) &amp; &quot;', LAST_INSERT_ID(), 'roland', 'roland', NOW(), NOW())&quot;; &quot;&quot;) &amp; IF(AND([.F349]&lt;&gt;&quot;&quot;; [.H349]&lt;&gt;&quot;&quot;); &quot;,&quot;; &quot;&quot;) &amp; IF([.H349]&lt;&gt;&quot;&quot;;&quot;('fr', '&quot; &amp; SUBSTITUTE([.H349];&quot;'&quot;; &quot;\'&quot;) &amp; &quot;', LAST_INSERT_ID(), 'roland', 'roland', NOW(), NOW())&quot;; &quot;&quot;) &amp; &quot;;&quot;; &quot;&quot;)" office:value-type="string" office:string-value="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 :', LAST_INSERT_ID(), 'roland', 'roland', NOW(), NOW());" calcext:value-type="string">
            <text:p>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2-07" calcext:value-type="date">
            <text:p>07.12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</text:p>
          </table:table-cell>
          <table:table-cell table:number-columns-repeated="2"/>
          <table:table-cell table:formula="of:=&quot;INSERT INTO translation_source SET source='&quot; &amp; SUBSTITUTE([.F350];&quot;'&quot;; &quot;\'&quot;) &amp; &quot;', location='&quot; &amp;SUBSTITUTE([.A350];&quot;'&quot;; &quot;\'&quot;) &amp; &quot;', field = '&quot; &amp; SUBSTITUTE([.B350];&quot;'&quot;; &quot;\'&quot;) &amp; &quot;'&quot; &amp; IF(OR(1; [.D350]&lt;&gt;&quot;&quot;); &quot;, context = '&quot; &amp; SUBSTITUTE([.D350];&quot;'&quot;; &quot;\'&quot;) &amp; &quot;'&quot;; &quot;&quot;) &amp; &quot;, created_visa='roland', updated_visa='roland', created_date=NOW(), updated_date=NOW(); &quot; &amp; IF(OR([.F350]&lt;&gt;&quot;&quot;; [.H350]&lt;&gt;&quot;&quot;);&quot;INSERT INTO translation_target (lang, translation, translation_source_id, created_visa, updated_visa, created_date, updated_date) VALUES &quot; &amp; IF([.F350]&lt;&gt;&quot;&quot;;&quot;('de', '&quot; &amp; SUBSTITUTE([.G350];&quot;'&quot;; &quot;\'&quot;) &amp; &quot;', LAST_INSERT_ID(), 'roland', 'roland', NOW(), NOW())&quot;; &quot;&quot;) &amp; IF(AND([.F350]&lt;&gt;&quot;&quot;; [.H350]&lt;&gt;&quot;&quot;); &quot;,&quot;; &quot;&quot;) &amp; IF([.H350]&lt;&gt;&quot;&quot;;&quot;('fr', '&quot; &amp; SUBSTITUTE([.H350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" calcext:value-type="string">
            <text:p>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2-07" calcext:value-type="date">
            <text:p>07.12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F351];&quot;'&quot;; &quot;\'&quot;) &amp; &quot;', location='&quot; &amp;SUBSTITUTE([.A351];&quot;'&quot;; &quot;\'&quot;) &amp; &quot;', field = '&quot; &amp; SUBSTITUTE([.B351];&quot;'&quot;; &quot;\'&quot;) &amp; &quot;'&quot; &amp; IF(OR(1; [.D351]&lt;&gt;&quot;&quot;); &quot;, context = '&quot; &amp; SUBSTITUTE([.D351];&quot;'&quot;; &quot;\'&quot;) &amp; &quot;'&quot;; &quot;&quot;) &amp; &quot;, created_visa='roland', updated_visa='roland', created_date=NOW(), updated_date=NOW(); &quot; &amp; IF(OR([.F351]&lt;&gt;&quot;&quot;; [.H351]&lt;&gt;&quot;&quot;);&quot;INSERT INTO translation_target (lang, translation, translation_source_id, created_visa, updated_visa, created_date, updated_date) VALUES &quot; &amp; IF([.F351]&lt;&gt;&quot;&quot;;&quot;('de', '&quot; &amp; SUBSTITUTE([.G351];&quot;'&quot;; &quot;\'&quot;) &amp; &quot;', LAST_INSERT_ID(), 'roland', 'roland', NOW(), NOW())&quot;; &quot;&quot;) &amp; IF(AND([.F351]&lt;&gt;&quot;&quot;; [.H351]&lt;&gt;&quot;&quot;); &quot;,&quot;; &quot;&quot;) &amp; IF([.H351]&lt;&gt;&quot;&quot;;&quot;('fr', '&quot; &amp; SUBSTITUTE([.H351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3"/>
        </table:table-row>
        <table:table-row table:style-name="ro2" table:number-rows-repeated="104822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0" table:number-columns-repeated="1020" table:default-cell-style-name="Default"/>
        <table:table-row table:style-name="ro1"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Feld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Enum field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,GmbH,Stiftung,Verein,Informelle Gruppe,Parlamentarische Gruppe,Oeffentlich-rechtlich,Einzelunternehmen,KG,Genossenschaft,Staatlich,Ausserparlamentarische Kommission,Einfache Gesellschaft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mbH</text:p>
          </table:table-cell>
          <table:table-cell office:value-type="string" calcext:value-type="string">
            <text:p>Stiftung</text:p>
          </table:table-cell>
          <table:table-cell office:value-type="string" calcext:value-type="string">
            <text:p>Verein</text:p>
          </table:table-cell>
          <table:table-cell office:value-type="string" calcext:value-type="string">
            <text:p>Informell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Parlamentarisch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Einzelunternehme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enossenschaft</text:p>
          </table:table-cell>
          <table:table-cell office:value-type="string" calcext:value-type="string">
            <text:p>Staatlich</text:p>
          </table:table-cell>
          <table:table-cell office:value-type="string" calcext:value-type="string">
            <text:p>Ausserparlamentarische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Einfache</text:p>
          </table:table-cell>
          <table:table-cell office:value-type="string" calcext:value-type="string">
            <text:p>Gesellschaf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,punktuell,nie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punktuell</text:p>
          </table:table-cell>
          <table:table-cell office:value-type="string" calcext:value-type="string">
            <text:p>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,nicht deklarationspflicht</text:p>
          </table:table-cell>
          <table:table-cell office:value-type="string" calcext:value-type="string">
            <text:p>deklarationspflichtig</text:p>
          </table:table-cell>
          <table:table-cell office:value-type="string" calcext:value-type="string">
            <text:p>nicht deklarationspflic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,nicht-deklariert</text:p>
          </table:table-cell>
          <table:table-cell office:value-type="string" calcext:value-type="string">
            <text:p>deklariert</text:p>
          </table:table-cell>
          <table:table-cell office:value-type="string" calcext:value-type="string">
            <text:p>nicht-deklari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,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,vizepraesident,mitglied,co-praesident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co-praes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,subkommission,spezial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pezialkom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,aufsichtskommission,parlam verwaltungskontrolle,weitere kommission,delegation im weiteren sinne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delegation im weiteren sin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,Unteroffizier,Hoeherer Unteroffizier,Offizier,Hoeherer Stabsoffizier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Hoeherer Stabsoffiz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,mitglied von,tochtergesellschaft von,partner von,beteiligt an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beteiligt 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,verheiratet,geschieden,eingetragene partnerschaft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eingetragene partnerscha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,exekutiv,judikativ</text:p>
          </table:table-cell>
          <table:table-cell office:value-type="string" calcext:value-type="string">
            <text:p>legislativ</text:p>
          </table:table-cell>
          <table:table-cell office:value-type="string" calcext:value-type="string">
            <text:p>exekutiv</text:p>
          </table:table-cell>
          <table:table-cell office:value-type="string" calcext:value-type="string">
            <text:p>judikativ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Translation.A1:Translation.I351" table:display-filter-buttons="true">
          <table:filter>
            <table:filter-and>
              <table:filter-condition table:field-number="7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.00.0000</text:date>, <text:time style:data-style-name="N2" text:time-value="0000-00-00T00:00:02.0552348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11-17T08:44:46.336274532</meta:creation-date>
    <dc:date>2014-12-17T16:43:13.694779292</dc:date>
    <meta:editing-duration>P12DT14H24M8S</meta:editing-duration>
    <meta:editing-cycles>114</meta:editing-cycles>
    <meta:generator>LibreOffice/4.1.3.2$Linux_X86_64 LibreOffice_project/410m0$Build-2</meta:generator>
    <meta:document-statistic meta:table-count="2" meta:cell-count="2237" meta:object-count="0"/>
  </office:meta>
</office:document-meta>
</file>